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ample#</text:p>
          </table:table-cell>
          <table:table-cell office:value-type="string" table:style-name="ce3">
            <text:p>Start Time</text:p>
          </table:table-cell>
          <table:table-cell office:value-type="string" table:style-name="ce3">
            <text:p>Thread Name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Sample Time(ms)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Bytes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time" office:time-value="PT12H47M44.599S" table:style-name="ce2">
            <text:p>47:44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time" office:time-value="PT12H47M44.656S" table:style-name="ce2">
            <text:p>47:44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time" office:time-value="PT12H47M44.613S" table:style-name="ce2">
            <text:p>47:44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do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6631" table:style-name="ce1">
            <text:p>26631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time" office:time-value="PT12H47M44.711S" table:style-name="ce2">
            <text:p>47:44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time" office:time-value="PT12H47M44.675S" table:style-name="ce2">
            <text:p>47:44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time" office:time-value="PT12H47M44.849S" table:style-name="ce2">
            <text:p>47:44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time" office:time-value="PT12H47M44.664S" table:style-name="ce2">
            <text:p>47:44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do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Success</text:p>
          </table:table-cell>
          <table:table-cell office:value-type="float" office:value="26631" table:style-name="ce1">
            <text:p>26631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time" office:time-value="PT12H47M44.782S" table:style-name="ce2">
            <text:p>47:44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home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time" office:time-value="PT12H47M44.910S" table:style-name="ce2">
            <text:p>47:44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time" office:time-value="PT12H47M44.719S" table:style-name="ce2">
            <text:p>47:44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do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26631" table:style-name="ce1">
            <text:p>26631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time" office:time-value="PT12H47M44.934S" table:style-name="ce2">
            <text:p>47:44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home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6898" table:style-name="ce1">
            <text:p>26898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time" office:time-value="PT12H47M44.965S" table:style-name="ce2">
            <text:p>47:45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time" office:time-value="PT12H47M44.889S" table:style-name="ce2">
            <text:p>47:44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time" office:time-value="PT12H47M45.103S" table:style-name="ce2">
            <text:p>47:45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time" office:time-value="PT12H47M44.889S" table:style-name="ce2">
            <text:p>47:44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do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Success</text:p>
          </table:table-cell>
          <table:table-cell office:value-type="float" office:value="26631" table:style-name="ce1">
            <text:p>26631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time" office:time-value="PT12H47M44.965S" table:style-name="ce2">
            <text:p>47:45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time" office:time-value="PT12H47M45.044S" table:style-name="ce2">
            <text:p>47:45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home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time" office:time-value="PT12H47M45.162S" table:style-name="ce2">
            <text:p>47:45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time" office:time-value="PT12H47M44.985S" table:style-name="ce2">
            <text:p>47:45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do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Success</text:p>
          </table:table-cell>
          <table:table-cell office:value-type="float" office:value="26631" table:style-name="ce1">
            <text:p>26631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time" office:time-value="PT12H47M44.936S" table:style-name="ce2">
            <text:p>47:44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do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uccess</text:p>
          </table:table-cell>
          <table:table-cell office:value-type="float" office:value="26631" table:style-name="ce1">
            <text:p>26631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time" office:time-value="PT12H47M45.224S" table:style-name="ce2">
            <text:p>47:45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time" office:time-value="PT12H47M45.198S" table:style-name="ce2">
            <text:p>47:45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home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6898" table:style-name="ce1">
            <text:p>26898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time" office:time-value="PT12H47M45.129S" table:style-name="ce2">
            <text:p>47:45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do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26631" table:style-name="ce1">
            <text:p>26631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time" office:time-value="PT12H47M45.171S" table:style-name="ce2">
            <text:p>47:45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time" office:time-value="PT12H47M45.204S" table:style-name="ce2">
            <text:p>47:45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do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26631" table:style-name="ce1">
            <text:p>26631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time" office:time-value="PT12H47M45.207S" table:style-name="ce2">
            <text:p>47:45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time" office:time-value="PT12H47M45.355S" table:style-name="ce2">
            <text:p>47:45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time" office:time-value="PT12H47M45.208S" table:style-name="ce2">
            <text:p>47:45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time" office:time-value="PT12H47M45.172S" table:style-name="ce2">
            <text:p>47:45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home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time" office:time-value="PT12H47M45.415S" table:style-name="ce2">
            <text:p>47:45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time" office:time-value="PT12H47M45.293S" table:style-name="ce2">
            <text:p>47:45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time" office:time-value="PT12H47M45.249S" table:style-name="ce2">
            <text:p>47:45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do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Success</text:p>
          </table:table-cell>
          <table:table-cell office:value-type="float" office:value="26631" table:style-name="ce1">
            <text:p>26631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time" office:time-value="PT12H47M45.346S" table:style-name="ce2">
            <text:p>47:45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home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time" office:time-value="PT12H47M45.390S" table:style-name="ce2">
            <text:p>47:45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home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time" office:time-value="PT12H47M45.422S" table:style-name="ce2">
            <text:p>47:45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home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6898" table:style-name="ce1">
            <text:p>26898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time" office:time-value="PT12H47M45.470S" table:style-name="ce2">
            <text:p>47:45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time" office:time-value="PT12H47M45.376S" table:style-name="ce2">
            <text:p>47:45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home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time" office:time-value="PT12H47M45.507S" table:style-name="ce2">
            <text:p>47:45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home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6898" table:style-name="ce1">
            <text:p>26898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time" office:time-value="PT12H47M45.426S" table:style-name="ce2">
            <text:p>47:45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home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time" office:time-value="PT12H47M45.373S" table:style-name="ce2">
            <text:p>47:45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time" office:time-value="PT12H47M45.477S" table:style-name="ce2">
            <text:p>47:45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home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26898" table:style-name="ce1">
            <text:p>26898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time" office:time-value="PT12H47M45.465S" table:style-name="ce2">
            <text:p>47:45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home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26898" table:style-name="ce1">
            <text:p>26898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time" office:time-value="PT12H47M45.381S" table:style-name="ce2">
            <text:p>47:45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do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time" office:time-value="PT12H47M45.436S" table:style-name="ce2">
            <text:p>47:45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time" office:time-value="PT12H47M45.593S" table:style-name="ce2">
            <text:p>47:45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hom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6898" table:style-name="ce1">
            <text:p>26898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time" office:time-value="PT12H47M45.610S" table:style-name="ce2">
            <text:p>47:45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time" office:time-value="PT12H47M45.422S" table:style-name="ce2">
            <text:p>47:45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do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time" office:time-value="PT12H47M45.667S" table:style-name="ce2">
            <text:p>47:45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time" office:time-value="PT12H47M45.724S" table:style-name="ce2">
            <text:p>47:45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time" office:time-value="PT12H47M45.492S" table:style-name="ce2">
            <text:p>47:45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do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time" office:time-value="PT12H47M45.654S" table:style-name="ce2">
            <text:p>47:45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time" office:time-value="PT12H47M45.622S" table:style-name="ce2">
            <text:p>47:45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time" office:time-value="PT12H47M45.601S" table:style-name="ce2">
            <text:p>47:45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home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time" office:time-value="PT12H47M45.688S" table:style-name="ce2">
            <text:p>47:45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do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time" office:time-value="PT12H47M45.634S" table:style-name="ce2">
            <text:p>47:45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home</text:p>
          </table:table-cell>
          <table:table-cell office:value-type="float" office:value="258" table:style-name="ce1">
            <text:p>258</text:p>
          </table:table-cell>
          <table:table-cell office:value-type="string" table:style-name="ce1">
            <text:p>Success</text:p>
          </table:table-cell>
          <table:table-cell office:value-type="float" office:value="26673" table:style-name="ce1">
            <text:p>26673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time" office:time-value="PT12H47M45.865S" table:style-name="ce2">
            <text:p>47:45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time" office:time-value="PT12H47M45.650S" table:style-name="ce2">
            <text:p>47:45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do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time" office:time-value="PT12H47M45.832S" table:style-name="ce2">
            <text:p>47:45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home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26898" table:style-name="ce1">
            <text:p>26898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time" office:time-value="PT12H47M45.920S" table:style-name="ce2">
            <text:p>47:45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time" office:time-value="PT12H47M45.830S" table:style-name="ce2">
            <text:p>47:45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home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time" office:time-value="PT12H47M45.777S" table:style-name="ce2">
            <text:p>47:45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do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time" office:time-value="PT12H47M45.893S" table:style-name="ce2">
            <text:p>47:45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home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6898" table:style-name="ce1">
            <text:p>26898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time" office:time-value="PT12H47M45.949S" table:style-name="ce2">
            <text:p>47:45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ho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time" office:time-value="PT12H47M45.833S" table:style-name="ce2">
            <text:p>47:45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home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time" office:time-value="PT12H47M45.976S" table:style-name="ce2">
            <text:p>47:46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time" office:time-value="PT12H47M45.809S" table:style-name="ce2">
            <text:p>47:45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time" office:time-value="PT12H47M45.894S" table:style-name="ce2">
            <text:p>47:45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do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time" office:time-value="PT12H47M46.015S" table:style-name="ce2">
            <text:p>47:46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home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time" office:time-value="PT12H47M46.118S" table:style-name="ce2">
            <text:p>47:46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time" office:time-value="PT12H47M45.867S" table:style-name="ce2">
            <text:p>47:45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time" office:time-value="PT12H47M45.941S" table:style-name="ce2">
            <text:p>47:45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time" office:time-value="PT12H47M46.007S" table:style-name="ce2">
            <text:p>47:46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time" office:time-value="PT12H47M46.068S" table:style-name="ce2">
            <text:p>47:46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time" office:time-value="PT12H47M46.063S" table:style-name="ce2">
            <text:p>47:46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home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time" office:time-value="PT12H47M46.173S" table:style-name="ce2">
            <text:p>47:46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time" office:time-value="PT12H47M46.227S" table:style-name="ce2">
            <text:p>47:46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home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time" office:time-value="PT12H47M46.230S" table:style-name="ce2">
            <text:p>47:46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time" office:time-value="PT12H47M46.183S" table:style-name="ce2">
            <text:p>47:46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home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time" office:time-value="PT12H47M46.177S" table:style-name="ce2">
            <text:p>47:46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home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time" office:time-value="PT12H47M46.304S" table:style-name="ce2">
            <text:p>47:46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hom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time" office:time-value="PT12H47M46.199S" table:style-name="ce2">
            <text:p>47:46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home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time" office:time-value="PT12H47M46.168S" table:style-name="ce2">
            <text:p>47:46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home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time" office:time-value="PT12H47M46.047S" table:style-name="ce2">
            <text:p>47:46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do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time" office:time-value="PT12H47M45.948S" table:style-name="ce2">
            <text:p>47:45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do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time" office:time-value="PT12H47M46.314S" table:style-name="ce2">
            <text:p>47:46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home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time" office:time-value="PT12H47M46.372S" table:style-name="ce2">
            <text:p>47:46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time" office:time-value="PT12H47M46.333S" table:style-name="ce2">
            <text:p>47:46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home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time" office:time-value="PT12H47M46.425S" table:style-name="ce2">
            <text:p>47:46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time" office:time-value="PT12H47M46.361S" table:style-name="ce2">
            <text:p>47:46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home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time" office:time-value="PT12H47M46.484S" table:style-name="ce2">
            <text:p>47:46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time" office:time-value="PT12H47M46.371S" table:style-name="ce2">
            <text:p>47:46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time" office:time-value="PT12H47M46.164S" table:style-name="ce2">
            <text:p>47:46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do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time" office:time-value="PT12H47M46.236S" table:style-name="ce2">
            <text:p>47:46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do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time" office:time-value="PT12H47M46.298S" table:style-name="ce2">
            <text:p>47:46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do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time" office:time-value="PT12H47M46.363S" table:style-name="ce2">
            <text:p>47:46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time" office:time-value="PT12H47M46.623S" table:style-name="ce2">
            <text:p>47:46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time" office:time-value="PT12H47M46.569S" table:style-name="ce2">
            <text:p>47:46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home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time" office:time-value="PT12H47M46.678S" table:style-name="ce2">
            <text:p>47:46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time" office:time-value="PT12H47M46.389S" table:style-name="ce2">
            <text:p>47:46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do</text:p>
          </table:table-cell>
          <table:table-cell office:value-type="float" office:value="324" table:style-name="ce1">
            <text:p>324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time" office:time-value="PT12H47M46.690S" table:style-name="ce2">
            <text:p>47:46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home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time" office:time-value="PT12H47M46.458S" table:style-name="ce2">
            <text:p>47:46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do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time" office:time-value="PT12H47M46.734S" table:style-name="ce2">
            <text:p>47:46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time" office:time-value="PT12H47M46.584S" table:style-name="ce2">
            <text:p>47:46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time" office:time-value="PT12H47M46.582S" table:style-name="ce2">
            <text:p>47:46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time" office:time-value="PT12H47M46.548S" table:style-name="ce2">
            <text:p>47:46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do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time" office:time-value="PT12H47M46.586S" table:style-name="ce2">
            <text:p>47:46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home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time" office:time-value="PT12H47M46.586S" table:style-name="ce2">
            <text:p>47:46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time" office:time-value="PT12H47M46.766S" table:style-name="ce2">
            <text:p>47:46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home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time" office:time-value="PT12H47M46.693S" table:style-name="ce2">
            <text:p>47:46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do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time" office:time-value="PT12H47M46.714S" table:style-name="ce2">
            <text:p>47:46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time" office:time-value="PT12H47M46.876S" table:style-name="ce2">
            <text:p>47:46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time" office:time-value="PT12H47M46.681S" table:style-name="ce2">
            <text:p>47:46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do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time" office:time-value="PT12H47M46.812S" table:style-name="ce2">
            <text:p>47:46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home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time" office:time-value="PT12H47M46.860S" table:style-name="ce2">
            <text:p>47:46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home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time" office:time-value="PT12H47M46.757S" table:style-name="ce2">
            <text:p>47:46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time" office:time-value="PT12H47M46.930S" table:style-name="ce2">
            <text:p>47:46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time" office:time-value="PT12H47M46.765S" table:style-name="ce2">
            <text:p>47:46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do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time" office:time-value="PT12H47M46.767S" table:style-name="ce2">
            <text:p>47:46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home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time" office:time-value="PT12H47M46.866S" table:style-name="ce2">
            <text:p>47:46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time" office:time-value="PT12H47M46.873S" table:style-name="ce2">
            <text:p>47:46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home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time" office:time-value="PT12H47M46.988S" table:style-name="ce2">
            <text:p>47:47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time" office:time-value="PT12H47M46.847S" table:style-name="ce2">
            <text:p>47:46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home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time" office:time-value="PT12H47M46.803S" table:style-name="ce2">
            <text:p>47:46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time" office:time-value="PT12H47M47.017S" table:style-name="ce2">
            <text:p>47:47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home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time" office:time-value="PT12H47M46.887S" table:style-name="ce2">
            <text:p>47:46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do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time" office:time-value="PT12H47M46.918S" table:style-name="ce2">
            <text:p>47:46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time" office:time-value="PT12H47M46.965S" table:style-name="ce2">
            <text:p>47:47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home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time" office:time-value="PT12H47M47.130S" table:style-name="ce2">
            <text:p>47:47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time" office:time-value="PT12H47M47.030S" table:style-name="ce2">
            <text:p>47:47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home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time" office:time-value="PT12H47M46.988S" table:style-name="ce2">
            <text:p>47:47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time" office:time-value="PT12H47M47.022S" table:style-name="ce2">
            <text:p>47:47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home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time" office:time-value="PT12H47M47.241S" table:style-name="ce2">
            <text:p>47:47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time" office:time-value="PT12H47M47.187S" table:style-name="ce2">
            <text:p>47:47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time" office:time-value="PT12H47M46.965S" table:style-name="ce2">
            <text:p>47:47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do</text:p>
          </table:table-cell>
          <table:table-cell office:value-type="float" office:value="324" table:style-name="ce1">
            <text:p>324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time" office:time-value="PT12H47M47.067S" table:style-name="ce2">
            <text:p>47:47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home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time" office:time-value="PT12H47M47.054S" table:style-name="ce2">
            <text:p>47:47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home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time" office:time-value="PT12H47M47.110S" table:style-name="ce2">
            <text:p>47:47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time" office:time-value="PT12H47M47.182S" table:style-name="ce2">
            <text:p>47:47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home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time" office:time-value="PT12H47M47.254S" table:style-name="ce2">
            <text:p>47:47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home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time" office:time-value="PT12H47M47.114S" table:style-name="ce2">
            <text:p>47:47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home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time" office:time-value="PT12H47M47.320S" table:style-name="ce2">
            <text:p>47:47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home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time" office:time-value="PT12H47M47.247S" table:style-name="ce2">
            <text:p>47:47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home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time" office:time-value="PT12H47M47.382S" table:style-name="ce2">
            <text:p>47:47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time" office:time-value="PT12H47M47.052S" table:style-name="ce2">
            <text:p>47:47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do</text:p>
          </table:table-cell>
          <table:table-cell office:value-type="float" office:value="452" table:style-name="ce1">
            <text:p>452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time" office:time-value="PT12H47M47.415S" table:style-name="ce2">
            <text:p>47:47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home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time" office:time-value="PT12H47M47.505S" table:style-name="ce2">
            <text:p>47:47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time" office:time-value="PT12H47M47.184S" table:style-name="ce2">
            <text:p>47:47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do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time" office:time-value="PT12H47M47.505S" table:style-name="ce2">
            <text:p>47:47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time" office:time-value="PT12H47M47.290S" table:style-name="ce2">
            <text:p>47:47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324" table:style-name="ce1">
            <text:p>324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time" office:time-value="PT12H47M47.505S" table:style-name="ce2">
            <text:p>47:47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home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time" office:time-value="PT12H47M47.636S" table:style-name="ce2">
            <text:p>47:47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time" office:time-value="PT12H47M47.348S" table:style-name="ce2">
            <text:p>47:47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home</text:p>
          </table:table-cell>
          <table:table-cell office:value-type="float" office:value="315" table:style-name="ce1">
            <text:p>315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time" office:time-value="PT12H47M47.506S" table:style-name="ce2">
            <text:p>47:47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time" office:time-value="PT12H47M47.666S" table:style-name="ce2">
            <text:p>47:47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hom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time" office:time-value="PT12H47M47.261S" table:style-name="ce2">
            <text:p>47:47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do</text:p>
          </table:table-cell>
          <table:table-cell office:value-type="float" office:value="437" table:style-name="ce1">
            <text:p>437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time" office:time-value="PT12H47M47.687S" table:style-name="ce2">
            <text:p>47:47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time" office:time-value="PT12H47M47.538S" table:style-name="ce2">
            <text:p>47:47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do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time" office:time-value="PT12H47M47.747S" table:style-name="ce2">
            <text:p>47:47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time" office:time-value="PT12H47M47.270S" table:style-name="ce2">
            <text:p>47:47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do</text:p>
          </table:table-cell>
          <table:table-cell office:value-type="float" office:value="552" table:style-name="ce1">
            <text:p>552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time" office:time-value="PT12H47M47.573S" table:style-name="ce2">
            <text:p>47:47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do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time" office:time-value="PT12H47M47.545S" table:style-name="ce2">
            <text:p>47:47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time" office:time-value="PT12H47M47.699S" table:style-name="ce2">
            <text:p>47:47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time" office:time-value="PT12H47M47.888S" table:style-name="ce2">
            <text:p>47:47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time" office:time-value="PT12H47M47.616S" table:style-name="ce2">
            <text:p>47:47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home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time" office:time-value="PT12H47M47.506S" table:style-name="ce2">
            <text:p>47:47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do</text:p>
          </table:table-cell>
          <table:table-cell office:value-type="float" office:value="415" table:style-name="ce1">
            <text:p>415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time" office:time-value="PT12H47M47.644S" table:style-name="ce2">
            <text:p>47:47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do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time" office:time-value="PT12H47M47.916S" table:style-name="ce2">
            <text:p>47:47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home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time" office:time-value="PT12H47M47.940S" table:style-name="ce2">
            <text:p>47:47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time" office:time-value="PT12H47M47.803S" table:style-name="ce2">
            <text:p>47:47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time" office:time-value="PT12H47M47.669S" table:style-name="ce2">
            <text:p>47:47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home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time" office:time-value="PT12H47M47.743S" table:style-name="ce2">
            <text:p>47:47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do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time" office:time-value="PT12H47M47.860S" table:style-name="ce2">
            <text:p>47:47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home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time" office:time-value="PT12H47M47.998S" table:style-name="ce2">
            <text:p>47:48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time" office:time-value="PT12H47M48.052S" table:style-name="ce2">
            <text:p>47:48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home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time" office:time-value="PT12H47M47.813S" table:style-name="ce2">
            <text:p>47:47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do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time" office:time-value="PT12H47M47.825S" table:style-name="ce2">
            <text:p>47:47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time" office:time-value="PT12H47M47.907S" table:style-name="ce2">
            <text:p>47:47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home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time" office:time-value="PT12H47M47.858S" table:style-name="ce2">
            <text:p>47:47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time" office:time-value="PT12H47M48.036S" table:style-name="ce2">
            <text:p>47:48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home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time" office:time-value="PT12H47M48.037S" table:style-name="ce2">
            <text:p>47:48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home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time" office:time-value="PT12H47M48.256S" table:style-name="ce2">
            <text:p>47:48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home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time" office:time-value="PT12H47M47.994S" table:style-name="ce2">
            <text:p>47:48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time" office:time-value="PT12H47M47.923S" table:style-name="ce2">
            <text:p>47:47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time" office:time-value="PT12H47M48.181S" table:style-name="ce2">
            <text:p>47:48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home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time" office:time-value="PT12H47M48.177S" table:style-name="ce2">
            <text:p>47:48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home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time" office:time-value="PT12H47M48.194S" table:style-name="ce2">
            <text:p>47:48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time" office:time-value="PT12H47M48.141S" table:style-name="ce2">
            <text:p>47:48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time" office:time-value="PT12H47M48.251S" table:style-name="ce2">
            <text:p>47:48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time" office:time-value="PT12H47M48.134S" table:style-name="ce2">
            <text:p>47:48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do</text:p>
          </table:table-cell>
          <table:table-cell office:value-type="float" office:value="363" table:style-name="ce1">
            <text:p>363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time" office:time-value="PT12H47M48.052S" table:style-name="ce2">
            <text:p>47:48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time" office:time-value="PT12H47M48.183S" table:style-name="ce2">
            <text:p>47:48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time" office:time-value="PT12H47M48.394S" table:style-name="ce2">
            <text:p>47:48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time" office:time-value="PT12H47M48.447S" table:style-name="ce2">
            <text:p>47:48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time" office:time-value="PT12H47M48.335S" table:style-name="ce2">
            <text:p>47:48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home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time" office:time-value="PT12H47M48.504S" table:style-name="ce2">
            <text:p>47:48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time" office:time-value="PT12H47M47.911S" table:style-name="ce2">
            <text:p>47:47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do</text:p>
          </table:table-cell>
          <table:table-cell office:value-type="float" office:value="734" table:style-name="ce1">
            <text:p>734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time" office:time-value="PT12H47M48.337S" table:style-name="ce2">
            <text:p>47:48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home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time" office:time-value="PT12H47M48.647S" table:style-name="ce2">
            <text:p>47:48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time" office:time-value="PT12H47M48.025S" table:style-name="ce2">
            <text:p>47:48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do</text:p>
          </table:table-cell>
          <table:table-cell office:value-type="float" office:value="635" table:style-name="ce1">
            <text:p>635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time" office:time-value="PT12H47M48.477S" table:style-name="ce2">
            <text:p>47:48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home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time" office:time-value="PT12H47M48.532S" table:style-name="ce2">
            <text:p>47:48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home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time" office:time-value="PT12H47M48.700S" table:style-name="ce2">
            <text:p>47:48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time" office:time-value="PT12H47M48.231S" table:style-name="ce2">
            <text:p>47:48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home</text:p>
          </table:table-cell>
          <table:table-cell office:value-type="float" office:value="526" table:style-name="ce1">
            <text:p>526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time" office:time-value="PT12H47M48.756S" table:style-name="ce2">
            <text:p>47:48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time" office:time-value="PT12H47M48.659S" table:style-name="ce2">
            <text:p>47:48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home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time" office:time-value="PT12H47M48.502S" table:style-name="ce2">
            <text:p>47:48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home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time" office:time-value="PT12H47M48.898S" table:style-name="ce2">
            <text:p>47:48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time" office:time-value="PT12H47M48.503S" table:style-name="ce2">
            <text:p>47:48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home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time" office:time-value="PT12H47M48.952S" table:style-name="ce2">
            <text:p>47:49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time" office:time-value="PT12H47M48.499S" table:style-name="ce2">
            <text:p>47:48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515" table:style-name="ce1">
            <text:p>515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time" office:time-value="PT12H47M49.010S" table:style-name="ce2">
            <text:p>47:49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time" office:time-value="PT12H47M48.760S" table:style-name="ce2">
            <text:p>47:48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home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time" office:time-value="PT12H47M48.526S" table:style-name="ce2">
            <text:p>47:48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do</text:p>
          </table:table-cell>
          <table:table-cell office:value-type="float" office:value="548" table:style-name="ce1">
            <text:p>548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time" office:time-value="PT12H47M48.971S" table:style-name="ce2">
            <text:p>47:49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home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time" office:time-value="PT12H47M48.913S" table:style-name="ce2">
            <text:p>47:48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home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time" office:time-value="PT12H47M49.151S" table:style-name="ce2">
            <text:p>47:49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time" office:time-value="PT12H47M48.663S" table:style-name="ce2">
            <text:p>47:48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time" office:time-value="PT12H47M48.492S" table:style-name="ce2">
            <text:p>47:48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do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time" office:time-value="PT12H47M48.650S" table:style-name="ce2">
            <text:p>47:48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575" table:style-name="ce1">
            <text:p>575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time" office:time-value="PT12H47M49.203S" table:style-name="ce2">
            <text:p>47:49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time" office:time-value="PT12H47M48.733S" table:style-name="ce2">
            <text:p>47:48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do</text:p>
          </table:table-cell>
          <table:table-cell office:value-type="float" office:value="567" table:style-name="ce1">
            <text:p>567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time" office:time-value="PT12H47M48.494S" table:style-name="ce2">
            <text:p>47:48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do</text:p>
          </table:table-cell>
          <table:table-cell office:value-type="float" office:value="807" table:style-name="ce1">
            <text:p>807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time" office:time-value="PT12H47M49.264S" table:style-name="ce2">
            <text:p>47:49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time" office:time-value="PT12H47M48.782S" table:style-name="ce2">
            <text:p>47:48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do</text:p>
          </table:table-cell>
          <table:table-cell office:value-type="float" office:value="613" table:style-name="ce1">
            <text:p>613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time" office:time-value="PT12H47M49.406S" table:style-name="ce2">
            <text:p>47:49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time" office:time-value="PT12H47M49.456S" table:style-name="ce2">
            <text:p>47:49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time" office:time-value="PT12H47M48.529S" table:style-name="ce2">
            <text:p>47:48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do</text:p>
          </table:table-cell>
          <table:table-cell office:value-type="float" office:value="948" table:style-name="ce1">
            <text:p>948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time" office:time-value="PT12H47M48.632S" table:style-name="ce2">
            <text:p>47:48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do</text:p>
          </table:table-cell>
          <table:table-cell office:value-type="float" office:value="854" table:style-name="ce1">
            <text:p>854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time" office:time-value="PT12H47M49.515S" table:style-name="ce2">
            <text:p>47:49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time" office:time-value="PT12H47M48.665S" table:style-name="ce2">
            <text:p>47:48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do</text:p>
          </table:table-cell>
          <table:table-cell office:value-type="float" office:value="883" table:style-name="ce1">
            <text:p>883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time" office:time-value="PT12H47M48.496S" table:style-name="ce2">
            <text:p>47:48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do</text:p>
          </table:table-cell>
          <table:table-cell office:value-type="float" office:value="1113" table:style-name="ce1">
            <text:p>1113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time" office:time-value="PT12H47M49.160S" table:style-name="ce2">
            <text:p>47:49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do</text:p>
          </table:table-cell>
          <table:table-cell office:value-type="float" office:value="558" table:style-name="ce1">
            <text:p>558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time" office:time-value="PT12H47M49.229S" table:style-name="ce2">
            <text:p>47:49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home</text:p>
          </table:table-cell>
          <table:table-cell office:value-type="float" office:value="508" table:style-name="ce1">
            <text:p>50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time" office:time-value="PT12H47M49.169S" table:style-name="ce2">
            <text:p>47:49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575" table:style-name="ce1">
            <text:p>575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time" office:time-value="PT12H47M49.036S" table:style-name="ce2">
            <text:p>47:49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do</text:p>
          </table:table-cell>
          <table:table-cell office:value-type="float" office:value="721" table:style-name="ce1">
            <text:p>721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time" office:time-value="PT12H47M49.164S" table:style-name="ce2">
            <text:p>47:49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home</text:p>
          </table:table-cell>
          <table:table-cell office:value-type="float" office:value="633" table:style-name="ce1">
            <text:p>633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time" office:time-value="PT12H47M49.076S" table:style-name="ce2">
            <text:p>47:49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766" table:style-name="ce1">
            <text:p>766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time" office:time-value="PT12H47M49.738S" table:style-name="ce2">
            <text:p>47:49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home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time" office:time-value="PT12H47M49.799S" table:style-name="ce2">
            <text:p>47:49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home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time" office:time-value="PT12H47M48.981S" table:style-name="ce2">
            <text:p>47:49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do</text:p>
          </table:table-cell>
          <table:table-cell office:value-type="float" office:value="917" table:style-name="ce1">
            <text:p>917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time" office:time-value="PT12H47M48.935S" table:style-name="ce2">
            <text:p>47:48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do</text:p>
          </table:table-cell>
          <table:table-cell office:value-type="float" office:value="1075" table:style-name="ce1">
            <text:p>1075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time" office:time-value="PT12H47M49.758S" table:style-name="ce2">
            <text:p>47:49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363" table:style-name="ce1">
            <text:p>363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time" office:time-value="PT12H47M49.612S" table:style-name="ce2">
            <text:p>47:49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529" table:style-name="ce1">
            <text:p>52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time" office:time-value="PT12H47M49.017S" table:style-name="ce2">
            <text:p>47:49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home</text:p>
          </table:table-cell>
          <table:table-cell office:value-type="float" office:value="1144" table:style-name="ce1">
            <text:p>1144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time" office:time-value="PT12H47M49.745S" table:style-name="ce2">
            <text:p>47:49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home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time" office:time-value="PT12H47M49.550S" table:style-name="ce2">
            <text:p>47:49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645" table:style-name="ce1">
            <text:p>645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time" office:time-value="PT12H47M49.525S" table:style-name="ce2">
            <text:p>47:49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do</text:p>
          </table:table-cell>
          <table:table-cell office:value-type="float" office:value="679" table:style-name="ce1">
            <text:p>679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time" office:time-value="PT12H47M50.166S" table:style-name="ce2">
            <text:p>47:50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home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time" office:time-value="PT12H47M49.488S" table:style-name="ce2">
            <text:p>47:49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875" table:style-name="ce1">
            <text:p>875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time" office:time-value="PT12H47M49.478S" table:style-name="ce2">
            <text:p>47:49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901" table:style-name="ce1">
            <text:p>901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time" office:time-value="PT12H47M49.434S" table:style-name="ce2">
            <text:p>47:49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do</text:p>
          </table:table-cell>
          <table:table-cell office:value-type="float" office:value="950" table:style-name="ce1">
            <text:p>950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time" office:time-value="PT12H47M49.466S" table:style-name="ce2">
            <text:p>47:49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do</text:p>
          </table:table-cell>
          <table:table-cell office:value-type="float" office:value="929" table:style-name="ce1">
            <text:p>929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time" office:time-value="PT12H47M50.182S" table:style-name="ce2">
            <text:p>47:50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home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time" office:time-value="PT12H47M49.397S" table:style-name="ce2">
            <text:p>47:49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028" table:style-name="ce1">
            <text:p>102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time" office:time-value="PT12H47M49.318S" table:style-name="ce2">
            <text:p>47:49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do</text:p>
          </table:table-cell>
          <table:table-cell office:value-type="float" office:value="1166" table:style-name="ce1">
            <text:p>1166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time" office:time-value="PT12H47M49.303S" table:style-name="ce2">
            <text:p>47:49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time" office:time-value="PT12H47M49.305S" table:style-name="ce2">
            <text:p>47:49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226" table:style-name="ce1">
            <text:p>1226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time" office:time-value="PT12H47M49.231S" table:style-name="ce2">
            <text:p>47:49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do</text:p>
          </table:table-cell>
          <table:table-cell office:value-type="float" office:value="1368" table:style-name="ce1">
            <text:p>1368</text:p>
          </table:table-cell>
          <table:table-cell office:value-type="string" table:style-name="ce1">
            <text:p>Success</text:p>
          </table:table-cell>
          <table:table-cell office:value-type="float" office:value="26630" table:style-name="ce1">
            <text:p>26630</text:p>
          </table:table-cell>
          <table:table-cell table:number-columns-repeated="16377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time" office:time-value="PT12H47M50.205S" table:style-name="ce2">
            <text:p>47:50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442" table:style-name="ce1">
            <text:p>442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time" office:time-value="PT12H47M50.142S" table:style-name="ce2">
            <text:p>47:50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home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time" office:time-value="PT12H47M50.197S" table:style-name="ce2">
            <text:p>47:50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home</text:p>
          </table:table-cell>
          <table:table-cell office:value-type="float" office:value="590" table:style-name="ce1">
            <text:p>590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time" office:time-value="PT12H47M50.122S" table:style-name="ce2">
            <text:p>47:50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home</text:p>
          </table:table-cell>
          <table:table-cell office:value-type="float" office:value="691" table:style-name="ce1">
            <text:p>691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time" office:time-value="PT12H47M49.898S" table:style-name="ce2">
            <text:p>47:49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929" table:style-name="ce1">
            <text:p>92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time" office:time-value="PT12H47M50.012S" table:style-name="ce2">
            <text:p>47:50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818" table:style-name="ce1">
            <text:p>81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time" office:time-value="PT12H47M50.789S" table:style-name="ce2">
            <text:p>47:50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home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time" office:time-value="PT12H47M49.844S" table:style-name="ce2">
            <text:p>47:49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home</text:p>
          </table:table-cell>
          <table:table-cell office:value-type="float" office:value="1023" table:style-name="ce1">
            <text:p>1023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time" office:time-value="PT12H47M49.720S" table:style-name="ce2">
            <text:p>47:49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257" table:style-name="ce1">
            <text:p>125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time" office:time-value="PT12H47M50.869S" table:style-name="ce2">
            <text:p>47:50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home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time" office:time-value="PT12H47M50.651S" table:style-name="ce2">
            <text:p>47:50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home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time" office:time-value="PT12H47M50.600S" table:style-name="ce2">
            <text:p>47:50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time" office:time-value="PT12H47M50.782S" table:style-name="ce2">
            <text:p>47:50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home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time" office:time-value="PT12H47M50.487S" table:style-name="ce2">
            <text:p>47:50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569" table:style-name="ce1">
            <text:p>56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time" office:time-value="PT12H47M50.816S" table:style-name="ce2">
            <text:p>47:50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home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time" office:time-value="PT12H47M50.534S" table:style-name="ce2">
            <text:p>47:50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home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time" office:time-value="PT12H47M50.493S" table:style-name="ce2">
            <text:p>47:50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home</text:p>
          </table:table-cell>
          <table:table-cell office:value-type="float" office:value="669" table:style-name="ce1">
            <text:p>66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time" office:time-value="PT12H47M50.398S" table:style-name="ce2">
            <text:p>47:50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763" table:style-name="ce1">
            <text:p>763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time" office:time-value="PT12H47M50.428S" table:style-name="ce2">
            <text:p>47:50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home</text:p>
          </table:table-cell>
          <table:table-cell office:value-type="float" office:value="774" table:style-name="ce1">
            <text:p>774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time" office:time-value="PT12H47M51.053S" table:style-name="ce2">
            <text:p>47:51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home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time" office:time-value="PT12H47M50.385S" table:style-name="ce2">
            <text:p>47:50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880" table:style-name="ce1">
            <text:p>880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time" office:time-value="PT12H47M51.165S" table:style-name="ce2">
            <text:p>47:51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home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time" office:time-value="PT12H47M51.097S" table:style-name="ce2">
            <text:p>47:51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home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time" office:time-value="PT12H47M50.365S" table:style-name="ce2">
            <text:p>47:50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home</text:p>
          </table:table-cell>
          <table:table-cell office:value-type="float" office:value="967" table:style-name="ce1">
            <text:p>96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time" office:time-value="PT12H47M51.205S" table:style-name="ce2">
            <text:p>47:51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home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time" office:time-value="PT12H47M50.382S" table:style-name="ce2">
            <text:p>47:50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home</text:p>
          </table:table-cell>
          <table:table-cell office:value-type="float" office:value="1020" table:style-name="ce1">
            <text:p>1020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time" office:time-value="PT12H47M51.055S" table:style-name="ce2">
            <text:p>47:51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home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time" office:time-value="PT12H47M51.334S" table:style-name="ce2">
            <text:p>47:51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home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time" office:time-value="PT12H47M51.060S" table:style-name="ce2">
            <text:p>47:51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home</text:p>
          </table:table-cell>
          <table:table-cell office:value-type="float" office:value="415" table:style-name="ce1">
            <text:p>415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time" office:time-value="PT12H47M51.452S" table:style-name="ce2">
            <text:p>47:51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home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time" office:time-value="PT12H47M51.477S" table:style-name="ce2">
            <text:p>47:51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home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time" office:time-value="PT12H47M50.980S" table:style-name="ce2">
            <text:p>47:51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home</text:p>
          </table:table-cell>
          <table:table-cell office:value-type="float" office:value="588" table:style-name="ce1">
            <text:p>588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time" office:time-value="PT12H47M51.413S" table:style-name="ce2">
            <text:p>47:51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home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time" office:time-value="PT12H47M50.830S" table:style-name="ce2">
            <text:p>47:50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home</text:p>
          </table:table-cell>
          <table:table-cell office:value-type="float" office:value="807" table:style-name="ce1">
            <text:p>807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time" office:time-value="PT12H47M50.834S" table:style-name="ce2">
            <text:p>47:50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home</text:p>
          </table:table-cell>
          <table:table-cell office:value-type="float" office:value="839" table:style-name="ce1">
            <text:p>83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time" office:time-value="PT12H47M51.569S" table:style-name="ce2">
            <text:p>47:51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home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time" office:time-value="PT12H47M51.268S" table:style-name="ce2">
            <text:p>47:51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home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time" office:time-value="PT12H47M51.167S" table:style-name="ce2">
            <text:p>47:51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home</text:p>
          </table:table-cell>
          <table:table-cell office:value-type="float" office:value="604" table:style-name="ce1">
            <text:p>604</text:p>
          </table:table-cell>
          <table:table-cell office:value-type="string" table:style-name="ce1">
            <text:p>Success</text:p>
          </table:table-cell>
          <table:table-cell office:value-type="float" office:value="26672" table:style-name="ce1">
            <text:p>26672</text:p>
          </table:table-cell>
          <table:table-cell table:number-columns-repeated="16377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time" office:time-value="PT12H47M51.639S" table:style-name="ce2">
            <text:p>47:51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home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time" office:time-value="PT12H47M51.675S" table:style-name="ce2">
            <text:p>47:51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home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time" office:time-value="PT12H47M51.773S" table:style-name="ce2">
            <text:p>47:51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home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time" office:time-value="PT12H47M51.729S" table:style-name="ce2">
            <text:p>47:51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home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Success</text:p>
          </table:table-cell>
          <table:table-cell office:value-type="float" office:value="26897" table:style-name="ce1">
            <text:p>26897</text:p>
          </table:table-cell>
          <table:table-cell table:number-columns-repeated="16377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time" office:time-value="PT12H47M46.013S" table:style-name="ce2">
            <text:p>47:46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5322" table:style-name="ce1">
            <text:p>15322</text:p>
          </table:table-cell>
          <table:table-cell office:value-type="string" table:style-name="ce1">
            <text:p>Success</text:p>
          </table:table-cell>
          <table:table-cell office:value-type="float" office:value="135792" table:style-name="ce1">
            <text:p>135792</text:p>
          </table:table-cell>
          <table:table-cell table:number-columns-repeated="16377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time" office:time-value="PT12H47M45.287S" table:style-name="ce2">
            <text:p>47:45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6052" table:style-name="ce1">
            <text:p>16052</text:p>
          </table:table-cell>
          <table:table-cell office:value-type="string" table:style-name="ce1">
            <text:p>Success</text:p>
          </table:table-cell>
          <table:table-cell office:value-type="float" office:value="135795" table:style-name="ce1">
            <text:p>135795</text:p>
          </table:table-cell>
          <table:table-cell table:number-columns-repeated="16377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time" office:time-value="PT12H47M47.111S" table:style-name="ce2">
            <text:p>47:47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4285" table:style-name="ce1">
            <text:p>14285</text:p>
          </table:table-cell>
          <table:table-cell office:value-type="string" table:style-name="ce1">
            <text:p>Success</text:p>
          </table:table-cell>
          <table:table-cell office:value-type="float" office:value="135789" table:style-name="ce1">
            <text:p>135789</text:p>
          </table:table-cell>
          <table:table-cell table:number-columns-repeated="16377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time" office:time-value="PT12H47M48.244S" table:style-name="ce2">
            <text:p>47:48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3200" table:style-name="ce1">
            <text:p>13200</text:p>
          </table:table-cell>
          <table:table-cell office:value-type="string" table:style-name="ce1">
            <text:p>Success</text:p>
          </table:table-cell>
          <table:table-cell office:value-type="float" office:value="135775" table:style-name="ce1">
            <text:p>135775</text:p>
          </table:table-cell>
          <table:table-cell table:number-columns-repeated="16377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time" office:time-value="PT12H47M46.443S" table:style-name="ce2">
            <text:p>47:46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5013" table:style-name="ce1">
            <text:p>15013</text:p>
          </table:table-cell>
          <table:table-cell office:value-type="string" table:style-name="ce1">
            <text:p>Success</text:p>
          </table:table-cell>
          <table:table-cell office:value-type="float" office:value="135792" table:style-name="ce1">
            <text:p>135792</text:p>
          </table:table-cell>
          <table:table-cell table:number-columns-repeated="16377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time" office:time-value="PT12H47M46.944S" table:style-name="ce2">
            <text:p>47:46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4528" table:style-name="ce1">
            <text:p>14528</text:p>
          </table:table-cell>
          <table:table-cell office:value-type="string" table:style-name="ce1">
            <text:p>Success</text:p>
          </table:table-cell>
          <table:table-cell office:value-type="float" office:value="135787" table:style-name="ce1">
            <text:p>135787</text:p>
          </table:table-cell>
          <table:table-cell table:number-columns-repeated="16377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time" office:time-value="PT12H47M48.330S" table:style-name="ce2">
            <text:p>47:48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3153" table:style-name="ce1">
            <text:p>13153</text:p>
          </table:table-cell>
          <table:table-cell office:value-type="string" table:style-name="ce1">
            <text:p>Success</text:p>
          </table:table-cell>
          <table:table-cell office:value-type="float" office:value="135768" table:style-name="ce1">
            <text:p>135768</text:p>
          </table:table-cell>
          <table:table-cell table:number-columns-repeated="16377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time" office:time-value="PT12H47M46.084S" table:style-name="ce2">
            <text:p>47:46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5427" table:style-name="ce1">
            <text:p>15427</text:p>
          </table:table-cell>
          <table:table-cell office:value-type="string" table:style-name="ce1">
            <text:p>Success</text:p>
          </table:table-cell>
          <table:table-cell office:value-type="float" office:value="135792" table:style-name="ce1">
            <text:p>135792</text:p>
          </table:table-cell>
          <table:table-cell table:number-columns-repeated="16377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time" office:time-value="PT12H47M46.328S" table:style-name="ce2">
            <text:p>47:46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5187" table:style-name="ce1">
            <text:p>15187</text:p>
          </table:table-cell>
          <table:table-cell office:value-type="string" table:style-name="ce1">
            <text:p>Success</text:p>
          </table:table-cell>
          <table:table-cell office:value-type="float" office:value="135792" table:style-name="ce1">
            <text:p>135792</text:p>
          </table:table-cell>
          <table:table-cell table:number-columns-repeated="16377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time" office:time-value="PT12H47M44.978S" table:style-name="ce2">
            <text:p>47:45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6537" table:style-name="ce1">
            <text:p>16537</text:p>
          </table:table-cell>
          <table:table-cell office:value-type="string" table:style-name="ce1">
            <text:p>Success</text:p>
          </table:table-cell>
          <table:table-cell office:value-type="float" office:value="136656" table:style-name="ce1">
            <text:p>136656</text:p>
          </table:table-cell>
          <table:table-cell table:number-columns-repeated="16377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time" office:time-value="PT12H47M48.340S" table:style-name="ce2">
            <text:p>47:48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3185" table:style-name="ce1">
            <text:p>13185</text:p>
          </table:table-cell>
          <table:table-cell office:value-type="string" table:style-name="ce1">
            <text:p>Success</text:p>
          </table:table-cell>
          <table:table-cell office:value-type="float" office:value="135771" table:style-name="ce1">
            <text:p>135771</text:p>
          </table:table-cell>
          <table:table-cell table:number-columns-repeated="16377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time" office:time-value="PT12H47M48.021S" table:style-name="ce2">
            <text:p>47:48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3506" table:style-name="ce1">
            <text:p>13506</text:p>
          </table:table-cell>
          <table:table-cell office:value-type="string" table:style-name="ce1">
            <text:p>Success</text:p>
          </table:table-cell>
          <table:table-cell office:value-type="float" office:value="135778" table:style-name="ce1">
            <text:p>135778</text:p>
          </table:table-cell>
          <table:table-cell table:number-columns-repeated="16377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time" office:time-value="PT12H47M48.137S" table:style-name="ce2">
            <text:p>47:48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3395" table:style-name="ce1">
            <text:p>13395</text:p>
          </table:table-cell>
          <table:table-cell office:value-type="string" table:style-name="ce1">
            <text:p>Success</text:p>
          </table:table-cell>
          <table:table-cell office:value-type="float" office:value="135773" table:style-name="ce1">
            <text:p>135773</text:p>
          </table:table-cell>
          <table:table-cell table:number-columns-repeated="16377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time" office:time-value="PT12H47M45.582S" table:style-name="ce2">
            <text:p>47:45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5953" table:style-name="ce1">
            <text:p>15953</text:p>
          </table:table-cell>
          <table:table-cell office:value-type="string" table:style-name="ce1">
            <text:p>Success</text:p>
          </table:table-cell>
          <table:table-cell office:value-type="float" office:value="135793" table:style-name="ce1">
            <text:p>135793</text:p>
          </table:table-cell>
          <table:table-cell table:number-columns-repeated="16377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time" office:time-value="PT12H47M45.605S" table:style-name="ce2">
            <text:p>47:45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5974" table:style-name="ce1">
            <text:p>15974</text:p>
          </table:table-cell>
          <table:table-cell office:value-type="string" table:style-name="ce1">
            <text:p>Success</text:p>
          </table:table-cell>
          <table:table-cell office:value-type="float" office:value="135793" table:style-name="ce1">
            <text:p>135793</text:p>
          </table:table-cell>
          <table:table-cell table:number-columns-repeated="16377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time" office:time-value="PT12H47M46.923S" table:style-name="ce2">
            <text:p>47:46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4666" table:style-name="ce1">
            <text:p>14666</text:p>
          </table:table-cell>
          <table:table-cell office:value-type="string" table:style-name="ce1">
            <text:p>Success</text:p>
          </table:table-cell>
          <table:table-cell office:value-type="float" office:value="135791" table:style-name="ce1">
            <text:p>135791</text:p>
          </table:table-cell>
          <table:table-cell table:number-columns-repeated="16377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time" office:time-value="PT12H47M45.644S" table:style-name="ce2">
            <text:p>47:45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5945" table:style-name="ce1">
            <text:p>15945</text:p>
          </table:table-cell>
          <table:table-cell office:value-type="string" table:style-name="ce1">
            <text:p>Success</text:p>
          </table:table-cell>
          <table:table-cell office:value-type="float" office:value="135793" table:style-name="ce1">
            <text:p>135793</text:p>
          </table:table-cell>
          <table:table-cell table:number-columns-repeated="16377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time" office:time-value="PT12H48M1.341S" table:style-name="ce2">
            <text:p>48:01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time" office:time-value="PT12H47M47.699S" table:style-name="ce2">
            <text:p>47:47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3893" table:style-name="ce1">
            <text:p>13893</text:p>
          </table:table-cell>
          <table:table-cell office:value-type="string" table:style-name="ce1">
            <text:p>Success</text:p>
          </table:table-cell>
          <table:table-cell office:value-type="float" office:value="135780" table:style-name="ce1">
            <text:p>135780</text:p>
          </table:table-cell>
          <table:table-cell table:number-columns-repeated="16377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time" office:time-value="PT12H47M47.244S" table:style-name="ce2">
            <text:p>47:47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4349" table:style-name="ce1">
            <text:p>14349</text:p>
          </table:table-cell>
          <table:table-cell office:value-type="string" table:style-name="ce1">
            <text:p>Success</text:p>
          </table:table-cell>
          <table:table-cell office:value-type="float" office:value="137908" table:style-name="ce1">
            <text:p>137908</text:p>
          </table:table-cell>
          <table:table-cell table:number-columns-repeated="16377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time" office:time-value="PT12H47M47.367S" table:style-name="ce2">
            <text:p>47:47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4230" table:style-name="ce1">
            <text:p>14230</text:p>
          </table:table-cell>
          <table:table-cell office:value-type="string" table:style-name="ce1">
            <text:p>Success</text:p>
          </table:table-cell>
          <table:table-cell office:value-type="float" office:value="135782" table:style-name="ce1">
            <text:p>135782</text:p>
          </table:table-cell>
          <table:table-cell table:number-columns-repeated="16377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time" office:time-value="PT12H47M47.333S" table:style-name="ce2">
            <text:p>47:47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4265" table:style-name="ce1">
            <text:p>14265</text:p>
          </table:table-cell>
          <table:table-cell office:value-type="string" table:style-name="ce1">
            <text:p>Success</text:p>
          </table:table-cell>
          <table:table-cell office:value-type="float" office:value="135790" table:style-name="ce1">
            <text:p>135790</text:p>
          </table:table-cell>
          <table:table-cell table:number-columns-repeated="16377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time" office:time-value="PT12H47M46.751S" table:style-name="ce2">
            <text:p>47:46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4841" table:style-name="ce1">
            <text:p>14841</text:p>
          </table:table-cell>
          <table:table-cell office:value-type="string" table:style-name="ce1">
            <text:p>Success</text:p>
          </table:table-cell>
          <table:table-cell office:value-type="float" office:value="135791" table:style-name="ce1">
            <text:p>135791</text:p>
          </table:table-cell>
          <table:table-cell table:number-columns-repeated="16377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time" office:time-value="PT12H48M1.399S" table:style-name="ce2">
            <text:p>48:01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time" office:time-value="PT12H47M45.940S" table:style-name="ce2">
            <text:p>47:45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5673" table:style-name="ce1">
            <text:p>15673</text:p>
          </table:table-cell>
          <table:table-cell office:value-type="string" table:style-name="ce1">
            <text:p>Success</text:p>
          </table:table-cell>
          <table:table-cell office:value-type="float" office:value="135793" table:style-name="ce1">
            <text:p>135793</text:p>
          </table:table-cell>
          <table:table-cell table:number-columns-repeated="16377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time" office:time-value="PT12H47M47.506S" table:style-name="ce2">
            <text:p>47:47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4116" table:style-name="ce1">
            <text:p>14116</text:p>
          </table:table-cell>
          <table:table-cell office:value-type="string" table:style-name="ce1">
            <text:p>Success</text:p>
          </table:table-cell>
          <table:table-cell office:value-type="float" office:value="135785" table:style-name="ce1">
            <text:p>135785</text:p>
          </table:table-cell>
          <table:table-cell table:number-columns-repeated="16377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time" office:time-value="PT12H47M47.364S" table:style-name="ce2">
            <text:p>47:47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4267" table:style-name="ce1">
            <text:p>14267</text:p>
          </table:table-cell>
          <table:table-cell office:value-type="string" table:style-name="ce1">
            <text:p>Success</text:p>
          </table:table-cell>
          <table:table-cell office:value-type="float" office:value="135786" table:style-name="ce1">
            <text:p>135786</text:p>
          </table:table-cell>
          <table:table-cell table:number-columns-repeated="16377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time" office:time-value="PT12H47M46.006S" table:style-name="ce2">
            <text:p>47:46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5681" table:style-name="ce1">
            <text:p>15681</text:p>
          </table:table-cell>
          <table:table-cell office:value-type="string" table:style-name="ce1">
            <text:p>Success</text:p>
          </table:table-cell>
          <table:table-cell office:value-type="float" office:value="135793" table:style-name="ce1">
            <text:p>135793</text:p>
          </table:table-cell>
          <table:table-cell table:number-columns-repeated="16377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time" office:time-value="PT12H47M45.606S" table:style-name="ce2">
            <text:p>47:45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6082" table:style-name="ce1">
            <text:p>16082</text:p>
          </table:table-cell>
          <table:table-cell office:value-type="string" table:style-name="ce1">
            <text:p>Success</text:p>
          </table:table-cell>
          <table:table-cell office:value-type="float" office:value="135793" table:style-name="ce1">
            <text:p>135793</text:p>
          </table:table-cell>
          <table:table-cell table:number-columns-repeated="16377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time" office:time-value="PT12H47M46.277S" table:style-name="ce2">
            <text:p>47:46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5409" table:style-name="ce1">
            <text:p>15409</text:p>
          </table:table-cell>
          <table:table-cell office:value-type="string" table:style-name="ce1">
            <text:p>Success</text:p>
          </table:table-cell>
          <table:table-cell office:value-type="float" office:value="135792" table:style-name="ce1">
            <text:p>135792</text:p>
          </table:table-cell>
          <table:table-cell table:number-columns-repeated="16377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time" office:time-value="PT12H47M46.378S" table:style-name="ce2">
            <text:p>47:46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5312" table:style-name="ce1">
            <text:p>15312</text:p>
          </table:table-cell>
          <table:table-cell office:value-type="string" table:style-name="ce1">
            <text:p>Success</text:p>
          </table:table-cell>
          <table:table-cell office:value-type="float" office:value="135792" table:style-name="ce1">
            <text:p>135792</text:p>
          </table:table-cell>
          <table:table-cell table:number-columns-repeated="16377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time" office:time-value="PT12H47M47.636S" table:style-name="ce2">
            <text:p>47:47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4056" table:style-name="ce1">
            <text:p>14056</text:p>
          </table:table-cell>
          <table:table-cell office:value-type="string" table:style-name="ce1">
            <text:p>Success</text:p>
          </table:table-cell>
          <table:table-cell office:value-type="float" office:value="135781" table:style-name="ce1">
            <text:p>135781</text:p>
          </table:table-cell>
          <table:table-cell table:number-columns-repeated="16377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time" office:time-value="PT12H47M45.486S" table:style-name="ce2">
            <text:p>47:45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6207" table:style-name="ce1">
            <text:p>16207</text:p>
          </table:table-cell>
          <table:table-cell office:value-type="string" table:style-name="ce1">
            <text:p>Success</text:p>
          </table:table-cell>
          <table:table-cell office:value-type="float" office:value="135793" table:style-name="ce1">
            <text:p>135793</text:p>
          </table:table-cell>
          <table:table-cell table:number-columns-repeated="16377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time" office:time-value="PT12H48M1.347S" table:style-name="ce2">
            <text:p>48:01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Success</text:p>
          </table:table-cell>
          <table:table-cell office:value-type="float" office:value="27028" table:style-name="ce1">
            <text:p>27028</text:p>
          </table:table-cell>
          <table:table-cell table:number-columns-repeated="16377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time" office:time-value="PT12H48M1.448S" table:style-name="ce2">
            <text:p>48:01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time" office:time-value="PT12H47M46.488S" table:style-name="ce2">
            <text:p>47:46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5262" table:style-name="ce1">
            <text:p>15262</text:p>
          </table:table-cell>
          <table:table-cell office:value-type="string" table:style-name="ce1">
            <text:p>Success</text:p>
          </table:table-cell>
          <table:table-cell office:value-type="float" office:value="135792" table:style-name="ce1">
            <text:p>135792</text:p>
          </table:table-cell>
          <table:table-cell table:number-columns-repeated="16377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time" office:time-value="PT12H48M1.518S" table:style-name="ce2">
            <text:p>48:01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Success</text:p>
          </table:table-cell>
          <table:table-cell office:value-type="float" office:value="27028" table:style-name="ce1">
            <text:p>27028</text:p>
          </table:table-cell>
          <table:table-cell table:number-columns-repeated="16377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time" office:time-value="PT12H47M47.506S" table:style-name="ce2">
            <text:p>47:47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4328" table:style-name="ce1">
            <text:p>14328</text:p>
          </table:table-cell>
          <table:table-cell office:value-type="string" table:style-name="ce1">
            <text:p>Success</text:p>
          </table:table-cell>
          <table:table-cell office:value-type="float" office:value="135782" table:style-name="ce1">
            <text:p>135782</text:p>
          </table:table-cell>
          <table:table-cell table:number-columns-repeated="16377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time" office:time-value="PT12H48M1.515S" table:style-name="ce2">
            <text:p>48:01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time" office:time-value="PT12H48M1.460S" table:style-name="ce2">
            <text:p>48:01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24" table:style-name="ce1">
            <text:p>424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time" office:time-value="PT12H48M1.539S" table:style-name="ce2">
            <text:p>48:01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62" table:style-name="ce1">
            <text:p>362</text:p>
          </table:table-cell>
          <table:table-cell office:value-type="string" table:style-name="ce1">
            <text:p>Success</text:p>
          </table:table-cell>
          <table:table-cell office:value-type="float" office:value="27028" table:style-name="ce1">
            <text:p>27028</text:p>
          </table:table-cell>
          <table:table-cell table:number-columns-repeated="16377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time" office:time-value="PT12H48M1.517S" table:style-name="ce2">
            <text:p>48:01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93" table:style-name="ce1">
            <text:p>393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time" office:time-value="PT12H48M1.600S" table:style-name="ce2">
            <text:p>48:01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15" table:style-name="ce1">
            <text:p>315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time" office:time-value="PT12H48M1.591S" table:style-name="ce2">
            <text:p>48:01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time" office:time-value="PT12H48M1.625S" table:style-name="ce2">
            <text:p>48:01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time" office:time-value="PT12H48M1.600S" table:style-name="ce2">
            <text:p>48:01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time" office:time-value="PT12H48M1.582S" table:style-name="ce2">
            <text:p>48:01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409" table:style-name="ce1">
            <text:p>409</text:p>
          </table:table-cell>
          <table:table-cell office:value-type="string" table:style-name="ce1">
            <text:p>Success</text:p>
          </table:table-cell>
          <table:table-cell office:value-type="float" office:value="27028" table:style-name="ce1">
            <text:p>27028</text:p>
          </table:table-cell>
          <table:table-cell table:number-columns-repeated="16377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time" office:time-value="PT12H48M1.692S" table:style-name="ce2">
            <text:p>48:01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time" office:time-value="PT12H48M1.535S" table:style-name="ce2">
            <text:p>48:01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time" office:time-value="PT12H48M1.531S" table:style-name="ce2">
            <text:p>48:01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494" table:style-name="ce1">
            <text:p>494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time" office:time-value="PT12H48M1.602S" table:style-name="ce2">
            <text:p>48:01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433" table:style-name="ce1">
            <text:p>433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time" office:time-value="PT12H48M1.486S" table:style-name="ce2">
            <text:p>48:01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51" table:style-name="ce1">
            <text:p>551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time" office:time-value="PT12H48M1.591S" table:style-name="ce2">
            <text:p>48:01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473" table:style-name="ce1">
            <text:p>473</text:p>
          </table:table-cell>
          <table:table-cell office:value-type="string" table:style-name="ce1">
            <text:p>Success</text:p>
          </table:table-cell>
          <table:table-cell office:value-type="float" office:value="27028" table:style-name="ce1">
            <text:p>27028</text:p>
          </table:table-cell>
          <table:table-cell table:number-columns-repeated="16377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time" office:time-value="PT12H48M1.616S" table:style-name="ce2">
            <text:p>48:01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Success</text:p>
          </table:table-cell>
          <table:table-cell office:value-type="float" office:value="27028" table:style-name="ce1">
            <text:p>27028</text:p>
          </table:table-cell>
          <table:table-cell table:number-columns-repeated="16377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time" office:time-value="PT12H48M1.752S" table:style-name="ce2">
            <text:p>48:01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time" office:time-value="PT12H48M1.473S" table:style-name="ce2">
            <text:p>48:01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623" table:style-name="ce1">
            <text:p>623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time" office:time-value="PT12H48M1.528S" table:style-name="ce2">
            <text:p>48:01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time" office:time-value="PT12H48M1.596S" table:style-name="ce2">
            <text:p>48:01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535" table:style-name="ce1">
            <text:p>535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time" office:time-value="PT12H48M1.689S" table:style-name="ce2">
            <text:p>48:01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44" table:style-name="ce1">
            <text:p>444</text:p>
          </table:table-cell>
          <table:table-cell office:value-type="string" table:style-name="ce1">
            <text:p>Success</text:p>
          </table:table-cell>
          <table:table-cell office:value-type="float" office:value="27028" table:style-name="ce1">
            <text:p>27028</text:p>
          </table:table-cell>
          <table:table-cell table:number-columns-repeated="16377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time" office:time-value="PT12H48M1.598S" table:style-name="ce2">
            <text:p>48:01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35" table:style-name="ce1">
            <text:p>535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time" office:time-value="PT12H48M1.695S" table:style-name="ce2">
            <text:p>48:01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51" table:style-name="ce1">
            <text:p>451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time" office:time-value="PT12H48M1.692S" table:style-name="ce2">
            <text:p>48:01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time" office:time-value="PT12H48M1.691S" table:style-name="ce2">
            <text:p>48:01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Success</text:p>
          </table:table-cell>
          <table:table-cell office:value-type="float" office:value="27028" table:style-name="ce1">
            <text:p>27028</text:p>
          </table:table-cell>
          <table:table-cell table:number-columns-repeated="16377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time" office:time-value="PT12H48M1.695S" table:style-name="ce2">
            <text:p>48:01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Success</text:p>
          </table:table-cell>
          <table:table-cell office:value-type="float" office:value="27028" table:style-name="ce1">
            <text:p>27028</text:p>
          </table:table-cell>
          <table:table-cell table:number-columns-repeated="16377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time" office:time-value="PT12H48M1.634S" table:style-name="ce2">
            <text:p>48:01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544" table:style-name="ce1">
            <text:p>544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time" office:time-value="PT12H48M1.839S" table:style-name="ce2">
            <text:p>48:01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810" table:style-name="ce1">
            <text:p>810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time" office:time-value="PT12H47M48.698S" table:style-name="ce2">
            <text:p>47:48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5122" table:style-name="ce1">
            <text:p>15122</text:p>
          </table:table-cell>
          <table:table-cell office:value-type="string" table:style-name="ce1">
            <text:p>Success</text:p>
          </table:table-cell>
          <table:table-cell office:value-type="float" office:value="163372" table:style-name="ce1">
            <text:p>163372</text:p>
          </table:table-cell>
          <table:table-cell table:number-columns-repeated="16377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time" office:time-value="PT12H48M3.823S" table:style-name="ce2">
            <text:p>48:03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time" office:time-value="PT12H47M51.012S" table:style-name="ce2">
            <text:p>47:51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4856" table:style-name="ce1">
            <text:p>14856</text:p>
          </table:table-cell>
          <table:table-cell office:value-type="string" table:style-name="ce1">
            <text:p>Success</text:p>
          </table:table-cell>
          <table:table-cell office:value-type="float" office:value="174067" table:style-name="ce1">
            <text:p>174067</text:p>
          </table:table-cell>
          <table:table-cell table:number-columns-repeated="16377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time" office:time-value="PT12H47M49.888S" table:style-name="ce2">
            <text:p>47:49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5997" table:style-name="ce1">
            <text:p>15997</text:p>
          </table:table-cell>
          <table:table-cell office:value-type="string" table:style-name="ce1">
            <text:p>Success</text:p>
          </table:table-cell>
          <table:table-cell office:value-type="float" office:value="174069" table:style-name="ce1">
            <text:p>174069</text:p>
          </table:table-cell>
          <table:table-cell table:number-columns-repeated="16377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time" office:time-value="PT12H47M51.526S" table:style-name="ce2">
            <text:p>47:51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4360" table:style-name="ce1">
            <text:p>14360</text:p>
          </table:table-cell>
          <table:table-cell office:value-type="string" table:style-name="ce1">
            <text:p>Success</text:p>
          </table:table-cell>
          <table:table-cell office:value-type="float" office:value="174054" table:style-name="ce1">
            <text:p>174054</text:p>
          </table:table-cell>
          <table:table-cell table:number-columns-repeated="16377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time" office:time-value="PT12H47M48.904S" table:style-name="ce2">
            <text:p>47:48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6995" table:style-name="ce1">
            <text:p>16995</text:p>
          </table:table-cell>
          <table:table-cell office:value-type="string" table:style-name="ce1">
            <text:p>Success</text:p>
          </table:table-cell>
          <table:table-cell office:value-type="float" office:value="174072" table:style-name="ce1">
            <text:p>174072</text:p>
          </table:table-cell>
          <table:table-cell table:number-columns-repeated="16377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time" office:time-value="PT12H47M51.391S" table:style-name="ce2">
            <text:p>47:51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4513" table:style-name="ce1">
            <text:p>14513</text:p>
          </table:table-cell>
          <table:table-cell office:value-type="string" table:style-name="ce1">
            <text:p>Success</text:p>
          </table:table-cell>
          <table:table-cell office:value-type="float" office:value="174063" table:style-name="ce1">
            <text:p>174063</text:p>
          </table:table-cell>
          <table:table-cell table:number-columns-repeated="16377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time" office:time-value="PT12H47M51.600S" table:style-name="ce2">
            <text:p>47:51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4309" table:style-name="ce1">
            <text:p>14309</text:p>
          </table:table-cell>
          <table:table-cell office:value-type="string" table:style-name="ce1">
            <text:p>Success</text:p>
          </table:table-cell>
          <table:table-cell office:value-type="float" office:value="174063" table:style-name="ce1">
            <text:p>174063</text:p>
          </table:table-cell>
          <table:table-cell table:number-columns-repeated="16377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time" office:time-value="PT12H47M50.245S" table:style-name="ce2">
            <text:p>47:50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5678" table:style-name="ce1">
            <text:p>15678</text:p>
          </table:table-cell>
          <table:table-cell office:value-type="string" table:style-name="ce1">
            <text:p>Success</text:p>
          </table:table-cell>
          <table:table-cell office:value-type="float" office:value="174067" table:style-name="ce1">
            <text:p>174067</text:p>
          </table:table-cell>
          <table:table-cell table:number-columns-repeated="16377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time" office:time-value="PT12H47M51.785S" table:style-name="ce2">
            <text:p>47:51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4141" table:style-name="ce1">
            <text:p>14141</text:p>
          </table:table-cell>
          <table:table-cell office:value-type="string" table:style-name="ce1">
            <text:p>Success</text:p>
          </table:table-cell>
          <table:table-cell office:value-type="float" office:value="174062" table:style-name="ce1">
            <text:p>174062</text:p>
          </table:table-cell>
          <table:table-cell table:number-columns-repeated="16377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time" office:time-value="PT12H47M49.101S" table:style-name="ce2">
            <text:p>47:49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6837" table:style-name="ce1">
            <text:p>16837</text:p>
          </table:table-cell>
          <table:table-cell office:value-type="string" table:style-name="ce1">
            <text:p>Success</text:p>
          </table:table-cell>
          <table:table-cell office:value-type="float" office:value="174072" table:style-name="ce1">
            <text:p>174072</text:p>
          </table:table-cell>
          <table:table-cell table:number-columns-repeated="16377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time" office:time-value="PT12H47M51.305S" table:style-name="ce2">
            <text:p>47:51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4670" table:style-name="ce1">
            <text:p>14670</text:p>
          </table:table-cell>
          <table:table-cell office:value-type="string" table:style-name="ce1">
            <text:p>Success</text:p>
          </table:table-cell>
          <table:table-cell office:value-type="float" office:value="174064" table:style-name="ce1">
            <text:p>174064</text:p>
          </table:table-cell>
          <table:table-cell table:number-columns-repeated="16377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time" office:time-value="PT12H47M50.868S" table:style-name="ce2">
            <text:p>47:50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5120" table:style-name="ce1">
            <text:p>15120</text:p>
          </table:table-cell>
          <table:table-cell office:value-type="string" table:style-name="ce1">
            <text:p>Success</text:p>
          </table:table-cell>
          <table:table-cell office:value-type="float" office:value="174064" table:style-name="ce1">
            <text:p>174064</text:p>
          </table:table-cell>
          <table:table-cell table:number-columns-repeated="16377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time" office:time-value="PT12H47M51.059S" table:style-name="ce2">
            <text:p>47:51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4936" table:style-name="ce1">
            <text:p>14936</text:p>
          </table:table-cell>
          <table:table-cell office:value-type="string" table:style-name="ce1">
            <text:p>Success</text:p>
          </table:table-cell>
          <table:table-cell office:value-type="float" office:value="174062" table:style-name="ce1">
            <text:p>174062</text:p>
          </table:table-cell>
          <table:table-cell table:number-columns-repeated="16377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time" office:time-value="PT12H47M49.075S" table:style-name="ce2">
            <text:p>47:49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6920" table:style-name="ce1">
            <text:p>16920</text:p>
          </table:table-cell>
          <table:table-cell office:value-type="string" table:style-name="ce1">
            <text:p>Success</text:p>
          </table:table-cell>
          <table:table-cell office:value-type="float" office:value="174072" table:style-name="ce1">
            <text:p>174072</text:p>
          </table:table-cell>
          <table:table-cell table:number-columns-repeated="16377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time" office:time-value="PT12H48M5.890S" table:style-name="ce2">
            <text:p>48:05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time" office:time-value="PT12H47M49.891S" table:style-name="ce2">
            <text:p>47:49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6119" table:style-name="ce1">
            <text:p>16119</text:p>
          </table:table-cell>
          <table:table-cell office:value-type="string" table:style-name="ce1">
            <text:p>Success</text:p>
          </table:table-cell>
          <table:table-cell office:value-type="float" office:value="174068" table:style-name="ce1">
            <text:p>174068</text:p>
          </table:table-cell>
          <table:table-cell table:number-columns-repeated="16377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time" office:time-value="PT12H47M51.936S" table:style-name="ce2">
            <text:p>47:51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4095" table:style-name="ce1">
            <text:p>14095</text:p>
          </table:table-cell>
          <table:table-cell office:value-type="string" table:style-name="ce1">
            <text:p>Success</text:p>
          </table:table-cell>
          <table:table-cell office:value-type="float" office:value="174060" table:style-name="ce1">
            <text:p>174060</text:p>
          </table:table-cell>
          <table:table-cell table:number-columns-repeated="16377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time" office:time-value="PT12H47M51.725S" table:style-name="ce2">
            <text:p>47:51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4314" table:style-name="ce1">
            <text:p>14314</text:p>
          </table:table-cell>
          <table:table-cell office:value-type="string" table:style-name="ce1">
            <text:p>Success</text:p>
          </table:table-cell>
          <table:table-cell office:value-type="float" office:value="174063" table:style-name="ce1">
            <text:p>174063</text:p>
          </table:table-cell>
          <table:table-cell table:number-columns-repeated="16377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time" office:time-value="PT12H47M48.697S" table:style-name="ce2">
            <text:p>47:48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7342" table:style-name="ce1">
            <text:p>17342</text:p>
          </table:table-cell>
          <table:table-cell office:value-type="string" table:style-name="ce1">
            <text:p>Success</text:p>
          </table:table-cell>
          <table:table-cell office:value-type="float" office:value="174074" table:style-name="ce1">
            <text:p>174074</text:p>
          </table:table-cell>
          <table:table-cell table:number-columns-repeated="16377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time" office:time-value="PT12H47M51.277S" table:style-name="ce2">
            <text:p>47:51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4772" table:style-name="ce1">
            <text:p>14772</text:p>
          </table:table-cell>
          <table:table-cell office:value-type="string" table:style-name="ce1">
            <text:p>Success</text:p>
          </table:table-cell>
          <table:table-cell office:value-type="float" office:value="174065" table:style-name="ce1">
            <text:p>174065</text:p>
          </table:table-cell>
          <table:table-cell table:number-columns-repeated="16377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time" office:time-value="PT12H48M5.873S" table:style-name="ce2">
            <text:p>48:05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time" office:time-value="PT12H48M5.908S" table:style-name="ce2">
            <text:p>48:05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time" office:time-value="PT12H48M5.889S" table:style-name="ce2">
            <text:p>48:05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time" office:time-value="PT12H47M51.453S" table:style-name="ce2">
            <text:p>47:51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4633" table:style-name="ce1">
            <text:p>14633</text:p>
          </table:table-cell>
          <table:table-cell office:value-type="string" table:style-name="ce1">
            <text:p>Success</text:p>
          </table:table-cell>
          <table:table-cell office:value-type="float" office:value="174063" table:style-name="ce1">
            <text:p>174063</text:p>
          </table:table-cell>
          <table:table-cell table:number-columns-repeated="16377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time" office:time-value="PT12H47M51.876S" table:style-name="ce2">
            <text:p>47:51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4218" table:style-name="ce1">
            <text:p>14218</text:p>
          </table:table-cell>
          <table:table-cell office:value-type="string" table:style-name="ce1">
            <text:p>Success</text:p>
          </table:table-cell>
          <table:table-cell office:value-type="float" office:value="174060" table:style-name="ce1">
            <text:p>174060</text:p>
          </table:table-cell>
          <table:table-cell table:number-columns-repeated="16377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time" office:time-value="PT12H48M5.931S" table:style-name="ce2">
            <text:p>48:05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time" office:time-value="PT12H47M51.985S" table:style-name="ce2">
            <text:p>47:52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4115" table:style-name="ce1">
            <text:p>14115</text:p>
          </table:table-cell>
          <table:table-cell office:value-type="string" table:style-name="ce1">
            <text:p>Success</text:p>
          </table:table-cell>
          <table:table-cell office:value-type="float" office:value="174061" table:style-name="ce1">
            <text:p>174061</text:p>
          </table:table-cell>
          <table:table-cell table:number-columns-repeated="16377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time" office:time-value="PT12H48M5.902S" table:style-name="ce2">
            <text:p>48:05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time" office:time-value="PT12H47M51.069S" table:style-name="ce2">
            <text:p>47:51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5039" table:style-name="ce1">
            <text:p>15039</text:p>
          </table:table-cell>
          <table:table-cell office:value-type="string" table:style-name="ce1">
            <text:p>Success</text:p>
          </table:table-cell>
          <table:table-cell office:value-type="float" office:value="174063" table:style-name="ce1">
            <text:p>174063</text:p>
          </table:table-cell>
          <table:table-cell table:number-columns-repeated="16377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time" office:time-value="PT12H47M50.406S" table:style-name="ce2">
            <text:p>47:50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5699" table:style-name="ce1">
            <text:p>15699</text:p>
          </table:table-cell>
          <table:table-cell office:value-type="string" table:style-name="ce1">
            <text:p>Success</text:p>
          </table:table-cell>
          <table:table-cell office:value-type="float" office:value="174067" table:style-name="ce1">
            <text:p>174067</text:p>
          </table:table-cell>
          <table:table-cell table:number-columns-repeated="16377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time" office:time-value="PT12H48M5.941S" table:style-name="ce2">
            <text:p>48:05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time" office:time-value="PT12H47M49.090S" table:style-name="ce2">
            <text:p>47:49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7024" table:style-name="ce1">
            <text:p>17024</text:p>
          </table:table-cell>
          <table:table-cell office:value-type="string" table:style-name="ce1">
            <text:p>Success</text:p>
          </table:table-cell>
          <table:table-cell office:value-type="float" office:value="174072" table:style-name="ce1">
            <text:p>174072</text:p>
          </table:table-cell>
          <table:table-cell table:number-columns-repeated="16377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time" office:time-value="PT12H47M51.217S" table:style-name="ce2">
            <text:p>47:51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4901" table:style-name="ce1">
            <text:p>14901</text:p>
          </table:table-cell>
          <table:table-cell office:value-type="string" table:style-name="ce1">
            <text:p>Success</text:p>
          </table:table-cell>
          <table:table-cell office:value-type="float" office:value="174059" table:style-name="ce1">
            <text:p>174059</text:p>
          </table:table-cell>
          <table:table-cell table:number-columns-repeated="16377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time" office:time-value="PT12H48M5.979S" table:style-name="ce2">
            <text:p>48:06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time" office:time-value="PT12H47M51.562S" table:style-name="ce2">
            <text:p>47:51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4607" table:style-name="ce1">
            <text:p>14607</text:p>
          </table:table-cell>
          <table:table-cell office:value-type="string" table:style-name="ce1">
            <text:p>Success</text:p>
          </table:table-cell>
          <table:table-cell office:value-type="float" office:value="174057" table:style-name="ce1">
            <text:p>174057</text:p>
          </table:table-cell>
          <table:table-cell table:number-columns-repeated="16377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time" office:time-value="PT12H48M6.014S" table:style-name="ce2">
            <text:p>48:06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time" office:time-value="PT12H48M5.997S" table:style-name="ce2">
            <text:p>48:06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time" office:time-value="PT12H48M5.927S" table:style-name="ce2">
            <text:p>48:05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time" office:time-value="PT12H48M5.913S" table:style-name="ce2">
            <text:p>48:05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time" office:time-value="PT12H48M5.998S" table:style-name="ce2">
            <text:p>48:06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time" office:time-value="PT12H48M6.112S" table:style-name="ce2">
            <text:p>48:06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time" office:time-value="PT12H48M6.053S" table:style-name="ce2">
            <text:p>48:06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time" office:time-value="PT12H48M5.992S" table:style-name="ce2">
            <text:p>48:06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time" office:time-value="PT12H48M6.105S" table:style-name="ce2">
            <text:p>48:06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time" office:time-value="PT12H48M6.117S" table:style-name="ce2">
            <text:p>48:06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time" office:time-value="PT12H48M6.089S" table:style-name="ce2">
            <text:p>48:06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time" office:time-value="PT12H48M6.034S" table:style-name="ce2">
            <text:p>48:06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time" office:time-value="PT12H48M6.122S" table:style-name="ce2">
            <text:p>48:06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time" office:time-value="PT12H48M6.043S" table:style-name="ce2">
            <text:p>48:06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time" office:time-value="PT12H48M6.122S" table:style-name="ce2">
            <text:p>48:06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time" office:time-value="PT12H48M6.171S" table:style-name="ce2">
            <text:p>48:06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time" office:time-value="PT12H48M6.097S" table:style-name="ce2">
            <text:p>48:06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time" office:time-value="PT12H48M6.042S" table:style-name="ce2">
            <text:p>48:06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79" table:style-name="ce1">
            <text:p>379</text:p>
          </table:table-cell>
          <table:table-cell office:value-type="string" table:style-name="ce1">
            <text:p>Success</text:p>
          </table:table-cell>
          <table:table-cell office:value-type="float" office:value="27027" table:style-name="ce1">
            <text:p>27027</text:p>
          </table:table-cell>
          <table:table-cell table:number-columns-repeated="16377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time" office:time-value="PT12H48M2.178S" table:style-name="ce2">
            <text:p>48:02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2566" table:style-name="ce1">
            <text:p>12566</text:p>
          </table:table-cell>
          <table:table-cell office:value-type="string" table:style-name="ce1">
            <text:p>Success</text:p>
          </table:table-cell>
          <table:table-cell office:value-type="float" office:value="77801" table:style-name="ce1">
            <text:p>77801</text:p>
          </table:table-cell>
          <table:table-cell table:number-columns-repeated="16377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time" office:time-value="PT12H48M2.098S" table:style-name="ce2">
            <text:p>48:02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2648" table:style-name="ce1">
            <text:p>12648</text:p>
          </table:table-cell>
          <table:table-cell office:value-type="string" table:style-name="ce1">
            <text:p>Success</text:p>
          </table:table-cell>
          <table:table-cell office:value-type="float" office:value="77801" table:style-name="ce1">
            <text:p>77801</text:p>
          </table:table-cell>
          <table:table-cell table:number-columns-repeated="16377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time" office:time-value="PT12H48M2.027S" table:style-name="ce2">
            <text:p>48:02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2721" table:style-name="ce1">
            <text:p>12721</text:p>
          </table:table-cell>
          <table:table-cell office:value-type="string" table:style-name="ce1">
            <text:p>Success</text:p>
          </table:table-cell>
          <table:table-cell office:value-type="float" office:value="77801" table:style-name="ce1">
            <text:p>77801</text:p>
          </table:table-cell>
          <table:table-cell table:number-columns-repeated="16377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time" office:time-value="PT12H48M1.611S" table:style-name="ce2">
            <text:p>48:01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3137" table:style-name="ce1">
            <text:p>13137</text:p>
          </table:table-cell>
          <table:table-cell office:value-type="string" table:style-name="ce1">
            <text:p>Success</text:p>
          </table:table-cell>
          <table:table-cell office:value-type="float" office:value="77778" table:style-name="ce1">
            <text:p>77778</text:p>
          </table:table-cell>
          <table:table-cell table:number-columns-repeated="16377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time" office:time-value="PT12H48M2.036S" table:style-name="ce2">
            <text:p>48:02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2712" table:style-name="ce1">
            <text:p>12712</text:p>
          </table:table-cell>
          <table:table-cell office:value-type="string" table:style-name="ce1">
            <text:p>Success</text:p>
          </table:table-cell>
          <table:table-cell office:value-type="float" office:value="77801" table:style-name="ce1">
            <text:p>77801</text:p>
          </table:table-cell>
          <table:table-cell table:number-columns-repeated="16377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time" office:time-value="PT12H48M1.702S" table:style-name="ce2">
            <text:p>48:01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3054" table:style-name="ce1">
            <text:p>13054</text:p>
          </table:table-cell>
          <table:table-cell office:value-type="string" table:style-name="ce1">
            <text:p>Success</text:p>
          </table:table-cell>
          <table:table-cell office:value-type="float" office:value="77803" table:style-name="ce1">
            <text:p>77803</text:p>
          </table:table-cell>
          <table:table-cell table:number-columns-repeated="16377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time" office:time-value="PT12H48M6.312S" table:style-name="ce2">
            <text:p>48:06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8447" table:style-name="ce1">
            <text:p>8447</text:p>
          </table:table-cell>
          <table:table-cell office:value-type="string" table:style-name="ce1">
            <text:p>Success</text:p>
          </table:table-cell>
          <table:table-cell office:value-type="float" office:value="77801" table:style-name="ce1">
            <text:p>77801</text:p>
          </table:table-cell>
          <table:table-cell table:number-columns-repeated="16377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time" office:time-value="PT12H48M1.924S" table:style-name="ce2">
            <text:p>48:01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2837" table:style-name="ce1">
            <text:p>12837</text:p>
          </table:table-cell>
          <table:table-cell office:value-type="string" table:style-name="ce1">
            <text:p>Success</text:p>
          </table:table-cell>
          <table:table-cell office:value-type="float" office:value="77801" table:style-name="ce1">
            <text:p>77801</text:p>
          </table:table-cell>
          <table:table-cell table:number-columns-repeated="16377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time" office:time-value="PT12H48M1.912S" table:style-name="ce2">
            <text:p>48:01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2851" table:style-name="ce1">
            <text:p>12851</text:p>
          </table:table-cell>
          <table:table-cell office:value-type="string" table:style-name="ce1">
            <text:p>Success</text:p>
          </table:table-cell>
          <table:table-cell office:value-type="float" office:value="77801" table:style-name="ce1">
            <text:p>77801</text:p>
          </table:table-cell>
          <table:table-cell table:number-columns-repeated="16377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time" office:time-value="PT12H48M1.928S" table:style-name="ce2">
            <text:p>48:01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2850" table:style-name="ce1">
            <text:p>12850</text:p>
          </table:table-cell>
          <table:table-cell office:value-type="string" table:style-name="ce1">
            <text:p>Success</text:p>
          </table:table-cell>
          <table:table-cell office:value-type="float" office:value="77801" table:style-name="ce1">
            <text:p>77801</text:p>
          </table:table-cell>
          <table:table-cell table:number-columns-repeated="16377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time" office:time-value="PT12H48M6.207S" table:style-name="ce2">
            <text:p>48:06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8572" table:style-name="ce1">
            <text:p>8572</text:p>
          </table:table-cell>
          <table:table-cell office:value-type="string" table:style-name="ce1">
            <text:p>Success</text:p>
          </table:table-cell>
          <table:table-cell office:value-type="float" office:value="77805" table:style-name="ce1">
            <text:p>77805</text:p>
          </table:table-cell>
          <table:table-cell table:number-columns-repeated="16377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time" office:time-value="PT12H48M2.148S" table:style-name="ce2">
            <text:p>48:02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2633" table:style-name="ce1">
            <text:p>12633</text:p>
          </table:table-cell>
          <table:table-cell office:value-type="string" table:style-name="ce1">
            <text:p>Success</text:p>
          </table:table-cell>
          <table:table-cell office:value-type="float" office:value="77801" table:style-name="ce1">
            <text:p>77801</text:p>
          </table:table-cell>
          <table:table-cell table:number-columns-repeated="16377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time" office:time-value="PT12H48M6.199S" table:style-name="ce2">
            <text:p>48:06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8583" table:style-name="ce1">
            <text:p>8583</text:p>
          </table:table-cell>
          <table:table-cell office:value-type="string" table:style-name="ce1">
            <text:p>Success</text:p>
          </table:table-cell>
          <table:table-cell office:value-type="float" office:value="77805" table:style-name="ce1">
            <text:p>77805</text:p>
          </table:table-cell>
          <table:table-cell table:number-columns-repeated="16377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time" office:time-value="PT12H48M6.168S" table:style-name="ce2">
            <text:p>48:06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8615" table:style-name="ce1">
            <text:p>8615</text:p>
          </table:table-cell>
          <table:table-cell office:value-type="string" table:style-name="ce1">
            <text:p>Success</text:p>
          </table:table-cell>
          <table:table-cell office:value-type="float" office:value="77805" table:style-name="ce1">
            <text:p>77805</text:p>
          </table:table-cell>
          <table:table-cell table:number-columns-repeated="16377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time" office:time-value="PT12H48M2.148S" table:style-name="ce2">
            <text:p>48:02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2637" table:style-name="ce1">
            <text:p>12637</text:p>
          </table:table-cell>
          <table:table-cell office:value-type="string" table:style-name="ce1">
            <text:p>Success</text:p>
          </table:table-cell>
          <table:table-cell office:value-type="float" office:value="77801" table:style-name="ce1">
            <text:p>77801</text:p>
          </table:table-cell>
          <table:table-cell table:number-columns-repeated="16377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time" office:time-value="PT12H48M1.917S" table:style-name="ce2">
            <text:p>48:01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2871" table:style-name="ce1">
            <text:p>12871</text:p>
          </table:table-cell>
          <table:table-cell office:value-type="string" table:style-name="ce1">
            <text:p>Success</text:p>
          </table:table-cell>
          <table:table-cell office:value-type="float" office:value="77801" table:style-name="ce1">
            <text:p>77801</text:p>
          </table:table-cell>
          <table:table-cell table:number-columns-repeated="16377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time" office:time-value="PT12H48M2.086S" table:style-name="ce2">
            <text:p>48:02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2715" table:style-name="ce1">
            <text:p>12715</text:p>
          </table:table-cell>
          <table:table-cell office:value-type="string" table:style-name="ce1">
            <text:p>Success</text:p>
          </table:table-cell>
          <table:table-cell office:value-type="float" office:value="77803" table:style-name="ce1">
            <text:p>77803</text:p>
          </table:table-cell>
          <table:table-cell table:number-columns-repeated="16377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time" office:time-value="PT12H48M6.336S" table:style-name="ce2">
            <text:p>48:06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8491" table:style-name="ce1">
            <text:p>8491</text:p>
          </table:table-cell>
          <table:table-cell office:value-type="string" table:style-name="ce1">
            <text:p>Success</text:p>
          </table:table-cell>
          <table:table-cell office:value-type="float" office:value="77801" table:style-name="ce1">
            <text:p>77801</text:p>
          </table:table-cell>
          <table:table-cell table:number-columns-repeated="16377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time" office:time-value="PT12H48M2.122S" table:style-name="ce2">
            <text:p>48:02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2707" table:style-name="ce1">
            <text:p>12707</text:p>
          </table:table-cell>
          <table:table-cell office:value-type="string" table:style-name="ce1">
            <text:p>Success</text:p>
          </table:table-cell>
          <table:table-cell office:value-type="float" office:value="77801" table:style-name="ce1">
            <text:p>77801</text:p>
          </table:table-cell>
          <table:table-cell table:number-columns-repeated="16377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time" office:time-value="PT12H48M1.595S" table:style-name="ce2">
            <text:p>48:01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3247" table:style-name="ce1">
            <text:p>13247</text:p>
          </table:table-cell>
          <table:table-cell office:value-type="string" table:style-name="ce1">
            <text:p>Success</text:p>
          </table:table-cell>
          <table:table-cell office:value-type="float" office:value="77801" table:style-name="ce1">
            <text:p>77801</text:p>
          </table:table-cell>
          <table:table-cell table:number-columns-repeated="16377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time" office:time-value="PT12H48M6.101S" table:style-name="ce2">
            <text:p>48:06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8867" table:style-name="ce1">
            <text:p>8867</text:p>
          </table:table-cell>
          <table:table-cell office:value-type="string" table:style-name="ce1">
            <text:p>Success</text:p>
          </table:table-cell>
          <table:table-cell office:value-type="float" office:value="77805" table:style-name="ce1">
            <text:p>77805</text:p>
          </table:table-cell>
          <table:table-cell table:number-columns-repeated="16377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time" office:time-value="PT12H48M14.971S" table:style-name="ce2">
            <text:p>48:15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502" table:style-name="ce1">
            <text:p>2502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time" office:time-value="PT12H48M14.802S" table:style-name="ce2">
            <text:p>48:14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680" table:style-name="ce1">
            <text:p>2680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time" office:time-value="PT12H48M6.075S" table:style-name="ce2">
            <text:p>48:06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1510" table:style-name="ce1">
            <text:p>11510</text:p>
          </table:table-cell>
          <table:table-cell office:value-type="string" table:style-name="ce1">
            <text:p>Success</text:p>
          </table:table-cell>
          <table:table-cell office:value-type="float" office:value="77805" table:style-name="ce1">
            <text:p>77805</text:p>
          </table:table-cell>
          <table:table-cell table:number-columns-repeated="16377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time" office:time-value="PT12H48M14.764S" table:style-name="ce2">
            <text:p>48:14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869" table:style-name="ce1">
            <text:p>2869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time" office:time-value="PT12H48M14.787S" table:style-name="ce2">
            <text:p>48:14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852" table:style-name="ce1">
            <text:p>2852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time" office:time-value="PT12H48M6.060S" table:style-name="ce2">
            <text:p>48:06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1694" table:style-name="ce1">
            <text:p>11694</text:p>
          </table:table-cell>
          <table:table-cell office:value-type="string" table:style-name="ce1">
            <text:p>Success</text:p>
          </table:table-cell>
          <table:table-cell office:value-type="float" office:value="77950" table:style-name="ce1">
            <text:p>77950</text:p>
          </table:table-cell>
          <table:table-cell table:number-columns-repeated="16377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time" office:time-value="PT12H48M14.829S" table:style-name="ce2">
            <text:p>48:14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976" table:style-name="ce1">
            <text:p>2976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12H48M1.903S" table:style-name="ce2">
            <text:p>48:01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5920" table:style-name="ce1">
            <text:p>15920</text:p>
          </table:table-cell>
          <table:table-cell office:value-type="string" table:style-name="ce1">
            <text:p>Success</text:p>
          </table:table-cell>
          <table:table-cell office:value-type="float" office:value="77948" table:style-name="ce1">
            <text:p>77948</text:p>
          </table:table-cell>
          <table:table-cell table:number-columns-repeated="16377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time" office:time-value="PT12H48M14.783S" table:style-name="ce2">
            <text:p>48:14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054" table:style-name="ce1">
            <text:p>3054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time" office:time-value="PT12H48M14.784S" table:style-name="ce2">
            <text:p>48:14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077" table:style-name="ce1">
            <text:p>3077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time" office:time-value="PT12H48M14.803S" table:style-name="ce2">
            <text:p>48:14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069" table:style-name="ce1">
            <text:p>3069</text:p>
          </table:table-cell>
          <table:table-cell office:value-type="string" table:style-name="ce1">
            <text:p>Success</text:p>
          </table:table-cell>
          <table:table-cell office:value-type="float" office:value="38335" table:style-name="ce1">
            <text:p>38335</text:p>
          </table:table-cell>
          <table:table-cell table:number-columns-repeated="16377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time" office:time-value="PT12H48M14.749S" table:style-name="ce2">
            <text:p>48:14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126" table:style-name="ce1">
            <text:p>3126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time" office:time-value="PT12H48M14.764S" table:style-name="ce2">
            <text:p>48:14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117" table:style-name="ce1">
            <text:p>3117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time" office:time-value="PT12H48M2.133S" table:style-name="ce2">
            <text:p>48:02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5769" table:style-name="ce1">
            <text:p>15769</text:p>
          </table:table-cell>
          <table:table-cell office:value-type="string" table:style-name="ce1">
            <text:p>Success</text:p>
          </table:table-cell>
          <table:table-cell office:value-type="float" office:value="77946" table:style-name="ce1">
            <text:p>77946</text:p>
          </table:table-cell>
          <table:table-cell table:number-columns-repeated="16377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time" office:time-value="PT12H48M1.886S" table:style-name="ce2">
            <text:p>48:01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6018" table:style-name="ce1">
            <text:p>16018</text:p>
          </table:table-cell>
          <table:table-cell office:value-type="string" table:style-name="ce1">
            <text:p>Success</text:p>
          </table:table-cell>
          <table:table-cell office:value-type="float" office:value="77946" table:style-name="ce1">
            <text:p>77946</text:p>
          </table:table-cell>
          <table:table-cell table:number-columns-repeated="16377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time" office:time-value="PT12H48M14.781S" table:style-name="ce2">
            <text:p>48:14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127" table:style-name="ce1">
            <text:p>3127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time" office:time-value="PT12H48M14.750S" table:style-name="ce2">
            <text:p>48:14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837" table:style-name="ce1">
            <text:p>3837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time" office:time-value="PT12H48M2.087S" table:style-name="ce2">
            <text:p>48:02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6547" table:style-name="ce1">
            <text:p>16547</text:p>
          </table:table-cell>
          <table:table-cell office:value-type="string" table:style-name="ce1">
            <text:p>Success</text:p>
          </table:table-cell>
          <table:table-cell office:value-type="float" office:value="77946" table:style-name="ce1">
            <text:p>77946</text:p>
          </table:table-cell>
          <table:table-cell table:number-columns-repeated="16377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time" office:time-value="PT12H48M14.747S" table:style-name="ce2">
            <text:p>48:14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916" table:style-name="ce1">
            <text:p>3916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time" office:time-value="PT12H48M2.651S" table:style-name="ce2">
            <text:p>48:02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6019" table:style-name="ce1">
            <text:p>16019</text:p>
          </table:table-cell>
          <table:table-cell office:value-type="string" table:style-name="ce1">
            <text:p>Success</text:p>
          </table:table-cell>
          <table:table-cell office:value-type="float" office:value="77946" table:style-name="ce1">
            <text:p>77946</text:p>
          </table:table-cell>
          <table:table-cell table:number-columns-repeated="16377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time" office:time-value="PT12H48M6.424S" table:style-name="ce2">
            <text:p>48:06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2269" table:style-name="ce1">
            <text:p>12269</text:p>
          </table:table-cell>
          <table:table-cell office:value-type="string" table:style-name="ce1">
            <text:p>Success</text:p>
          </table:table-cell>
          <table:table-cell office:value-type="float" office:value="77946" table:style-name="ce1">
            <text:p>77946</text:p>
          </table:table-cell>
          <table:table-cell table:number-columns-repeated="16377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time" office:time-value="PT12H48M6.373S" table:style-name="ce2">
            <text:p>48:06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2325" table:style-name="ce1">
            <text:p>12325</text:p>
          </table:table-cell>
          <table:table-cell office:value-type="string" table:style-name="ce1">
            <text:p>Success</text:p>
          </table:table-cell>
          <table:table-cell office:value-type="float" office:value="77808" table:style-name="ce1">
            <text:p>77808</text:p>
          </table:table-cell>
          <table:table-cell table:number-columns-repeated="16377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time" office:time-value="PT12H48M6.264S" table:style-name="ce2">
            <text:p>48:06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2436" table:style-name="ce1">
            <text:p>12436</text:p>
          </table:table-cell>
          <table:table-cell office:value-type="string" table:style-name="ce1">
            <text:p>Success</text:p>
          </table:table-cell>
          <table:table-cell office:value-type="float" office:value="77946" table:style-name="ce1">
            <text:p>77946</text:p>
          </table:table-cell>
          <table:table-cell table:number-columns-repeated="16377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time" office:time-value="PT12H48M14.830S" table:style-name="ce2">
            <text:p>48:14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879" table:style-name="ce1">
            <text:p>3879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time" office:time-value="PT12H48M6.007S" table:style-name="ce2">
            <text:p>48:06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2706" table:style-name="ce1">
            <text:p>12706</text:p>
          </table:table-cell>
          <table:table-cell office:value-type="string" table:style-name="ce1">
            <text:p>Success</text:p>
          </table:table-cell>
          <table:table-cell office:value-type="float" office:value="77931" table:style-name="ce1">
            <text:p>77931</text:p>
          </table:table-cell>
          <table:table-cell table:number-columns-repeated="16377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time" office:time-value="PT12H48M2.134S" table:style-name="ce2">
            <text:p>48:02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6575" table:style-name="ce1">
            <text:p>16575</text:p>
          </table:table-cell>
          <table:table-cell office:value-type="string" table:style-name="ce1">
            <text:p>Success</text:p>
          </table:table-cell>
          <table:table-cell office:value-type="float" office:value="77946" table:style-name="ce1">
            <text:p>77946</text:p>
          </table:table-cell>
          <table:table-cell table:number-columns-repeated="16377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time" office:time-value="PT12H48M1.738S" table:style-name="ce2">
            <text:p>48:01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6977" table:style-name="ce1">
            <text:p>16977</text:p>
          </table:table-cell>
          <table:table-cell office:value-type="string" table:style-name="ce1">
            <text:p>Success</text:p>
          </table:table-cell>
          <table:table-cell office:value-type="float" office:value="77839" table:style-name="ce1">
            <text:p>77839</text:p>
          </table:table-cell>
          <table:table-cell table:number-columns-repeated="16377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time" office:time-value="PT12H48M6.279S" table:style-name="ce2">
            <text:p>48:06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2437" table:style-name="ce1">
            <text:p>12437</text:p>
          </table:table-cell>
          <table:table-cell office:value-type="string" table:style-name="ce1">
            <text:p>Success</text:p>
          </table:table-cell>
          <table:table-cell office:value-type="float" office:value="77808" table:style-name="ce1">
            <text:p>77808</text:p>
          </table:table-cell>
          <table:table-cell table:number-columns-repeated="16377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time" office:time-value="PT12H48M6.306S" table:style-name="ce2">
            <text:p>48:06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2412" table:style-name="ce1">
            <text:p>12412</text:p>
          </table:table-cell>
          <table:table-cell office:value-type="string" table:style-name="ce1">
            <text:p>Success</text:p>
          </table:table-cell>
          <table:table-cell office:value-type="float" office:value="77957" table:style-name="ce1">
            <text:p>77957</text:p>
          </table:table-cell>
          <table:table-cell table:number-columns-repeated="16377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time" office:time-value="PT12H48M6.300S" table:style-name="ce2">
            <text:p>48:06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2420" table:style-name="ce1">
            <text:p>12420</text:p>
          </table:table-cell>
          <table:table-cell office:value-type="string" table:style-name="ce1">
            <text:p>Success</text:p>
          </table:table-cell>
          <table:table-cell office:value-type="float" office:value="77815" table:style-name="ce1">
            <text:p>77815</text:p>
          </table:table-cell>
          <table:table-cell table:number-columns-repeated="16377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time" office:time-value="PT12H48M2.149S" table:style-name="ce2">
            <text:p>48:02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6572" table:style-name="ce1">
            <text:p>16572</text:p>
          </table:table-cell>
          <table:table-cell office:value-type="string" table:style-name="ce1">
            <text:p>Success</text:p>
          </table:table-cell>
          <table:table-cell office:value-type="float" office:value="77948" table:style-name="ce1">
            <text:p>77948</text:p>
          </table:table-cell>
          <table:table-cell table:number-columns-repeated="16377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time" office:time-value="PT12H48M2.026S" table:style-name="ce2">
            <text:p>48:02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6696" table:style-name="ce1">
            <text:p>16696</text:p>
          </table:table-cell>
          <table:table-cell office:value-type="string" table:style-name="ce1">
            <text:p>Success</text:p>
          </table:table-cell>
          <table:table-cell office:value-type="float" office:value="77946" table:style-name="ce1">
            <text:p>77946</text:p>
          </table:table-cell>
          <table:table-cell table:number-columns-repeated="16377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time" office:time-value="PT12H48M1.860S" table:style-name="ce2">
            <text:p>48:01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6865" table:style-name="ce1">
            <text:p>16865</text:p>
          </table:table-cell>
          <table:table-cell office:value-type="string" table:style-name="ce1">
            <text:p>Success</text:p>
          </table:table-cell>
          <table:table-cell office:value-type="float" office:value="77953" table:style-name="ce1">
            <text:p>77953</text:p>
          </table:table-cell>
          <table:table-cell table:number-columns-repeated="16377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time" office:time-value="PT12H48M6.278S" table:style-name="ce2">
            <text:p>48:06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2450" table:style-name="ce1">
            <text:p>12450</text:p>
          </table:table-cell>
          <table:table-cell office:value-type="string" table:style-name="ce1">
            <text:p>Success</text:p>
          </table:table-cell>
          <table:table-cell office:value-type="float" office:value="77946" table:style-name="ce1">
            <text:p>77946</text:p>
          </table:table-cell>
          <table:table-cell table:number-columns-repeated="16377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time" office:time-value="PT12H48M6.294S" table:style-name="ce2">
            <text:p>48:06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2433" table:style-name="ce1">
            <text:p>12433</text:p>
          </table:table-cell>
          <table:table-cell office:value-type="string" table:style-name="ce1">
            <text:p>Success</text:p>
          </table:table-cell>
          <table:table-cell office:value-type="float" office:value="77946" table:style-name="ce1">
            <text:p>77946</text:p>
          </table:table-cell>
          <table:table-cell table:number-columns-repeated="16377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time" office:time-value="PT12H48M17.588S" table:style-name="ce2">
            <text:p>48:17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1161" table:style-name="ce1">
            <text:p>1161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time" office:time-value="PT12H48M14.748S" table:style-name="ce2">
            <text:p>48:14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005" table:style-name="ce1">
            <text:p>4005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time" office:time-value="PT12H48M4.018S" table:style-name="ce2">
            <text:p>48:04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4743" table:style-name="ce1">
            <text:p>14743</text:p>
          </table:table-cell>
          <table:table-cell office:value-type="string" table:style-name="ce1">
            <text:p>Success</text:p>
          </table:table-cell>
          <table:table-cell office:value-type="float" office:value="77946" table:style-name="ce1">
            <text:p>77946</text:p>
          </table:table-cell>
          <table:table-cell table:number-columns-repeated="16377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time" office:time-value="PT12H48M14.785S" table:style-name="ce2">
            <text:p>48:14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977" table:style-name="ce1">
            <text:p>3977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time" office:time-value="PT12H48M14.844S" table:style-name="ce2">
            <text:p>48:14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919" table:style-name="ce1">
            <text:p>3919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time" office:time-value="PT12H48M14.758S" table:style-name="ce2">
            <text:p>48:14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017" table:style-name="ce1">
            <text:p>4017</text:p>
          </table:table-cell>
          <table:table-cell office:value-type="string" table:style-name="ce1">
            <text:p>Success</text:p>
          </table:table-cell>
          <table:table-cell office:value-type="float" office:value="38335" table:style-name="ce1">
            <text:p>38335</text:p>
          </table:table-cell>
          <table:table-cell table:number-columns-repeated="16377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time" office:time-value="PT12H48M18.763S" table:style-name="ce2">
            <text:p>48:18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033" table:style-name="ce1">
            <text:p>2033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time" office:time-value="PT12H48M17.484S" table:style-name="ce2">
            <text:p>48:17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331" table:style-name="ce1">
            <text:p>3331</text:p>
          </table:table-cell>
          <table:table-cell office:value-type="string" table:style-name="ce1">
            <text:p>Success</text:p>
          </table:table-cell>
          <table:table-cell office:value-type="float" office:value="44439" table:style-name="ce1">
            <text:p>44439</text:p>
          </table:table-cell>
          <table:table-cell table:number-columns-repeated="16377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time" office:time-value="PT12H48M1.792S" table:style-name="ce2">
            <text:p>48:01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9029" table:style-name="ce1">
            <text:p>19029</text:p>
          </table:table-cell>
          <table:table-cell office:value-type="string" table:style-name="ce1">
            <text:p>Success</text:p>
          </table:table-cell>
          <table:table-cell office:value-type="float" office:value="77955" table:style-name="ce1">
            <text:p>77955</text:p>
          </table:table-cell>
          <table:table-cell table:number-columns-repeated="16377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time" office:time-value="PT12H48M6.310S" table:style-name="ce2">
            <text:p>48:06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4515" table:style-name="ce1">
            <text:p>14515</text:p>
          </table:table-cell>
          <table:table-cell office:value-type="string" table:style-name="ce1">
            <text:p>Success</text:p>
          </table:table-cell>
          <table:table-cell office:value-type="float" office:value="77946" table:style-name="ce1">
            <text:p>77946</text:p>
          </table:table-cell>
          <table:table-cell table:number-columns-repeated="16377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time" office:time-value="PT12H48M6.403S" table:style-name="ce2">
            <text:p>48:06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4428" table:style-name="ce1">
            <text:p>14428</text:p>
          </table:table-cell>
          <table:table-cell office:value-type="string" table:style-name="ce1">
            <text:p>Success</text:p>
          </table:table-cell>
          <table:table-cell office:value-type="float" office:value="77960" table:style-name="ce1">
            <text:p>77960</text:p>
          </table:table-cell>
          <table:table-cell table:number-columns-repeated="16377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time" office:time-value="PT12H48M2.134S" table:style-name="ce2">
            <text:p>48:02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8723" table:style-name="ce1">
            <text:p>18723</text:p>
          </table:table-cell>
          <table:table-cell office:value-type="string" table:style-name="ce1">
            <text:p>Success</text:p>
          </table:table-cell>
          <table:table-cell office:value-type="float" office:value="77955" table:style-name="ce1">
            <text:p>77955</text:p>
          </table:table-cell>
          <table:table-cell table:number-columns-repeated="16377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time" office:time-value="PT12H48M6.121S" table:style-name="ce2">
            <text:p>48:06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4740" table:style-name="ce1">
            <text:p>14740</text:p>
          </table:table-cell>
          <table:table-cell office:value-type="string" table:style-name="ce1">
            <text:p>Success</text:p>
          </table:table-cell>
          <table:table-cell office:value-type="float" office:value="77957" table:style-name="ce1">
            <text:p>77957</text:p>
          </table:table-cell>
          <table:table-cell table:number-columns-repeated="16377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time" office:time-value="PT12H48M1.916S" table:style-name="ce2">
            <text:p>48:01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8963" table:style-name="ce1">
            <text:p>18963</text:p>
          </table:table-cell>
          <table:table-cell office:value-type="string" table:style-name="ce1">
            <text:p>Success</text:p>
          </table:table-cell>
          <table:table-cell office:value-type="float" office:value="77946" table:style-name="ce1">
            <text:p>77946</text:p>
          </table:table-cell>
          <table:table-cell table:number-columns-repeated="16377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time" office:time-value="PT12H48M17.642S" table:style-name="ce2">
            <text:p>48:17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238" table:style-name="ce1">
            <text:p>3238</text:p>
          </table:table-cell>
          <table:table-cell office:value-type="string" table:style-name="ce1">
            <text:p>Success</text:p>
          </table:table-cell>
          <table:table-cell office:value-type="float" office:value="44439" table:style-name="ce1">
            <text:p>44439</text:p>
          </table:table-cell>
          <table:table-cell table:number-columns-repeated="16377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time" office:time-value="PT12H48M14.781S" table:style-name="ce2">
            <text:p>48:14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6103" table:style-name="ce1">
            <text:p>6103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time" office:time-value="PT12H48M2.066S" table:style-name="ce2">
            <text:p>48:02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8834" table:style-name="ce1">
            <text:p>18834</text:p>
          </table:table-cell>
          <table:table-cell office:value-type="string" table:style-name="ce1">
            <text:p>Success</text:p>
          </table:table-cell>
          <table:table-cell office:value-type="float" office:value="77948" table:style-name="ce1">
            <text:p>77948</text:p>
          </table:table-cell>
          <table:table-cell table:number-columns-repeated="16377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time" office:time-value="PT12H48M17.475S" table:style-name="ce2">
            <text:p>48:17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425" table:style-name="ce1">
            <text:p>3425</text:p>
          </table:table-cell>
          <table:table-cell office:value-type="string" table:style-name="ce1">
            <text:p>Success</text:p>
          </table:table-cell>
          <table:table-cell office:value-type="float" office:value="44436" table:style-name="ce1">
            <text:p>44436</text:p>
          </table:table-cell>
          <table:table-cell table:number-columns-repeated="16377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time" office:time-value="PT12H48M14.750S" table:style-name="ce2">
            <text:p>48:14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6152" table:style-name="ce1">
            <text:p>6152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time" office:time-value="PT12H48M6.065S" table:style-name="ce2">
            <text:p>48:06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5397" table:style-name="ce1">
            <text:p>15397</text:p>
          </table:table-cell>
          <table:table-cell office:value-type="string" table:style-name="ce1">
            <text:p>Success</text:p>
          </table:table-cell>
          <table:table-cell office:value-type="float" office:value="77100" table:style-name="ce1">
            <text:p>77100</text:p>
          </table:table-cell>
          <table:table-cell table:number-columns-repeated="16377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time" office:time-value="PT12H48M20.882S" table:style-name="ce2">
            <text:p>48:20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Success</text:p>
          </table:table-cell>
          <table:table-cell office:value-type="float" office:value="4250" table:style-name="ce1">
            <text:p>4250</text:p>
          </table:table-cell>
          <table:table-cell table:number-columns-repeated="16377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time" office:time-value="PT12H48M20.903S" table:style-name="ce2">
            <text:p>48:20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703" table:style-name="ce1">
            <text:p>703</text:p>
          </table:table-cell>
          <table:table-cell office:value-type="string" table:style-name="ce1">
            <text:p>Success</text:p>
          </table:table-cell>
          <table:table-cell office:value-type="float" office:value="6361" table:style-name="ce1">
            <text:p>6361</text:p>
          </table:table-cell>
          <table:table-cell table:number-columns-repeated="16377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time" office:time-value="PT12H48M6.111S" table:style-name="ce2">
            <text:p>48:06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5691" table:style-name="ce1">
            <text:p>15691</text:p>
          </table:table-cell>
          <table:table-cell office:value-type="string" table:style-name="ce1">
            <text:p>Success</text:p>
          </table:table-cell>
          <table:table-cell office:value-type="float" office:value="77093" table:style-name="ce1">
            <text:p>77093</text:p>
          </table:table-cell>
          <table:table-cell table:number-columns-repeated="16377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time" office:time-value="PT12H48M6.304S" table:style-name="ce2">
            <text:p>48:06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5531" table:style-name="ce1">
            <text:p>15531</text:p>
          </table:table-cell>
          <table:table-cell office:value-type="string" table:style-name="ce1">
            <text:p>Success</text:p>
          </table:table-cell>
          <table:table-cell office:value-type="float" office:value="77082" table:style-name="ce1">
            <text:p>77082</text:p>
          </table:table-cell>
          <table:table-cell table:number-columns-repeated="16377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time" office:time-value="PT12H48M1.992S" table:style-name="ce2">
            <text:p>48:02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9845" table:style-name="ce1">
            <text:p>19845</text:p>
          </table:table-cell>
          <table:table-cell office:value-type="string" table:style-name="ce1">
            <text:p>Success</text:p>
          </table:table-cell>
          <table:table-cell office:value-type="float" office:value="76216" table:style-name="ce1">
            <text:p>76216</text:p>
          </table:table-cell>
          <table:table-cell table:number-columns-repeated="16377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time" office:time-value="PT12H48M17.905S" table:style-name="ce2">
            <text:p>48:17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934" table:style-name="ce1">
            <text:p>3934</text:p>
          </table:table-cell>
          <table:table-cell office:value-type="string" table:style-name="ce1">
            <text:p>Success</text:p>
          </table:table-cell>
          <table:table-cell office:value-type="float" office:value="37451" table:style-name="ce1">
            <text:p>37451</text:p>
          </table:table-cell>
          <table:table-cell table:number-columns-repeated="16377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time" office:time-value="PT12H48M6.199S" table:style-name="ce2">
            <text:p>48:06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5654" table:style-name="ce1">
            <text:p>15654</text:p>
          </table:table-cell>
          <table:table-cell office:value-type="string" table:style-name="ce1">
            <text:p>Success</text:p>
          </table:table-cell>
          <table:table-cell office:value-type="float" office:value="77086" table:style-name="ce1">
            <text:p>77086</text:p>
          </table:table-cell>
          <table:table-cell table:number-columns-repeated="16377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time" office:time-value="PT12H48M6.224S" table:style-name="ce2">
            <text:p>48:06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5640" table:style-name="ce1">
            <text:p>15640</text:p>
          </table:table-cell>
          <table:table-cell office:value-type="string" table:style-name="ce1">
            <text:p>Success</text:p>
          </table:table-cell>
          <table:table-cell office:value-type="float" office:value="77093" table:style-name="ce1">
            <text:p>77093</text:p>
          </table:table-cell>
          <table:table-cell table:number-columns-repeated="16377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time" office:time-value="PT12H48M2.038S" table:style-name="ce2">
            <text:p>48:02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9832" table:style-name="ce1">
            <text:p>19832</text:p>
          </table:table-cell>
          <table:table-cell office:value-type="string" table:style-name="ce1">
            <text:p>Success</text:p>
          </table:table-cell>
          <table:table-cell office:value-type="float" office:value="77082" table:style-name="ce1">
            <text:p>77082</text:p>
          </table:table-cell>
          <table:table-cell table:number-columns-repeated="16377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time" office:time-value="PT12H48M14.761S" table:style-name="ce2">
            <text:p>48:14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7115" table:style-name="ce1">
            <text:p>7115</text:p>
          </table:table-cell>
          <table:table-cell office:value-type="string" table:style-name="ce1">
            <text:p>Success</text:p>
          </table:table-cell>
          <table:table-cell office:value-type="float" office:value="37451" table:style-name="ce1">
            <text:p>37451</text:p>
          </table:table-cell>
          <table:table-cell table:number-columns-repeated="16377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time" office:time-value="PT12H48M17.904S" table:style-name="ce2">
            <text:p>48:17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979" table:style-name="ce1">
            <text:p>3979</text:p>
          </table:table-cell>
          <table:table-cell office:value-type="string" table:style-name="ce1">
            <text:p>Success</text:p>
          </table:table-cell>
          <table:table-cell office:value-type="float" office:value="37451" table:style-name="ce1">
            <text:p>37451</text:p>
          </table:table-cell>
          <table:table-cell table:number-columns-repeated="16377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time" office:time-value="PT12H48M17.758S" table:style-name="ce2">
            <text:p>48:17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131" table:style-name="ce1">
            <text:p>4131</text:p>
          </table:table-cell>
          <table:table-cell office:value-type="string" table:style-name="ce1">
            <text:p>Success</text:p>
          </table:table-cell>
          <table:table-cell office:value-type="float" office:value="36569" table:style-name="ce1">
            <text:p>36569</text:p>
          </table:table-cell>
          <table:table-cell table:number-columns-repeated="16377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time" office:time-value="PT12H48M2.020S" table:style-name="ce2">
            <text:p>48:02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0700" table:style-name="ce1">
            <text:p>20700</text:p>
          </table:table-cell>
          <table:table-cell office:value-type="string" table:style-name="ce1">
            <text:p>Success</text:p>
          </table:table-cell>
          <table:table-cell office:value-type="float" office:value="77082" table:style-name="ce1">
            <text:p>77082</text:p>
          </table:table-cell>
          <table:table-cell table:number-columns-repeated="16377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time" office:time-value="PT12H48M17.636S" table:style-name="ce2">
            <text:p>48:17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086" table:style-name="ce1">
            <text:p>5086</text:p>
          </table:table-cell>
          <table:table-cell office:value-type="string" table:style-name="ce1">
            <text:p>Success</text:p>
          </table:table-cell>
          <table:table-cell office:value-type="float" office:value="43686" table:style-name="ce1">
            <text:p>43686</text:p>
          </table:table-cell>
          <table:table-cell table:number-columns-repeated="16377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time" office:time-value="PT12H48M17.808S" table:style-name="ce2">
            <text:p>48:17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922" table:style-name="ce1">
            <text:p>4922</text:p>
          </table:table-cell>
          <table:table-cell office:value-type="string" table:style-name="ce1">
            <text:p>Success</text:p>
          </table:table-cell>
          <table:table-cell office:value-type="float" office:value="43685" table:style-name="ce1">
            <text:p>43685</text:p>
          </table:table-cell>
          <table:table-cell table:number-columns-repeated="1637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time" office:time-value="PT12H48M17.909S" table:style-name="ce2">
            <text:p>48:17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4827" table:style-name="ce1">
            <text:p>4827</text:p>
          </table:table-cell>
          <table:table-cell office:value-type="string" table:style-name="ce1">
            <text:p>Success</text:p>
          </table:table-cell>
          <table:table-cell office:value-type="float" office:value="43686" table:style-name="ce1">
            <text:p>43686</text:p>
          </table:table-cell>
          <table:table-cell table:number-columns-repeated="16377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time" office:time-value="PT12H48M17.826S" table:style-name="ce2">
            <text:p>48:17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913" table:style-name="ce1">
            <text:p>4913</text:p>
          </table:table-cell>
          <table:table-cell office:value-type="string" table:style-name="ce1">
            <text:p>Success</text:p>
          </table:table-cell>
          <table:table-cell office:value-type="float" office:value="37453" table:style-name="ce1">
            <text:p>37453</text:p>
          </table:table-cell>
          <table:table-cell table:number-columns-repeated="16377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time" office:time-value="PT12H48M17.876S" table:style-name="ce2">
            <text:p>48:17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4946" table:style-name="ce1">
            <text:p>4946</text:p>
          </table:table-cell>
          <table:table-cell office:value-type="string" table:style-name="ce1">
            <text:p>Success</text:p>
          </table:table-cell>
          <table:table-cell office:value-type="float" office:value="43686" table:style-name="ce1">
            <text:p>43686</text:p>
          </table:table-cell>
          <table:table-cell table:number-columns-repeated="16377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time" office:time-value="PT12H48M18.717S" table:style-name="ce2">
            <text:p>48:18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209" table:style-name="ce1">
            <text:p>4209</text:p>
          </table:table-cell>
          <table:table-cell office:value-type="string" table:style-name="ce1">
            <text:p>Success</text:p>
          </table:table-cell>
          <table:table-cell office:value-type="float" office:value="36569" table:style-name="ce1">
            <text:p>36569</text:p>
          </table:table-cell>
          <table:table-cell table:number-columns-repeated="16377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time" office:time-value="PT12H48M17.838S" table:style-name="ce2">
            <text:p>48:17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5096" table:style-name="ce1">
            <text:p>5096</text:p>
          </table:table-cell>
          <table:table-cell office:value-type="string" table:style-name="ce1">
            <text:p>Success</text:p>
          </table:table-cell>
          <table:table-cell office:value-type="float" office:value="43786" table:style-name="ce1">
            <text:p>43786</text:p>
          </table:table-cell>
          <table:table-cell table:number-columns-repeated="16377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time" office:time-value="PT12H48M2.150S" table:style-name="ce2">
            <text:p>48:02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0791" table:style-name="ce1">
            <text:p>20791</text:p>
          </table:table-cell>
          <table:table-cell office:value-type="string" table:style-name="ce1">
            <text:p>Success</text:p>
          </table:table-cell>
          <table:table-cell office:value-type="float" office:value="77084" table:style-name="ce1">
            <text:p>77084</text:p>
          </table:table-cell>
          <table:table-cell table:number-columns-repeated="16377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time" office:time-value="PT12H48M18.763S" table:style-name="ce2">
            <text:p>48:18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182" table:style-name="ce1">
            <text:p>4182</text:p>
          </table:table-cell>
          <table:table-cell office:value-type="string" table:style-name="ce1">
            <text:p>Success</text:p>
          </table:table-cell>
          <table:table-cell office:value-type="float" office:value="43750" table:style-name="ce1">
            <text:p>43750</text:p>
          </table:table-cell>
          <table:table-cell table:number-columns-repeated="16377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time" office:time-value="PT12H48M18.716S" table:style-name="ce2">
            <text:p>48:18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243" table:style-name="ce1">
            <text:p>4243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time" office:time-value="PT12H48M18.726S" table:style-name="ce2">
            <text:p>48:18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243" table:style-name="ce1">
            <text:p>4243</text:p>
          </table:table-cell>
          <table:table-cell office:value-type="string" table:style-name="ce1">
            <text:p>Success</text:p>
          </table:table-cell>
          <table:table-cell office:value-type="float" office:value="36569" table:style-name="ce1">
            <text:p>36569</text:p>
          </table:table-cell>
          <table:table-cell table:number-columns-repeated="16377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time" office:time-value="PT12H48M6.304S" table:style-name="ce2">
            <text:p>48:06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6694" table:style-name="ce1">
            <text:p>16694</text:p>
          </table:table-cell>
          <table:table-cell office:value-type="string" table:style-name="ce1">
            <text:p>Success</text:p>
          </table:table-cell>
          <table:table-cell office:value-type="float" office:value="76214" table:style-name="ce1">
            <text:p>76214</text:p>
          </table:table-cell>
          <table:table-cell table:number-columns-repeated="16377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time" office:time-value="PT12H48M22.738S" table:style-name="ce2">
            <text:p>48:22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Success</text:p>
          </table:table-cell>
          <table:table-cell office:value-type="float" office:value="8479" table:style-name="ce1">
            <text:p>8479</text:p>
          </table:table-cell>
          <table:table-cell table:number-columns-repeated="16377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time" office:time-value="PT12H48M18.674S" table:style-name="ce2">
            <text:p>48:18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343" table:style-name="ce1">
            <text:p>4343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time" office:time-value="PT12H48M21.870S" table:style-name="ce2">
            <text:p>48:21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149" table:style-name="ce1">
            <text:p>1149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time" office:time-value="PT12H48M20.902S" table:style-name="ce2">
            <text:p>48:20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119" table:style-name="ce1">
            <text:p>2119</text:p>
          </table:table-cell>
          <table:table-cell office:value-type="string" table:style-name="ce1">
            <text:p>Success</text:p>
          </table:table-cell>
          <table:table-cell office:value-type="float" office:value="33804" table:style-name="ce1">
            <text:p>33804</text:p>
          </table:table-cell>
          <table:table-cell table:number-columns-repeated="16377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time" office:time-value="PT12H48M18.696S" table:style-name="ce2">
            <text:p>48:18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328" table:style-name="ce1">
            <text:p>4328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time" office:time-value="PT12H48M18.730S" table:style-name="ce2">
            <text:p>48:18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305" table:style-name="ce1">
            <text:p>4305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time" office:time-value="PT12H48M22.824S" table:style-name="ce2">
            <text:p>48:22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Success</text:p>
          </table:table-cell>
          <table:table-cell office:value-type="float" office:value="10595" table:style-name="ce1">
            <text:p>10595</text:p>
          </table:table-cell>
          <table:table-cell table:number-columns-repeated="16377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time" office:time-value="PT12H48M18.775S" table:style-name="ce2">
            <text:p>48:18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628" table:style-name="ce1">
            <text:p>5628</text:p>
          </table:table-cell>
          <table:table-cell office:value-type="string" table:style-name="ce1">
            <text:p>Success</text:p>
          </table:table-cell>
          <table:table-cell office:value-type="float" office:value="43794" table:style-name="ce1">
            <text:p>43794</text:p>
          </table:table-cell>
          <table:table-cell table:number-columns-repeated="16377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time" office:time-value="PT12H48M20.797S" table:style-name="ce2">
            <text:p>48:20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622" table:style-name="ce1">
            <text:p>3622</text:p>
          </table:table-cell>
          <table:table-cell office:value-type="string" table:style-name="ce1">
            <text:p>Success</text:p>
          </table:table-cell>
          <table:table-cell office:value-type="float" office:value="43793" table:style-name="ce1">
            <text:p>43793</text:p>
          </table:table-cell>
          <table:table-cell table:number-columns-repeated="16377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time" office:time-value="PT12H48M20.903S" table:style-name="ce2">
            <text:p>48:20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528" table:style-name="ce1">
            <text:p>3528</text:p>
          </table:table-cell>
          <table:table-cell office:value-type="string" table:style-name="ce1">
            <text:p>Success</text:p>
          </table:table-cell>
          <table:table-cell office:value-type="float" office:value="43783" table:style-name="ce1">
            <text:p>43783</text:p>
          </table:table-cell>
          <table:table-cell table:number-columns-repeated="16377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time" office:time-value="PT12H48M20.886S" table:style-name="ce2">
            <text:p>48:20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578" table:style-name="ce1">
            <text:p>3578</text:p>
          </table:table-cell>
          <table:table-cell office:value-type="string" table:style-name="ce1">
            <text:p>Success</text:p>
          </table:table-cell>
          <table:table-cell office:value-type="float" office:value="43797" table:style-name="ce1">
            <text:p>43797</text:p>
          </table:table-cell>
          <table:table-cell table:number-columns-repeated="16377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time" office:time-value="PT12H48M17.883S" table:style-name="ce2">
            <text:p>48:17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6600" table:style-name="ce1">
            <text:p>6600</text:p>
          </table:table-cell>
          <table:table-cell office:value-type="string" table:style-name="ce1">
            <text:p>Success</text:p>
          </table:table-cell>
          <table:table-cell office:value-type="float" office:value="43787" table:style-name="ce1">
            <text:p>43787</text:p>
          </table:table-cell>
          <table:table-cell table:number-columns-repeated="16377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time" office:time-value="PT12H48M17.864S" table:style-name="ce2">
            <text:p>48:17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6621" table:style-name="ce1">
            <text:p>6621</text:p>
          </table:table-cell>
          <table:table-cell office:value-type="string" table:style-name="ce1">
            <text:p>Success</text:p>
          </table:table-cell>
          <table:table-cell office:value-type="float" office:value="43790" table:style-name="ce1">
            <text:p>43790</text:p>
          </table:table-cell>
          <table:table-cell table:number-columns-repeated="16377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time" office:time-value="PT12H48M20.826S" table:style-name="ce2">
            <text:p>48:20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662" table:style-name="ce1">
            <text:p>3662</text:p>
          </table:table-cell>
          <table:table-cell office:value-type="string" table:style-name="ce1">
            <text:p>Success</text:p>
          </table:table-cell>
          <table:table-cell office:value-type="float" office:value="33804" table:style-name="ce1">
            <text:p>33804</text:p>
          </table:table-cell>
          <table:table-cell table:number-columns-repeated="16377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time" office:time-value="PT12H48M17.874S" table:style-name="ce2">
            <text:p>48:17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6617" table:style-name="ce1">
            <text:p>6617</text:p>
          </table:table-cell>
          <table:table-cell office:value-type="string" table:style-name="ce1">
            <text:p>Success</text:p>
          </table:table-cell>
          <table:table-cell office:value-type="float" office:value="43787" table:style-name="ce1">
            <text:p>43787</text:p>
          </table:table-cell>
          <table:table-cell table:number-columns-repeated="16377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time" office:time-value="PT12H48M18.724S" table:style-name="ce2">
            <text:p>48:18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769" table:style-name="ce1">
            <text:p>5769</text:p>
          </table:table-cell>
          <table:table-cell office:value-type="string" table:style-name="ce1">
            <text:p>Success</text:p>
          </table:table-cell>
          <table:table-cell office:value-type="float" office:value="33804" table:style-name="ce1">
            <text:p>33804</text:p>
          </table:table-cell>
          <table:table-cell table:number-columns-repeated="16377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time" office:time-value="PT12H48M18.753S" table:style-name="ce2">
            <text:p>48:18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742" table:style-name="ce1">
            <text:p>5742</text:p>
          </table:table-cell>
          <table:table-cell office:value-type="string" table:style-name="ce1">
            <text:p>Success</text:p>
          </table:table-cell>
          <table:table-cell office:value-type="float" office:value="43793" table:style-name="ce1">
            <text:p>43793</text:p>
          </table:table-cell>
          <table:table-cell table:number-columns-repeated="16377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time" office:time-value="PT12H48M18.721S" table:style-name="ce2">
            <text:p>48:18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789" table:style-name="ce1">
            <text:p>5789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time" office:time-value="PT12H48M20.881S" table:style-name="ce2">
            <text:p>48:20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653" table:style-name="ce1">
            <text:p>3653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time" office:time-value="PT12H48M18.764S" table:style-name="ce2">
            <text:p>48:18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5782" table:style-name="ce1">
            <text:p>5782</text:p>
          </table:table-cell>
          <table:table-cell office:value-type="string" table:style-name="ce1">
            <text:p>Success</text:p>
          </table:table-cell>
          <table:table-cell office:value-type="float" office:value="43800" table:style-name="ce1">
            <text:p>43800</text:p>
          </table:table-cell>
          <table:table-cell table:number-columns-repeated="16377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time" office:time-value="PT12H48M20.859S" table:style-name="ce2">
            <text:p>48:20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831" table:style-name="ce1">
            <text:p>3831</text:p>
          </table:table-cell>
          <table:table-cell office:value-type="string" table:style-name="ce1">
            <text:p>Success</text:p>
          </table:table-cell>
          <table:table-cell office:value-type="float" office:value="33804" table:style-name="ce1">
            <text:p>33804</text:p>
          </table:table-cell>
          <table:table-cell table:number-columns-repeated="16377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time" office:time-value="PT12H48M22.728S" table:style-name="ce2">
            <text:p>48:22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time" office:time-value="PT12H48M20.832S" table:style-name="ce2">
            <text:p>48:20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877" table:style-name="ce1">
            <text:p>3877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time" office:time-value="PT12H48M21.609S" table:style-name="ce2">
            <text:p>48:21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137" table:style-name="ce1">
            <text:p>3137</text:p>
          </table:table-cell>
          <table:table-cell office:value-type="string" table:style-name="ce1">
            <text:p>Success</text:p>
          </table:table-cell>
          <table:table-cell office:value-type="float" office:value="64848" table:style-name="ce1">
            <text:p>64848</text:p>
          </table:table-cell>
          <table:table-cell table:number-columns-repeated="16377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time" office:time-value="PT12H48M21.855S" table:style-name="ce2">
            <text:p>48:21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897" table:style-name="ce1">
            <text:p>2897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time" office:time-value="PT12H48M20.827S" table:style-name="ce2">
            <text:p>48:20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929" table:style-name="ce1">
            <text:p>3929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time" office:time-value="PT12H48M21.836S" table:style-name="ce2">
            <text:p>48:21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940" table:style-name="ce1">
            <text:p>2940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time" office:time-value="PT12H48M18.665S" table:style-name="ce2">
            <text:p>48:18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6119" table:style-name="ce1">
            <text:p>6119</text:p>
          </table:table-cell>
          <table:table-cell office:value-type="string" table:style-name="ce1">
            <text:p>Success</text:p>
          </table:table-cell>
          <table:table-cell office:value-type="float" office:value="43799" table:style-name="ce1">
            <text:p>43799</text:p>
          </table:table-cell>
          <table:table-cell table:number-columns-repeated="16377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time" office:time-value="PT12H48M18.704S" table:style-name="ce2">
            <text:p>48:18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6085" table:style-name="ce1">
            <text:p>6085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time" office:time-value="PT12H48M21.838S" table:style-name="ce2">
            <text:p>48:21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953" table:style-name="ce1">
            <text:p>2953</text:p>
          </table:table-cell>
          <table:table-cell office:value-type="string" table:style-name="ce1">
            <text:p>Success</text:p>
          </table:table-cell>
          <table:table-cell office:value-type="float" office:value="33804" table:style-name="ce1">
            <text:p>33804</text:p>
          </table:table-cell>
          <table:table-cell table:number-columns-repeated="16377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time" office:time-value="PT12H48M18.730S" table:style-name="ce2">
            <text:p>48:18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6082" table:style-name="ce1">
            <text:p>6082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time" office:time-value="PT12H48M21.804S" table:style-name="ce2">
            <text:p>48:21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011" table:style-name="ce1">
            <text:p>3011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time" office:time-value="PT12H48M18.718S" table:style-name="ce2">
            <text:p>48:18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6100" table:style-name="ce1">
            <text:p>6100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time" office:time-value="PT12H48M18.715S" table:style-name="ce2">
            <text:p>48:18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6113" table:style-name="ce1">
            <text:p>6113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time" office:time-value="PT12H48M21.465S" table:style-name="ce2">
            <text:p>48:21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367" table:style-name="ce1">
            <text:p>3367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time" office:time-value="PT12H48M22.944S" table:style-name="ce2">
            <text:p>48:22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1889" table:style-name="ce1">
            <text:p>1889</text:p>
          </table:table-cell>
          <table:table-cell office:value-type="string" table:style-name="ce1">
            <text:p>Success</text:p>
          </table:table-cell>
          <table:table-cell office:value-type="float" office:value="33804" table:style-name="ce1">
            <text:p>33804</text:p>
          </table:table-cell>
          <table:table-cell table:number-columns-repeated="16377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time" office:time-value="PT12H48M18.639S" table:style-name="ce2">
            <text:p>48:18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6199" table:style-name="ce1">
            <text:p>6199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time" office:time-value="PT12H48M18.714S" table:style-name="ce2">
            <text:p>48:18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6128" table:style-name="ce1">
            <text:p>6128</text:p>
          </table:table-cell>
          <table:table-cell office:value-type="string" table:style-name="ce1">
            <text:p>Success</text:p>
          </table:table-cell>
          <table:table-cell office:value-type="float" office:value="43800" table:style-name="ce1">
            <text:p>43800</text:p>
          </table:table-cell>
          <table:table-cell table:number-columns-repeated="16377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time" office:time-value="PT12H48M21.840S" table:style-name="ce2">
            <text:p>48:21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003" table:style-name="ce1">
            <text:p>3003</text:p>
          </table:table-cell>
          <table:table-cell office:value-type="string" table:style-name="ce1">
            <text:p>Success</text:p>
          </table:table-cell>
          <table:table-cell office:value-type="float" office:value="43800" table:style-name="ce1">
            <text:p>43800</text:p>
          </table:table-cell>
          <table:table-cell table:number-columns-repeated="16377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time" office:time-value="PT12H48M21.876S" table:style-name="ce2">
            <text:p>48:21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971" table:style-name="ce1">
            <text:p>2971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time" office:time-value="PT12H48M20.863S" table:style-name="ce2">
            <text:p>48:20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996" table:style-name="ce1">
            <text:p>3996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time" office:time-value="PT12H48M18.703S" table:style-name="ce2">
            <text:p>48:18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6160" table:style-name="ce1">
            <text:p>6160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time" office:time-value="PT12H48M18.722S" table:style-name="ce2">
            <text:p>48:18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6157" table:style-name="ce1">
            <text:p>6157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time" office:time-value="PT12H48M23.080S" table:style-name="ce2">
            <text:p>48:23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828" table:style-name="ce1">
            <text:p>1828</text:p>
          </table:table-cell>
          <table:table-cell office:value-type="string" table:style-name="ce1">
            <text:p>Success</text:p>
          </table:table-cell>
          <table:table-cell office:value-type="float" office:value="64848" table:style-name="ce1">
            <text:p>64848</text:p>
          </table:table-cell>
          <table:table-cell table:number-columns-repeated="16377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time" office:time-value="PT12H48M18.724S" table:style-name="ce2">
            <text:p>48:18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6204" table:style-name="ce1">
            <text:p>6204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time" office:time-value="PT12H48M23.003S" table:style-name="ce2">
            <text:p>48:23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Success</text:p>
          </table:table-cell>
          <table:table-cell office:value-type="float" office:value="64848" table:style-name="ce1">
            <text:p>64848</text:p>
          </table:table-cell>
          <table:table-cell table:number-columns-repeated="16377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time" office:time-value="PT12H48M21.916S" table:style-name="ce2">
            <text:p>48:21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032" table:style-name="ce1">
            <text:p>3032</text:p>
          </table:table-cell>
          <table:table-cell office:value-type="string" table:style-name="ce1">
            <text:p>Success</text:p>
          </table:table-cell>
          <table:table-cell office:value-type="float" office:value="43803" table:style-name="ce1">
            <text:p>43803</text:p>
          </table:table-cell>
          <table:table-cell table:number-columns-repeated="16377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time" office:time-value="PT12H48M22.741S" table:style-name="ce2">
            <text:p>48:22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301" table:style-name="ce1">
            <text:p>2301</text:p>
          </table:table-cell>
          <table:table-cell office:value-type="string" table:style-name="ce1">
            <text:p>Success</text:p>
          </table:table-cell>
          <table:table-cell office:value-type="float" office:value="43800" table:style-name="ce1">
            <text:p>43800</text:p>
          </table:table-cell>
          <table:table-cell table:number-columns-repeated="16377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time" office:time-value="PT12H48M18.751S" table:style-name="ce2">
            <text:p>48:18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6296" table:style-name="ce1">
            <text:p>6296</text:p>
          </table:table-cell>
          <table:table-cell office:value-type="string" table:style-name="ce1">
            <text:p>Success</text:p>
          </table:table-cell>
          <table:table-cell office:value-type="float" office:value="43804" table:style-name="ce1">
            <text:p>43804</text:p>
          </table:table-cell>
          <table:table-cell table:number-columns-repeated="16377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time" office:time-value="PT12H48M21.888S" table:style-name="ce2">
            <text:p>48:21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185" table:style-name="ce1">
            <text:p>3185</text:p>
          </table:table-cell>
          <table:table-cell office:value-type="string" table:style-name="ce1">
            <text:p>Success</text:p>
          </table:table-cell>
          <table:table-cell office:value-type="float" office:value="43799" table:style-name="ce1">
            <text:p>43799</text:p>
          </table:table-cell>
          <table:table-cell table:number-columns-repeated="16377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time" office:time-value="PT12H48M23.000S" table:style-name="ce2">
            <text:p>48:23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117" table:style-name="ce1">
            <text:p>2117</text:p>
          </table:table-cell>
          <table:table-cell office:value-type="string" table:style-name="ce1">
            <text:p>Success</text:p>
          </table:table-cell>
          <table:table-cell office:value-type="float" office:value="33802" table:style-name="ce1">
            <text:p>33802</text:p>
          </table:table-cell>
          <table:table-cell table:number-columns-repeated="16377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time" office:time-value="PT12H48M24.435S" table:style-name="ce2">
            <text:p>48:24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774" table:style-name="ce1">
            <text:p>774</text:p>
          </table:table-cell>
          <table:table-cell office:value-type="string" table:style-name="ce1">
            <text:p>Success</text:p>
          </table:table-cell>
          <table:table-cell office:value-type="float" office:value="14828" table:style-name="ce1">
            <text:p>14828</text:p>
          </table:table-cell>
          <table:table-cell table:number-columns-repeated="16377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time" office:time-value="PT12H48M24.406S" table:style-name="ce2">
            <text:p>48:24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848" table:style-name="ce1">
            <text:p>848</text:p>
          </table:table-cell>
          <table:table-cell office:value-type="string" table:style-name="ce1">
            <text:p>Success</text:p>
          </table:table-cell>
          <table:table-cell office:value-type="float" office:value="16945" table:style-name="ce1">
            <text:p>16945</text:p>
          </table:table-cell>
          <table:table-cell table:number-columns-repeated="16377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time" office:time-value="PT12H48M24.421S" table:style-name="ce2">
            <text:p>48:24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856" table:style-name="ce1">
            <text:p>856</text:p>
          </table:table-cell>
          <table:table-cell office:value-type="string" table:style-name="ce1">
            <text:p>Success</text:p>
          </table:table-cell>
          <table:table-cell office:value-type="float" office:value="16945" table:style-name="ce1">
            <text:p>16945</text:p>
          </table:table-cell>
          <table:table-cell table:number-columns-repeated="16377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time" office:time-value="PT12H48M24.487S" table:style-name="ce2">
            <text:p>48:24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875" table:style-name="ce1">
            <text:p>875</text:p>
          </table:table-cell>
          <table:table-cell office:value-type="string" table:style-name="ce1">
            <text:p>Success</text:p>
          </table:table-cell>
          <table:table-cell office:value-type="float" office:value="21178" table:style-name="ce1">
            <text:p>21178</text:p>
          </table:table-cell>
          <table:table-cell table:number-columns-repeated="16377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time" office:time-value="PT12H48M21.882S" table:style-name="ce2">
            <text:p>48:21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481" table:style-name="ce1">
            <text:p>3481</text:p>
          </table:table-cell>
          <table:table-cell office:value-type="string" table:style-name="ce1">
            <text:p>Success</text:p>
          </table:table-cell>
          <table:table-cell office:value-type="float" office:value="43799" table:style-name="ce1">
            <text:p>43799</text:p>
          </table:table-cell>
          <table:table-cell table:number-columns-repeated="16377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time" office:time-value="PT12H48M18.588S" table:style-name="ce2">
            <text:p>48:18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6823" table:style-name="ce1">
            <text:p>6823</text:p>
          </table:table-cell>
          <table:table-cell office:value-type="string" table:style-name="ce1">
            <text:p>Success</text:p>
          </table:table-cell>
          <table:table-cell office:value-type="float" office:value="43799" table:style-name="ce1">
            <text:p>43799</text:p>
          </table:table-cell>
          <table:table-cell table:number-columns-repeated="16377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time" office:time-value="PT12H48M24.492S" table:style-name="ce2">
            <text:p>48:24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958" table:style-name="ce1">
            <text:p>958</text:p>
          </table:table-cell>
          <table:table-cell office:value-type="string" table:style-name="ce1">
            <text:p>Success</text:p>
          </table:table-cell>
          <table:table-cell office:value-type="float" office:value="21178" table:style-name="ce1">
            <text:p>21178</text:p>
          </table:table-cell>
          <table:table-cell table:number-columns-repeated="16377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time" office:time-value="PT12H48M24.547S" table:style-name="ce2">
            <text:p>48:24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053" table:style-name="ce1">
            <text:p>1053</text:p>
          </table:table-cell>
          <table:table-cell office:value-type="string" table:style-name="ce1">
            <text:p>Success</text:p>
          </table:table-cell>
          <table:table-cell office:value-type="float" office:value="23293" table:style-name="ce1">
            <text:p>23293</text:p>
          </table:table-cell>
          <table:table-cell table:number-columns-repeated="16377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time" office:time-value="PT12H48M24.784S" table:style-name="ce2">
            <text:p>48:24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828" table:style-name="ce1">
            <text:p>828</text:p>
          </table:table-cell>
          <table:table-cell office:value-type="string" table:style-name="ce1">
            <text:p>Success</text:p>
          </table:table-cell>
          <table:table-cell office:value-type="float" office:value="25412" table:style-name="ce1">
            <text:p>25412</text:p>
          </table:table-cell>
          <table:table-cell table:number-columns-repeated="16377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time" office:time-value="PT12H48M24.845S" table:style-name="ce2">
            <text:p>48:24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914" table:style-name="ce1">
            <text:p>914</text:p>
          </table:table-cell>
          <table:table-cell office:value-type="string" table:style-name="ce1">
            <text:p>Success</text:p>
          </table:table-cell>
          <table:table-cell office:value-type="float" office:value="27527" table:style-name="ce1">
            <text:p>27527</text:p>
          </table:table-cell>
          <table:table-cell table:number-columns-repeated="16377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time" office:time-value="PT12H48M25.451S" table:style-name="ce2">
            <text:p>48:25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Success</text:p>
          </table:table-cell>
          <table:table-cell office:value-type="float" office:value="64846" table:style-name="ce1">
            <text:p>64846</text:p>
          </table:table-cell>
          <table:table-cell table:number-columns-repeated="16377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time" office:time-value="PT12H48M24.950S" table:style-name="ce2">
            <text:p>48:24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932" table:style-name="ce1">
            <text:p>932</text:p>
          </table:table-cell>
          <table:table-cell office:value-type="string" table:style-name="ce1">
            <text:p>Success</text:p>
          </table:table-cell>
          <table:table-cell office:value-type="float" office:value="29648" table:style-name="ce1">
            <text:p>29648</text:p>
          </table:table-cell>
          <table:table-cell table:number-columns-repeated="16377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time" office:time-value="PT12H48M25.211S" table:style-name="ce2">
            <text:p>48:25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735" table:style-name="ce1">
            <text:p>735</text:p>
          </table:table-cell>
          <table:table-cell office:value-type="string" table:style-name="ce1">
            <text:p>Success</text:p>
          </table:table-cell>
          <table:table-cell office:value-type="float" office:value="64848" table:style-name="ce1">
            <text:p>64848</text:p>
          </table:table-cell>
          <table:table-cell table:number-columns-repeated="16377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time" office:time-value="PT12H48M25.076S" table:style-name="ce2">
            <text:p>48:25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895" table:style-name="ce1">
            <text:p>895</text:p>
          </table:table-cell>
          <table:table-cell office:value-type="string" table:style-name="ce1">
            <text:p>Success</text:p>
          </table:table-cell>
          <table:table-cell office:value-type="float" office:value="33885" table:style-name="ce1">
            <text:p>33885</text:p>
          </table:table-cell>
          <table:table-cell table:number-columns-repeated="16377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time" office:time-value="PT12H48M25.255S" table:style-name="ce2">
            <text:p>48:25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770" table:style-name="ce1">
            <text:p>770</text:p>
          </table:table-cell>
          <table:table-cell office:value-type="string" table:style-name="ce1">
            <text:p>Success</text:p>
          </table:table-cell>
          <table:table-cell office:value-type="float" office:value="64846" table:style-name="ce1">
            <text:p>64846</text:p>
          </table:table-cell>
          <table:table-cell table:number-columns-repeated="16377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time" office:time-value="PT12H48M25.049S" table:style-name="ce2">
            <text:p>48:25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977" table:style-name="ce1">
            <text:p>977</text:p>
          </table:table-cell>
          <table:table-cell office:value-type="string" table:style-name="ce1">
            <text:p>Success</text:p>
          </table:table-cell>
          <table:table-cell office:value-type="float" office:value="33885" table:style-name="ce1">
            <text:p>33885</text:p>
          </table:table-cell>
          <table:table-cell table:number-columns-repeated="16377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time" office:time-value="PT12H48M25.614S" table:style-name="ce2">
            <text:p>48:25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81" table:style-name="ce1">
            <text:p>481</text:p>
          </table:table-cell>
          <table:table-cell office:value-type="string" table:style-name="ce1">
            <text:p>Success</text:p>
          </table:table-cell>
          <table:table-cell office:value-type="float" office:value="64848" table:style-name="ce1">
            <text:p>64848</text:p>
          </table:table-cell>
          <table:table-cell table:number-columns-repeated="16377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time" office:time-value="PT12H48M25.368S" table:style-name="ce2">
            <text:p>48:25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803" table:style-name="ce1">
            <text:p>803</text:p>
          </table:table-cell>
          <table:table-cell office:value-type="string" table:style-name="ce1">
            <text:p>Success</text:p>
          </table:table-cell>
          <table:table-cell office:value-type="float" office:value="38122" table:style-name="ce1">
            <text:p>38122</text:p>
          </table:table-cell>
          <table:table-cell table:number-columns-repeated="16377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time" office:time-value="PT12H48M25.365S" table:style-name="ce2">
            <text:p>48:25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976" table:style-name="ce1">
            <text:p>976</text:p>
          </table:table-cell>
          <table:table-cell office:value-type="string" table:style-name="ce1">
            <text:p>Success</text:p>
          </table:table-cell>
          <table:table-cell office:value-type="float" office:value="64848" table:style-name="ce1">
            <text:p>64848</text:p>
          </table:table-cell>
          <table:table-cell table:number-columns-repeated="16377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time" office:time-value="PT12H48M25.413S" table:style-name="ce2">
            <text:p>48:25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965" table:style-name="ce1">
            <text:p>965</text:p>
          </table:table-cell>
          <table:table-cell office:value-type="string" table:style-name="ce1">
            <text:p>Success</text:p>
          </table:table-cell>
          <table:table-cell office:value-type="float" office:value="38122" table:style-name="ce1">
            <text:p>38122</text:p>
          </table:table-cell>
          <table:table-cell table:number-columns-repeated="16377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time" office:time-value="PT12H48M26.173S" table:style-name="ce2">
            <text:p>48:26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407" table:style-name="ce1">
            <text:p>407</text:p>
          </table:table-cell>
          <table:table-cell office:value-type="string" table:style-name="ce1">
            <text:p>Success</text:p>
          </table:table-cell>
          <table:table-cell office:value-type="float" office:value="64848" table:style-name="ce1">
            <text:p>64848</text:p>
          </table:table-cell>
          <table:table-cell table:number-columns-repeated="16377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time" office:time-value="PT12H48M26.028S" table:style-name="ce2">
            <text:p>48:26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Success</text:p>
          </table:table-cell>
          <table:table-cell office:value-type="float" office:value="39830" table:style-name="ce1">
            <text:p>39830</text:p>
          </table:table-cell>
          <table:table-cell table:number-columns-repeated="16377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time" office:time-value="PT12H48M24.910S" table:style-name="ce2">
            <text:p>48:24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760" table:style-name="ce1">
            <text:p>1760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time" office:time-value="PT12H48M26.098S" table:style-name="ce2">
            <text:p>48:26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579" table:style-name="ce1">
            <text:p>579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time" office:time-value="PT12H48M26.344S" table:style-name="ce2">
            <text:p>48:26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time" office:time-value="PT12H48M25.860S" table:style-name="ce2">
            <text:p>48:25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823" table:style-name="ce1">
            <text:p>823</text:p>
          </table:table-cell>
          <table:table-cell office:value-type="string" table:style-name="ce1">
            <text:p>Success</text:p>
          </table:table-cell>
          <table:table-cell office:value-type="float" office:value="39830" table:style-name="ce1">
            <text:p>39830</text:p>
          </table:table-cell>
          <table:table-cell table:number-columns-repeated="16377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time" office:time-value="PT12H48M25.949S" table:style-name="ce2">
            <text:p>48:25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737" table:style-name="ce1">
            <text:p>737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time" office:time-value="PT12H48M24.933S" table:style-name="ce2">
            <text:p>48:24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758" table:style-name="ce1">
            <text:p>1758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time" office:time-value="PT12H48M24.748S" table:style-name="ce2">
            <text:p>48:24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956" table:style-name="ce1">
            <text:p>1956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time" office:time-value="PT12H48M26.583S" table:style-name="ce2">
            <text:p>48:26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time" office:time-value="PT12H48M26.675S" table:style-name="ce2">
            <text:p>48:26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time" office:time-value="PT12H48M26.671S" table:style-name="ce2">
            <text:p>48:26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time" office:time-value="PT12H48M26.701S" table:style-name="ce2">
            <text:p>48:26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time" office:time-value="PT12H48M26.679S" table:style-name="ce2">
            <text:p>48:26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time" office:time-value="PT12H48M26.682S" table:style-name="ce2">
            <text:p>48:26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time" office:time-value="PT12H48M26.730S" table:style-name="ce2">
            <text:p>48:26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time" office:time-value="PT12H48M26.706S" table:style-name="ce2">
            <text:p>48:26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time" office:time-value="PT12H48M26.685S" table:style-name="ce2">
            <text:p>48:26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time" office:time-value="PT12H48M26.706S" table:style-name="ce2">
            <text:p>48:26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time" office:time-value="PT12H48M26.740S" table:style-name="ce2">
            <text:p>48:26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time" office:time-value="PT12H48M26.748S" table:style-name="ce2">
            <text:p>48:26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time" office:time-value="PT12H48M26.758S" table:style-name="ce2">
            <text:p>48:26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time" office:time-value="PT12H48M26.695S" table:style-name="ce2">
            <text:p>48:26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time" office:time-value="PT12H48M26.763S" table:style-name="ce2">
            <text:p>48:26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time" office:time-value="PT12H48M25.280S" table:style-name="ce2">
            <text:p>48:25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611" table:style-name="ce1">
            <text:p>1611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time" office:time-value="PT12H48M25.762S" table:style-name="ce2">
            <text:p>48:25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time" office:time-value="PT12H48M26.809S" table:style-name="ce2">
            <text:p>48:26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time" office:time-value="PT12H48M26.030S" table:style-name="ce2">
            <text:p>48:26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897" table:style-name="ce1">
            <text:p>897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time" office:time-value="PT12H48M26.846S" table:style-name="ce2">
            <text:p>48:26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time" office:time-value="PT12H48M25.602S" table:style-name="ce2">
            <text:p>48:25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332" table:style-name="ce1">
            <text:p>1332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time" office:time-value="PT12H48M26.850S" table:style-name="ce2">
            <text:p>48:26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time" office:time-value="PT12H48M26.802S" table:style-name="ce2">
            <text:p>48:26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time" office:time-value="PT12H48M26.806S" table:style-name="ce2">
            <text:p>48:26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time" office:time-value="PT12H48M26.797S" table:style-name="ce2">
            <text:p>48:26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time" office:time-value="PT12H48M26.798S" table:style-name="ce2">
            <text:p>48:26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time" office:time-value="PT12H48M26.832S" table:style-name="ce2">
            <text:p>48:26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time" office:time-value="PT12H48M26.836S" table:style-name="ce2">
            <text:p>48:26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time" office:time-value="PT12H48M26.963S" table:style-name="ce2">
            <text:p>48:27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time" office:time-value="PT12H48M26.919S" table:style-name="ce2">
            <text:p>48:26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time" office:time-value="PT12H48M26.941S" table:style-name="ce2">
            <text:p>48:26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time" office:time-value="PT12H48M26.963S" table:style-name="ce2">
            <text:p>48:27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time" office:time-value="PT12H48M26.955S" table:style-name="ce2">
            <text:p>48:27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time" office:time-value="PT12H48M26.943S" table:style-name="ce2">
            <text:p>48:26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time" office:time-value="PT12H48M26.932S" table:style-name="ce2">
            <text:p>48:26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time" office:time-value="PT12H48M26.994S" table:style-name="ce2">
            <text:p>48:27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time" office:time-value="PT12H48M26.984S" table:style-name="ce2">
            <text:p>48:27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time" office:time-value="PT12H48M27.036S" table:style-name="ce2">
            <text:p>48:27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time" office:time-value="PT12H48M27.018S" table:style-name="ce2">
            <text:p>48:27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time" office:time-value="PT12H48M27.034S" table:style-name="ce2">
            <text:p>48:27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time" office:time-value="PT12H48M27.029S" table:style-name="ce2">
            <text:p>48:27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time" office:time-value="PT12H48M27.033S" table:style-name="ce2">
            <text:p>48:27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time" office:time-value="PT12H48M27.013S" table:style-name="ce2">
            <text:p>48:27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time" office:time-value="PT12H48M27.038S" table:style-name="ce2">
            <text:p>48:27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time" office:time-value="PT12H48M27.014S" table:style-name="ce2">
            <text:p>48:27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time" office:time-value="PT12H48M27.066S" table:style-name="ce2">
            <text:p>48:27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time" office:time-value="PT12H48M27.135S" table:style-name="ce2">
            <text:p>48:27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time" office:time-value="PT12H48M27.129S" table:style-name="ce2">
            <text:p>48:27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time" office:time-value="PT12H48M27.113S" table:style-name="ce2">
            <text:p>48:27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time" office:time-value="PT12H48M27.132S" table:style-name="ce2">
            <text:p>48:27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time" office:time-value="PT12H48M26.384S" table:style-name="ce2">
            <text:p>48:26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Success</text:p>
          </table:table-cell>
          <table:table-cell office:value-type="float" office:value="64848" table:style-name="ce1">
            <text:p>64848</text:p>
          </table:table-cell>
          <table:table-cell table:number-columns-repeated="16377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time" office:time-value="PT12H48M25.972S" table:style-name="ce2">
            <text:p>48:26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496" table:style-name="ce1">
            <text:p>1496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time" office:time-value="PT12H48M22.726S" table:style-name="ce2">
            <text:p>48:22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4769" table:style-name="ce1">
            <text:p>4769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time" office:time-value="PT12H48M27.371S" table:style-name="ce2">
            <text:p>48:27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time" office:time-value="PT12H48M27.559S" table:style-name="ce2">
            <text:p>48:27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time" office:time-value="PT12H48M27.631S" table:style-name="ce2">
            <text:p>48:27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time" office:time-value="PT12H48M27.693S" table:style-name="ce2">
            <text:p>48:27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time" office:time-value="PT12H48M27.723S" table:style-name="ce2">
            <text:p>48:27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time" office:time-value="PT12H48M22.937S" table:style-name="ce2">
            <text:p>48:22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825" table:style-name="ce1">
            <text:p>4825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time" office:time-value="PT12H48M27.756S" table:style-name="ce2">
            <text:p>48:27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time" office:time-value="PT12H48M26.928S" table:style-name="ce2">
            <text:p>48:26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443" table:style-name="ce1">
            <text:p>1443</text:p>
          </table:table-cell>
          <table:table-cell office:value-type="string" table:style-name="ce1">
            <text:p>Success</text:p>
          </table:table-cell>
          <table:table-cell office:value-type="float" office:value="38151" table:style-name="ce1">
            <text:p>38151</text:p>
          </table:table-cell>
          <table:table-cell table:number-columns-repeated="16377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time" office:time-value="PT12H48M26.892S" table:style-name="ce2">
            <text:p>48:26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611" table:style-name="ce1">
            <text:p>1611</text:p>
          </table:table-cell>
          <table:table-cell office:value-type="string" table:style-name="ce1">
            <text:p>Success</text:p>
          </table:table-cell>
          <table:table-cell office:value-type="float" office:value="38156" table:style-name="ce1">
            <text:p>38156</text:p>
          </table:table-cell>
          <table:table-cell table:number-columns-repeated="16377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time" office:time-value="PT12H48M26.936S" table:style-name="ce2">
            <text:p>48:26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626" table:style-name="ce1">
            <text:p>1626</text:p>
          </table:table-cell>
          <table:table-cell office:value-type="string" table:style-name="ce1">
            <text:p>Success</text:p>
          </table:table-cell>
          <table:table-cell office:value-type="float" office:value="38156" table:style-name="ce1">
            <text:p>38156</text:p>
          </table:table-cell>
          <table:table-cell table:number-columns-repeated="16377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time" office:time-value="PT12H48M26.893S" table:style-name="ce2">
            <text:p>48:26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744" table:style-name="ce1">
            <text:p>1744</text:p>
          </table:table-cell>
          <table:table-cell office:value-type="string" table:style-name="ce1">
            <text:p>Success</text:p>
          </table:table-cell>
          <table:table-cell office:value-type="float" office:value="38154" table:style-name="ce1">
            <text:p>38154</text:p>
          </table:table-cell>
          <table:table-cell table:number-columns-repeated="16377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time" office:time-value="PT12H48M27.145S" table:style-name="ce2">
            <text:p>48:27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600" table:style-name="ce1">
            <text:p>1600</text:p>
          </table:table-cell>
          <table:table-cell office:value-type="string" table:style-name="ce1">
            <text:p>Success</text:p>
          </table:table-cell>
          <table:table-cell office:value-type="float" office:value="38156" table:style-name="ce1">
            <text:p>38156</text:p>
          </table:table-cell>
          <table:table-cell table:number-columns-repeated="16377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time" office:time-value="PT12H48M27.151S" table:style-name="ce2">
            <text:p>48:27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609" table:style-name="ce1">
            <text:p>1609</text:p>
          </table:table-cell>
          <table:table-cell office:value-type="string" table:style-name="ce1">
            <text:p>Success</text:p>
          </table:table-cell>
          <table:table-cell office:value-type="float" office:value="38156" table:style-name="ce1">
            <text:p>38156</text:p>
          </table:table-cell>
          <table:table-cell table:number-columns-repeated="16377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time" office:time-value="PT12H48M22.732S" table:style-name="ce2">
            <text:p>48:22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6030" table:style-name="ce1">
            <text:p>6030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time" office:time-value="PT12H48M27.196S" table:style-name="ce2">
            <text:p>48:27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576" table:style-name="ce1">
            <text:p>1576</text:p>
          </table:table-cell>
          <table:table-cell office:value-type="string" table:style-name="ce1">
            <text:p>Success</text:p>
          </table:table-cell>
          <table:table-cell office:value-type="float" office:value="38154" table:style-name="ce1">
            <text:p>38154</text:p>
          </table:table-cell>
          <table:table-cell table:number-columns-repeated="16377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time" office:time-value="PT12H48M27.220S" table:style-name="ce2">
            <text:p>48:27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572" table:style-name="ce1">
            <text:p>1572</text:p>
          </table:table-cell>
          <table:table-cell office:value-type="string" table:style-name="ce1">
            <text:p>Success</text:p>
          </table:table-cell>
          <table:table-cell office:value-type="float" office:value="38156" table:style-name="ce1">
            <text:p>38156</text:p>
          </table:table-cell>
          <table:table-cell table:number-columns-repeated="16377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time" office:time-value="PT12H48M27.147S" table:style-name="ce2">
            <text:p>48:27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669" table:style-name="ce1">
            <text:p>1669</text:p>
          </table:table-cell>
          <table:table-cell office:value-type="string" table:style-name="ce1">
            <text:p>Success</text:p>
          </table:table-cell>
          <table:table-cell office:value-type="float" office:value="38156" table:style-name="ce1">
            <text:p>38156</text:p>
          </table:table-cell>
          <table:table-cell table:number-columns-repeated="16377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time" office:time-value="PT12H48M27.218S" table:style-name="ce2">
            <text:p>48:27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601" table:style-name="ce1">
            <text:p>1601</text:p>
          </table:table-cell>
          <table:table-cell office:value-type="string" table:style-name="ce1">
            <text:p>Success</text:p>
          </table:table-cell>
          <table:table-cell office:value-type="float" office:value="38156" table:style-name="ce1">
            <text:p>38156</text:p>
          </table:table-cell>
          <table:table-cell table:number-columns-repeated="16377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time" office:time-value="PT12H48M27.114S" table:style-name="ce2">
            <text:p>48:27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739" table:style-name="ce1">
            <text:p>1739</text:p>
          </table:table-cell>
          <table:table-cell office:value-type="string" table:style-name="ce1">
            <text:p>Success</text:p>
          </table:table-cell>
          <table:table-cell office:value-type="float" office:value="38154" table:style-name="ce1">
            <text:p>38154</text:p>
          </table:table-cell>
          <table:table-cell table:number-columns-repeated="16377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time" office:time-value="PT12H48M27.189S" table:style-name="ce2">
            <text:p>48:27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683" table:style-name="ce1">
            <text:p>1683</text:p>
          </table:table-cell>
          <table:table-cell office:value-type="string" table:style-name="ce1">
            <text:p>Success</text:p>
          </table:table-cell>
          <table:table-cell office:value-type="float" office:value="38154" table:style-name="ce1">
            <text:p>38154</text:p>
          </table:table-cell>
          <table:table-cell table:number-columns-repeated="16377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time" office:time-value="PT12H48M27.177S" table:style-name="ce2">
            <text:p>48:27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704" table:style-name="ce1">
            <text:p>1704</text:p>
          </table:table-cell>
          <table:table-cell office:value-type="string" table:style-name="ce1">
            <text:p>Success</text:p>
          </table:table-cell>
          <table:table-cell office:value-type="float" office:value="38156" table:style-name="ce1">
            <text:p>38156</text:p>
          </table:table-cell>
          <table:table-cell table:number-columns-repeated="16377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time" office:time-value="PT12H48M27.499S" table:style-name="ce2">
            <text:p>48:27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488" table:style-name="ce1">
            <text:p>1488</text:p>
          </table:table-cell>
          <table:table-cell office:value-type="string" table:style-name="ce1">
            <text:p>Success</text:p>
          </table:table-cell>
          <table:table-cell office:value-type="float" office:value="40240" table:style-name="ce1">
            <text:p>40240</text:p>
          </table:table-cell>
          <table:table-cell table:number-columns-repeated="16377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time" office:time-value="PT12H48M27.471S" table:style-name="ce2">
            <text:p>48:27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532" table:style-name="ce1">
            <text:p>1532</text:p>
          </table:table-cell>
          <table:table-cell office:value-type="string" table:style-name="ce1">
            <text:p>Success</text:p>
          </table:table-cell>
          <table:table-cell office:value-type="float" office:value="40276" table:style-name="ce1">
            <text:p>40276</text:p>
          </table:table-cell>
          <table:table-cell table:number-columns-repeated="16377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time" office:time-value="PT12H48M20.820S" table:style-name="ce2">
            <text:p>48:20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8209" table:style-name="ce1">
            <text:p>8209</text:p>
          </table:table-cell>
          <table:table-cell office:value-type="string" table:style-name="ce1">
            <text:p>Success</text:p>
          </table:table-cell>
          <table:table-cell office:value-type="float" office:value="61658" table:style-name="ce1">
            <text:p>61658</text:p>
          </table:table-cell>
          <table:table-cell table:number-columns-repeated="16377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time" office:time-value="PT12H48M27.786S" table:style-name="ce2">
            <text:p>48:27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397" table:style-name="ce1">
            <text:p>1397</text:p>
          </table:table-cell>
          <table:table-cell office:value-type="string" table:style-name="ce1">
            <text:p>Success</text:p>
          </table:table-cell>
          <table:table-cell office:value-type="float" office:value="42397" table:style-name="ce1">
            <text:p>42397</text:p>
          </table:table-cell>
          <table:table-cell table:number-columns-repeated="16377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time" office:time-value="PT12H48M27.765S" table:style-name="ce2">
            <text:p>48:27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432" table:style-name="ce1">
            <text:p>1432</text:p>
          </table:table-cell>
          <table:table-cell office:value-type="string" table:style-name="ce1">
            <text:p>Success</text:p>
          </table:table-cell>
          <table:table-cell office:value-type="float" office:value="42359" table:style-name="ce1">
            <text:p>42359</text:p>
          </table:table-cell>
          <table:table-cell table:number-columns-repeated="16377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time" office:time-value="PT12H48M28.641S" table:style-name="ce2">
            <text:p>48:28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795" table:style-name="ce1">
            <text:p>795</text:p>
          </table:table-cell>
          <table:table-cell office:value-type="string" table:style-name="ce1">
            <text:p>Success</text:p>
          </table:table-cell>
          <table:table-cell office:value-type="float" office:value="48646" table:style-name="ce1">
            <text:p>48646</text:p>
          </table:table-cell>
          <table:table-cell table:number-columns-repeated="16377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time" office:time-value="PT12H48M28.506S" table:style-name="ce2">
            <text:p>48:28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935" table:style-name="ce1">
            <text:p>935</text:p>
          </table:table-cell>
          <table:table-cell office:value-type="string" table:style-name="ce1">
            <text:p>Success</text:p>
          </table:table-cell>
          <table:table-cell office:value-type="float" office:value="48646" table:style-name="ce1">
            <text:p>48646</text:p>
          </table:table-cell>
          <table:table-cell table:number-columns-repeated="16377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time" office:time-value="PT12H48M28.565S" table:style-name="ce2">
            <text:p>48:28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885" table:style-name="ce1">
            <text:p>885</text:p>
          </table:table-cell>
          <table:table-cell office:value-type="string" table:style-name="ce1">
            <text:p>Success</text:p>
          </table:table-cell>
          <table:table-cell office:value-type="float" office:value="48646" table:style-name="ce1">
            <text:p>48646</text:p>
          </table:table-cell>
          <table:table-cell table:number-columns-repeated="16377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time" office:time-value="PT12H48M21.469S" table:style-name="ce2">
            <text:p>48:21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8100" table:style-name="ce1">
            <text:p>8100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time" office:time-value="PT12H48M28.375S" table:style-name="ce2">
            <text:p>48:28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267" table:style-name="ce1">
            <text:p>1267</text:p>
          </table:table-cell>
          <table:table-cell office:value-type="string" table:style-name="ce1">
            <text:p>Success</text:p>
          </table:table-cell>
          <table:table-cell office:value-type="float" office:value="49638" table:style-name="ce1">
            <text:p>49638</text:p>
          </table:table-cell>
          <table:table-cell table:number-columns-repeated="16377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time" office:time-value="PT12H48M29.442S" table:style-name="ce2">
            <text:p>48:29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time" office:time-value="PT12H48M29.439S" table:style-name="ce2">
            <text:p>48:29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time" office:time-value="PT12H48M29.461S" table:style-name="ce2">
            <text:p>48:29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633" table:style-name="ce1">
            <text:p>6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time" office:time-value="PT12H48M29.925S" table:style-name="ce2">
            <text:p>48:29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362" table:style-name="ce1">
            <text:p>36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time" office:time-value="PT12H48M29.670S" table:style-name="ce2">
            <text:p>48:29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time" office:time-value="PT12H48M29.647S" table:style-name="ce2">
            <text:p>48:29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797" table:style-name="ce1">
            <text:p>79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time" office:time-value="PT12H48M30.097S" table:style-name="ce2">
            <text:p>48:30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423" table:style-name="ce1">
            <text:p>4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time" office:time-value="PT12H48M30.445S" table:style-name="ce2">
            <text:p>48:30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time" office:time-value="PT12H48M29.032S" table:style-name="ce2">
            <text:p>48:29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693" table:style-name="ce1">
            <text:p>1693</text:p>
          </table:table-cell>
          <table:table-cell office:value-type="string" table:style-name="ce1">
            <text:p>Success</text:p>
          </table:table-cell>
          <table:table-cell office:value-type="float" office:value="44477" table:style-name="ce1">
            <text:p>44477</text:p>
          </table:table-cell>
          <table:table-cell table:number-columns-repeated="16377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time" office:time-value="PT12H48M28.765S" table:style-name="ce2">
            <text:p>48:28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504" table:style-name="ce1">
            <text:p>2504</text:p>
          </table:table-cell>
          <table:table-cell office:value-type="string" table:style-name="ce1">
            <text:p>Success</text:p>
          </table:table-cell>
          <table:table-cell office:value-type="float" office:value="46594" table:style-name="ce1">
            <text:p>46594</text:p>
          </table:table-cell>
          <table:table-cell table:number-columns-repeated="16377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time" office:time-value="PT12H48M29.007S" table:style-name="ce2">
            <text:p>48:29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335" table:style-name="ce1">
            <text:p>2335</text:p>
          </table:table-cell>
          <table:table-cell office:value-type="string" table:style-name="ce1">
            <text:p>Success</text:p>
          </table:table-cell>
          <table:table-cell office:value-type="float" office:value="56512" table:style-name="ce1">
            <text:p>56512</text:p>
          </table:table-cell>
          <table:table-cell table:number-columns-repeated="16377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time" office:time-value="PT12H48M31.345S" table:style-name="ce2">
            <text:p>48:31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time" office:time-value="PT12H48M31.427S" table:style-name="ce2">
            <text:p>48:31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time" office:time-value="PT12H48M24.692S" table:style-name="ce2">
            <text:p>48:24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7621" table:style-name="ce1">
            <text:p>7621</text:p>
          </table:table-cell>
          <table:table-cell office:value-type="string" table:style-name="ce1">
            <text:p>Success</text:p>
          </table:table-cell>
          <table:table-cell office:value-type="float" office:value="43801" table:style-name="ce1">
            <text:p>43801</text:p>
          </table:table-cell>
          <table:table-cell table:number-columns-repeated="16377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time" office:time-value="PT12H48M24.758S" table:style-name="ce2">
            <text:p>48:24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7560" table:style-name="ce1">
            <text:p>7560</text:p>
          </table:table-cell>
          <table:table-cell office:value-type="string" table:style-name="ce1">
            <text:p>Success</text:p>
          </table:table-cell>
          <table:table-cell office:value-type="float" office:value="43800" table:style-name="ce1">
            <text:p>43800</text:p>
          </table:table-cell>
          <table:table-cell table:number-columns-repeated="16377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time" office:time-value="PT12H48M23.020S" table:style-name="ce2">
            <text:p>48:23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9364" table:style-name="ce1">
            <text:p>9364</text:p>
          </table:table-cell>
          <table:table-cell office:value-type="string" table:style-name="ce1">
            <text:p>Success</text:p>
          </table:table-cell>
          <table:table-cell office:value-type="float" office:value="43804" table:style-name="ce1">
            <text:p>43804</text:p>
          </table:table-cell>
          <table:table-cell table:number-columns-repeated="16377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time" office:time-value="PT12H48M24.815S" table:style-name="ce2">
            <text:p>48:24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7589" table:style-name="ce1">
            <text:p>7589</text:p>
          </table:table-cell>
          <table:table-cell office:value-type="string" table:style-name="ce1">
            <text:p>Success</text:p>
          </table:table-cell>
          <table:table-cell office:value-type="float" office:value="43804" table:style-name="ce1">
            <text:p>43804</text:p>
          </table:table-cell>
          <table:table-cell table:number-columns-repeated="16377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time" office:time-value="PT12H48M24.534S" table:style-name="ce2">
            <text:p>48:24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7871" table:style-name="ce1">
            <text:p>7871</text:p>
          </table:table-cell>
          <table:table-cell office:value-type="string" table:style-name="ce1">
            <text:p>Success</text:p>
          </table:table-cell>
          <table:table-cell office:value-type="float" office:value="43800" table:style-name="ce1">
            <text:p>43800</text:p>
          </table:table-cell>
          <table:table-cell table:number-columns-repeated="16377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time" office:time-value="PT12H48M22.961S" table:style-name="ce2">
            <text:p>48:23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9450" table:style-name="ce1">
            <text:p>9450</text:p>
          </table:table-cell>
          <table:table-cell office:value-type="string" table:style-name="ce1">
            <text:p>Success</text:p>
          </table:table-cell>
          <table:table-cell office:value-type="float" office:value="43800" table:style-name="ce1">
            <text:p>43800</text:p>
          </table:table-cell>
          <table:table-cell table:number-columns-repeated="16377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time" office:time-value="PT12H48M24.840S" table:style-name="ce2">
            <text:p>48:24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7575" table:style-name="ce1">
            <text:p>7575</text:p>
          </table:table-cell>
          <table:table-cell office:value-type="string" table:style-name="ce1">
            <text:p>Success</text:p>
          </table:table-cell>
          <table:table-cell office:value-type="float" office:value="43800" table:style-name="ce1">
            <text:p>43800</text:p>
          </table:table-cell>
          <table:table-cell table:number-columns-repeated="16377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time" office:time-value="PT12H48M24.819S" table:style-name="ce2">
            <text:p>48:24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7599" table:style-name="ce1">
            <text:p>7599</text:p>
          </table:table-cell>
          <table:table-cell office:value-type="string" table:style-name="ce1">
            <text:p>Success</text:p>
          </table:table-cell>
          <table:table-cell office:value-type="float" office:value="43800" table:style-name="ce1">
            <text:p>43800</text:p>
          </table:table-cell>
          <table:table-cell table:number-columns-repeated="16377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time" office:time-value="PT12H48M24.712S" table:style-name="ce2">
            <text:p>48:24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7740" table:style-name="ce1">
            <text:p>7740</text:p>
          </table:table-cell>
          <table:table-cell office:value-type="string" table:style-name="ce1">
            <text:p>Success</text:p>
          </table:table-cell>
          <table:table-cell office:value-type="float" office:value="43800" table:style-name="ce1">
            <text:p>43800</text:p>
          </table:table-cell>
          <table:table-cell table:number-columns-repeated="16377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time" office:time-value="PT12H48M24.934S" table:style-name="ce2">
            <text:p>48:24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7552" table:style-name="ce1">
            <text:p>7552</text:p>
          </table:table-cell>
          <table:table-cell office:value-type="string" table:style-name="ce1">
            <text:p>Success</text:p>
          </table:table-cell>
          <table:table-cell office:value-type="float" office:value="43800" table:style-name="ce1">
            <text:p>43800</text:p>
          </table:table-cell>
          <table:table-cell table:number-columns-repeated="16377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time" office:time-value="PT12H48M24.489S" table:style-name="ce2">
            <text:p>48:24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8076" table:style-name="ce1">
            <text:p>8076</text:p>
          </table:table-cell>
          <table:table-cell office:value-type="string" table:style-name="ce1">
            <text:p>Success</text:p>
          </table:table-cell>
          <table:table-cell office:value-type="float" office:value="43801" table:style-name="ce1">
            <text:p>43801</text:p>
          </table:table-cell>
          <table:table-cell table:number-columns-repeated="16377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time" office:time-value="PT12H48M23.018S" table:style-name="ce2">
            <text:p>48:23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9559" table:style-name="ce1">
            <text:p>9559</text:p>
          </table:table-cell>
          <table:table-cell office:value-type="string" table:style-name="ce1">
            <text:p>Success</text:p>
          </table:table-cell>
          <table:table-cell office:value-type="float" office:value="43800" table:style-name="ce1">
            <text:p>43800</text:p>
          </table:table-cell>
          <table:table-cell table:number-columns-repeated="16377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time" office:time-value="PT12H48M24.699S" table:style-name="ce2">
            <text:p>48:24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7889" table:style-name="ce1">
            <text:p>7889</text:p>
          </table:table-cell>
          <table:table-cell office:value-type="string" table:style-name="ce1">
            <text:p>Success</text:p>
          </table:table-cell>
          <table:table-cell office:value-type="float" office:value="43800" table:style-name="ce1">
            <text:p>43800</text:p>
          </table:table-cell>
          <table:table-cell table:number-columns-repeated="16377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time" office:time-value="PT12H48M22.971S" table:style-name="ce2">
            <text:p>48:23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9617" table:style-name="ce1">
            <text:p>9617</text:p>
          </table:table-cell>
          <table:table-cell office:value-type="string" table:style-name="ce1">
            <text:p>Success</text:p>
          </table:table-cell>
          <table:table-cell office:value-type="float" office:value="43800" table:style-name="ce1">
            <text:p>43800</text:p>
          </table:table-cell>
          <table:table-cell table:number-columns-repeated="16377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time" office:time-value="PT12H48M24.847S" table:style-name="ce2">
            <text:p>48:24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7756" table:style-name="ce1">
            <text:p>7756</text:p>
          </table:table-cell>
          <table:table-cell office:value-type="string" table:style-name="ce1">
            <text:p>Success</text:p>
          </table:table-cell>
          <table:table-cell office:value-type="float" office:value="43800" table:style-name="ce1">
            <text:p>43800</text:p>
          </table:table-cell>
          <table:table-cell table:number-columns-repeated="16377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time" office:time-value="PT12H48M23.024S" table:style-name="ce2">
            <text:p>48:23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9590" table:style-name="ce1">
            <text:p>9590</text:p>
          </table:table-cell>
          <table:table-cell office:value-type="string" table:style-name="ce1">
            <text:p>Success</text:p>
          </table:table-cell>
          <table:table-cell office:value-type="float" office:value="43800" table:style-name="ce1">
            <text:p>43800</text:p>
          </table:table-cell>
          <table:table-cell table:number-columns-repeated="16377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time" office:time-value="PT12H48M24.829S" table:style-name="ce2">
            <text:p>48:24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7791" table:style-name="ce1">
            <text:p>7791</text:p>
          </table:table-cell>
          <table:table-cell office:value-type="string" table:style-name="ce1">
            <text:p>Success</text:p>
          </table:table-cell>
          <table:table-cell office:value-type="float" office:value="43804" table:style-name="ce1">
            <text:p>43804</text:p>
          </table:table-cell>
          <table:table-cell table:number-columns-repeated="16377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time" office:time-value="PT12H48M23.022S" table:style-name="ce2">
            <text:p>48:23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9601" table:style-name="ce1">
            <text:p>9601</text:p>
          </table:table-cell>
          <table:table-cell office:value-type="string" table:style-name="ce1">
            <text:p>Success</text:p>
          </table:table-cell>
          <table:table-cell office:value-type="float" office:value="43801" table:style-name="ce1">
            <text:p>43801</text:p>
          </table:table-cell>
          <table:table-cell table:number-columns-repeated="16377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time" office:time-value="PT12H48M24.834S" table:style-name="ce2">
            <text:p>48:24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7796" table:style-name="ce1">
            <text:p>7796</text:p>
          </table:table-cell>
          <table:table-cell office:value-type="string" table:style-name="ce1">
            <text:p>Success</text:p>
          </table:table-cell>
          <table:table-cell office:value-type="float" office:value="43801" table:style-name="ce1">
            <text:p>43801</text:p>
          </table:table-cell>
          <table:table-cell table:number-columns-repeated="16377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time" office:time-value="PT12H48M24.833S" table:style-name="ce2">
            <text:p>48:24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7809" table:style-name="ce1">
            <text:p>7809</text:p>
          </table:table-cell>
          <table:table-cell office:value-type="string" table:style-name="ce1">
            <text:p>Success</text:p>
          </table:table-cell>
          <table:table-cell office:value-type="float" office:value="43804" table:style-name="ce1">
            <text:p>43804</text:p>
          </table:table-cell>
          <table:table-cell table:number-columns-repeated="16377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time" office:time-value="PT12H48M24.863S" table:style-name="ce2">
            <text:p>48:24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7781" table:style-name="ce1">
            <text:p>7781</text:p>
          </table:table-cell>
          <table:table-cell office:value-type="string" table:style-name="ce1">
            <text:p>Success</text:p>
          </table:table-cell>
          <table:table-cell office:value-type="float" office:value="43800" table:style-name="ce1">
            <text:p>43800</text:p>
          </table:table-cell>
          <table:table-cell table:number-columns-repeated="16377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time" office:time-value="PT12H48M30.523S" table:style-name="ce2">
            <text:p>48:30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139" table:style-name="ce1">
            <text:p>2139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time" office:time-value="PT12H48M23.036S" table:style-name="ce2">
            <text:p>48:23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9626" table:style-name="ce1">
            <text:p>9626</text:p>
          </table:table-cell>
          <table:table-cell office:value-type="string" table:style-name="ce1">
            <text:p>Success</text:p>
          </table:table-cell>
          <table:table-cell office:value-type="float" office:value="43800" table:style-name="ce1">
            <text:p>43800</text:p>
          </table:table-cell>
          <table:table-cell table:number-columns-repeated="16377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time" office:time-value="PT12H48M24.793S" table:style-name="ce2">
            <text:p>48:24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7892" table:style-name="ce1">
            <text:p>7892</text:p>
          </table:table-cell>
          <table:table-cell office:value-type="string" table:style-name="ce1">
            <text:p>Success</text:p>
          </table:table-cell>
          <table:table-cell office:value-type="float" office:value="43801" table:style-name="ce1">
            <text:p>43801</text:p>
          </table:table-cell>
          <table:table-cell table:number-columns-repeated="16377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time" office:time-value="PT12H48M24.859S" table:style-name="ce2">
            <text:p>48:24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7841" table:style-name="ce1">
            <text:p>7841</text:p>
          </table:table-cell>
          <table:table-cell office:value-type="string" table:style-name="ce1">
            <text:p>Success</text:p>
          </table:table-cell>
          <table:table-cell office:value-type="float" office:value="43804" table:style-name="ce1">
            <text:p>43804</text:p>
          </table:table-cell>
          <table:table-cell table:number-columns-repeated="16377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time" office:time-value="PT12H48M24.494S" table:style-name="ce2">
            <text:p>48:24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8216" table:style-name="ce1">
            <text:p>8216</text:p>
          </table:table-cell>
          <table:table-cell office:value-type="string" table:style-name="ce1">
            <text:p>Success</text:p>
          </table:table-cell>
          <table:table-cell office:value-type="float" office:value="43801" table:style-name="ce1">
            <text:p>43801</text:p>
          </table:table-cell>
          <table:table-cell table:number-columns-repeated="16377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time" office:time-value="PT12H48M24.754S" table:style-name="ce2">
            <text:p>48:24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7965" table:style-name="ce1">
            <text:p>7965</text:p>
          </table:table-cell>
          <table:table-cell office:value-type="string" table:style-name="ce1">
            <text:p>Success</text:p>
          </table:table-cell>
          <table:table-cell office:value-type="float" office:value="43804" table:style-name="ce1">
            <text:p>43804</text:p>
          </table:table-cell>
          <table:table-cell table:number-columns-repeated="16377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time" office:time-value="PT12H48M24.515S" table:style-name="ce2">
            <text:p>48:24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8209" table:style-name="ce1">
            <text:p>8209</text:p>
          </table:table-cell>
          <table:table-cell office:value-type="string" table:style-name="ce1">
            <text:p>Success</text:p>
          </table:table-cell>
          <table:table-cell office:value-type="float" office:value="43804" table:style-name="ce1">
            <text:p>43804</text:p>
          </table:table-cell>
          <table:table-cell table:number-columns-repeated="16377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time" office:time-value="PT12H48M25.119S" table:style-name="ce2">
            <text:p>48:25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7615" table:style-name="ce1">
            <text:p>7615</text:p>
          </table:table-cell>
          <table:table-cell office:value-type="string" table:style-name="ce1">
            <text:p>Success</text:p>
          </table:table-cell>
          <table:table-cell office:value-type="float" office:value="43781" table:style-name="ce1">
            <text:p>43781</text:p>
          </table:table-cell>
          <table:table-cell table:number-columns-repeated="16377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time" office:time-value="PT12H48M22.929S" table:style-name="ce2">
            <text:p>48:22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9815" table:style-name="ce1">
            <text:p>9815</text:p>
          </table:table-cell>
          <table:table-cell office:value-type="string" table:style-name="ce1">
            <text:p>Success</text:p>
          </table:table-cell>
          <table:table-cell office:value-type="float" office:value="43796" table:style-name="ce1">
            <text:p>43796</text:p>
          </table:table-cell>
          <table:table-cell table:number-columns-repeated="16377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time" office:time-value="PT12H48M28.989S" table:style-name="ce2">
            <text:p>48:29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776" table:style-name="ce1">
            <text:p>3776</text:p>
          </table:table-cell>
          <table:table-cell office:value-type="string" table:style-name="ce1">
            <text:p>Success</text:p>
          </table:table-cell>
          <table:table-cell office:value-type="float" office:value="57493" table:style-name="ce1">
            <text:p>57493</text:p>
          </table:table-cell>
          <table:table-cell table:number-columns-repeated="16377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time" office:time-value="PT12H48M24.778S" table:style-name="ce2">
            <text:p>48:24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8004" table:style-name="ce1">
            <text:p>8004</text:p>
          </table:table-cell>
          <table:table-cell office:value-type="string" table:style-name="ce1">
            <text:p>Success</text:p>
          </table:table-cell>
          <table:table-cell office:value-type="float" office:value="43800" table:style-name="ce1">
            <text:p>43800</text:p>
          </table:table-cell>
          <table:table-cell table:number-columns-repeated="16377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time" office:time-value="PT12H48M29.206S" table:style-name="ce2">
            <text:p>48:29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590" table:style-name="ce1">
            <text:p>3590</text:p>
          </table:table-cell>
          <table:table-cell office:value-type="string" table:style-name="ce1">
            <text:p>Success</text:p>
          </table:table-cell>
          <table:table-cell office:value-type="float" office:value="57493" table:style-name="ce1">
            <text:p>57493</text:p>
          </table:table-cell>
          <table:table-cell table:number-columns-repeated="16377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time" office:time-value="PT12H48M24.813S" table:style-name="ce2">
            <text:p>48:24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8052" table:style-name="ce1">
            <text:p>8052</text:p>
          </table:table-cell>
          <table:table-cell office:value-type="string" table:style-name="ce1">
            <text:p>Success</text:p>
          </table:table-cell>
          <table:table-cell office:value-type="float" office:value="43800" table:style-name="ce1">
            <text:p>43800</text:p>
          </table:table-cell>
          <table:table-cell table:number-columns-repeated="16377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time" office:time-value="PT12H48M30.573S" table:style-name="ce2">
            <text:p>48:30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364" table:style-name="ce1">
            <text:p>2364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time" office:time-value="PT12H48M24.879S" table:style-name="ce2">
            <text:p>48:24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8070" table:style-name="ce1">
            <text:p>8070</text:p>
          </table:table-cell>
          <table:table-cell office:value-type="string" table:style-name="ce1">
            <text:p>Success</text:p>
          </table:table-cell>
          <table:table-cell office:value-type="float" office:value="43800" table:style-name="ce1">
            <text:p>43800</text:p>
          </table:table-cell>
          <table:table-cell table:number-columns-repeated="16377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time" office:time-value="PT12H48M24.789S" table:style-name="ce2">
            <text:p>48:24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8263" table:style-name="ce1">
            <text:p>8263</text:p>
          </table:table-cell>
          <table:table-cell office:value-type="string" table:style-name="ce1">
            <text:p>Success</text:p>
          </table:table-cell>
          <table:table-cell office:value-type="float" office:value="43800" table:style-name="ce1">
            <text:p>43800</text:p>
          </table:table-cell>
          <table:table-cell table:number-columns-repeated="16377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time" office:time-value="PT12H48M32.317S" table:style-name="ce2">
            <text:p>48:32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837" table:style-name="ce1">
            <text:p>837</text:p>
          </table:table-cell>
          <table:table-cell office:value-type="string" table:style-name="ce1">
            <text:p>Success</text:p>
          </table:table-cell>
          <table:table-cell office:value-type="float" office:value="53853" table:style-name="ce1">
            <text:p>53853</text:p>
          </table:table-cell>
          <table:table-cell table:number-columns-repeated="16377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time" office:time-value="PT12H48M32.765S" table:style-name="ce2">
            <text:p>48:32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time" office:time-value="PT12H48M32.632S" table:style-name="ce2">
            <text:p>48:32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885" table:style-name="ce1">
            <text:p>885</text:p>
          </table:table-cell>
          <table:table-cell office:value-type="string" table:style-name="ce1">
            <text:p>Success</text:p>
          </table:table-cell>
          <table:table-cell office:value-type="float" office:value="53853" table:style-name="ce1">
            <text:p>53853</text:p>
          </table:table-cell>
          <table:table-cell table:number-columns-repeated="16377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time" office:time-value="PT12H48M32.646S" table:style-name="ce2">
            <text:p>48:32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194" table:style-name="ce1">
            <text:p>1194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time" office:time-value="PT12H48M32.868S" table:style-name="ce2">
            <text:p>48:32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973" table:style-name="ce1">
            <text:p>973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time" office:time-value="PT12H48M32.590S" table:style-name="ce2">
            <text:p>48:32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286" table:style-name="ce1">
            <text:p>1286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time" office:time-value="PT12H48M32.799S" table:style-name="ce2">
            <text:p>48:32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124" table:style-name="ce1">
            <text:p>11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time" office:time-value="PT12H48M32.644S" table:style-name="ce2">
            <text:p>48:32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636" table:style-name="ce1">
            <text:p>1636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time" office:time-value="PT12H48M33.234S" table:style-name="ce2">
            <text:p>48:33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time" office:time-value="PT12H48M32.702S" table:style-name="ce2">
            <text:p>48:32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825" table:style-name="ce1">
            <text:p>1825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time" office:time-value="PT12H48M32.746S" table:style-name="ce2">
            <text:p>48:32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826" table:style-name="ce1">
            <text:p>1826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time" office:time-value="PT12H48M33.926S" table:style-name="ce2">
            <text:p>48:33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77" table:style-name="ce1">
            <text:p>6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time" office:time-value="PT12H48M32.605S" table:style-name="ce2">
            <text:p>48:32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time" office:time-value="PT12H48M29.575S" table:style-name="ce2">
            <text:p>48:29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5184" table:style-name="ce1">
            <text:p>5184</text:p>
          </table:table-cell>
          <table:table-cell office:value-type="string" table:style-name="ce1">
            <text:p>Success</text:p>
          </table:table-cell>
          <table:table-cell office:value-type="float" office:value="46677" table:style-name="ce1">
            <text:p>46677</text:p>
          </table:table-cell>
          <table:table-cell table:number-columns-repeated="16377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time" office:time-value="PT12H48M34.605S" table:style-name="ce2">
            <text:p>48:34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time" office:time-value="PT12H48M34.323S" table:style-name="ce2">
            <text:p>48:34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658" table:style-name="ce1">
            <text:p>658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time" office:time-value="PT12H48M34.762S" table:style-name="ce2">
            <text:p>48:34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ccess</text:p>
          </table:table-cell>
          <table:table-cell office:value-type="float" office:value="57493" table:style-name="ce1">
            <text:p>57493</text:p>
          </table:table-cell>
          <table:table-cell table:number-columns-repeated="16377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time" office:time-value="PT12H48M34.874S" table:style-name="ce2">
            <text:p>48:34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time" office:time-value="PT12H48M32.785S" table:style-name="ce2">
            <text:p>48:32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456" table:style-name="ce1">
            <text:p>2456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time" office:time-value="PT12H48M34.983S" table:style-name="ce2">
            <text:p>48:35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time" office:time-value="PT12H48M28.749S" table:style-name="ce2">
            <text:p>48:28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6868" table:style-name="ce1">
            <text:p>6868</text:p>
          </table:table-cell>
          <table:table-cell office:value-type="string" table:style-name="ce1">
            <text:p>Success</text:p>
          </table:table-cell>
          <table:table-cell office:value-type="float" office:value="67876" table:style-name="ce1">
            <text:p>67876</text:p>
          </table:table-cell>
          <table:table-cell table:number-columns-repeated="16377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time" office:time-value="PT12H48M28.775S" table:style-name="ce2">
            <text:p>48:28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6848" table:style-name="ce1">
            <text:p>6848</text:p>
          </table:table-cell>
          <table:table-cell office:value-type="string" table:style-name="ce1">
            <text:p>Success</text:p>
          </table:table-cell>
          <table:table-cell office:value-type="float" office:value="67894" table:style-name="ce1">
            <text:p>67894</text:p>
          </table:table-cell>
          <table:table-cell table:number-columns-repeated="16377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time" office:time-value="PT12H48M35.048S" table:style-name="ce2">
            <text:p>48:35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time" office:time-value="PT12H48M28.766S" table:style-name="ce2">
            <text:p>48:28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6974" table:style-name="ce1">
            <text:p>6974</text:p>
          </table:table-cell>
          <table:table-cell office:value-type="string" table:style-name="ce1">
            <text:p>Success</text:p>
          </table:table-cell>
          <table:table-cell office:value-type="float" office:value="67895" table:style-name="ce1">
            <text:p>67895</text:p>
          </table:table-cell>
          <table:table-cell table:number-columns-repeated="16377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time" office:time-value="PT12H48M35.626S" table:style-name="ce2">
            <text:p>48:35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Success</text:p>
          </table:table-cell>
          <table:table-cell office:value-type="float" office:value="27078" table:style-name="ce1">
            <text:p>27078</text:p>
          </table:table-cell>
          <table:table-cell table:number-columns-repeated="16377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time" office:time-value="PT12H48M28.875S" table:style-name="ce2">
            <text:p>48:28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7103" table:style-name="ce1">
            <text:p>7103</text:p>
          </table:table-cell>
          <table:table-cell office:value-type="string" table:style-name="ce1">
            <text:p>Success</text:p>
          </table:table-cell>
          <table:table-cell office:value-type="float" office:value="67899" table:style-name="ce1">
            <text:p>67899</text:p>
          </table:table-cell>
          <table:table-cell table:number-columns-repeated="16377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time" office:time-value="PT12H48M35.619S" table:style-name="ce2">
            <text:p>48:35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uccess</text:p>
          </table:table-cell>
          <table:table-cell office:value-type="float" office:value="27078" table:style-name="ce1">
            <text:p>27078</text:p>
          </table:table-cell>
          <table:table-cell table:number-columns-repeated="16377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time" office:time-value="PT12H48M28.819S" table:style-name="ce2">
            <text:p>48:28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7205" table:style-name="ce1">
            <text:p>7205</text:p>
          </table:table-cell>
          <table:table-cell office:value-type="string" table:style-name="ce1">
            <text:p>Success</text:p>
          </table:table-cell>
          <table:table-cell office:value-type="float" office:value="67895" table:style-name="ce1">
            <text:p>67895</text:p>
          </table:table-cell>
          <table:table-cell table:number-columns-repeated="16377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time" office:time-value="PT12H48M30.288S" table:style-name="ce2">
            <text:p>48:30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754" table:style-name="ce1">
            <text:p>5754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time" office:time-value="PT12H48M35.742S" table:style-name="ce2">
            <text:p>48:35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Success</text:p>
          </table:table-cell>
          <table:table-cell office:value-type="float" office:value="27077" table:style-name="ce1">
            <text:p>27077</text:p>
          </table:table-cell>
          <table:table-cell table:number-columns-repeated="16377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time" office:time-value="PT12H48M28.821S" table:style-name="ce2">
            <text:p>48:28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7283" table:style-name="ce1">
            <text:p>7283</text:p>
          </table:table-cell>
          <table:table-cell office:value-type="string" table:style-name="ce1">
            <text:p>Success</text:p>
          </table:table-cell>
          <table:table-cell office:value-type="float" office:value="67891" table:style-name="ce1">
            <text:p>67891</text:p>
          </table:table-cell>
          <table:table-cell table:number-columns-repeated="16377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time" office:time-value="PT12H48M28.796S" table:style-name="ce2">
            <text:p>48:28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7318" table:style-name="ce1">
            <text:p>7318</text:p>
          </table:table-cell>
          <table:table-cell office:value-type="string" table:style-name="ce1">
            <text:p>Success</text:p>
          </table:table-cell>
          <table:table-cell office:value-type="float" office:value="67895" table:style-name="ce1">
            <text:p>67895</text:p>
          </table:table-cell>
          <table:table-cell table:number-columns-repeated="16377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time" office:time-value="PT12H48M28.884S" table:style-name="ce2">
            <text:p>48:28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7231" table:style-name="ce1">
            <text:p>7231</text:p>
          </table:table-cell>
          <table:table-cell office:value-type="string" table:style-name="ce1">
            <text:p>Success</text:p>
          </table:table-cell>
          <table:table-cell office:value-type="float" office:value="67895" table:style-name="ce1">
            <text:p>67895</text:p>
          </table:table-cell>
          <table:table-cell table:number-columns-repeated="16377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time" office:time-value="PT12H48M29.186S" table:style-name="ce2">
            <text:p>48:29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6983" table:style-name="ce1">
            <text:p>6983</text:p>
          </table:table-cell>
          <table:table-cell office:value-type="string" table:style-name="ce1">
            <text:p>Success</text:p>
          </table:table-cell>
          <table:table-cell office:value-type="float" office:value="67895" table:style-name="ce1">
            <text:p>67895</text:p>
          </table:table-cell>
          <table:table-cell table:number-columns-repeated="16377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time" office:time-value="PT12H48M28.854S" table:style-name="ce2">
            <text:p>48:28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7329" table:style-name="ce1">
            <text:p>7329</text:p>
          </table:table-cell>
          <table:table-cell office:value-type="string" table:style-name="ce1">
            <text:p>Success</text:p>
          </table:table-cell>
          <table:table-cell office:value-type="float" office:value="67899" table:style-name="ce1">
            <text:p>67899</text:p>
          </table:table-cell>
          <table:table-cell table:number-columns-repeated="16377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time" office:time-value="PT12H48M36.025S" table:style-name="ce2">
            <text:p>48:36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Success</text:p>
          </table:table-cell>
          <table:table-cell office:value-type="float" office:value="27077" table:style-name="ce1">
            <text:p>27077</text:p>
          </table:table-cell>
          <table:table-cell table:number-columns-repeated="16377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time" office:time-value="PT12H48M35.688S" table:style-name="ce2">
            <text:p>48:35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592" table:style-name="ce1">
            <text:p>5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time" office:time-value="PT12H48M35.225S" table:style-name="ce2">
            <text:p>48:35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time" office:time-value="PT12H48M35.515S" table:style-name="ce2">
            <text:p>48:35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820" table:style-name="ce1">
            <text:p>820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time" office:time-value="PT12H48M36.117S" table:style-name="ce2">
            <text:p>48:36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uccess</text:p>
          </table:table-cell>
          <table:table-cell office:value-type="float" office:value="27077" table:style-name="ce1">
            <text:p>27077</text:p>
          </table:table-cell>
          <table:table-cell table:number-columns-repeated="16377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time" office:time-value="PT12H48M36.105S" table:style-name="ce2">
            <text:p>48:36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Success</text:p>
          </table:table-cell>
          <table:table-cell office:value-type="float" office:value="27077" table:style-name="ce1">
            <text:p>27077</text:p>
          </table:table-cell>
          <table:table-cell table:number-columns-repeated="16377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time" office:time-value="PT12H48M36.170S" table:style-name="ce2">
            <text:p>48:36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Success</text:p>
          </table:table-cell>
          <table:table-cell office:value-type="float" office:value="27077" table:style-name="ce1">
            <text:p>27077</text:p>
          </table:table-cell>
          <table:table-cell table:number-columns-repeated="16377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time" office:time-value="PT12H48M35.979S" table:style-name="ce2">
            <text:p>48:36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Success</text:p>
          </table:table-cell>
          <table:table-cell office:value-type="float" office:value="27077" table:style-name="ce1">
            <text:p>27077</text:p>
          </table:table-cell>
          <table:table-cell table:number-columns-repeated="16377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time" office:time-value="PT12H48M36.184S" table:style-name="ce2">
            <text:p>48:36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Success</text:p>
          </table:table-cell>
          <table:table-cell office:value-type="float" office:value="27077" table:style-name="ce1">
            <text:p>27077</text:p>
          </table:table-cell>
          <table:table-cell table:number-columns-repeated="16377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time" office:time-value="PT12H48M36.115S" table:style-name="ce2">
            <text:p>48:36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61" table:style-name="ce1">
            <text:p>361</text:p>
          </table:table-cell>
          <table:table-cell office:value-type="string" table:style-name="ce1">
            <text:p>Success</text:p>
          </table:table-cell>
          <table:table-cell office:value-type="float" office:value="27077" table:style-name="ce1">
            <text:p>27077</text:p>
          </table:table-cell>
          <table:table-cell table:number-columns-repeated="16377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time" office:time-value="PT12H48M36.282S" table:style-name="ce2">
            <text:p>48:36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time" office:time-value="PT12H48M32.321S" table:style-name="ce2">
            <text:p>48:32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4414" table:style-name="ce1">
            <text:p>4414</text:p>
          </table:table-cell>
          <table:table-cell office:value-type="string" table:style-name="ce1">
            <text:p>Success</text:p>
          </table:table-cell>
          <table:table-cell office:value-type="float" office:value="48736" table:style-name="ce1">
            <text:p>48736</text:p>
          </table:table-cell>
          <table:table-cell table:number-columns-repeated="16377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time" office:time-value="PT12H48M22.948S" table:style-name="ce2">
            <text:p>48:22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3800" table:style-name="ce1">
            <text:p>13800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time" office:time-value="PT12H48M36.737S" table:style-name="ce2">
            <text:p>48:36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Success</text:p>
          </table:table-cell>
          <table:table-cell office:value-type="float" office:value="64848" table:style-name="ce1">
            <text:p>64848</text:p>
          </table:table-cell>
          <table:table-cell table:number-columns-repeated="16377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time" office:time-value="PT12H48M32.388S" table:style-name="ce2">
            <text:p>48:32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862" table:style-name="ce1">
            <text:p>4862</text:p>
          </table:table-cell>
          <table:table-cell office:value-type="string" table:style-name="ce1">
            <text:p>Success</text:p>
          </table:table-cell>
          <table:table-cell office:value-type="float" office:value="50856" table:style-name="ce1">
            <text:p>50856</text:p>
          </table:table-cell>
          <table:table-cell table:number-columns-repeated="16377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time" office:time-value="PT12H48M37.002S" table:style-name="ce2">
            <text:p>48:37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time" office:time-value="PT12H48M37.280S" table:style-name="ce2">
            <text:p>48:37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time" office:time-value="PT12H48M37.338S" table:style-name="ce2">
            <text:p>48:37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time" office:time-value="PT12H48M31.503S" table:style-name="ce2">
            <text:p>48:31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5851" table:style-name="ce1">
            <text:p>5851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time" office:time-value="PT12H48M37.355S" table:style-name="ce2">
            <text:p>48:37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time" office:time-value="PT12H48M31.272S" table:style-name="ce2">
            <text:p>48:31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6230" table:style-name="ce1">
            <text:p>6230</text:p>
          </table:table-cell>
          <table:table-cell office:value-type="string" table:style-name="ce1">
            <text:p>Success</text:p>
          </table:table-cell>
          <table:table-cell office:value-type="float" office:value="57493" table:style-name="ce1">
            <text:p>57493</text:p>
          </table:table-cell>
          <table:table-cell table:number-columns-repeated="16377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time" office:time-value="PT12H48M37.454S" table:style-name="ce2">
            <text:p>48:37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704" table:style-name="ce1">
            <text:p>704</text:p>
          </table:table-cell>
          <table:table-cell table:number-columns-repeated="16377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time" office:time-value="PT12H48M37.253S" table:style-name="ce2">
            <text:p>48:37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79" table:style-name="ce1">
            <text:p>279</text:p>
          </table:table-cell>
          <table:table-cell office:value-type="string" table:style-name="ce1">
            <text:p>Success</text:p>
          </table:table-cell>
          <table:table-cell office:value-type="float" office:value="64848" table:style-name="ce1">
            <text:p>64848</text:p>
          </table:table-cell>
          <table:table-cell table:number-columns-repeated="16377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time" office:time-value="PT12H48M37.515S" table:style-name="ce2">
            <text:p>48:37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704" table:style-name="ce1">
            <text:p>704</text:p>
          </table:table-cell>
          <table:table-cell table:number-columns-repeated="16377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time" office:time-value="PT12H48M24.842S" table:style-name="ce2">
            <text:p>48:24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2810" table:style-name="ce1">
            <text:p>12810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time" office:time-value="PT12H48M30.398S" table:style-name="ce2">
            <text:p>48:30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7385" table:style-name="ce1">
            <text:p>7385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time" office:time-value="PT12H48M37.534S" table:style-name="ce2">
            <text:p>48:37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time" office:time-value="PT12H48M25.892S" table:style-name="ce2">
            <text:p>48:25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1997" table:style-name="ce1">
            <text:p>11997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time" office:time-value="PT12H48M37.854S" table:style-name="ce2">
            <text:p>48:37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time" office:time-value="PT12H48M24.485S" table:style-name="ce2">
            <text:p>48:24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3444" table:style-name="ce1">
            <text:p>13444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time" office:time-value="PT12H48M25.044S" table:style-name="ce2">
            <text:p>48:25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2960" table:style-name="ce1">
            <text:p>12960</text:p>
          </table:table-cell>
          <table:table-cell office:value-type="string" table:style-name="ce1">
            <text:p>Success</text:p>
          </table:table-cell>
          <table:table-cell office:value-type="float" office:value="53853" table:style-name="ce1">
            <text:p>53853</text:p>
          </table:table-cell>
          <table:table-cell table:number-columns-repeated="16377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time" office:time-value="PT12H48M37.505S" table:style-name="ce2">
            <text:p>48:37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579" table:style-name="ce1">
            <text:p>5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time" office:time-value="PT12H48M37.902S" table:style-name="ce2">
            <text:p>48:37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time" office:time-value="PT12H48M30.727S" table:style-name="ce2">
            <text:p>48:30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7388" table:style-name="ce1">
            <text:p>7388</text:p>
          </table:table-cell>
          <table:table-cell office:value-type="string" table:style-name="ce1">
            <text:p>Success</text:p>
          </table:table-cell>
          <table:table-cell office:value-type="float" office:value="61322" table:style-name="ce1">
            <text:p>61322</text:p>
          </table:table-cell>
          <table:table-cell table:number-columns-repeated="16377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time" office:time-value="PT12H48M24.497S" table:style-name="ce2">
            <text:p>48:24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3648" table:style-name="ce1">
            <text:p>13648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time" office:time-value="PT12H48M24.464S" table:style-name="ce2">
            <text:p>48:24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3730" table:style-name="ce1">
            <text:p>13730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time" office:time-value="PT12H48M32.418S" table:style-name="ce2">
            <text:p>48:32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802" table:style-name="ce1">
            <text:p>5802</text:p>
          </table:table-cell>
          <table:table-cell office:value-type="string" table:style-name="ce1">
            <text:p>Success</text:p>
          </table:table-cell>
          <table:table-cell office:value-type="float" office:value="55098" table:style-name="ce1">
            <text:p>55098</text:p>
          </table:table-cell>
          <table:table-cell table:number-columns-repeated="16377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time" office:time-value="PT12H48M38.094S" table:style-name="ce2">
            <text:p>48:38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time" office:time-value="PT12H48M32.414S" table:style-name="ce2">
            <text:p>48:32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833" table:style-name="ce1">
            <text:p>5833</text:p>
          </table:table-cell>
          <table:table-cell office:value-type="string" table:style-name="ce1">
            <text:p>Success</text:p>
          </table:table-cell>
          <table:table-cell office:value-type="float" office:value="55100" table:style-name="ce1">
            <text:p>55100</text:p>
          </table:table-cell>
          <table:table-cell table:number-columns-repeated="16377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time" office:time-value="PT12H48M38.232S" table:style-name="ce2">
            <text:p>48:38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704" table:style-name="ce1">
            <text:p>704</text:p>
          </table:table-cell>
          <table:table-cell table:number-columns-repeated="16377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time" office:time-value="PT12H48M38.271S" table:style-name="ce2">
            <text:p>48:38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704" table:style-name="ce1">
            <text:p>704</text:p>
          </table:table-cell>
          <table:table-cell table:number-columns-repeated="16377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time" office:time-value="PT12H48M36.103S" table:style-name="ce2">
            <text:p>48:36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369" table:style-name="ce1">
            <text:p>2369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time" office:time-value="PT12H48M36.022S" table:style-name="ce2">
            <text:p>48:36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454" table:style-name="ce1">
            <text:p>2454</text:p>
          </table:table-cell>
          <table:table-cell office:value-type="string" table:style-name="ce1">
            <text:p>Success</text:p>
          </table:table-cell>
          <table:table-cell office:value-type="float" office:value="57098" table:style-name="ce1">
            <text:p>57098</text:p>
          </table:table-cell>
          <table:table-cell table:number-columns-repeated="16377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time" office:time-value="PT12H48M36.475S" table:style-name="ce2">
            <text:p>48:36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time" office:time-value="PT12H48M36.278S" table:style-name="ce2">
            <text:p>48:36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206" table:style-name="ce1">
            <text:p>2206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time" office:time-value="PT12H48M36.427S" table:style-name="ce2">
            <text:p>48:36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060" table:style-name="ce1">
            <text:p>2060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time" office:time-value="PT12H48M36.390S" table:style-name="ce2">
            <text:p>48:36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101" table:style-name="ce1">
            <text:p>2101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time" office:time-value="PT12H48M36.472S" table:style-name="ce2">
            <text:p>48:36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time" office:time-value="PT12H48M35.957S" table:style-name="ce2">
            <text:p>48:36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541" table:style-name="ce1">
            <text:p>2541</text:p>
          </table:table-cell>
          <table:table-cell office:value-type="string" table:style-name="ce1">
            <text:p>Success</text:p>
          </table:table-cell>
          <table:table-cell office:value-type="float" office:value="57098" table:style-name="ce1">
            <text:p>57098</text:p>
          </table:table-cell>
          <table:table-cell table:number-columns-repeated="16377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time" office:time-value="PT12H48M38.485S" table:style-name="ce2">
            <text:p>48:38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time" office:time-value="PT12H48M38.497S" table:style-name="ce2">
            <text:p>48:38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time" office:time-value="PT12H48M36.459S" table:style-name="ce2">
            <text:p>48:36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058" table:style-name="ce1">
            <text:p>2058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time" office:time-value="PT12H48M36.478S" table:style-name="ce2">
            <text:p>48:36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042" table:style-name="ce1">
            <text:p>2042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time" office:time-value="PT12H48M38.490S" table:style-name="ce2">
            <text:p>48:38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time" office:time-value="PT12H48M38.493S" table:style-name="ce2">
            <text:p>48:38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time" office:time-value="PT12H48M38.476S" table:style-name="ce2">
            <text:p>48:38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time" office:time-value="PT12H48M38.500S" table:style-name="ce2">
            <text:p>48:38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time" office:time-value="PT12H48M38.478S" table:style-name="ce2">
            <text:p>48:38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time" office:time-value="PT12H48M38.482S" table:style-name="ce2">
            <text:p>48:38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time" office:time-value="PT12H48M38.087S" table:style-name="ce2">
            <text:p>48:38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time" office:time-value="PT12H48M38.518S" table:style-name="ce2">
            <text:p>48:38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time" office:time-value="PT12H48M38.521S" table:style-name="ce2">
            <text:p>48:38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time" office:time-value="PT12H48M38.117S" table:style-name="ce2">
            <text:p>48:38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609" table:style-name="ce1">
            <text:p>609</text:p>
          </table:table-cell>
          <table:table-cell office:value-type="string" table:style-name="ce1">
            <text:p>Success</text:p>
          </table:table-cell>
          <table:table-cell office:value-type="float" office:value="20824" table:style-name="ce1">
            <text:p>20824</text:p>
          </table:table-cell>
          <table:table-cell table:number-columns-repeated="16377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time" office:time-value="PT12H48M38.728S" table:style-name="ce2">
            <text:p>48:38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time" office:time-value="PT12H48M32.421S" table:style-name="ce2">
            <text:p>48:32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6418" table:style-name="ce1">
            <text:p>6418</text:p>
          </table:table-cell>
          <table:table-cell office:value-type="string" table:style-name="ce1">
            <text:p>Success</text:p>
          </table:table-cell>
          <table:table-cell office:value-type="float" office:value="61459" table:style-name="ce1">
            <text:p>61459</text:p>
          </table:table-cell>
          <table:table-cell table:number-columns-repeated="16377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time" office:time-value="PT12H48M32.423S" table:style-name="ce2">
            <text:p>48:32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6506" table:style-name="ce1">
            <text:p>6506</text:p>
          </table:table-cell>
          <table:table-cell office:value-type="string" table:style-name="ce1">
            <text:p>Success</text:p>
          </table:table-cell>
          <table:table-cell office:value-type="float" office:value="61459" table:style-name="ce1">
            <text:p>61459</text:p>
          </table:table-cell>
          <table:table-cell table:number-columns-repeated="16377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time" office:time-value="PT12H48M32.409S" table:style-name="ce2">
            <text:p>48:32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6603" table:style-name="ce1">
            <text:p>6603</text:p>
          </table:table-cell>
          <table:table-cell office:value-type="string" table:style-name="ce1">
            <text:p>Success</text:p>
          </table:table-cell>
          <table:table-cell office:value-type="float" office:value="61462" table:style-name="ce1">
            <text:p>61462</text:p>
          </table:table-cell>
          <table:table-cell table:number-columns-repeated="16377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time" office:time-value="PT12H48M32.489S" table:style-name="ce2">
            <text:p>48:32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6814" table:style-name="ce1">
            <text:p>6814</text:p>
          </table:table-cell>
          <table:table-cell office:value-type="string" table:style-name="ce1">
            <text:p>Success</text:p>
          </table:table-cell>
          <table:table-cell office:value-type="float" office:value="65700" table:style-name="ce1">
            <text:p>65700</text:p>
          </table:table-cell>
          <table:table-cell table:number-columns-repeated="16377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time" office:time-value="PT12H48M38.841S" table:style-name="ce2">
            <text:p>48:38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569" table:style-name="ce1">
            <text:p>569</text:p>
          </table:table-cell>
          <table:table-cell office:value-type="string" table:style-name="ce1">
            <text:p>Success</text:p>
          </table:table-cell>
          <table:table-cell office:value-type="float" office:value="64848" table:style-name="ce1">
            <text:p>64848</text:p>
          </table:table-cell>
          <table:table-cell table:number-columns-repeated="16377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time" office:time-value="PT12H48M38.223S" table:style-name="ce2">
            <text:p>48:38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291" table:style-name="ce1">
            <text:p>1291</text:p>
          </table:table-cell>
          <table:table-cell office:value-type="string" table:style-name="ce1">
            <text:p>Success</text:p>
          </table:table-cell>
          <table:table-cell office:value-type="float" office:value="64848" table:style-name="ce1">
            <text:p>64848</text:p>
          </table:table-cell>
          <table:table-cell table:number-columns-repeated="16377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time" office:time-value="PT12H48M39.412S" table:style-name="ce2">
            <text:p>48:39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time" office:time-value="PT12H48M32.454S" table:style-name="ce2">
            <text:p>48:32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7112" table:style-name="ce1">
            <text:p>7112</text:p>
          </table:table-cell>
          <table:table-cell office:value-type="string" table:style-name="ce1">
            <text:p>Success</text:p>
          </table:table-cell>
          <table:table-cell office:value-type="float" office:value="65701" table:style-name="ce1">
            <text:p>65701</text:p>
          </table:table-cell>
          <table:table-cell table:number-columns-repeated="16377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time" office:time-value="PT12H48M39.569S" table:style-name="ce2">
            <text:p>48:39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time" office:time-value="PT12H48M39.635S" table:style-name="ce2">
            <text:p>48:39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time" office:time-value="PT12H48M39.516S" table:style-name="ce2">
            <text:p>48:39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time" office:time-value="PT12H48M39.743S" table:style-name="ce2">
            <text:p>48:39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time" office:time-value="PT12H48M39.728S" table:style-name="ce2">
            <text:p>48:39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time" office:time-value="PT12H48M39.778S" table:style-name="ce2">
            <text:p>48:39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time" office:time-value="PT12H48M39.799S" table:style-name="ce2">
            <text:p>48:39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704" table:style-name="ce1">
            <text:p>704</text:p>
          </table:table-cell>
          <table:table-cell table:number-columns-repeated="16377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time" office:time-value="PT12H48M39.883S" table:style-name="ce2">
            <text:p>48:39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time" office:time-value="PT12H48M39.886S" table:style-name="ce2">
            <text:p>48:39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704" table:style-name="ce1">
            <text:p>704</text:p>
          </table:table-cell>
          <table:table-cell table:number-columns-repeated="16377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time" office:time-value="PT12H48M39.961S" table:style-name="ce2">
            <text:p>48:40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704" table:style-name="ce1">
            <text:p>704</text:p>
          </table:table-cell>
          <table:table-cell table:number-columns-repeated="16377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time" office:time-value="PT12H48M39.998S" table:style-name="ce2">
            <text:p>48:40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704" table:style-name="ce1">
            <text:p>704</text:p>
          </table:table-cell>
          <table:table-cell table:number-columns-repeated="16377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time" office:time-value="PT12H48M32.570S" table:style-name="ce2">
            <text:p>48:32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8189" table:style-name="ce1">
            <text:p>8189</text:p>
          </table:table-cell>
          <table:table-cell office:value-type="string" table:style-name="ce1">
            <text:p>Success</text:p>
          </table:table-cell>
          <table:table-cell office:value-type="float" office:value="72063" table:style-name="ce1">
            <text:p>72063</text:p>
          </table:table-cell>
          <table:table-cell table:number-columns-repeated="16377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time" office:time-value="PT12H48M32.578S" table:style-name="ce2">
            <text:p>48:32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8224" table:style-name="ce1">
            <text:p>8224</text:p>
          </table:table-cell>
          <table:table-cell office:value-type="string" table:style-name="ce1">
            <text:p>Success</text:p>
          </table:table-cell>
          <table:table-cell office:value-type="float" office:value="74185" table:style-name="ce1">
            <text:p>74185</text:p>
          </table:table-cell>
          <table:table-cell table:number-columns-repeated="16377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time" office:time-value="PT12H48M32.591S" table:style-name="ce2">
            <text:p>48:32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8261" table:style-name="ce1">
            <text:p>8261</text:p>
          </table:table-cell>
          <table:table-cell office:value-type="string" table:style-name="ce1">
            <text:p>Success</text:p>
          </table:table-cell>
          <table:table-cell office:value-type="float" office:value="74182" table:style-name="ce1">
            <text:p>74182</text:p>
          </table:table-cell>
          <table:table-cell table:number-columns-repeated="16377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time" office:time-value="PT12H48M32.665S" table:style-name="ce2">
            <text:p>48:32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8237" table:style-name="ce1">
            <text:p>8237</text:p>
          </table:table-cell>
          <table:table-cell office:value-type="string" table:style-name="ce1">
            <text:p>Success</text:p>
          </table:table-cell>
          <table:table-cell office:value-type="float" office:value="74182" table:style-name="ce1">
            <text:p>74182</text:p>
          </table:table-cell>
          <table:table-cell table:number-columns-repeated="16377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time" office:time-value="PT12H48M40.854S" table:style-name="ce2">
            <text:p>48:40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Success</text:p>
          </table:table-cell>
          <table:table-cell office:value-type="float" office:value="64848" table:style-name="ce1">
            <text:p>64848</text:p>
          </table:table-cell>
          <table:table-cell table:number-columns-repeated="16377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time" office:time-value="PT12H48M41.095S" table:style-name="ce2">
            <text:p>48:41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time" office:time-value="PT12H48M41.209S" table:style-name="ce2">
            <text:p>48:41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time" office:time-value="PT12H48M41.257S" table:style-name="ce2">
            <text:p>48:41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time" office:time-value="PT12H48M41.313S" table:style-name="ce2">
            <text:p>48:41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time" office:time-value="PT12H48M41.383S" table:style-name="ce2">
            <text:p>48:41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704" table:style-name="ce1">
            <text:p>704</text:p>
          </table:table-cell>
          <table:table-cell table:number-columns-repeated="16377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time" office:time-value="PT12H48M41.418S" table:style-name="ce2">
            <text:p>48:41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704" table:style-name="ce1">
            <text:p>704</text:p>
          </table:table-cell>
          <table:table-cell table:number-columns-repeated="16377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time" office:time-value="PT12H48M32.712S" table:style-name="ce2">
            <text:p>48:32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8795" table:style-name="ce1">
            <text:p>8795</text:p>
          </table:table-cell>
          <table:table-cell office:value-type="string" table:style-name="ce1">
            <text:p>Success</text:p>
          </table:table-cell>
          <table:table-cell office:value-type="float" office:value="80543" table:style-name="ce1">
            <text:p>80543</text:p>
          </table:table-cell>
          <table:table-cell table:number-columns-repeated="16377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time" office:time-value="PT12H48M32.616S" table:style-name="ce2">
            <text:p>48:32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8962" table:style-name="ce1">
            <text:p>8962</text:p>
          </table:table-cell>
          <table:table-cell office:value-type="string" table:style-name="ce1">
            <text:p>Success</text:p>
          </table:table-cell>
          <table:table-cell office:value-type="float" office:value="82662" table:style-name="ce1">
            <text:p>82662</text:p>
          </table:table-cell>
          <table:table-cell table:number-columns-repeated="16377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time" office:time-value="PT12H48M39.015S" table:style-name="ce2">
            <text:p>48:39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567" table:style-name="ce1">
            <text:p>2567</text:p>
          </table:table-cell>
          <table:table-cell office:value-type="string" table:style-name="ce1">
            <text:p>Success</text:p>
          </table:table-cell>
          <table:table-cell office:value-type="float" office:value="61658" table:style-name="ce1">
            <text:p>61658</text:p>
          </table:table-cell>
          <table:table-cell table:number-columns-repeated="16377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time" office:time-value="PT12H48M32.663S" table:style-name="ce2">
            <text:p>48:32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8927" table:style-name="ce1">
            <text:p>8927</text:p>
          </table:table-cell>
          <table:table-cell office:value-type="string" table:style-name="ce1">
            <text:p>Success</text:p>
          </table:table-cell>
          <table:table-cell office:value-type="float" office:value="80618" table:style-name="ce1">
            <text:p>80618</text:p>
          </table:table-cell>
          <table:table-cell table:number-columns-repeated="16377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time" office:time-value="PT12H48M38.757S" table:style-name="ce2">
            <text:p>48:38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859" table:style-name="ce1">
            <text:p>2859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time" office:time-value="PT12H48M38.931S" table:style-name="ce2">
            <text:p>48:38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799" table:style-name="ce1">
            <text:p>2799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time" office:time-value="PT12H48M32.622S" table:style-name="ce2">
            <text:p>48:32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9182" table:style-name="ce1">
            <text:p>9182</text:p>
          </table:table-cell>
          <table:table-cell office:value-type="string" table:style-name="ce1">
            <text:p>Success</text:p>
          </table:table-cell>
          <table:table-cell office:value-type="float" office:value="82663" table:style-name="ce1">
            <text:p>82663</text:p>
          </table:table-cell>
          <table:table-cell table:number-columns-repeated="16377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time" office:time-value="PT12H48M39.305S" table:style-name="ce2">
            <text:p>48:39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512" table:style-name="ce1">
            <text:p>2512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time" office:time-value="PT12H48M41.509S" table:style-name="ce2">
            <text:p>48:41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Success</text:p>
          </table:table-cell>
          <table:table-cell office:value-type="float" office:value="53853" table:style-name="ce1">
            <text:p>53853</text:p>
          </table:table-cell>
          <table:table-cell table:number-columns-repeated="16377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time" office:time-value="PT12H48M38.248S" table:style-name="ce2">
            <text:p>48:38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629" table:style-name="ce1">
            <text:p>3629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time" office:time-value="PT12H48M41.617S" table:style-name="ce2">
            <text:p>48:41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Success</text:p>
          </table:table-cell>
          <table:table-cell office:value-type="float" office:value="53124" table:style-name="ce1">
            <text:p>53124</text:p>
          </table:table-cell>
          <table:table-cell table:number-columns-repeated="16377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time" office:time-value="PT12H48M41.592S" table:style-name="ce2">
            <text:p>48:41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time" office:time-value="PT12H48M41.580S" table:style-name="ce2">
            <text:p>48:41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91" table:style-name="ce1">
            <text:p>391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time" office:time-value="PT12H48M41.926S" table:style-name="ce2">
            <text:p>48:41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time" office:time-value="PT12H48M41.992S" table:style-name="ce2">
            <text:p>48:42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time" office:time-value="PT12H48M38.590S" table:style-name="ce2">
            <text:p>48:38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497" table:style-name="ce1">
            <text:p>3497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time" office:time-value="PT12H48M39.571S" table:style-name="ce2">
            <text:p>48:39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610" table:style-name="ce1">
            <text:p>2610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time" office:time-value="PT12H48M41.918S" table:style-name="ce2">
            <text:p>48:41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24" table:style-name="ce1">
            <text:p>324</text:p>
          </table:table-cell>
          <table:table-cell office:value-type="string" table:style-name="ce1">
            <text:p>Success</text:p>
          </table:table-cell>
          <table:table-cell office:value-type="float" office:value="37605" table:style-name="ce1">
            <text:p>37605</text:p>
          </table:table-cell>
          <table:table-cell table:number-columns-repeated="16377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time" office:time-value="PT12H48M42.089S" table:style-name="ce2">
            <text:p>48:42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time" office:time-value="PT12H48M32.625S" table:style-name="ce2">
            <text:p>48:32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9780" table:style-name="ce1">
            <text:p>9780</text:p>
          </table:table-cell>
          <table:table-cell office:value-type="string" table:style-name="ce1">
            <text:p>Success</text:p>
          </table:table-cell>
          <table:table-cell office:value-type="float" office:value="86904" table:style-name="ce1">
            <text:p>86904</text:p>
          </table:table-cell>
          <table:table-cell table:number-columns-repeated="16377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time" office:time-value="PT12H48M41.808S" table:style-name="ce2">
            <text:p>48:41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619" table:style-name="ce1">
            <text:p>619</text:p>
          </table:table-cell>
          <table:table-cell office:value-type="string" table:style-name="ce1">
            <text:p>Success</text:p>
          </table:table-cell>
          <table:table-cell office:value-type="float" office:value="64848" table:style-name="ce1">
            <text:p>64848</text:p>
          </table:table-cell>
          <table:table-cell table:number-columns-repeated="16377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time" office:time-value="PT12H48M42.344S" table:style-name="ce2">
            <text:p>48:42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38333" table:style-name="ce1">
            <text:p>38333</text:p>
          </table:table-cell>
          <table:table-cell table:number-columns-repeated="16377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time" office:time-value="PT12H48M42.439S" table:style-name="ce2">
            <text:p>48:42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time" office:time-value="PT12H48M42.407S" table:style-name="ce2">
            <text:p>48:42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Success</text:p>
          </table:table-cell>
          <table:table-cell office:value-type="float" office:value="53853" table:style-name="ce1">
            <text:p>53853</text:p>
          </table:table-cell>
          <table:table-cell table:number-columns-repeated="16377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time" office:time-value="PT12H48M42.716S" table:style-name="ce2">
            <text:p>48:42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time" office:time-value="PT12H48M42.853S" table:style-name="ce2">
            <text:p>48:42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time" office:time-value="PT12H48M42.046S" table:style-name="ce2">
            <text:p>48:42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841" table:style-name="ce1">
            <text:p>84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time" office:time-value="PT12H48M42.885S" table:style-name="ce2">
            <text:p>48:42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time" office:time-value="PT12H48M42.924S" table:style-name="ce2">
            <text:p>48:42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704" table:style-name="ce1">
            <text:p>704</text:p>
          </table:table-cell>
          <table:table-cell table:number-columns-repeated="16377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time" office:time-value="PT12H48M32.735S" table:style-name="ce2">
            <text:p>48:32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0255" table:style-name="ce1">
            <text:p>10255</text:p>
          </table:table-cell>
          <table:table-cell office:value-type="string" table:style-name="ce1">
            <text:p>Success</text:p>
          </table:table-cell>
          <table:table-cell office:value-type="float" office:value="91147" table:style-name="ce1">
            <text:p>91147</text:p>
          </table:table-cell>
          <table:table-cell table:number-columns-repeated="16377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time" office:time-value="PT12H48M32.726S" table:style-name="ce2">
            <text:p>48:32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0281" table:style-name="ce1">
            <text:p>10281</text:p>
          </table:table-cell>
          <table:table-cell office:value-type="string" table:style-name="ce1">
            <text:p>Success</text:p>
          </table:table-cell>
          <table:table-cell office:value-type="float" office:value="91149" table:style-name="ce1">
            <text:p>91149</text:p>
          </table:table-cell>
          <table:table-cell table:number-columns-repeated="16377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time" office:time-value="PT12H48M42.980S" table:style-name="ce2">
            <text:p>48:43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704" table:style-name="ce1">
            <text:p>704</text:p>
          </table:table-cell>
          <table:table-cell table:number-columns-repeated="16377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time" office:time-value="PT12H48M32.687S" table:style-name="ce2">
            <text:p>48:32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0381" table:style-name="ce1">
            <text:p>10381</text:p>
          </table:table-cell>
          <table:table-cell office:value-type="string" table:style-name="ce1">
            <text:p>Success</text:p>
          </table:table-cell>
          <table:table-cell office:value-type="float" office:value="91150" table:style-name="ce1">
            <text:p>91150</text:p>
          </table:table-cell>
          <table:table-cell table:number-columns-repeated="16377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time" office:time-value="PT12H48M32.722S" table:style-name="ce2">
            <text:p>48:32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0447" table:style-name="ce1">
            <text:p>10447</text:p>
          </table:table-cell>
          <table:table-cell office:value-type="string" table:style-name="ce1">
            <text:p>Success</text:p>
          </table:table-cell>
          <table:table-cell office:value-type="float" office:value="91149" table:style-name="ce1">
            <text:p>91149</text:p>
          </table:table-cell>
          <table:table-cell table:number-columns-repeated="16377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time" office:time-value="PT12H48M32.939S" table:style-name="ce2">
            <text:p>48:32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0374" table:style-name="ce1">
            <text:p>10374</text:p>
          </table:table-cell>
          <table:table-cell office:value-type="string" table:style-name="ce1">
            <text:p>Success</text:p>
          </table:table-cell>
          <table:table-cell office:value-type="float" office:value="93352" table:style-name="ce1">
            <text:p>93352</text:p>
          </table:table-cell>
          <table:table-cell table:number-columns-repeated="16377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time" office:time-value="PT12H48M43.009S" table:style-name="ce2">
            <text:p>48:43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Success</text:p>
          </table:table-cell>
          <table:table-cell office:value-type="float" office:value="64848" table:style-name="ce1">
            <text:p>64848</text:p>
          </table:table-cell>
          <table:table-cell table:number-columns-repeated="16377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time" office:time-value="PT12H48M40.805S" table:style-name="ce2">
            <text:p>48:40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608" table:style-name="ce1">
            <text:p>2608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time" office:time-value="PT12H48M40.904S" table:style-name="ce2">
            <text:p>48:40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558" table:style-name="ce1">
            <text:p>2558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time" office:time-value="PT12H48M42.889S" table:style-name="ce2">
            <text:p>48:42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581" table:style-name="ce1">
            <text:p>581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time" office:time-value="PT12H48M40.762S" table:style-name="ce2">
            <text:p>48:40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714" table:style-name="ce1">
            <text:p>2714</text:p>
          </table:table-cell>
          <table:table-cell office:value-type="string" table:style-name="ce1">
            <text:p>Success</text:p>
          </table:table-cell>
          <table:table-cell office:value-type="float" office:value="53853" table:style-name="ce1">
            <text:p>53853</text:p>
          </table:table-cell>
          <table:table-cell table:number-columns-repeated="16377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time" office:time-value="PT12H48M43.070S" table:style-name="ce2">
            <text:p>48:43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Success</text:p>
          </table:table-cell>
          <table:table-cell office:value-type="float" office:value="64846" table:style-name="ce1">
            <text:p>64846</text:p>
          </table:table-cell>
          <table:table-cell table:number-columns-repeated="16377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time" office:time-value="PT12H48M42.992S" table:style-name="ce2">
            <text:p>48:43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597" table:style-name="ce1">
            <text:p>597</text:p>
          </table:table-cell>
          <table:table-cell office:value-type="string" table:style-name="ce1">
            <text:p>Success</text:p>
          </table:table-cell>
          <table:table-cell office:value-type="float" office:value="64848" table:style-name="ce1">
            <text:p>64848</text:p>
          </table:table-cell>
          <table:table-cell table:number-columns-repeated="16377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time" office:time-value="PT12H48M43.170S" table:style-name="ce2">
            <text:p>48:43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time" office:time-value="PT12H48M43.397S" table:style-name="ce2">
            <text:p>48:43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time" office:time-value="PT12H48M43.708S" table:style-name="ce2">
            <text:p>48:43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time" office:time-value="PT12H48M43.489S" table:style-name="ce2">
            <text:p>48:43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Success</text:p>
          </table:table-cell>
          <table:table-cell office:value-type="float" office:value="39830" table:style-name="ce1">
            <text:p>39830</text:p>
          </table:table-cell>
          <table:table-cell table:number-columns-repeated="16377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time" office:time-value="PT12H48M43.315S" table:style-name="ce2">
            <text:p>48:43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486" table:style-name="ce1">
            <text:p>486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time" office:time-value="PT12H48M43.789S" table:style-name="ce2">
            <text:p>48:43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time" office:time-value="PT12H48M43.591S" table:style-name="ce2">
            <text:p>48:43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79" table:style-name="ce1">
            <text:p>279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time" office:time-value="PT12H48M43.776S" table:style-name="ce2">
            <text:p>48:43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time" office:time-value="PT12H48M32.953S" table:style-name="ce2">
            <text:p>48:33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0968" table:style-name="ce1">
            <text:p>10968</text:p>
          </table:table-cell>
          <table:table-cell office:value-type="string" table:style-name="ce1">
            <text:p>Success</text:p>
          </table:table-cell>
          <table:table-cell office:value-type="float" office:value="95394" table:style-name="ce1">
            <text:p>95394</text:p>
          </table:table-cell>
          <table:table-cell table:number-columns-repeated="16377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time" office:time-value="PT12H48M43.877S" table:style-name="ce2">
            <text:p>48:43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time" office:time-value="PT12H48M43.874S" table:style-name="ce2">
            <text:p>48:43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time" office:time-value="PT12H48M43.872S" table:style-name="ce2">
            <text:p>48:43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time" office:time-value="PT12H48M43.957S" table:style-name="ce2">
            <text:p>48:44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time" office:time-value="PT12H48M43.953S" table:style-name="ce2">
            <text:p>48:44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704" table:style-name="ce1">
            <text:p>704</text:p>
          </table:table-cell>
          <table:table-cell table:number-columns-repeated="16377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time" office:time-value="PT12H48M44.037S" table:style-name="ce2">
            <text:p>48:44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704" table:style-name="ce1">
            <text:p>704</text:p>
          </table:table-cell>
          <table:table-cell table:number-columns-repeated="16377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time" office:time-value="PT12H48M44.033S" table:style-name="ce2">
            <text:p>48:44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time" office:time-value="PT12H48M33.055S" table:style-name="ce2">
            <text:p>48:33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1075" table:style-name="ce1">
            <text:p>11075</text:p>
          </table:table-cell>
          <table:table-cell office:value-type="string" table:style-name="ce1">
            <text:p>Success</text:p>
          </table:table-cell>
          <table:table-cell office:value-type="float" office:value="95395" table:style-name="ce1">
            <text:p>95395</text:p>
          </table:table-cell>
          <table:table-cell table:number-columns-repeated="16377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time" office:time-value="PT12H48M44.079S" table:style-name="ce2">
            <text:p>48:44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704" table:style-name="ce1">
            <text:p>704</text:p>
          </table:table-cell>
          <table:table-cell table:number-columns-repeated="16377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time" office:time-value="PT12H48M44.156S" table:style-name="ce2">
            <text:p>48:44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704" table:style-name="ce1">
            <text:p>704</text:p>
          </table:table-cell>
          <table:table-cell table:number-columns-repeated="16377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time" office:time-value="PT12H48M43.960S" table:style-name="ce2">
            <text:p>48:44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time" office:time-value="PT12H48M43.923S" table:style-name="ce2">
            <text:p>48:43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time" office:time-value="PT12H48M44.273S" table:style-name="ce2">
            <text:p>48:44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704" table:style-name="ce1">
            <text:p>704</text:p>
          </table:table-cell>
          <table:table-cell table:number-columns-repeated="16377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time" office:time-value="PT12H48M44.340S" table:style-name="ce2">
            <text:p>48:44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704" table:style-name="ce1">
            <text:p>704</text:p>
          </table:table-cell>
          <table:table-cell table:number-columns-repeated="16377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time" office:time-value="PT12H48M44.132S" table:style-name="ce2">
            <text:p>48:44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Success</text:p>
          </table:table-cell>
          <table:table-cell office:value-type="float" office:value="64848" table:style-name="ce1">
            <text:p>64848</text:p>
          </table:table-cell>
          <table:table-cell table:number-columns-repeated="16377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time" office:time-value="PT12H48M33.156S" table:style-name="ce2">
            <text:p>48:33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1380" table:style-name="ce1">
            <text:p>11380</text:p>
          </table:table-cell>
          <table:table-cell office:value-type="string" table:style-name="ce1">
            <text:p>Success</text:p>
          </table:table-cell>
          <table:table-cell office:value-type="float" office:value="97522" table:style-name="ce1">
            <text:p>97522</text:p>
          </table:table-cell>
          <table:table-cell table:number-columns-repeated="16377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time" office:time-value="PT12H48M44.468S" table:style-name="ce2">
            <text:p>48:44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39829" table:style-name="ce1">
            <text:p>39829</text:p>
          </table:table-cell>
          <table:table-cell table:number-columns-repeated="16377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time" office:time-value="PT12H48M44.692S" table:style-name="ce2">
            <text:p>48:44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time" office:time-value="PT12H48M44.735S" table:style-name="ce2">
            <text:p>48:44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time" office:time-value="PT12H48M44.538S" table:style-name="ce2">
            <text:p>48:44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Success</text:p>
          </table:table-cell>
          <table:table-cell office:value-type="float" office:value="58475" table:style-name="ce1">
            <text:p>58475</text:p>
          </table:table-cell>
          <table:table-cell table:number-columns-repeated="16377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time" office:time-value="PT12H48M44.836S" table:style-name="ce2">
            <text:p>48:44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time" office:time-value="PT12H48M44.902S" table:style-name="ce2">
            <text:p>48:44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704" table:style-name="ce1">
            <text:p>704</text:p>
          </table:table-cell>
          <table:table-cell table:number-columns-repeated="16377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time" office:time-value="PT12H48M44.851S" table:style-name="ce2">
            <text:p>48:44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time" office:time-value="PT12H48M44.931S" table:style-name="ce2">
            <text:p>48:44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704" table:style-name="ce1">
            <text:p>704</text:p>
          </table:table-cell>
          <table:table-cell table:number-columns-repeated="16377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time" office:time-value="PT12H48M33.520S" table:style-name="ce2">
            <text:p>48:33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1622" table:style-name="ce1">
            <text:p>11622</text:p>
          </table:table-cell>
          <table:table-cell office:value-type="string" table:style-name="ce1">
            <text:p>Success</text:p>
          </table:table-cell>
          <table:table-cell office:value-type="float" office:value="99648" table:style-name="ce1">
            <text:p>99648</text:p>
          </table:table-cell>
          <table:table-cell table:number-columns-repeated="16377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time" office:time-value="PT12H48M43.471S" table:style-name="ce2">
            <text:p>48:43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683" table:style-name="ce1">
            <text:p>1683</text:p>
          </table:table-cell>
          <table:table-cell office:value-type="string" table:style-name="ce1">
            <text:p>Success</text:p>
          </table:table-cell>
          <table:table-cell office:value-type="float" office:value="346" table:style-name="ce1">
            <text:p>346</text:p>
          </table:table-cell>
          <table:table-cell table:number-columns-repeated="16377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time" office:time-value="PT12H48M45.097S" table:style-name="ce2">
            <text:p>48:45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time" office:time-value="PT12H48M45.145S" table:style-name="ce2">
            <text:p>48:45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475" table:style-name="ce1">
            <text:p>475</text:p>
          </table:table-cell>
          <table:table-cell office:value-type="string" table:style-name="ce1">
            <text:p>Success</text:p>
          </table:table-cell>
          <table:table-cell office:value-type="float" office:value="58475" table:style-name="ce1">
            <text:p>58475</text:p>
          </table:table-cell>
          <table:table-cell table:number-columns-repeated="16377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time" office:time-value="PT12H48M45.410S" table:style-name="ce2">
            <text:p>48:45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Success</text:p>
          </table:table-cell>
          <table:table-cell office:value-type="float" office:value="23786" table:style-name="ce1">
            <text:p>23786</text:p>
          </table:table-cell>
          <table:table-cell table:number-columns-repeated="16377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time" office:time-value="PT12H48M43.804S" table:style-name="ce2">
            <text:p>48:43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032" table:style-name="ce1">
            <text:p>203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time" office:time-value="PT12H48M45.840S" table:style-name="ce2">
            <text:p>48:45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time" office:time-value="PT12H48M33.844S" table:style-name="ce2">
            <text:p>48:33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2113" table:style-name="ce1">
            <text:p>12113</text:p>
          </table:table-cell>
          <table:table-cell office:value-type="string" table:style-name="ce1">
            <text:p>Success</text:p>
          </table:table-cell>
          <table:table-cell office:value-type="float" office:value="101776" table:style-name="ce1">
            <text:p>101776</text:p>
          </table:table-cell>
          <table:table-cell table:number-columns-repeated="16377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time" office:time-value="PT12H48M45.899S" table:style-name="ce2">
            <text:p>48:45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time" office:time-value="PT12H48M33.876S" table:style-name="ce2">
            <text:p>48:33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2166" table:style-name="ce1">
            <text:p>12166</text:p>
          </table:table-cell>
          <table:table-cell office:value-type="string" table:style-name="ce1">
            <text:p>Success</text:p>
          </table:table-cell>
          <table:table-cell office:value-type="float" office:value="103893" table:style-name="ce1">
            <text:p>103893</text:p>
          </table:table-cell>
          <table:table-cell table:number-columns-repeated="16377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time" office:time-value="PT12H48M45.622S" table:style-name="ce2">
            <text:p>48:45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639" table:style-name="ce1">
            <text:p>6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time" office:time-value="PT12H48M33.846S" table:style-name="ce2">
            <text:p>48:33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2494" table:style-name="ce1">
            <text:p>12494</text:p>
          </table:table-cell>
          <table:table-cell office:value-type="string" table:style-name="ce1">
            <text:p>Success</text:p>
          </table:table-cell>
          <table:table-cell office:value-type="float" office:value="106016" table:style-name="ce1">
            <text:p>106016</text:p>
          </table:table-cell>
          <table:table-cell table:number-columns-repeated="16377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time" office:time-value="PT12H48M45.961S" table:style-name="ce2">
            <text:p>48:46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749" table:style-name="ce1">
            <text:p>749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time" office:time-value="PT12H48M46.713S" table:style-name="ce2">
            <text:p>48:46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time" office:time-value="PT12H48M46.263S" table:style-name="ce2">
            <text:p>48:46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531" table:style-name="ce1">
            <text:p>5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time" office:time-value="PT12H48M34.283S" table:style-name="ce2">
            <text:p>48:34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2806" table:style-name="ce1">
            <text:p>12806</text:p>
          </table:table-cell>
          <table:table-cell office:value-type="string" table:style-name="ce1">
            <text:p>Success</text:p>
          </table:table-cell>
          <table:table-cell office:value-type="float" office:value="108143" table:style-name="ce1">
            <text:p>108143</text:p>
          </table:table-cell>
          <table:table-cell table:number-columns-repeated="16377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time" office:time-value="PT12H48M34.530S" table:style-name="ce2">
            <text:p>48:34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3092" table:style-name="ce1">
            <text:p>13092</text:p>
          </table:table-cell>
          <table:table-cell office:value-type="string" table:style-name="ce1">
            <text:p>Success</text:p>
          </table:table-cell>
          <table:table-cell office:value-type="float" office:value="110269" table:style-name="ce1">
            <text:p>110269</text:p>
          </table:table-cell>
          <table:table-cell table:number-columns-repeated="16377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time" office:time-value="PT12H48M34.574S" table:style-name="ce2">
            <text:p>48:34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3250" table:style-name="ce1">
            <text:p>13250</text:p>
          </table:table-cell>
          <table:table-cell office:value-type="string" table:style-name="ce1">
            <text:p>Success</text:p>
          </table:table-cell>
          <table:table-cell office:value-type="float" office:value="112390" table:style-name="ce1">
            <text:p>112390</text:p>
          </table:table-cell>
          <table:table-cell table:number-columns-repeated="16377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time" office:time-value="PT12H48M34.623S" table:style-name="ce2">
            <text:p>48:34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3695" table:style-name="ce1">
            <text:p>13695</text:p>
          </table:table-cell>
          <table:table-cell office:value-type="string" table:style-name="ce1">
            <text:p>Success</text:p>
          </table:table-cell>
          <table:table-cell office:value-type="float" office:value="114518" table:style-name="ce1">
            <text:p>114518</text:p>
          </table:table-cell>
          <table:table-cell table:number-columns-repeated="16377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time" office:time-value="PT12H48M45.963S" table:style-name="ce2">
            <text:p>48:46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908" table:style-name="ce1">
            <text:p>2908</text:p>
          </table:table-cell>
          <table:table-cell office:value-type="string" table:style-name="ce1">
            <text:p>Success</text:p>
          </table:table-cell>
          <table:table-cell office:value-type="float" office:value="58473" table:style-name="ce1">
            <text:p>58473</text:p>
          </table:table-cell>
          <table:table-cell table:number-columns-repeated="16377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time" office:time-value="PT12H48M46.045S" table:style-name="ce2">
            <text:p>48:46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863" table:style-name="ce1">
            <text:p>2863</text:p>
          </table:table-cell>
          <table:table-cell office:value-type="string" table:style-name="ce1">
            <text:p>Success</text:p>
          </table:table-cell>
          <table:table-cell office:value-type="float" office:value="58473" table:style-name="ce1">
            <text:p>58473</text:p>
          </table:table-cell>
          <table:table-cell table:number-columns-repeated="16377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time" office:time-value="PT12H48M35.244S" table:style-name="ce2">
            <text:p>48:35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3727" table:style-name="ce1">
            <text:p>13727</text:p>
          </table:table-cell>
          <table:table-cell office:value-type="string" table:style-name="ce1">
            <text:p>Success</text:p>
          </table:table-cell>
          <table:table-cell office:value-type="float" office:value="116641" table:style-name="ce1">
            <text:p>116641</text:p>
          </table:table-cell>
          <table:table-cell table:number-columns-repeated="16377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time" office:time-value="PT12H48M46.344S" table:style-name="ce2">
            <text:p>48:46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651" table:style-name="ce1">
            <text:p>2651</text:p>
          </table:table-cell>
          <table:table-cell office:value-type="string" table:style-name="ce1">
            <text:p>Success</text:p>
          </table:table-cell>
          <table:table-cell office:value-type="float" office:value="58473" table:style-name="ce1">
            <text:p>58473</text:p>
          </table:table-cell>
          <table:table-cell table:number-columns-repeated="16377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time" office:time-value="PT12H48M45.675S" table:style-name="ce2">
            <text:p>48:45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421" table:style-name="ce1">
            <text:p>3421</text:p>
          </table:table-cell>
          <table:table-cell office:value-type="string" table:style-name="ce1">
            <text:p>Success</text:p>
          </table:table-cell>
          <table:table-cell office:value-type="float" office:value="53853" table:style-name="ce1">
            <text:p>53853</text:p>
          </table:table-cell>
          <table:table-cell table:number-columns-repeated="16377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time" office:time-value="PT12H48M46.795S" table:style-name="ce2">
            <text:p>48:46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336" table:style-name="ce1">
            <text:p>2336</text:p>
          </table:table-cell>
          <table:table-cell office:value-type="string" table:style-name="ce1">
            <text:p>Success</text:p>
          </table:table-cell>
          <table:table-cell office:value-type="float" office:value="23786" table:style-name="ce1">
            <text:p>23786</text:p>
          </table:table-cell>
          <table:table-cell table:number-columns-repeated="16377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time" office:time-value="PT12H48M48.873S" table:style-name="ce2">
            <text:p>48:48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time" office:time-value="PT12H48M49.133S" table:style-name="ce2">
            <text:p>48:49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Success</text:p>
          </table:table-cell>
          <table:table-cell office:value-type="float" office:value="53853" table:style-name="ce1">
            <text:p>53853</text:p>
          </table:table-cell>
          <table:table-cell table:number-columns-repeated="16377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time" office:time-value="PT12H48M49.098S" table:style-name="ce2">
            <text:p>48:49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Success</text:p>
          </table:table-cell>
          <table:table-cell office:value-type="float" office:value="38335" table:style-name="ce1">
            <text:p>38335</text:p>
          </table:table-cell>
          <table:table-cell table:number-columns-repeated="16377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time" office:time-value="PT12H48M47.091S" table:style-name="ce2">
            <text:p>48:47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411" table:style-name="ce1">
            <text:p>2411</text:p>
          </table:table-cell>
          <table:table-cell office:value-type="string" table:style-name="ce1">
            <text:p>Success</text:p>
          </table:table-cell>
          <table:table-cell office:value-type="float" office:value="58473" table:style-name="ce1">
            <text:p>58473</text:p>
          </table:table-cell>
          <table:table-cell table:number-columns-repeated="16377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time" office:time-value="PT12H48M36.044S" table:style-name="ce2">
            <text:p>48:36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3498" table:style-name="ce1">
            <text:p>13498</text:p>
          </table:table-cell>
          <table:table-cell office:value-type="string" table:style-name="ce1">
            <text:p>Success</text:p>
          </table:table-cell>
          <table:table-cell office:value-type="float" office:value="116715" table:style-name="ce1">
            <text:p>116715</text:p>
          </table:table-cell>
          <table:table-cell table:number-columns-repeated="16377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time" office:time-value="PT12H48M48.999S" table:style-name="ce2">
            <text:p>48:49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596" table:style-name="ce1">
            <text:p>5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time" office:time-value="PT12H48M49.545S" table:style-name="ce2">
            <text:p>48:49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time" office:time-value="PT12H48M48.974S" table:style-name="ce2">
            <text:p>48:49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827" table:style-name="ce1">
            <text:p>827</text:p>
          </table:table-cell>
          <table:table-cell office:value-type="string" table:style-name="ce1">
            <text:p>Success</text:p>
          </table:table-cell>
          <table:table-cell office:value-type="float" office:value="58473" table:style-name="ce1">
            <text:p>58473</text:p>
          </table:table-cell>
          <table:table-cell table:number-columns-repeated="16377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time" office:time-value="PT12H48M48.911S" table:style-name="ce2">
            <text:p>48:48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979" table:style-name="ce1">
            <text:p>9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time" office:time-value="PT12H48M49.786S" table:style-name="ce2">
            <text:p>48:49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time" office:time-value="PT12H48M49.921S" table:style-name="ce2">
            <text:p>48:49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time" office:time-value="PT12H48M36.339S" table:style-name="ce2">
            <text:p>48:36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3684" table:style-name="ce1">
            <text:p>13684</text:p>
          </table:table-cell>
          <table:table-cell office:value-type="string" table:style-name="ce1">
            <text:p>Success</text:p>
          </table:table-cell>
          <table:table-cell office:value-type="float" office:value="116712" table:style-name="ce1">
            <text:p>116712</text:p>
          </table:table-cell>
          <table:table-cell table:number-columns-repeated="16377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time" office:time-value="PT12H48M49.598S" table:style-name="ce2">
            <text:p>48:49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431" table:style-name="ce1">
            <text:p>4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time" office:time-value="PT12H48M49.942S" table:style-name="ce2">
            <text:p>48:49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time" office:time-value="PT12H48M36.337S" table:style-name="ce2">
            <text:p>48:36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3746" table:style-name="ce1">
            <text:p>13746</text:p>
          </table:table-cell>
          <table:table-cell office:value-type="string" table:style-name="ce1">
            <text:p>Success</text:p>
          </table:table-cell>
          <table:table-cell office:value-type="float" office:value="116709" table:style-name="ce1">
            <text:p>116709</text:p>
          </table:table-cell>
          <table:table-cell table:number-columns-repeated="16377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time" office:time-value="PT12H48M47.625S" table:style-name="ce2">
            <text:p>48:47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534" table:style-name="ce1">
            <text:p>2534</text:p>
          </table:table-cell>
          <table:table-cell office:value-type="string" table:style-name="ce1">
            <text:p>Success</text:p>
          </table:table-cell>
          <table:table-cell office:value-type="float" office:value="58473" table:style-name="ce1">
            <text:p>58473</text:p>
          </table:table-cell>
          <table:table-cell table:number-columns-repeated="16377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time" office:time-value="PT12H48M36.492S" table:style-name="ce2">
            <text:p>48:36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3727" table:style-name="ce1">
            <text:p>13727</text:p>
          </table:table-cell>
          <table:table-cell office:value-type="string" table:style-name="ce1">
            <text:p>Success</text:p>
          </table:table-cell>
          <table:table-cell office:value-type="float" office:value="117039" table:style-name="ce1">
            <text:p>117039</text:p>
          </table:table-cell>
          <table:table-cell table:number-columns-repeated="16377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time" office:time-value="PT12H48M49.505S" table:style-name="ce2">
            <text:p>48:49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896" table:style-name="ce1">
            <text:p>8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time" office:time-value="PT12H48M36.751S" table:style-name="ce2">
            <text:p>48:36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3688" table:style-name="ce1">
            <text:p>13688</text:p>
          </table:table-cell>
          <table:table-cell office:value-type="string" table:style-name="ce1">
            <text:p>Success</text:p>
          </table:table-cell>
          <table:table-cell office:value-type="float" office:value="118761" table:style-name="ce1">
            <text:p>118761</text:p>
          </table:table-cell>
          <table:table-cell table:number-columns-repeated="16377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time" office:time-value="PT12H48M49.275S" table:style-name="ce2">
            <text:p>48:49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433" table:style-name="ce1">
            <text:p>14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time" office:time-value="PT12H48M37.542S" table:style-name="ce2">
            <text:p>48:37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3277" table:style-name="ce1">
            <text:p>13277</text:p>
          </table:table-cell>
          <table:table-cell office:value-type="string" table:style-name="ce1">
            <text:p>Success</text:p>
          </table:table-cell>
          <table:table-cell office:value-type="float" office:value="118809" table:style-name="ce1">
            <text:p>118809</text:p>
          </table:table-cell>
          <table:table-cell table:number-columns-repeated="16377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time" office:time-value="PT12H48M37.358S" table:style-name="ce2">
            <text:p>48:37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3500" table:style-name="ce1">
            <text:p>13500</text:p>
          </table:table-cell>
          <table:table-cell office:value-type="string" table:style-name="ce1">
            <text:p>Success</text:p>
          </table:table-cell>
          <table:table-cell office:value-type="float" office:value="118838" table:style-name="ce1">
            <text:p>118838</text:p>
          </table:table-cell>
          <table:table-cell table:number-columns-repeated="16377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time" office:time-value="PT12H48M50.403S" table:style-name="ce2">
            <text:p>48:50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51" table:style-name="ce1">
            <text:p>5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time" office:time-value="PT12H48M50.161S" table:style-name="ce2">
            <text:p>48:50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time" office:time-value="PT12H48M37.785S" table:style-name="ce2">
            <text:p>48:37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4334" table:style-name="ce1">
            <text:p>14334</text:p>
          </table:table-cell>
          <table:table-cell office:value-type="string" table:style-name="ce1">
            <text:p>Success</text:p>
          </table:table-cell>
          <table:table-cell office:value-type="float" office:value="120960" table:style-name="ce1">
            <text:p>120960</text:p>
          </table:table-cell>
          <table:table-cell table:number-columns-repeated="16377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time" office:time-value="PT12H48M37.655S" table:style-name="ce2">
            <text:p>48:37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4474" table:style-name="ce1">
            <text:p>14474</text:p>
          </table:table-cell>
          <table:table-cell office:value-type="string" table:style-name="ce1">
            <text:p>Success</text:p>
          </table:table-cell>
          <table:table-cell office:value-type="float" office:value="120881" table:style-name="ce1">
            <text:p>120881</text:p>
          </table:table-cell>
          <table:table-cell table:number-columns-repeated="16377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time" office:time-value="PT12H48M50.086S" table:style-name="ce2">
            <text:p>48:50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382" table:style-name="ce1">
            <text:p>23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time" office:time-value="PT12H48M37.892S" table:style-name="ce2">
            <text:p>48:37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4620" table:style-name="ce1">
            <text:p>14620</text:p>
          </table:table-cell>
          <table:table-cell office:value-type="string" table:style-name="ce1">
            <text:p>Success</text:p>
          </table:table-cell>
          <table:table-cell office:value-type="float" office:value="123082" table:style-name="ce1">
            <text:p>123082</text:p>
          </table:table-cell>
          <table:table-cell table:number-columns-repeated="16377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time" office:time-value="PT12H48M37.931S" table:style-name="ce2">
            <text:p>48:37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4704" table:style-name="ce1">
            <text:p>14704</text:p>
          </table:table-cell>
          <table:table-cell office:value-type="string" table:style-name="ce1">
            <text:p>Success</text:p>
          </table:table-cell>
          <table:table-cell office:value-type="float" office:value="125123" table:style-name="ce1">
            <text:p>125123</text:p>
          </table:table-cell>
          <table:table-cell table:number-columns-repeated="16377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time" office:time-value="PT12H48M38.008S" table:style-name="ce2">
            <text:p>48:38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4720" table:style-name="ce1">
            <text:p>14720</text:p>
          </table:table-cell>
          <table:table-cell office:value-type="string" table:style-name="ce1">
            <text:p>Success</text:p>
          </table:table-cell>
          <table:table-cell office:value-type="float" office:value="125125" table:style-name="ce1">
            <text:p>125125</text:p>
          </table:table-cell>
          <table:table-cell table:number-columns-repeated="16377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time" office:time-value="PT12H48M50.027S" table:style-name="ce2">
            <text:p>48:50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805" table:style-name="ce1">
            <text:p>28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time" office:time-value="PT12H48M38.372S" table:style-name="ce2">
            <text:p>48:38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4484" table:style-name="ce1">
            <text:p>14484</text:p>
          </table:table-cell>
          <table:table-cell office:value-type="string" table:style-name="ce1">
            <text:p>Success</text:p>
          </table:table-cell>
          <table:table-cell office:value-type="float" office:value="125180" table:style-name="ce1">
            <text:p>125180</text:p>
          </table:table-cell>
          <table:table-cell table:number-columns-repeated="16377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time" office:time-value="PT12H48M38.538S" table:style-name="ce2">
            <text:p>48:38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4513" table:style-name="ce1">
            <text:p>14513</text:p>
          </table:table-cell>
          <table:table-cell office:value-type="string" table:style-name="ce1">
            <text:p>Success</text:p>
          </table:table-cell>
          <table:table-cell office:value-type="float" office:value="127328" table:style-name="ce1">
            <text:p>127328</text:p>
          </table:table-cell>
          <table:table-cell table:number-columns-repeated="16377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time" office:time-value="PT12H48M49.893S" table:style-name="ce2">
            <text:p>48:49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195" table:style-name="ce1">
            <text:p>31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time" office:time-value="PT12H48M38.147S" table:style-name="ce2">
            <text:p>48:38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5125" table:style-name="ce1">
            <text:p>15125</text:p>
          </table:table-cell>
          <table:table-cell office:value-type="string" table:style-name="ce1">
            <text:p>Success</text:p>
          </table:table-cell>
          <table:table-cell office:value-type="float" office:value="129372" table:style-name="ce1">
            <text:p>129372</text:p>
          </table:table-cell>
          <table:table-cell table:number-columns-repeated="16377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time" office:time-value="PT12H48M53.054S" table:style-name="ce2">
            <text:p>48:53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time" office:time-value="PT12H48M53.282S" table:style-name="ce2">
            <text:p>48:53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time" office:time-value="PT12H48M38.197S" table:style-name="ce2">
            <text:p>48:38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5202" table:style-name="ce1">
            <text:p>15202</text:p>
          </table:table-cell>
          <table:table-cell office:value-type="string" table:style-name="ce1">
            <text:p>Success</text:p>
          </table:table-cell>
          <table:table-cell office:value-type="float" office:value="129370" table:style-name="ce1">
            <text:p>129370</text:p>
          </table:table-cell>
          <table:table-cell table:number-columns-repeated="16377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time" office:time-value="PT12H48M38.596S" table:style-name="ce2">
            <text:p>48:38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4815" table:style-name="ce1">
            <text:p>14815</text:p>
          </table:table-cell>
          <table:table-cell office:value-type="string" table:style-name="ce1">
            <text:p>Success</text:p>
          </table:table-cell>
          <table:table-cell office:value-type="float" office:value="129452" table:style-name="ce1">
            <text:p>129452</text:p>
          </table:table-cell>
          <table:table-cell table:number-columns-repeated="16377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time" office:time-value="PT12H48M38.540S" table:style-name="ce2">
            <text:p>48:38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4879" table:style-name="ce1">
            <text:p>14879</text:p>
          </table:table-cell>
          <table:table-cell office:value-type="string" table:style-name="ce1">
            <text:p>Success</text:p>
          </table:table-cell>
          <table:table-cell office:value-type="float" office:value="129450" table:style-name="ce1">
            <text:p>129450</text:p>
          </table:table-cell>
          <table:table-cell table:number-columns-repeated="16377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time" office:time-value="PT12H48M53.373S" table:style-name="ce2">
            <text:p>48:53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time" office:time-value="PT12H48M38.538S" table:style-name="ce2">
            <text:p>48:38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4933" table:style-name="ce1">
            <text:p>14933</text:p>
          </table:table-cell>
          <table:table-cell office:value-type="string" table:style-name="ce1">
            <text:p>Success</text:p>
          </table:table-cell>
          <table:table-cell office:value-type="float" office:value="129452" table:style-name="ce1">
            <text:p>129452</text:p>
          </table:table-cell>
          <table:table-cell table:number-columns-repeated="16377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time" office:time-value="PT12H48M53.414S" table:style-name="ce2">
            <text:p>48:53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time" office:time-value="PT12H48M53.421S" table:style-name="ce2">
            <text:p>48:53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time" office:time-value="PT12H48M38.606S" table:style-name="ce2">
            <text:p>48:38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4891" table:style-name="ce1">
            <text:p>14891</text:p>
          </table:table-cell>
          <table:table-cell office:value-type="string" table:style-name="ce1">
            <text:p>Success</text:p>
          </table:table-cell>
          <table:table-cell office:value-type="float" office:value="129450" table:style-name="ce1">
            <text:p>129450</text:p>
          </table:table-cell>
          <table:table-cell table:number-columns-repeated="16377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time" office:time-value="PT12H48M38.515S" table:style-name="ce2">
            <text:p>48:38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4986" table:style-name="ce1">
            <text:p>14986</text:p>
          </table:table-cell>
          <table:table-cell office:value-type="string" table:style-name="ce1">
            <text:p>Success</text:p>
          </table:table-cell>
          <table:table-cell office:value-type="float" office:value="129450" table:style-name="ce1">
            <text:p>129450</text:p>
          </table:table-cell>
          <table:table-cell table:number-columns-repeated="16377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time" office:time-value="PT12H48M38.516S" table:style-name="ce2">
            <text:p>48:38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5041" table:style-name="ce1">
            <text:p>15041</text:p>
          </table:table-cell>
          <table:table-cell office:value-type="string" table:style-name="ce1">
            <text:p>Success</text:p>
          </table:table-cell>
          <table:table-cell office:value-type="float" office:value="129452" table:style-name="ce1">
            <text:p>129452</text:p>
          </table:table-cell>
          <table:table-cell table:number-columns-repeated="16377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time" office:time-value="PT12H48M53.498S" table:style-name="ce2">
            <text:p>48:53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time" office:time-value="PT12H48M38.538S" table:style-name="ce2">
            <text:p>48:38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5024" table:style-name="ce1">
            <text:p>15024</text:p>
          </table:table-cell>
          <table:table-cell office:value-type="string" table:style-name="ce1">
            <text:p>Success</text:p>
          </table:table-cell>
          <table:table-cell office:value-type="float" office:value="129450" table:style-name="ce1">
            <text:p>129450</text:p>
          </table:table-cell>
          <table:table-cell table:number-columns-repeated="16377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time" office:time-value="PT12H48M53.502S" table:style-name="ce2">
            <text:p>48:53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time" office:time-value="PT12H48M49.802S" table:style-name="ce2">
            <text:p>48:49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771" table:style-name="ce1">
            <text:p>37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time" office:time-value="PT12H48M53.491S" table:style-name="ce2">
            <text:p>48:53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time" office:time-value="PT12H48M53.494S" table:style-name="ce2">
            <text:p>48:53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time" office:time-value="PT12H48M38.521S" table:style-name="ce2">
            <text:p>48:38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5121" table:style-name="ce1">
            <text:p>15121</text:p>
          </table:table-cell>
          <table:table-cell office:value-type="string" table:style-name="ce1">
            <text:p>Success</text:p>
          </table:table-cell>
          <table:table-cell office:value-type="float" office:value="129452" table:style-name="ce1">
            <text:p>129452</text:p>
          </table:table-cell>
          <table:table-cell table:number-columns-repeated="16377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time" office:time-value="PT12H48M53.473S" table:style-name="ce2">
            <text:p>48:53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time" office:time-value="PT12H48M53.564S" table:style-name="ce2">
            <text:p>48:53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time" office:time-value="PT12H48M53.560S" table:style-name="ce2">
            <text:p>48:53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time" office:time-value="PT12H48M53.578S" table:style-name="ce2">
            <text:p>48:53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time" office:time-value="PT12H48M53.645S" table:style-name="ce2">
            <text:p>48:53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time" office:time-value="PT12H48M53.567S" table:style-name="ce2">
            <text:p>48:53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time" office:time-value="PT12H48M53.647S" table:style-name="ce2">
            <text:p>48:53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time" office:time-value="PT12H48M38.523S" table:style-name="ce2">
            <text:p>48:38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5181" table:style-name="ce1">
            <text:p>15181</text:p>
          </table:table-cell>
          <table:table-cell office:value-type="string" table:style-name="ce1">
            <text:p>Success</text:p>
          </table:table-cell>
          <table:table-cell office:value-type="float" office:value="129450" table:style-name="ce1">
            <text:p>129450</text:p>
          </table:table-cell>
          <table:table-cell table:number-columns-repeated="16377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time" office:time-value="PT12H48M53.561S" table:style-name="ce2">
            <text:p>48:53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time" office:time-value="PT12H48M53.639S" table:style-name="ce2">
            <text:p>48:53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time" office:time-value="PT12H48M53.727S" table:style-name="ce2">
            <text:p>48:53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time" office:time-value="PT12H48M53.676S" table:style-name="ce2">
            <text:p>48:53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time" office:time-value="PT12H48M53.699S" table:style-name="ce2">
            <text:p>48:53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time" office:time-value="PT12H48M53.702S" table:style-name="ce2">
            <text:p>48:53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time" office:time-value="PT12H48M53.705S" table:style-name="ce2">
            <text:p>48:53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time" office:time-value="PT12H48M53.672S" table:style-name="ce2">
            <text:p>48:53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time" office:time-value="PT12H48M53.703S" table:style-name="ce2">
            <text:p>48:53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time" office:time-value="PT12H48M53.797S" table:style-name="ce2">
            <text:p>48:53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time" office:time-value="PT12H48M53.459S" table:style-name="ce2">
            <text:p>48:53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403" table:style-name="ce1">
            <text:p>403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time" office:time-value="PT12H48M53.795S" table:style-name="ce2">
            <text:p>48:53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time" office:time-value="PT12H48M53.813S" table:style-name="ce2">
            <text:p>48:53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time" office:time-value="PT12H48M53.844S" table:style-name="ce2">
            <text:p>48:53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time" office:time-value="PT12H48M53.812S" table:style-name="ce2">
            <text:p>48:53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time" office:time-value="PT12H48M53.865S" table:style-name="ce2">
            <text:p>48:53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time" office:time-value="PT12H48M53.832S" table:style-name="ce2">
            <text:p>48:53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time" office:time-value="PT12H48M52.835S" table:style-name="ce2">
            <text:p>48:52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time" office:time-value="PT12H48M53.903S" table:style-name="ce2">
            <text:p>48:53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time" office:time-value="PT12H48M53.886S" table:style-name="ce2">
            <text:p>48:53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time" office:time-value="PT12H48M53.828S" table:style-name="ce2">
            <text:p>48:53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time" office:time-value="PT12H48M53.760S" table:style-name="ce2">
            <text:p>48:53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time" office:time-value="PT12H48M53.985S" table:style-name="ce2">
            <text:p>48:54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time" office:time-value="PT12H48M54.055S" table:style-name="ce2">
            <text:p>48:54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time" office:time-value="PT12H48M53.681S" table:style-name="ce2">
            <text:p>48:53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time" office:time-value="PT12H48M40.029S" table:style-name="ce2">
            <text:p>48:40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4307" table:style-name="ce1">
            <text:p>14307</text:p>
          </table:table-cell>
          <table:table-cell office:value-type="string" table:style-name="ce1">
            <text:p>Success</text:p>
          </table:table-cell>
          <table:table-cell office:value-type="float" office:value="129435" table:style-name="ce1">
            <text:p>129435</text:p>
          </table:table-cell>
          <table:table-cell table:number-columns-repeated="16377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time" office:time-value="PT12H48M39.977S" table:style-name="ce2">
            <text:p>48:40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4359" table:style-name="ce1">
            <text:p>14359</text:p>
          </table:table-cell>
          <table:table-cell office:value-type="string" table:style-name="ce1">
            <text:p>Success</text:p>
          </table:table-cell>
          <table:table-cell office:value-type="float" office:value="129435" table:style-name="ce1">
            <text:p>129435</text:p>
          </table:table-cell>
          <table:table-cell table:number-columns-repeated="16377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time" office:time-value="PT12H48M52.472S" table:style-name="ce2">
            <text:p>48:52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868" table:style-name="ce1">
            <text:p>18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time" office:time-value="PT12H48M52.081S" table:style-name="ce2">
            <text:p>48:52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649" table:style-name="ce1">
            <text:p>264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time" office:time-value="PT12H48M41.473S" table:style-name="ce2">
            <text:p>48:41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3500" table:style-name="ce1">
            <text:p>13500</text:p>
          </table:table-cell>
          <table:table-cell office:value-type="string" table:style-name="ce1">
            <text:p>Success</text:p>
          </table:table-cell>
          <table:table-cell office:value-type="float" office:value="129444" table:style-name="ce1">
            <text:p>129444</text:p>
          </table:table-cell>
          <table:table-cell table:number-columns-repeated="16377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time" office:time-value="PT12H48M41.584S" table:style-name="ce2">
            <text:p>48:41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3407" table:style-name="ce1">
            <text:p>13407</text:p>
          </table:table-cell>
          <table:table-cell office:value-type="string" table:style-name="ce1">
            <text:p>Success</text:p>
          </table:table-cell>
          <table:table-cell office:value-type="float" office:value="129448" table:style-name="ce1">
            <text:p>129448</text:p>
          </table:table-cell>
          <table:table-cell table:number-columns-repeated="16377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time" office:time-value="PT12H48M41.733S" table:style-name="ce2">
            <text:p>48:41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3276" table:style-name="ce1">
            <text:p>13276</text:p>
          </table:table-cell>
          <table:table-cell office:value-type="string" table:style-name="ce1">
            <text:p>Success</text:p>
          </table:table-cell>
          <table:table-cell office:value-type="float" office:value="129447" table:style-name="ce1">
            <text:p>129447</text:p>
          </table:table-cell>
          <table:table-cell table:number-columns-repeated="16377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time" office:time-value="PT12H48M41.818S" table:style-name="ce2">
            <text:p>48:41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3228" table:style-name="ce1">
            <text:p>13228</text:p>
          </table:table-cell>
          <table:table-cell office:value-type="string" table:style-name="ce1">
            <text:p>Success</text:p>
          </table:table-cell>
          <table:table-cell office:value-type="float" office:value="129447" table:style-name="ce1">
            <text:p>129447</text:p>
          </table:table-cell>
          <table:table-cell table:number-columns-repeated="16377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time" office:time-value="PT12H48M41.828S" table:style-name="ce2">
            <text:p>48:41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3245" table:style-name="ce1">
            <text:p>13245</text:p>
          </table:table-cell>
          <table:table-cell office:value-type="string" table:style-name="ce1">
            <text:p>Success</text:p>
          </table:table-cell>
          <table:table-cell office:value-type="float" office:value="129445" table:style-name="ce1">
            <text:p>129445</text:p>
          </table:table-cell>
          <table:table-cell table:number-columns-repeated="16377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time" office:time-value="PT12H48M54.346S" table:style-name="ce2">
            <text:p>48:54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792" table:style-name="ce1">
            <text:p>7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time" office:time-value="PT12H48M41.879S" table:style-name="ce2">
            <text:p>48:41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3273" table:style-name="ce1">
            <text:p>13273</text:p>
          </table:table-cell>
          <table:table-cell office:value-type="string" table:style-name="ce1">
            <text:p>Success</text:p>
          </table:table-cell>
          <table:table-cell office:value-type="float" office:value="129450" table:style-name="ce1">
            <text:p>129450</text:p>
          </table:table-cell>
          <table:table-cell table:number-columns-repeated="16377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time" office:time-value="PT12H48M41.974S" table:style-name="ce2">
            <text:p>48:42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3187" table:style-name="ce1">
            <text:p>13187</text:p>
          </table:table-cell>
          <table:table-cell office:value-type="string" table:style-name="ce1">
            <text:p>Success</text:p>
          </table:table-cell>
          <table:table-cell office:value-type="float" office:value="129446" table:style-name="ce1">
            <text:p>129446</text:p>
          </table:table-cell>
          <table:table-cell table:number-columns-repeated="16377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time" office:time-value="PT12H48M42.245S" table:style-name="ce2">
            <text:p>48:42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3049" table:style-name="ce1">
            <text:p>13049</text:p>
          </table:table-cell>
          <table:table-cell office:value-type="string" table:style-name="ce1">
            <text:p>Success</text:p>
          </table:table-cell>
          <table:table-cell office:value-type="float" office:value="129433" table:style-name="ce1">
            <text:p>129433</text:p>
          </table:table-cell>
          <table:table-cell table:number-columns-repeated="16377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time" office:time-value="PT12H48M42.183S" table:style-name="ce2">
            <text:p>48:42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3115" table:style-name="ce1">
            <text:p>13115</text:p>
          </table:table-cell>
          <table:table-cell office:value-type="string" table:style-name="ce1">
            <text:p>Success</text:p>
          </table:table-cell>
          <table:table-cell office:value-type="float" office:value="129449" table:style-name="ce1">
            <text:p>129449</text:p>
          </table:table-cell>
          <table:table-cell table:number-columns-repeated="16377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time" office:time-value="PT12H48M53.943S" table:style-name="ce2">
            <text:p>48:53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400" table:style-name="ce1">
            <text:p>14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time" office:time-value="PT12H48M42.471S" table:style-name="ce2">
            <text:p>48:42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2888" table:style-name="ce1">
            <text:p>12888</text:p>
          </table:table-cell>
          <table:table-cell office:value-type="string" table:style-name="ce1">
            <text:p>Success</text:p>
          </table:table-cell>
          <table:table-cell office:value-type="float" office:value="129450" table:style-name="ce1">
            <text:p>129450</text:p>
          </table:table-cell>
          <table:table-cell table:number-columns-repeated="16377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time" office:time-value="PT12H48M42.757S" table:style-name="ce2">
            <text:p>48:42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2637" table:style-name="ce1">
            <text:p>12637</text:p>
          </table:table-cell>
          <table:table-cell office:value-type="string" table:style-name="ce1">
            <text:p>Success</text:p>
          </table:table-cell>
          <table:table-cell office:value-type="float" office:value="129450" table:style-name="ce1">
            <text:p>129450</text:p>
          </table:table-cell>
          <table:table-cell table:number-columns-repeated="16377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time" office:time-value="PT12H48M53.576S" table:style-name="ce2">
            <text:p>48:53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time" office:time-value="PT12H48M43.062S" table:style-name="ce2">
            <text:p>48:43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2467" table:style-name="ce1">
            <text:p>12467</text:p>
          </table:table-cell>
          <table:table-cell office:value-type="string" table:style-name="ce1">
            <text:p>Success</text:p>
          </table:table-cell>
          <table:table-cell office:value-type="float" office:value="129450" table:style-name="ce1">
            <text:p>129450</text:p>
          </table:table-cell>
          <table:table-cell table:number-columns-repeated="16377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time" office:time-value="PT12H48M43.414S" table:style-name="ce2">
            <text:p>48:43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2144" table:style-name="ce1">
            <text:p>12144</text:p>
          </table:table-cell>
          <table:table-cell office:value-type="string" table:style-name="ce1">
            <text:p>Success</text:p>
          </table:table-cell>
          <table:table-cell office:value-type="float" office:value="129450" table:style-name="ce1">
            <text:p>129450</text:p>
          </table:table-cell>
          <table:table-cell table:number-columns-repeated="16377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time" office:time-value="PT12H48M43.626S" table:style-name="ce2">
            <text:p>48:43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2029" table:style-name="ce1">
            <text:p>12029</text:p>
          </table:table-cell>
          <table:table-cell office:value-type="string" table:style-name="ce1">
            <text:p>Success</text:p>
          </table:table-cell>
          <table:table-cell office:value-type="float" office:value="129450" table:style-name="ce1">
            <text:p>129450</text:p>
          </table:table-cell>
          <table:table-cell table:number-columns-repeated="16377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time" office:time-value="PT12H48M43.465S" table:style-name="ce2">
            <text:p>48:43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2196" table:style-name="ce1">
            <text:p>12196</text:p>
          </table:table-cell>
          <table:table-cell office:value-type="string" table:style-name="ce1">
            <text:p>Success</text:p>
          </table:table-cell>
          <table:table-cell office:value-type="float" office:value="129450" table:style-name="ce1">
            <text:p>129450</text:p>
          </table:table-cell>
          <table:table-cell table:number-columns-repeated="16377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time" office:time-value="PT12H48M55.363S" table:style-name="ce2">
            <text:p>48:55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time" office:time-value="PT12H48M55.345S" table:style-name="ce2">
            <text:p>48:55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time" office:time-value="PT12H48M44.218S" table:style-name="ce2">
            <text:p>48:44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1585" table:style-name="ce1">
            <text:p>11585</text:p>
          </table:table-cell>
          <table:table-cell office:value-type="string" table:style-name="ce1">
            <text:p>Success</text:p>
          </table:table-cell>
          <table:table-cell office:value-type="float" office:value="129450" table:style-name="ce1">
            <text:p>129450</text:p>
          </table:table-cell>
          <table:table-cell table:number-columns-repeated="16377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time" office:time-value="PT12H48M55.297S" table:style-name="ce2">
            <text:p>48:55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11" table:style-name="ce1">
            <text:p>5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time" office:time-value="PT12H48M44.312S" table:style-name="ce2">
            <text:p>48:44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1499" table:style-name="ce1">
            <text:p>11499</text:p>
          </table:table-cell>
          <table:table-cell office:value-type="string" table:style-name="ce1">
            <text:p>Success</text:p>
          </table:table-cell>
          <table:table-cell office:value-type="float" office:value="129450" table:style-name="ce1">
            <text:p>129450</text:p>
          </table:table-cell>
          <table:table-cell table:number-columns-repeated="16377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time" office:time-value="PT12H48M44.075S" table:style-name="ce2">
            <text:p>48:44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1738" table:style-name="ce1">
            <text:p>11738</text:p>
          </table:table-cell>
          <table:table-cell office:value-type="string" table:style-name="ce1">
            <text:p>Success</text:p>
          </table:table-cell>
          <table:table-cell office:value-type="float" office:value="129450" table:style-name="ce1">
            <text:p>129450</text:p>
          </table:table-cell>
          <table:table-cell table:number-columns-repeated="16377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time" office:time-value="PT12H48M44.426S" table:style-name="ce2">
            <text:p>48:44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1390" table:style-name="ce1">
            <text:p>11390</text:p>
          </table:table-cell>
          <table:table-cell office:value-type="string" table:style-name="ce1">
            <text:p>Success</text:p>
          </table:table-cell>
          <table:table-cell office:value-type="float" office:value="129450" table:style-name="ce1">
            <text:p>129450</text:p>
          </table:table-cell>
          <table:table-cell table:number-columns-repeated="16377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time" office:time-value="PT12H48M45.157S" table:style-name="ce2">
            <text:p>48:45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0663" table:style-name="ce1">
            <text:p>10663</text:p>
          </table:table-cell>
          <table:table-cell office:value-type="string" table:style-name="ce1">
            <text:p>Success</text:p>
          </table:table-cell>
          <table:table-cell office:value-type="float" office:value="129431" table:style-name="ce1">
            <text:p>129431</text:p>
          </table:table-cell>
          <table:table-cell table:number-columns-repeated="16377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time" office:time-value="PT12H48M43.482S" table:style-name="ce2">
            <text:p>48:43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2339" table:style-name="ce1">
            <text:p>12339</text:p>
          </table:table-cell>
          <table:table-cell office:value-type="string" table:style-name="ce1">
            <text:p>Success</text:p>
          </table:table-cell>
          <table:table-cell office:value-type="float" office:value="129452" table:style-name="ce1">
            <text:p>129452</text:p>
          </table:table-cell>
          <table:table-cell table:number-columns-repeated="16377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time" office:time-value="PT12H48M45.112S" table:style-name="ce2">
            <text:p>48:45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0713" table:style-name="ce1">
            <text:p>10713</text:p>
          </table:table-cell>
          <table:table-cell office:value-type="string" table:style-name="ce1">
            <text:p>Success</text:p>
          </table:table-cell>
          <table:table-cell office:value-type="float" office:value="129450" table:style-name="ce1">
            <text:p>129450</text:p>
          </table:table-cell>
          <table:table-cell table:number-columns-repeated="16377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time" office:time-value="PT12H48M55.140S" table:style-name="ce2">
            <text:p>48:55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731" table:style-name="ce1">
            <text:p>7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time" office:time-value="PT12H48M55.810S" table:style-name="ce2">
            <text:p>48:55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time" office:time-value="PT12H48M46.793S" table:style-name="ce2">
            <text:p>48:46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9171" table:style-name="ce1">
            <text:p>9171</text:p>
          </table:table-cell>
          <table:table-cell office:value-type="string" table:style-name="ce1">
            <text:p>Success</text:p>
          </table:table-cell>
          <table:table-cell office:value-type="float" office:value="129431" table:style-name="ce1">
            <text:p>129431</text:p>
          </table:table-cell>
          <table:table-cell table:number-columns-repeated="16377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time" office:time-value="PT12H48M55.697S" table:style-name="ce2">
            <text:p>48:55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time" office:time-value="PT12H48M49.433S" table:style-name="ce2">
            <text:p>48:49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6605" table:style-name="ce1">
            <text:p>6605</text:p>
          </table:table-cell>
          <table:table-cell office:value-type="string" table:style-name="ce1">
            <text:p>Success</text:p>
          </table:table-cell>
          <table:table-cell office:value-type="float" office:value="129450" table:style-name="ce1">
            <text:p>129450</text:p>
          </table:table-cell>
          <table:table-cell table:number-columns-repeated="16377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time" office:time-value="PT12H48M55.963S" table:style-name="ce2">
            <text:p>48:56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time" office:time-value="PT12H48M56.041S" table:style-name="ce2">
            <text:p>48:56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time" office:time-value="PT12H48M56.019S" table:style-name="ce2">
            <text:p>48:56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time" office:time-value="PT12H48M56.133S" table:style-name="ce2">
            <text:p>48:56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time" office:time-value="PT12H48M56.093S" table:style-name="ce2">
            <text:p>48:56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time" office:time-value="PT12H48M56.234S" table:style-name="ce2">
            <text:p>48:56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time" office:time-value="PT12H48M56.183S" table:style-name="ce2">
            <text:p>48:56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time" office:time-value="PT12H48M56.345S" table:style-name="ce2">
            <text:p>48:56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time" office:time-value="PT12H48M55.967S" table:style-name="ce2">
            <text:p>48:56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163" table:style-name="ce1">
            <text:p>2163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time" office:time-value="PT12H48M58.133S" table:style-name="ce2">
            <text:p>48:58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time" office:time-value="PT12H48M55.821S" table:style-name="ce2">
            <text:p>48:55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761" table:style-name="ce1">
            <text:p>2761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time" office:time-value="PT12H48M58.585S" table:style-name="ce2">
            <text:p>48:58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time" office:time-value="PT12H48M54.994S" table:style-name="ce2">
            <text:p>48:55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5620" table:style-name="ce1">
            <text:p>5620</text:p>
          </table:table-cell>
          <table:table-cell office:value-type="string" table:style-name="ce1">
            <text:p>Success</text:p>
          </table:table-cell>
          <table:table-cell office:value-type="float" office:value="72121" table:style-name="ce1">
            <text:p>72121</text:p>
          </table:table-cell>
          <table:table-cell table:number-columns-repeated="16377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time" office:time-value="PT12H48M55.076S" table:style-name="ce2">
            <text:p>48:55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5554" table:style-name="ce1">
            <text:p>5554</text:p>
          </table:table-cell>
          <table:table-cell office:value-type="string" table:style-name="ce1">
            <text:p>Success</text:p>
          </table:table-cell>
          <table:table-cell office:value-type="float" office:value="68294" table:style-name="ce1">
            <text:p>68294</text:p>
          </table:table-cell>
          <table:table-cell table:number-columns-repeated="16377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time" office:time-value="PT12H48M55.658S" table:style-name="ce2">
            <text:p>48:55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977" table:style-name="ce1">
            <text:p>4977</text:p>
          </table:table-cell>
          <table:table-cell office:value-type="string" table:style-name="ce1">
            <text:p>Success</text:p>
          </table:table-cell>
          <table:table-cell office:value-type="float" office:value="68292" table:style-name="ce1">
            <text:p>68292</text:p>
          </table:table-cell>
          <table:table-cell table:number-columns-repeated="16377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time" office:time-value="PT12H49M0.617S" table:style-name="ce2">
            <text:p>49:00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time" office:time-value="PT12H48M50.710S" table:style-name="ce2">
            <text:p>48:50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9970" table:style-name="ce1">
            <text:p>9970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time" office:time-value="PT12H48M53.275S" table:style-name="ce2">
            <text:p>48:53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7444" table:style-name="ce1">
            <text:p>7444</text:p>
          </table:table-cell>
          <table:table-cell office:value-type="string" table:style-name="ce1">
            <text:p>Success</text:p>
          </table:table-cell>
          <table:table-cell office:value-type="float" office:value="67564" table:style-name="ce1">
            <text:p>67564</text:p>
          </table:table-cell>
          <table:table-cell table:number-columns-repeated="16377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time" office:time-value="PT12H48M50.222S" table:style-name="ce2">
            <text:p>48:50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0534" table:style-name="ce1">
            <text:p>10534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time" office:time-value="PT12H48M53.863S" table:style-name="ce2">
            <text:p>48:53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6892" table:style-name="ce1">
            <text:p>6892</text:p>
          </table:table-cell>
          <table:table-cell office:value-type="string" table:style-name="ce1">
            <text:p>Success</text:p>
          </table:table-cell>
          <table:table-cell office:value-type="float" office:value="48359" table:style-name="ce1">
            <text:p>48359</text:p>
          </table:table-cell>
          <table:table-cell table:number-columns-repeated="16377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time" office:time-value="PT12H48M52.638S" table:style-name="ce2">
            <text:p>48:52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8122" table:style-name="ce1">
            <text:p>8122</text:p>
          </table:table-cell>
          <table:table-cell office:value-type="string" table:style-name="ce1">
            <text:p>Success</text:p>
          </table:table-cell>
          <table:table-cell office:value-type="float" office:value="67564" table:style-name="ce1">
            <text:p>67564</text:p>
          </table:table-cell>
          <table:table-cell table:number-columns-repeated="16377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time" office:time-value="PT12H48M49.408S" table:style-name="ce2">
            <text:p>48:49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1375" table:style-name="ce1">
            <text:p>11375</text:p>
          </table:table-cell>
          <table:table-cell office:value-type="string" table:style-name="ce1">
            <text:p>Success</text:p>
          </table:table-cell>
          <table:table-cell office:value-type="float" office:value="38335" table:style-name="ce1">
            <text:p>38335</text:p>
          </table:table-cell>
          <table:table-cell table:number-columns-repeated="16377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time" office:time-value="PT12H48M50.442S" table:style-name="ce2">
            <text:p>48:50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0383" table:style-name="ce1">
            <text:p>10383</text:p>
          </table:table-cell>
          <table:table-cell office:value-type="string" table:style-name="ce1">
            <text:p>Success</text:p>
          </table:table-cell>
          <table:table-cell office:value-type="float" office:value="67564" table:style-name="ce1">
            <text:p>67564</text:p>
          </table:table-cell>
          <table:table-cell table:number-columns-repeated="16377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time" office:time-value="PT12H48M48.321S" table:style-name="ce2">
            <text:p>48:48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2537" table:style-name="ce1">
            <text:p>12537</text:p>
          </table:table-cell>
          <table:table-cell office:value-type="string" table:style-name="ce1">
            <text:p>Success</text:p>
          </table:table-cell>
          <table:table-cell office:value-type="float" office:value="68292" table:style-name="ce1">
            <text:p>68292</text:p>
          </table:table-cell>
          <table:table-cell table:number-columns-repeated="16377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time" office:time-value="PT12H48M52.741S" table:style-name="ce2">
            <text:p>48:52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8123" table:style-name="ce1">
            <text:p>8123</text:p>
          </table:table-cell>
          <table:table-cell office:value-type="string" table:style-name="ce1">
            <text:p>Success</text:p>
          </table:table-cell>
          <table:table-cell office:value-type="float" office:value="68294" table:style-name="ce1">
            <text:p>68294</text:p>
          </table:table-cell>
          <table:table-cell table:number-columns-repeated="16377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time" office:time-value="PT12H49M0.636S" table:style-name="ce2">
            <text:p>49:00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time" office:time-value="PT12H48M52.515S" table:style-name="ce2">
            <text:p>48:52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8395" table:style-name="ce1">
            <text:p>8395</text:p>
          </table:table-cell>
          <table:table-cell office:value-type="string" table:style-name="ce1">
            <text:p>Success</text:p>
          </table:table-cell>
          <table:table-cell office:value-type="float" office:value="68292" table:style-name="ce1">
            <text:p>68292</text:p>
          </table:table-cell>
          <table:table-cell table:number-columns-repeated="16377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time" office:time-value="PT12H48M52.131S" table:style-name="ce2">
            <text:p>48:52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8788" table:style-name="ce1">
            <text:p>8788</text:p>
          </table:table-cell>
          <table:table-cell office:value-type="string" table:style-name="ce1">
            <text:p>Success</text:p>
          </table:table-cell>
          <table:table-cell office:value-type="float" office:value="67564" table:style-name="ce1">
            <text:p>67564</text:p>
          </table:table-cell>
          <table:table-cell table:number-columns-repeated="16377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time" office:time-value="PT12H48M53.402S" table:style-name="ce2">
            <text:p>48:53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7538" table:style-name="ce1">
            <text:p>7538</text:p>
          </table:table-cell>
          <table:table-cell office:value-type="string" table:style-name="ce1">
            <text:p>Success</text:p>
          </table:table-cell>
          <table:table-cell office:value-type="float" office:value="67564" table:style-name="ce1">
            <text:p>67564</text:p>
          </table:table-cell>
          <table:table-cell table:number-columns-repeated="16377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time" office:time-value="PT12H49M0.865S" table:style-name="ce2">
            <text:p>49:00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time" office:time-value="PT12H49M0.859S" table:style-name="ce2">
            <text:p>49:00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time" office:time-value="PT12H49M0.827S" table:style-name="ce2">
            <text:p>49:00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time" office:time-value="PT12H49M0.761S" table:style-name="ce2">
            <text:p>49:00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485" table:style-name="ce1">
            <text:p>4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time" office:time-value="PT12H49M0.720S" table:style-name="ce2">
            <text:p>49:00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609" table:style-name="ce1">
            <text:p>60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time" office:time-value="PT12H49M0.632S" table:style-name="ce2">
            <text:p>49:00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753" table:style-name="ce1">
            <text:p>7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time" office:time-value="PT12H49M1.331S" table:style-name="ce2">
            <text:p>49:01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time" office:time-value="PT12H49M0.757S" table:style-name="ce2">
            <text:p>49:00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724" table:style-name="ce1">
            <text:p>72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time" office:time-value="PT12H49M1.482S" table:style-name="ce2">
            <text:p>49:01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time" office:time-value="PT12H49M1.506S" table:style-name="ce2">
            <text:p>49:01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862" table:style-name="ce1">
            <text:p>862</text:p>
          </table:table-cell>
          <table:table-cell table:number-columns-repeated="16377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time" office:time-value="PT12H49M1.248S" table:style-name="ce2">
            <text:p>49:01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time" office:time-value="PT12H49M1.178S" table:style-name="ce2">
            <text:p>49:01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time" office:time-value="PT12H49M1.105S" table:style-name="ce2">
            <text:p>49:01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58" table:style-name="ce1">
            <text:p>5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time" office:time-value="PT12H49M1.023S" table:style-name="ce2">
            <text:p>49:01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687" table:style-name="ce1">
            <text:p>6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time" office:time-value="PT12H49M0.942S" table:style-name="ce2">
            <text:p>49:00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time" office:time-value="PT12H49M0.920S" table:style-name="ce2">
            <text:p>49:00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888" table:style-name="ce1">
            <text:p>8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time" office:time-value="PT12H49M0.911S" table:style-name="ce2">
            <text:p>49:00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946" table:style-name="ce1">
            <text:p>9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time" office:time-value="PT12H49M0.894S" table:style-name="ce2">
            <text:p>49:00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time" office:time-value="PT12H49M1.858S" table:style-name="ce2">
            <text:p>49:01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time" office:time-value="PT12H49M1.810S" table:style-name="ce2">
            <text:p>49:01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time" office:time-value="PT12H49M1.760S" table:style-name="ce2">
            <text:p>49:01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time" office:time-value="PT12H49M0.670S" table:style-name="ce2">
            <text:p>49:00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411" table:style-name="ce1">
            <text:p>1411</text:p>
          </table:table-cell>
          <table:table-cell office:value-type="string" table:style-name="ce1">
            <text:p>Success</text:p>
          </table:table-cell>
          <table:table-cell office:value-type="float" office:value="31633" table:style-name="ce1">
            <text:p>31633</text:p>
          </table:table-cell>
          <table:table-cell table:number-columns-repeated="16377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time" office:time-value="PT12H49M1.388S" table:style-name="ce2">
            <text:p>49:01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724" table:style-name="ce1">
            <text:p>7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time" office:time-value="PT12H48M55.501S" table:style-name="ce2">
            <text:p>48:55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7307" table:style-name="ce1">
            <text:p>7307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time" office:time-value="PT12H48M53.091S" table:style-name="ce2">
            <text:p>48:53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9809" table:style-name="ce1">
            <text:p>9809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time" office:time-value="PT12H48M50.032S" table:style-name="ce2">
            <text:p>48:50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2871" table:style-name="ce1">
            <text:p>12871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time" office:time-value="PT12H48M53.961S" table:style-name="ce2">
            <text:p>48:54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8959" table:style-name="ce1">
            <text:p>8959</text:p>
          </table:table-cell>
          <table:table-cell office:value-type="string" table:style-name="ce1">
            <text:p>Success</text:p>
          </table:table-cell>
          <table:table-cell office:value-type="float" office:value="47494" table:style-name="ce1">
            <text:p>47494</text:p>
          </table:table-cell>
          <table:table-cell table:number-columns-repeated="16377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time" office:time-value="PT12H48M52.122S" table:style-name="ce2">
            <text:p>48:52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0823" table:style-name="ce1">
            <text:p>10823</text:p>
          </table:table-cell>
          <table:table-cell office:value-type="string" table:style-name="ce1">
            <text:p>Success</text:p>
          </table:table-cell>
          <table:table-cell office:value-type="float" office:value="54624" table:style-name="ce1">
            <text:p>54624</text:p>
          </table:table-cell>
          <table:table-cell table:number-columns-repeated="16377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time" office:time-value="PT12H48M50.957S" table:style-name="ce2">
            <text:p>48:51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2004" table:style-name="ce1">
            <text:p>12004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time" office:time-value="PT12H48M56.395S" table:style-name="ce2">
            <text:p>48:56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6569" table:style-name="ce1">
            <text:p>6569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time" office:time-value="PT12H48M50.861S" table:style-name="ce2">
            <text:p>48:50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2115" table:style-name="ce1">
            <text:p>12115</text:p>
          </table:table-cell>
          <table:table-cell office:value-type="string" table:style-name="ce1">
            <text:p>Success</text:p>
          </table:table-cell>
          <table:table-cell office:value-type="float" office:value="54624" table:style-name="ce1">
            <text:p>54624</text:p>
          </table:table-cell>
          <table:table-cell table:number-columns-repeated="16377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time" office:time-value="PT12H48M55.301S" table:style-name="ce2">
            <text:p>48:55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7679" table:style-name="ce1">
            <text:p>7679</text:p>
          </table:table-cell>
          <table:table-cell office:value-type="string" table:style-name="ce1">
            <text:p>Success</text:p>
          </table:table-cell>
          <table:table-cell office:value-type="float" office:value="69282" table:style-name="ce1">
            <text:p>69282</text:p>
          </table:table-cell>
          <table:table-cell table:number-columns-repeated="16377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time" office:time-value="PT12H48M58.147S" table:style-name="ce2">
            <text:p>48:58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4842" table:style-name="ce1">
            <text:p>4842</text:p>
          </table:table-cell>
          <table:table-cell office:value-type="string" table:style-name="ce1">
            <text:p>Success</text:p>
          </table:table-cell>
          <table:table-cell office:value-type="float" office:value="50039" table:style-name="ce1">
            <text:p>50039</text:p>
          </table:table-cell>
          <table:table-cell table:number-columns-repeated="16377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time" office:time-value="PT12H48M56.288S" table:style-name="ce2">
            <text:p>48:56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6709" table:style-name="ce1">
            <text:p>6709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time" office:time-value="PT12H48M55.163S" table:style-name="ce2">
            <text:p>48:55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7839" table:style-name="ce1">
            <text:p>7839</text:p>
          </table:table-cell>
          <table:table-cell office:value-type="string" table:style-name="ce1">
            <text:p>Success</text:p>
          </table:table-cell>
          <table:table-cell office:value-type="float" office:value="69282" table:style-name="ce1">
            <text:p>69282</text:p>
          </table:table-cell>
          <table:table-cell table:number-columns-repeated="16377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time" office:time-value="PT12H48M56.459S" table:style-name="ce2">
            <text:p>48:56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6558" table:style-name="ce1">
            <text:p>6558</text:p>
          </table:table-cell>
          <table:table-cell office:value-type="string" table:style-name="ce1">
            <text:p>Success</text:p>
          </table:table-cell>
          <table:table-cell office:value-type="float" office:value="23786" table:style-name="ce1">
            <text:p>23786</text:p>
          </table:table-cell>
          <table:table-cell table:number-columns-repeated="16377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time" office:time-value="PT12H48M53.893S" table:style-name="ce2">
            <text:p>48:53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9179" table:style-name="ce1">
            <text:p>9179</text:p>
          </table:table-cell>
          <table:table-cell office:value-type="string" table:style-name="ce1">
            <text:p>Success</text:p>
          </table:table-cell>
          <table:table-cell office:value-type="float" office:value="42037" table:style-name="ce1">
            <text:p>42037</text:p>
          </table:table-cell>
          <table:table-cell table:number-columns-repeated="16377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time" office:time-value="PT12H48M55.823S" table:style-name="ce2">
            <text:p>48:55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7267" table:style-name="ce1">
            <text:p>7267</text:p>
          </table:table-cell>
          <table:table-cell office:value-type="string" table:style-name="ce1">
            <text:p>Success</text:p>
          </table:table-cell>
          <table:table-cell office:value-type="float" office:value="69284" table:style-name="ce1">
            <text:p>69284</text:p>
          </table:table-cell>
          <table:table-cell table:number-columns-repeated="16377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time" office:time-value="PT12H48M55.012S" table:style-name="ce2">
            <text:p>48:55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8084" table:style-name="ce1">
            <text:p>8084</text:p>
          </table:table-cell>
          <table:table-cell office:value-type="string" table:style-name="ce1">
            <text:p>Success</text:p>
          </table:table-cell>
          <table:table-cell office:value-type="float" office:value="69282" table:style-name="ce1">
            <text:p>69282</text:p>
          </table:table-cell>
          <table:table-cell table:number-columns-repeated="16377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time" office:time-value="PT12H48M55.813S" table:style-name="ce2">
            <text:p>48:55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7293" table:style-name="ce1">
            <text:p>7293</text:p>
          </table:table-cell>
          <table:table-cell office:value-type="string" table:style-name="ce1">
            <text:p>Success</text:p>
          </table:table-cell>
          <table:table-cell office:value-type="float" office:value="69282" table:style-name="ce1">
            <text:p>69282</text:p>
          </table:table-cell>
          <table:table-cell table:number-columns-repeated="16377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time" office:time-value="PT12H49M2.998S" table:style-name="ce2">
            <text:p>49:03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time" office:time-value="PT12H48M55.049S" table:style-name="ce2">
            <text:p>48:55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8069" table:style-name="ce1">
            <text:p>8069</text:p>
          </table:table-cell>
          <table:table-cell office:value-type="string" table:style-name="ce1">
            <text:p>Success</text:p>
          </table:table-cell>
          <table:table-cell office:value-type="float" office:value="69282" table:style-name="ce1">
            <text:p>69282</text:p>
          </table:table-cell>
          <table:table-cell table:number-columns-repeated="16377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time" office:time-value="PT12H48M50.073S" table:style-name="ce2">
            <text:p>48:50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3085" table:style-name="ce1">
            <text:p>13085</text:p>
          </table:table-cell>
          <table:table-cell office:value-type="string" table:style-name="ce1">
            <text:p>Success</text:p>
          </table:table-cell>
          <table:table-cell office:value-type="float" office:value="42035" table:style-name="ce1">
            <text:p>42035</text:p>
          </table:table-cell>
          <table:table-cell table:number-columns-repeated="16377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time" office:time-value="PT12H48M55.155S" table:style-name="ce2">
            <text:p>48:55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8030" table:style-name="ce1">
            <text:p>8030</text:p>
          </table:table-cell>
          <table:table-cell office:value-type="string" table:style-name="ce1">
            <text:p>Success</text:p>
          </table:table-cell>
          <table:table-cell office:value-type="float" office:value="69282" table:style-name="ce1">
            <text:p>69282</text:p>
          </table:table-cell>
          <table:table-cell table:number-columns-repeated="16377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time" office:time-value="PT12H48M55.395S" table:style-name="ce2">
            <text:p>48:55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7797" table:style-name="ce1">
            <text:p>7797</text:p>
          </table:table-cell>
          <table:table-cell office:value-type="string" table:style-name="ce1">
            <text:p>Success</text:p>
          </table:table-cell>
          <table:table-cell office:value-type="float" office:value="69284" table:style-name="ce1">
            <text:p>69284</text:p>
          </table:table-cell>
          <table:table-cell table:number-columns-repeated="16377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time" office:time-value="PT12H48M55.561S" table:style-name="ce2">
            <text:p>48:55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7634" table:style-name="ce1">
            <text:p>7634</text:p>
          </table:table-cell>
          <table:table-cell office:value-type="string" table:style-name="ce1">
            <text:p>Success</text:p>
          </table:table-cell>
          <table:table-cell office:value-type="float" office:value="69282" table:style-name="ce1">
            <text:p>69282</text:p>
          </table:table-cell>
          <table:table-cell table:number-columns-repeated="16377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time" office:time-value="PT12H48M47.827S" table:style-name="ce2">
            <text:p>48:47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5380" table:style-name="ce1">
            <text:p>15380</text:p>
          </table:table-cell>
          <table:table-cell office:value-type="string" table:style-name="ce1">
            <text:p>Success</text:p>
          </table:table-cell>
          <table:table-cell office:value-type="float" office:value="69282" table:style-name="ce1">
            <text:p>69282</text:p>
          </table:table-cell>
          <table:table-cell table:number-columns-repeated="16377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time" office:time-value="PT12H49M2.946S" table:style-name="ce2">
            <text:p>49:02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time" office:time-value="PT12H49M3.159S" table:style-name="ce2">
            <text:p>49:03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960" table:style-name="ce1">
            <text:p>960</text:p>
          </table:table-cell>
          <table:table-cell table:number-columns-repeated="16377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time" office:time-value="PT12H49M2.977S" table:style-name="ce2">
            <text:p>49:03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time" office:time-value="PT12H49M3.213S" table:style-name="ce2">
            <text:p>49:03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time" office:time-value="PT12H49M2.982S" table:style-name="ce2">
            <text:p>49:03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time" office:time-value="PT12H49M3.284S" table:style-name="ce2">
            <text:p>49:03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time" office:time-value="PT12H49M3.339S" table:style-name="ce2">
            <text:p>49:03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908" table:style-name="ce1">
            <text:p>908</text:p>
          </table:table-cell>
          <table:table-cell table:number-columns-repeated="16377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time" office:time-value="PT12H48M55.663S" table:style-name="ce2">
            <text:p>48:55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7743" table:style-name="ce1">
            <text:p>7743</text:p>
          </table:table-cell>
          <table:table-cell office:value-type="string" table:style-name="ce1">
            <text:p>Success</text:p>
          </table:table-cell>
          <table:table-cell office:value-type="float" office:value="69282" table:style-name="ce1">
            <text:p>69282</text:p>
          </table:table-cell>
          <table:table-cell table:number-columns-repeated="16377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time" office:time-value="PT12H49M3.317S" table:style-name="ce2">
            <text:p>49:03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908" table:style-name="ce1">
            <text:p>908</text:p>
          </table:table-cell>
          <table:table-cell table:number-columns-repeated="16377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time" office:time-value="PT12H49M3.198S" table:style-name="ce2">
            <text:p>49:03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time" office:time-value="PT12H49M0.783S" table:style-name="ce2">
            <text:p>49:00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707" table:style-name="ce1">
            <text:p>2707</text:p>
          </table:table-cell>
          <table:table-cell office:value-type="string" table:style-name="ce1">
            <text:p>Success</text:p>
          </table:table-cell>
          <table:table-cell office:value-type="float" office:value="31822" table:style-name="ce1">
            <text:p>31822</text:p>
          </table:table-cell>
          <table:table-cell table:number-columns-repeated="16377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time" office:time-value="PT12H49M3.209S" table:style-name="ce2">
            <text:p>49:03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time" office:time-value="PT12H49M3.197S" table:style-name="ce2">
            <text:p>49:03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497" table:style-name="ce1">
            <text:p>49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time" office:time-value="PT12H49M3.187S" table:style-name="ce2">
            <text:p>49:03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58" table:style-name="ce1">
            <text:p>5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time" office:time-value="PT12H49M3.099S" table:style-name="ce2">
            <text:p>49:03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time" office:time-value="PT12H49M3.093S" table:style-name="ce2">
            <text:p>49:03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847" table:style-name="ce1">
            <text:p>8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time" office:time-value="PT12H49M3.120S" table:style-name="ce2">
            <text:p>49:03.1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896" table:style-name="ce1">
            <text:p>8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time" office:time-value="PT12H49M3.109S" table:style-name="ce2">
            <text:p>49:03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977" table:style-name="ce1">
            <text:p>97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time" office:time-value="PT12H49M3.004S" table:style-name="ce2">
            <text:p>49:03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136" table:style-name="ce1">
            <text:p>11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time" office:time-value="PT12H49M4.088S" table:style-name="ce2">
            <text:p>49:04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time" office:time-value="PT12H49M4.018S" table:style-name="ce2">
            <text:p>49:04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time" office:time-value="PT12H49M3.942S" table:style-name="ce2">
            <text:p>49:03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time" office:time-value="PT12H49M3.875S" table:style-name="ce2">
            <text:p>49:03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time" office:time-value="PT12H49M3.747S" table:style-name="ce2">
            <text:p>49:03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634" table:style-name="ce1">
            <text:p>6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time" office:time-value="PT12H49M3.697S" table:style-name="ce2">
            <text:p>49:03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736" table:style-name="ce1">
            <text:p>7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time" office:time-value="PT12H49M3.562S" table:style-name="ce2">
            <text:p>49:03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906" table:style-name="ce1">
            <text:p>9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time" office:time-value="PT12H49M3.492S" table:style-name="ce2">
            <text:p>49:03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019" table:style-name="ce1">
            <text:p>10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time" office:time-value="PT12H49M3.467S" table:style-name="ce2">
            <text:p>49:03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091" table:style-name="ce1">
            <text:p>10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time" office:time-value="PT12H49M3.409S" table:style-name="ce2">
            <text:p>49:03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190" table:style-name="ce1">
            <text:p>11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time" office:time-value="PT12H49M3.335S" table:style-name="ce2">
            <text:p>49:03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306" table:style-name="ce1">
            <text:p>13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time" office:time-value="PT12H49M4.601S" table:style-name="ce2">
            <text:p>49:04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time" office:time-value="PT12H49M4.513S" table:style-name="ce2">
            <text:p>49:04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time" office:time-value="PT12H49M4.142S" table:style-name="ce2">
            <text:p>49:04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644" table:style-name="ce1">
            <text:p>6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time" office:time-value="PT12H49M4.739S" table:style-name="ce2">
            <text:p>49:04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time" office:time-value="PT12H49M4.829S" table:style-name="ce2">
            <text:p>49:04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time" office:time-value="PT12H49M3.227S" table:style-name="ce2">
            <text:p>49:03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773" table:style-name="ce1">
            <text:p>1773</text:p>
          </table:table-cell>
          <table:table-cell office:value-type="string" table:style-name="ce1">
            <text:p>Success</text:p>
          </table:table-cell>
          <table:table-cell office:value-type="float" office:value="14871" table:style-name="ce1">
            <text:p>14871</text:p>
          </table:table-cell>
          <table:table-cell table:number-columns-repeated="16377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time" office:time-value="PT12H49M5.002S" table:style-name="ce2">
            <text:p>49:05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time" office:time-value="PT12H48M55.532S" table:style-name="ce2">
            <text:p>48:55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9814" table:style-name="ce1">
            <text:p>9814</text:p>
          </table:table-cell>
          <table:table-cell office:value-type="string" table:style-name="ce1">
            <text:p>Success</text:p>
          </table:table-cell>
          <table:table-cell office:value-type="float" office:value="67900" table:style-name="ce1">
            <text:p>67900</text:p>
          </table:table-cell>
          <table:table-cell table:number-columns-repeated="16377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time" office:time-value="PT12H48M55.816S" table:style-name="ce2">
            <text:p>48:55.8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9541" table:style-name="ce1">
            <text:p>9541</text:p>
          </table:table-cell>
          <table:table-cell office:value-type="string" table:style-name="ce1">
            <text:p>Success</text:p>
          </table:table-cell>
          <table:table-cell office:value-type="float" office:value="67900" table:style-name="ce1">
            <text:p>67900</text:p>
          </table:table-cell>
          <table:table-cell table:number-columns-repeated="16377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time" office:time-value="PT12H49M5.252S" table:style-name="ce2">
            <text:p>49:05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time" office:time-value="PT12H49M1.898S" table:style-name="ce2">
            <text:p>49:01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492" table:style-name="ce1">
            <text:p>3492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time" office:time-value="PT12H48M54.732S" table:style-name="ce2">
            <text:p>48:54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0660" table:style-name="ce1">
            <text:p>10660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time" office:time-value="PT12H48M55.714S" table:style-name="ce2">
            <text:p>48:55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9680" table:style-name="ce1">
            <text:p>9680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time" office:time-value="PT12H48M55.873S" table:style-name="ce2">
            <text:p>48:55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9522" table:style-name="ce1">
            <text:p>9522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time" office:time-value="PT12H49M1.610S" table:style-name="ce2">
            <text:p>49:01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808" table:style-name="ce1">
            <text:p>3808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time" office:time-value="PT12H49M1.545S" table:style-name="ce2">
            <text:p>49:01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881" table:style-name="ce1">
            <text:p>3881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time" office:time-value="PT12H48M55.807S" table:style-name="ce2">
            <text:p>48:55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9631" table:style-name="ce1">
            <text:p>9631</text:p>
          </table:table-cell>
          <table:table-cell office:value-type="string" table:style-name="ce1">
            <text:p>Success</text:p>
          </table:table-cell>
          <table:table-cell office:value-type="float" office:value="63893" table:style-name="ce1">
            <text:p>63893</text:p>
          </table:table-cell>
          <table:table-cell table:number-columns-repeated="16377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time" office:time-value="PT12H49M5.392S" table:style-name="ce2">
            <text:p>49:05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12712" table:style-name="ce1">
            <text:p>12712</text:p>
          </table:table-cell>
          <table:table-cell table:number-columns-repeated="16377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time" office:time-value="PT12H48M55.825S" table:style-name="ce2">
            <text:p>48:55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0456" table:style-name="ce1">
            <text:p>10456</text:p>
          </table:table-cell>
          <table:table-cell office:value-type="string" table:style-name="ce1">
            <text:p>Success</text:p>
          </table:table-cell>
          <table:table-cell office:value-type="float" office:value="67895" table:style-name="ce1">
            <text:p>67895</text:p>
          </table:table-cell>
          <table:table-cell table:number-columns-repeated="16377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time" office:time-value="PT12H49M2.073S" table:style-name="ce2">
            <text:p>49:02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4396" table:style-name="ce1">
            <text:p>4396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time" office:time-value="PT12H49M1.945S" table:style-name="ce2">
            <text:p>49:01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542" table:style-name="ce1">
            <text:p>4542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time" office:time-value="PT12H49M1.711S" table:style-name="ce2">
            <text:p>49:01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776" table:style-name="ce1">
            <text:p>4776</text:p>
          </table:table-cell>
          <table:table-cell office:value-type="string" table:style-name="ce1">
            <text:p>Success</text:p>
          </table:table-cell>
          <table:table-cell office:value-type="float" office:value="23058" table:style-name="ce1">
            <text:p>23058</text:p>
          </table:table-cell>
          <table:table-cell table:number-columns-repeated="16377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time" office:time-value="PT12H49M1.665S" table:style-name="ce2">
            <text:p>49:01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4831" table:style-name="ce1">
            <text:p>4831</text:p>
          </table:table-cell>
          <table:table-cell office:value-type="string" table:style-name="ce1">
            <text:p>Success</text:p>
          </table:table-cell>
          <table:table-cell office:value-type="float" office:value="23785" table:style-name="ce1">
            <text:p>23785</text:p>
          </table:table-cell>
          <table:table-cell table:number-columns-repeated="16377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time" office:time-value="PT12H49M2.114S" table:style-name="ce2">
            <text:p>49:02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416" table:style-name="ce1">
            <text:p>4416</text:p>
          </table:table-cell>
          <table:table-cell office:value-type="string" table:style-name="ce1">
            <text:p>Success</text:p>
          </table:table-cell>
          <table:table-cell office:value-type="float" office:value="23786" table:style-name="ce1">
            <text:p>23786</text:p>
          </table:table-cell>
          <table:table-cell table:number-columns-repeated="16377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time" office:time-value="PT12H49M2.082S" table:style-name="ce2">
            <text:p>49:02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464" table:style-name="ce1">
            <text:p>4464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time" office:time-value="PT12H49M1.529S" table:style-name="ce2">
            <text:p>49:01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5040" table:style-name="ce1">
            <text:p>5040</text:p>
          </table:table-cell>
          <table:table-cell office:value-type="string" table:style-name="ce1">
            <text:p>Success</text:p>
          </table:table-cell>
          <table:table-cell office:value-type="float" office:value="42035" table:style-name="ce1">
            <text:p>42035</text:p>
          </table:table-cell>
          <table:table-cell table:number-columns-repeated="16377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time" office:time-value="PT12H48M53.901S" table:style-name="ce2">
            <text:p>48:53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2678" table:style-name="ce1">
            <text:p>12678</text:p>
          </table:table-cell>
          <table:table-cell office:value-type="string" table:style-name="ce1">
            <text:p>Success</text:p>
          </table:table-cell>
          <table:table-cell office:value-type="float" office:value="42036" table:style-name="ce1">
            <text:p>42036</text:p>
          </table:table-cell>
          <table:table-cell table:number-columns-repeated="16377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time" office:time-value="PT12H48M53.891S" table:style-name="ce2">
            <text:p>48:53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2691" table:style-name="ce1">
            <text:p>12691</text:p>
          </table:table-cell>
          <table:table-cell office:value-type="string" table:style-name="ce1">
            <text:p>Success</text:p>
          </table:table-cell>
          <table:table-cell office:value-type="float" office:value="42036" table:style-name="ce1">
            <text:p>42036</text:p>
          </table:table-cell>
          <table:table-cell table:number-columns-repeated="16377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time" office:time-value="PT12H49M3.019S" table:style-name="ce2">
            <text:p>49:03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574" table:style-name="ce1">
            <text:p>3574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time" office:time-value="PT12H48M54.044S" table:style-name="ce2">
            <text:p>48:54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2561" table:style-name="ce1">
            <text:p>12561</text:p>
          </table:table-cell>
          <table:table-cell office:value-type="string" table:style-name="ce1">
            <text:p>Success</text:p>
          </table:table-cell>
          <table:table-cell office:value-type="float" office:value="42036" table:style-name="ce1">
            <text:p>42036</text:p>
          </table:table-cell>
          <table:table-cell table:number-columns-repeated="16377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time" office:time-value="PT12H49M5.398S" table:style-name="ce2">
            <text:p>49:05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244" table:style-name="ce1">
            <text:p>1244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time" office:time-value="PT12H49M3.373S" table:style-name="ce2">
            <text:p>49:03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3286" table:style-name="ce1">
            <text:p>3286</text:p>
          </table:table-cell>
          <table:table-cell office:value-type="string" table:style-name="ce1">
            <text:p>Success</text:p>
          </table:table-cell>
          <table:table-cell office:value-type="float" office:value="42035" table:style-name="ce1">
            <text:p>42035</text:p>
          </table:table-cell>
          <table:table-cell table:number-columns-repeated="16377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time" office:time-value="PT12H49M1.987S" table:style-name="ce2">
            <text:p>49:02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683" table:style-name="ce1">
            <text:p>4683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time" office:time-value="PT12H48M54.341S" table:style-name="ce2">
            <text:p>48:54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2360" table:style-name="ce1">
            <text:p>12360</text:p>
          </table:table-cell>
          <table:table-cell office:value-type="string" table:style-name="ce1">
            <text:p>Success</text:p>
          </table:table-cell>
          <table:table-cell office:value-type="float" office:value="61164" table:style-name="ce1">
            <text:p>61164</text:p>
          </table:table-cell>
          <table:table-cell table:number-columns-repeated="16377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time" office:time-value="PT12H49M5.397S" table:style-name="ce2">
            <text:p>49:05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314" table:style-name="ce1">
            <text:p>1314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time" office:time-value="PT12H49M3.418S" table:style-name="ce2">
            <text:p>49:03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3298" table:style-name="ce1">
            <text:p>3298</text:p>
          </table:table-cell>
          <table:table-cell office:value-type="string" table:style-name="ce1">
            <text:p>Success</text:p>
          </table:table-cell>
          <table:table-cell office:value-type="float" office:value="42035" table:style-name="ce1">
            <text:p>42035</text:p>
          </table:table-cell>
          <table:table-cell table:number-columns-repeated="16377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time" office:time-value="PT12H48M50.822S" table:style-name="ce2">
            <text:p>48:50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5897" table:style-name="ce1">
            <text:p>15897</text:p>
          </table:table-cell>
          <table:table-cell office:value-type="string" table:style-name="ce1">
            <text:p>Success</text:p>
          </table:table-cell>
          <table:table-cell office:value-type="float" office:value="61165" table:style-name="ce1">
            <text:p>61165</text:p>
          </table:table-cell>
          <table:table-cell table:number-columns-repeated="16377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time" office:time-value="PT12H49M2.999S" table:style-name="ce2">
            <text:p>49:03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730" table:style-name="ce1">
            <text:p>3730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time" office:time-value="PT12H48M52.859S" table:style-name="ce2">
            <text:p>48:52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3873" table:style-name="ce1">
            <text:p>13873</text:p>
          </table:table-cell>
          <table:table-cell office:value-type="string" table:style-name="ce1">
            <text:p>Success</text:p>
          </table:table-cell>
          <table:table-cell office:value-type="float" office:value="63898" table:style-name="ce1">
            <text:p>63898</text:p>
          </table:table-cell>
          <table:table-cell table:number-columns-repeated="16377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time" office:time-value="PT12H48M54.153S" table:style-name="ce2">
            <text:p>48:54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2581" table:style-name="ce1">
            <text:p>12581</text:p>
          </table:table-cell>
          <table:table-cell office:value-type="string" table:style-name="ce1">
            <text:p>Success</text:p>
          </table:table-cell>
          <table:table-cell office:value-type="float" office:value="42036" table:style-name="ce1">
            <text:p>42036</text:p>
          </table:table-cell>
          <table:table-cell table:number-columns-repeated="16377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time" office:time-value="PT12H48M55.818S" table:style-name="ce2">
            <text:p>48:55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0921" table:style-name="ce1">
            <text:p>10921</text:p>
          </table:table-cell>
          <table:table-cell office:value-type="string" table:style-name="ce1">
            <text:p>Success</text:p>
          </table:table-cell>
          <table:table-cell office:value-type="float" office:value="63892" table:style-name="ce1">
            <text:p>63892</text:p>
          </table:table-cell>
          <table:table-cell table:number-columns-repeated="16377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time" office:time-value="PT12H49M2.966S" table:style-name="ce2">
            <text:p>49:03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776" table:style-name="ce1">
            <text:p>3776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time" office:time-value="PT12H48M58.598S" table:style-name="ce2">
            <text:p>48:58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8146" table:style-name="ce1">
            <text:p>8146</text:p>
          </table:table-cell>
          <table:table-cell office:value-type="string" table:style-name="ce1">
            <text:p>Success</text:p>
          </table:table-cell>
          <table:table-cell office:value-type="float" office:value="48311" table:style-name="ce1">
            <text:p>48311</text:p>
          </table:table-cell>
          <table:table-cell table:number-columns-repeated="16377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time" office:time-value="PT12H48M54.345S" table:style-name="ce2">
            <text:p>48:54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2402" table:style-name="ce1">
            <text:p>12402</text:p>
          </table:table-cell>
          <table:table-cell office:value-type="string" table:style-name="ce1">
            <text:p>Success</text:p>
          </table:table-cell>
          <table:table-cell office:value-type="float" office:value="61165" table:style-name="ce1">
            <text:p>61165</text:p>
          </table:table-cell>
          <table:table-cell table:number-columns-repeated="16377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time" office:time-value="PT12H48M53.862S" table:style-name="ce2">
            <text:p>48:53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2889" table:style-name="ce1">
            <text:p>12889</text:p>
          </table:table-cell>
          <table:table-cell office:value-type="string" table:style-name="ce1">
            <text:p>Success</text:p>
          </table:table-cell>
          <table:table-cell office:value-type="float" office:value="42036" table:style-name="ce1">
            <text:p>42036</text:p>
          </table:table-cell>
          <table:table-cell table:number-columns-repeated="16377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time" office:time-value="PT12H48M53.968S" table:style-name="ce2">
            <text:p>48:54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2784" table:style-name="ce1">
            <text:p>12784</text:p>
          </table:table-cell>
          <table:table-cell office:value-type="string" table:style-name="ce1">
            <text:p>Success</text:p>
          </table:table-cell>
          <table:table-cell office:value-type="float" office:value="42036" table:style-name="ce1">
            <text:p>42036</text:p>
          </table:table-cell>
          <table:table-cell table:number-columns-repeated="16377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time" office:time-value="PT12H49M6.660S" table:style-name="ce2">
            <text:p>49:06.7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1052" table:style-name="ce1">
            <text:p>1052</text:p>
          </table:table-cell>
          <table:table-cell table:number-columns-repeated="16377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time" office:time-value="PT12H48M54.976S" table:style-name="ce2">
            <text:p>48:55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1780" table:style-name="ce1">
            <text:p>11780</text:p>
          </table:table-cell>
          <table:table-cell office:value-type="string" table:style-name="ce1">
            <text:p>Success</text:p>
          </table:table-cell>
          <table:table-cell office:value-type="float" office:value="61165" table:style-name="ce1">
            <text:p>61165</text:p>
          </table:table-cell>
          <table:table-cell table:number-columns-repeated="16377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time" office:time-value="PT12H48M54.112S" table:style-name="ce2">
            <text:p>48:54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2657" table:style-name="ce1">
            <text:p>12657</text:p>
          </table:table-cell>
          <table:table-cell office:value-type="string" table:style-name="ce1">
            <text:p>Success</text:p>
          </table:table-cell>
          <table:table-cell office:value-type="float" office:value="42036" table:style-name="ce1">
            <text:p>42036</text:p>
          </table:table-cell>
          <table:table-cell table:number-columns-repeated="16377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time" office:time-value="PT12H49M1.472S" table:style-name="ce2">
            <text:p>49:01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313" table:style-name="ce1">
            <text:p>5313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time" office:time-value="PT12H49M6.571S" table:style-name="ce2">
            <text:p>49:06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1052" table:style-name="ce1">
            <text:p>1052</text:p>
          </table:table-cell>
          <table:table-cell table:number-columns-repeated="16377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time" office:time-value="PT12H49M5.348S" table:style-name="ce2">
            <text:p>49:05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453" table:style-name="ce1">
            <text:p>1453</text:p>
          </table:table-cell>
          <table:table-cell office:value-type="string" table:style-name="ce1">
            <text:p>Success</text:p>
          </table:table-cell>
          <table:table-cell office:value-type="float" office:value="27077" table:style-name="ce1">
            <text:p>27077</text:p>
          </table:table-cell>
          <table:table-cell table:number-columns-repeated="16377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time" office:time-value="PT12H49M5.386S" table:style-name="ce2">
            <text:p>49:05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421" table:style-name="ce1">
            <text:p>1421</text:p>
          </table:table-cell>
          <table:table-cell office:value-type="string" table:style-name="ce1">
            <text:p>Success</text:p>
          </table:table-cell>
          <table:table-cell office:value-type="float" office:value="43717" table:style-name="ce1">
            <text:p>43717</text:p>
          </table:table-cell>
          <table:table-cell table:number-columns-repeated="16377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time" office:time-value="PT12H49M6.717S" table:style-name="ce2">
            <text:p>49:06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1052" table:style-name="ce1">
            <text:p>1052</text:p>
          </table:table-cell>
          <table:table-cell table:number-columns-repeated="16377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time" office:time-value="PT12H49M3.076S" table:style-name="ce2">
            <text:p>49:03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759" table:style-name="ce1">
            <text:p>3759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time" office:time-value="PT12H49M0.685S" table:style-name="ce2">
            <text:p>49:00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156" table:style-name="ce1">
            <text:p>6156</text:p>
          </table:table-cell>
          <table:table-cell office:value-type="string" table:style-name="ce1">
            <text:p>Success</text:p>
          </table:table-cell>
          <table:table-cell office:value-type="float" office:value="61658" table:style-name="ce1">
            <text:p>61658</text:p>
          </table:table-cell>
          <table:table-cell table:number-columns-repeated="16377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time" office:time-value="PT12H49M6.746S" table:style-name="ce2">
            <text:p>49:06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time" office:time-value="PT12H49M2.923S" table:style-name="ce2">
            <text:p>49:02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942" table:style-name="ce1">
            <text:p>3942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time" office:time-value="PT12H49M6.809S" table:style-name="ce2">
            <text:p>49:06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time" office:time-value="PT12H49M6.531S" table:style-name="ce2">
            <text:p>49:06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Success</text:p>
          </table:table-cell>
          <table:table-cell office:value-type="float" office:value="14828" table:style-name="ce1">
            <text:p>14828</text:p>
          </table:table-cell>
          <table:table-cell table:number-columns-repeated="16377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time" office:time-value="PT12H49M6.549S" table:style-name="ce2">
            <text:p>49:06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Success</text:p>
          </table:table-cell>
          <table:table-cell office:value-type="float" office:value="16945" table:style-name="ce1">
            <text:p>16945</text:p>
          </table:table-cell>
          <table:table-cell table:number-columns-repeated="16377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time" office:time-value="PT12H49M6.744S" table:style-name="ce2">
            <text:p>49:06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726" table:style-name="ce1">
            <text:p>726</text:p>
          </table:table-cell>
          <table:table-cell office:value-type="string" table:style-name="ce1">
            <text:p>Success</text:p>
          </table:table-cell>
          <table:table-cell office:value-type="float" office:value="21177" table:style-name="ce1">
            <text:p>21177</text:p>
          </table:table-cell>
          <table:table-cell table:number-columns-repeated="16377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time" office:time-value="PT12H49M6.798S" table:style-name="ce2">
            <text:p>49:06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Success</text:p>
          </table:table-cell>
          <table:table-cell office:value-type="float" office:value="21221" table:style-name="ce1">
            <text:p>21221</text:p>
          </table:table-cell>
          <table:table-cell table:number-columns-repeated="16377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time" office:time-value="PT12H49M7.475S" table:style-name="ce2">
            <text:p>49:07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time" office:time-value="PT12H49M7.503S" table:style-name="ce2">
            <text:p>49:07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time" office:time-value="PT12H49M6.712S" table:style-name="ce2">
            <text:p>49:06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820" table:style-name="ce1">
            <text:p>820</text:p>
          </table:table-cell>
          <table:table-cell office:value-type="string" table:style-name="ce1">
            <text:p>Success</text:p>
          </table:table-cell>
          <table:table-cell office:value-type="float" office:value="27530" table:style-name="ce1">
            <text:p>27530</text:p>
          </table:table-cell>
          <table:table-cell table:number-columns-repeated="16377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time" office:time-value="PT12H49M6.756S" table:style-name="ce2">
            <text:p>49:06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778" table:style-name="ce1">
            <text:p>778</text:p>
          </table:table-cell>
          <table:table-cell office:value-type="string" table:style-name="ce1">
            <text:p>Success</text:p>
          </table:table-cell>
          <table:table-cell office:value-type="float" office:value="27574" table:style-name="ce1">
            <text:p>27574</text:p>
          </table:table-cell>
          <table:table-cell table:number-columns-repeated="16377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time" office:time-value="PT12H49M6.731S" table:style-name="ce2">
            <text:p>49:06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809" table:style-name="ce1">
            <text:p>809</text:p>
          </table:table-cell>
          <table:table-cell office:value-type="string" table:style-name="ce1">
            <text:p>Success</text:p>
          </table:table-cell>
          <table:table-cell office:value-type="float" office:value="27530" table:style-name="ce1">
            <text:p>27530</text:p>
          </table:table-cell>
          <table:table-cell table:number-columns-repeated="16377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time" office:time-value="PT12H49M7.533S" table:style-name="ce2">
            <text:p>49:07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time" office:time-value="PT12H49M7.529S" table:style-name="ce2">
            <text:p>49:07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000" table:style-name="ce1">
            <text:p>1000</text:p>
          </table:table-cell>
          <table:table-cell table:number-columns-repeated="16377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time" office:time-value="PT12H49M7.541S" table:style-name="ce2">
            <text:p>49:07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time" office:time-value="PT12H49M7.545S" table:style-name="ce2">
            <text:p>49:07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time" office:time-value="PT12H49M7.549S" table:style-name="ce2">
            <text:p>49:07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052" table:style-name="ce1">
            <text:p>1052</text:p>
          </table:table-cell>
          <table:table-cell table:number-columns-repeated="16377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time" office:time-value="PT12H49M7.554S" table:style-name="ce2">
            <text:p>49:07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time" office:time-value="PT12H49M4.284S" table:style-name="ce2">
            <text:p>49:04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300" table:style-name="ce1">
            <text:p>3300</text:p>
          </table:table-cell>
          <table:table-cell office:value-type="string" table:style-name="ce1">
            <text:p>Success</text:p>
          </table:table-cell>
          <table:table-cell office:value-type="float" office:value="23786" table:style-name="ce1">
            <text:p>23786</text:p>
          </table:table-cell>
          <table:table-cell table:number-columns-repeated="16377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time" office:time-value="PT12H49M7.557S" table:style-name="ce2">
            <text:p>49:07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000" table:style-name="ce1">
            <text:p>1000</text:p>
          </table:table-cell>
          <table:table-cell table:number-columns-repeated="16377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time" office:time-value="PT12H49M7.584S" table:style-name="ce2">
            <text:p>49:07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000" table:style-name="ce1">
            <text:p>1000</text:p>
          </table:table-cell>
          <table:table-cell table:number-columns-repeated="16377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time" office:time-value="PT12H49M7.587S" table:style-name="ce2">
            <text:p>49:07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052" table:style-name="ce1">
            <text:p>1052</text:p>
          </table:table-cell>
          <table:table-cell table:number-columns-repeated="16377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time" office:time-value="PT12H49M7.593S" table:style-name="ce2">
            <text:p>49:07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052" table:style-name="ce1">
            <text:p>1052</text:p>
          </table:table-cell>
          <table:table-cell table:number-columns-repeated="16377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time" office:time-value="PT12H49M6.494S" table:style-name="ce2">
            <text:p>49:06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398" table:style-name="ce1">
            <text:p>1398</text:p>
          </table:table-cell>
          <table:table-cell office:value-type="string" table:style-name="ce1">
            <text:p>Success</text:p>
          </table:table-cell>
          <table:table-cell office:value-type="float" office:value="31767" table:style-name="ce1">
            <text:p>31767</text:p>
          </table:table-cell>
          <table:table-cell table:number-columns-repeated="16377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time" office:time-value="PT12H49M6.595S" table:style-name="ce2">
            <text:p>49:06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304" table:style-name="ce1">
            <text:p>1304</text:p>
          </table:table-cell>
          <table:table-cell office:value-type="string" table:style-name="ce1">
            <text:p>Success</text:p>
          </table:table-cell>
          <table:table-cell office:value-type="float" office:value="31821" table:style-name="ce1">
            <text:p>31821</text:p>
          </table:table-cell>
          <table:table-cell table:number-columns-repeated="16377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time" office:time-value="PT12H49M7.901S" table:style-name="ce2">
            <text:p>49:07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time" office:time-value="PT12H49M7.931S" table:style-name="ce2">
            <text:p>49:07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time" office:time-value="PT12H49M7.944S" table:style-name="ce2">
            <text:p>49:07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046" table:style-name="ce1">
            <text:p>1046</text:p>
          </table:table-cell>
          <table:table-cell table:number-columns-repeated="16377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time" office:time-value="PT12H49M7.966S" table:style-name="ce2">
            <text:p>49:08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098" table:style-name="ce1">
            <text:p>1098</text:p>
          </table:table-cell>
          <table:table-cell table:number-columns-repeated="16377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time" office:time-value="PT12H49M6.643S" table:style-name="ce2">
            <text:p>49:06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660" table:style-name="ce1">
            <text:p>1660</text:p>
          </table:table-cell>
          <table:table-cell office:value-type="string" table:style-name="ce1">
            <text:p>Success</text:p>
          </table:table-cell>
          <table:table-cell office:value-type="float" office:value="33885" table:style-name="ce1">
            <text:p>33885</text:p>
          </table:table-cell>
          <table:table-cell table:number-columns-repeated="16377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time" office:time-value="PT12H49M8.305S" table:style-name="ce2">
            <text:p>49:08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time" office:time-value="PT12H49M8.340S" table:style-name="ce2">
            <text:p>49:08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time" office:time-value="PT12H49M7.536S" table:style-name="ce2">
            <text:p>49:07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835" table:style-name="ce1">
            <text:p>835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time" office:time-value="PT12H49M8.355S" table:style-name="ce2">
            <text:p>49:08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138" table:style-name="ce1">
            <text:p>1138</text:p>
          </table:table-cell>
          <table:table-cell table:number-columns-repeated="16377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time" office:time-value="PT12H49M7.474S" table:style-name="ce2">
            <text:p>49:07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930" table:style-name="ce1">
            <text:p>930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time" office:time-value="PT12H49M8.372S" table:style-name="ce2">
            <text:p>49:08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time" office:time-value="PT12H49M8.405S" table:style-name="ce2">
            <text:p>49:08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time" office:time-value="PT12H49M8.374S" table:style-name="ce2">
            <text:p>49:08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1190" table:style-name="ce1">
            <text:p>1190</text:p>
          </table:table-cell>
          <table:table-cell table:number-columns-repeated="16377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time" office:time-value="PT12H49M6.830S" table:style-name="ce2">
            <text:p>49:06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804" table:style-name="ce1">
            <text:p>1804</text:p>
          </table:table-cell>
          <table:table-cell office:value-type="string" table:style-name="ce1">
            <text:p>Success</text:p>
          </table:table-cell>
          <table:table-cell office:value-type="float" office:value="33929" table:style-name="ce1">
            <text:p>33929</text:p>
          </table:table-cell>
          <table:table-cell table:number-columns-repeated="16377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time" office:time-value="PT12H49M5.358S" table:style-name="ce2">
            <text:p>49:05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600" table:style-name="ce1">
            <text:p>3600</text:p>
          </table:table-cell>
          <table:table-cell office:value-type="string" table:style-name="ce1">
            <text:p>Success</text:p>
          </table:table-cell>
          <table:table-cell office:value-type="float" office:value="27077" table:style-name="ce1">
            <text:p>27077</text:p>
          </table:table-cell>
          <table:table-cell table:number-columns-repeated="16377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time" office:time-value="PT12H49M7.585S" table:style-name="ce2">
            <text:p>49:07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554" table:style-name="ce1">
            <text:p>1554</text:p>
          </table:table-cell>
          <table:table-cell office:value-type="string" table:style-name="ce1">
            <text:p>Success</text:p>
          </table:table-cell>
          <table:table-cell office:value-type="float" office:value="33885" table:style-name="ce1">
            <text:p>33885</text:p>
          </table:table-cell>
          <table:table-cell table:number-columns-repeated="16377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time" office:time-value="PT12H49M8.636S" table:style-name="ce2">
            <text:p>49:08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611" table:style-name="ce1">
            <text:p>611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time" office:time-value="PT12H49M9.250S" table:style-name="ce2">
            <text:p>49:09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time" office:time-value="PT12H49M6.868S" table:style-name="ce2">
            <text:p>49:06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440" table:style-name="ce1">
            <text:p>2440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time" office:time-value="PT12H49M5.439S" table:style-name="ce2">
            <text:p>49:05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879" table:style-name="ce1">
            <text:p>3879</text:p>
          </table:table-cell>
          <table:table-cell office:value-type="string" table:style-name="ce1">
            <text:p>Success</text:p>
          </table:table-cell>
          <table:table-cell office:value-type="float" office:value="27077" table:style-name="ce1">
            <text:p>27077</text:p>
          </table:table-cell>
          <table:table-cell table:number-columns-repeated="16377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time" office:time-value="PT12H49M4.894S" table:style-name="ce2">
            <text:p>49:04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4427" table:style-name="ce1">
            <text:p>4427</text:p>
          </table:table-cell>
          <table:table-cell office:value-type="string" table:style-name="ce1">
            <text:p>Success</text:p>
          </table:table-cell>
          <table:table-cell office:value-type="float" office:value="23786" table:style-name="ce1">
            <text:p>23786</text:p>
          </table:table-cell>
          <table:table-cell table:number-columns-repeated="16377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time" office:time-value="PT12H49M4.435S" table:style-name="ce2">
            <text:p>49:04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4900" table:style-name="ce1">
            <text:p>4900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time" office:time-value="PT12H49M4.193S" table:style-name="ce2">
            <text:p>49:04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5143" table:style-name="ce1">
            <text:p>5143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time" office:time-value="PT12H49M6.843S" table:style-name="ce2">
            <text:p>49:06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510" table:style-name="ce1">
            <text:p>2510</text:p>
          </table:table-cell>
          <table:table-cell office:value-type="string" table:style-name="ce1">
            <text:p>Success</text:p>
          </table:table-cell>
          <table:table-cell office:value-type="float" office:value="41145" table:style-name="ce1">
            <text:p>41145</text:p>
          </table:table-cell>
          <table:table-cell table:number-columns-repeated="16377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time" office:time-value="PT12H49M6.836S" table:style-name="ce2">
            <text:p>49:06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723" table:style-name="ce1">
            <text:p>2723</text:p>
          </table:table-cell>
          <table:table-cell office:value-type="string" table:style-name="ce1">
            <text:p>Success</text:p>
          </table:table-cell>
          <table:table-cell office:value-type="float" office:value="18646" table:style-name="ce1">
            <text:p>18646</text:p>
          </table:table-cell>
          <table:table-cell table:number-columns-repeated="16377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time" office:time-value="PT12H49M4.469S" table:style-name="ce2">
            <text:p>49:04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5178" table:style-name="ce1">
            <text:p>5178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time" office:time-value="PT12H49M7.598S" table:style-name="ce2">
            <text:p>49:07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2054" table:style-name="ce1">
            <text:p>2054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time" office:time-value="PT12H49M4.643S" table:style-name="ce2">
            <text:p>49:04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5048" table:style-name="ce1">
            <text:p>5048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time" office:time-value="PT12H49M4.383S" table:style-name="ce2">
            <text:p>49:04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312" table:style-name="ce1">
            <text:p>5312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time" office:time-value="PT12H49M6.735S" table:style-name="ce2">
            <text:p>49:06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2995" table:style-name="ce1">
            <text:p>2995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time" office:time-value="PT12H49M4.561S" table:style-name="ce2">
            <text:p>49:04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5177" table:style-name="ce1">
            <text:p>5177</text:p>
          </table:table-cell>
          <table:table-cell office:value-type="string" table:style-name="ce1">
            <text:p>Success</text:p>
          </table:table-cell>
          <table:table-cell office:value-type="float" office:value="23058" table:style-name="ce1">
            <text:p>23058</text:p>
          </table:table-cell>
          <table:table-cell table:number-columns-repeated="16377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time" office:time-value="PT12H49M6.607S" table:style-name="ce2">
            <text:p>49:06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133" table:style-name="ce1">
            <text:p>3133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time" office:time-value="PT12H49M6.720S" table:style-name="ce2">
            <text:p>49:06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023" table:style-name="ce1">
            <text:p>3023</text:p>
          </table:table-cell>
          <table:table-cell office:value-type="string" table:style-name="ce1">
            <text:p>Success</text:p>
          </table:table-cell>
          <table:table-cell office:value-type="float" office:value="27077" table:style-name="ce1">
            <text:p>27077</text:p>
          </table:table-cell>
          <table:table-cell table:number-columns-repeated="16377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time" office:time-value="PT12H49M7.895S" table:style-name="ce2">
            <text:p>49:07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854" table:style-name="ce1">
            <text:p>1854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time" office:time-value="PT12H49M7.162S" table:style-name="ce2">
            <text:p>49:07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620" table:style-name="ce1">
            <text:p>2620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time" office:time-value="PT12H49M8.415S" table:style-name="ce2">
            <text:p>49:08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371" table:style-name="ce1">
            <text:p>1371</text:p>
          </table:table-cell>
          <table:table-cell office:value-type="string" table:style-name="ce1">
            <text:p>Success</text:p>
          </table:table-cell>
          <table:table-cell office:value-type="float" office:value="43717" table:style-name="ce1">
            <text:p>43717</text:p>
          </table:table-cell>
          <table:table-cell table:number-columns-repeated="16377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time" office:time-value="PT12H49M6.857S" table:style-name="ce2">
            <text:p>49:06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2936" table:style-name="ce1">
            <text:p>2936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time" office:time-value="PT12H49M5.511S" table:style-name="ce2">
            <text:p>49:05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284" table:style-name="ce1">
            <text:p>4284</text:p>
          </table:table-cell>
          <table:table-cell office:value-type="string" table:style-name="ce1">
            <text:p>Success</text:p>
          </table:table-cell>
          <table:table-cell office:value-type="float" office:value="54620" table:style-name="ce1">
            <text:p>54620</text:p>
          </table:table-cell>
          <table:table-cell table:number-columns-repeated="16377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time" office:time-value="PT12H49M9.787S" table:style-name="ce2">
            <text:p>49:09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time" office:time-value="PT12H49M4.688S" table:style-name="ce2">
            <text:p>49:04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5152" table:style-name="ce1">
            <text:p>5152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time" office:time-value="PT12H49M7.605S" table:style-name="ce2">
            <text:p>49:07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2235" table:style-name="ce1">
            <text:p>2235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time" office:time-value="PT12H49M9.141S" table:style-name="ce2">
            <text:p>49:09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701" table:style-name="ce1">
            <text:p>701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time" office:time-value="PT12H49M0.758S" table:style-name="ce2">
            <text:p>49:00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9089" table:style-name="ce1">
            <text:p>9089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time" office:time-value="PT12H49M6.758S" table:style-name="ce2">
            <text:p>49:06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092" table:style-name="ce1">
            <text:p>3092</text:p>
          </table:table-cell>
          <table:table-cell office:value-type="string" table:style-name="ce1">
            <text:p>Success</text:p>
          </table:table-cell>
          <table:table-cell office:value-type="float" office:value="27077" table:style-name="ce1">
            <text:p>27077</text:p>
          </table:table-cell>
          <table:table-cell table:number-columns-repeated="16377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time" office:time-value="PT12H49M8.961S" table:style-name="ce2">
            <text:p>49:09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891" table:style-name="ce1">
            <text:p>891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time" office:time-value="PT12H49M4.238S" table:style-name="ce2">
            <text:p>49:04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5616" table:style-name="ce1">
            <text:p>5616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time" office:time-value="PT12H49M6.284S" table:style-name="ce2">
            <text:p>49:06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3571" table:style-name="ce1">
            <text:p>3571</text:p>
          </table:table-cell>
          <table:table-cell office:value-type="string" table:style-name="ce1">
            <text:p>Success</text:p>
          </table:table-cell>
          <table:table-cell office:value-type="float" office:value="27077" table:style-name="ce1">
            <text:p>27077</text:p>
          </table:table-cell>
          <table:table-cell table:number-columns-repeated="16377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time" office:time-value="PT12H49M7.093S" table:style-name="ce2">
            <text:p>49:07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768" table:style-name="ce1">
            <text:p>2768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time" office:time-value="PT12H49M6.733S" table:style-name="ce2">
            <text:p>49:06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141" table:style-name="ce1">
            <text:p>3141</text:p>
          </table:table-cell>
          <table:table-cell office:value-type="string" table:style-name="ce1">
            <text:p>Success</text:p>
          </table:table-cell>
          <table:table-cell office:value-type="float" office:value="27077" table:style-name="ce1">
            <text:p>27077</text:p>
          </table:table-cell>
          <table:table-cell table:number-columns-repeated="16377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time" office:time-value="PT12H49M6.754S" table:style-name="ce2">
            <text:p>49:06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123" table:style-name="ce1">
            <text:p>3123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time" office:time-value="PT12H49M6.803S" table:style-name="ce2">
            <text:p>49:06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074" table:style-name="ce1">
            <text:p>3074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time" office:time-value="PT12H49M4.788S" table:style-name="ce2">
            <text:p>49:04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5092" table:style-name="ce1">
            <text:p>5092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time" office:time-value="PT12H49M6.582S" table:style-name="ce2">
            <text:p>49:06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309" table:style-name="ce1">
            <text:p>3309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time" office:time-value="PT12H49M3.113S" table:style-name="ce2">
            <text:p>49:03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6784" table:style-name="ce1">
            <text:p>6784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time" office:time-value="PT12H49M6.752S" table:style-name="ce2">
            <text:p>49:06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3164" table:style-name="ce1">
            <text:p>3164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time" office:time-value="PT12H49M6.748S" table:style-name="ce2">
            <text:p>49:06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215" table:style-name="ce1">
            <text:p>3215</text:p>
          </table:table-cell>
          <table:table-cell office:value-type="string" table:style-name="ce1">
            <text:p>Success</text:p>
          </table:table-cell>
          <table:table-cell office:value-type="float" office:value="27077" table:style-name="ce1">
            <text:p>27077</text:p>
          </table:table-cell>
          <table:table-cell table:number-columns-repeated="16377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time" office:time-value="PT12H49M9.322S" table:style-name="ce2">
            <text:p>49:09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677" table:style-name="ce1">
            <text:p>677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time" office:time-value="PT12H49M9.320S" table:style-name="ce2">
            <text:p>49:09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710" table:style-name="ce1">
            <text:p>710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time" office:time-value="PT12H49M2.903S" table:style-name="ce2">
            <text:p>49:02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7746" table:style-name="ce1">
            <text:p>7746</text:p>
          </table:table-cell>
          <table:table-cell office:value-type="string" table:style-name="ce1">
            <text:p>Success</text:p>
          </table:table-cell>
          <table:table-cell office:value-type="float" office:value="53852" table:style-name="ce1">
            <text:p>53852</text:p>
          </table:table-cell>
          <table:table-cell table:number-columns-repeated="16377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time" office:time-value="PT12H49M2.811S" table:style-name="ce2">
            <text:p>49:02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8013" table:style-name="ce1">
            <text:p>8013</text:p>
          </table:table-cell>
          <table:table-cell office:value-type="string" table:style-name="ce1">
            <text:p>Success</text:p>
          </table:table-cell>
          <table:table-cell office:value-type="float" office:value="53124" table:style-name="ce1">
            <text:p>53124</text:p>
          </table:table-cell>
          <table:table-cell table:number-columns-repeated="16377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time" office:time-value="PT12H49M9.797S" table:style-name="ce2">
            <text:p>49:09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067" table:style-name="ce1">
            <text:p>1067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time" office:time-value="PT12H49M9.311S" table:style-name="ce2">
            <text:p>49:09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644" table:style-name="ce1">
            <text:p>1644</text:p>
          </table:table-cell>
          <table:table-cell office:value-type="string" table:style-name="ce1">
            <text:p>Success</text:p>
          </table:table-cell>
          <table:table-cell office:value-type="float" office:value="36003" table:style-name="ce1">
            <text:p>36003</text:p>
          </table:table-cell>
          <table:table-cell table:number-columns-repeated="16377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time" office:time-value="PT12H49M9.337S" table:style-name="ce2">
            <text:p>49:09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806" table:style-name="ce1">
            <text:p>1806</text:p>
          </table:table-cell>
          <table:table-cell office:value-type="string" table:style-name="ce1">
            <text:p>Success</text:p>
          </table:table-cell>
          <table:table-cell office:value-type="float" office:value="42359" table:style-name="ce1">
            <text:p>42359</text:p>
          </table:table-cell>
          <table:table-cell table:number-columns-repeated="16377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time" office:time-value="PT12H49M9.354S" table:style-name="ce2">
            <text:p>49:09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810" table:style-name="ce1">
            <text:p>1810</text:p>
          </table:table-cell>
          <table:table-cell office:value-type="string" table:style-name="ce1">
            <text:p>Success</text:p>
          </table:table-cell>
          <table:table-cell office:value-type="float" office:value="42357" table:style-name="ce1">
            <text:p>42357</text:p>
          </table:table-cell>
          <table:table-cell table:number-columns-repeated="16377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time" office:time-value="PT12H49M9.338S" table:style-name="ce2">
            <text:p>49:09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827" table:style-name="ce1">
            <text:p>1827</text:p>
          </table:table-cell>
          <table:table-cell office:value-type="string" table:style-name="ce1">
            <text:p>Success</text:p>
          </table:table-cell>
          <table:table-cell office:value-type="float" office:value="42357" table:style-name="ce1">
            <text:p>42357</text:p>
          </table:table-cell>
          <table:table-cell table:number-columns-repeated="16377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time" office:time-value="PT12H49M9.562S" table:style-name="ce2">
            <text:p>49:09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660" table:style-name="ce1">
            <text:p>1660</text:p>
          </table:table-cell>
          <table:table-cell office:value-type="string" table:style-name="ce1">
            <text:p>Success</text:p>
          </table:table-cell>
          <table:table-cell office:value-type="float" office:value="44477" table:style-name="ce1">
            <text:p>44477</text:p>
          </table:table-cell>
          <table:table-cell table:number-columns-repeated="16377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time" office:time-value="PT12H49M9.654S" table:style-name="ce2">
            <text:p>49:09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650" table:style-name="ce1">
            <text:p>1650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time" office:time-value="PT12H49M9.697S" table:style-name="ce2">
            <text:p>49:09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608" table:style-name="ce1">
            <text:p>1608</text:p>
          </table:table-cell>
          <table:table-cell office:value-type="string" table:style-name="ce1">
            <text:p>Success</text:p>
          </table:table-cell>
          <table:table-cell office:value-type="float" office:value="50833" table:style-name="ce1">
            <text:p>50833</text:p>
          </table:table-cell>
          <table:table-cell table:number-columns-repeated="16377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time" office:time-value="PT12H49M9.739S" table:style-name="ce2">
            <text:p>49:09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582" table:style-name="ce1">
            <text:p>1582</text:p>
          </table:table-cell>
          <table:table-cell office:value-type="string" table:style-name="ce1">
            <text:p>Success</text:p>
          </table:table-cell>
          <table:table-cell office:value-type="float" office:value="50831" table:style-name="ce1">
            <text:p>50831</text:p>
          </table:table-cell>
          <table:table-cell table:number-columns-repeated="16377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time" office:time-value="PT12H49M9.692S" table:style-name="ce2">
            <text:p>49:09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644" table:style-name="ce1">
            <text:p>1644</text:p>
          </table:table-cell>
          <table:table-cell office:value-type="string" table:style-name="ce1">
            <text:p>Success</text:p>
          </table:table-cell>
          <table:table-cell office:value-type="float" office:value="50831" table:style-name="ce1">
            <text:p>50831</text:p>
          </table:table-cell>
          <table:table-cell table:number-columns-repeated="16377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time" office:time-value="PT12H49M11.307S" table:style-name="ce2">
            <text:p>49:11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286" table:style-name="ce1">
            <text:p>1286</text:p>
          </table:table-cell>
          <table:table-cell table:number-columns-repeated="16377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time" office:time-value="PT12H49M9.899S" table:style-name="ce2">
            <text:p>49:09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464" table:style-name="ce1">
            <text:p>1464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time" office:time-value="PT12H49M11.169S" table:style-name="ce2">
            <text:p>49:11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time" office:time-value="PT12H49M11.389S" table:style-name="ce2">
            <text:p>49:11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331" table:style-name="ce1">
            <text:p>3331</text:p>
          </table:table-cell>
          <table:table-cell table:number-columns-repeated="16377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time" office:time-value="PT12H49M11.403S" table:style-name="ce2">
            <text:p>49:11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time" office:time-value="PT12H49M9.844S" table:style-name="ce2">
            <text:p>49:09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662" table:style-name="ce1">
            <text:p>1662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time" office:time-value="PT12H49M10.002S" table:style-name="ce2">
            <text:p>49:10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529" table:style-name="ce1">
            <text:p>1529</text:p>
          </table:table-cell>
          <table:table-cell office:value-type="string" table:style-name="ce1">
            <text:p>Success</text:p>
          </table:table-cell>
          <table:table-cell office:value-type="float" office:value="50923" table:style-name="ce1">
            <text:p>50923</text:p>
          </table:table-cell>
          <table:table-cell table:number-columns-repeated="16377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time" office:time-value="PT12H49M11.513S" table:style-name="ce2">
            <text:p>49:11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286" table:style-name="ce1">
            <text:p>1286</text:p>
          </table:table-cell>
          <table:table-cell table:number-columns-repeated="16377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time" office:time-value="PT12H49M9.750S" table:style-name="ce2">
            <text:p>49:09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110" table:style-name="ce1">
            <text:p>211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time" office:time-value="PT12H49M10.033S" table:style-name="ce2">
            <text:p>49:10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853" table:style-name="ce1">
            <text:p>185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time" office:time-value="PT12H49M11.533S" table:style-name="ce2">
            <text:p>49:11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time" office:time-value="PT12H49M9.783S" table:style-name="ce2">
            <text:p>49:09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146" table:style-name="ce1">
            <text:p>214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time" office:time-value="PT12H49M11.912S" table:style-name="ce2">
            <text:p>49:11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time" office:time-value="PT12H49M11.930S" table:style-name="ce2">
            <text:p>49:11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time" office:time-value="PT12H49M9.796S" table:style-name="ce2">
            <text:p>49:09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172" table:style-name="ce1">
            <text:p>217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time" office:time-value="PT12H49M11.950S" table:style-name="ce2">
            <text:p>49:12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228" table:style-name="ce1">
            <text:p>1228</text:p>
          </table:table-cell>
          <table:table-cell table:number-columns-repeated="16377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time" office:time-value="PT12H49M11.964S" table:style-name="ce2">
            <text:p>49:12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228" table:style-name="ce1">
            <text:p>1228</text:p>
          </table:table-cell>
          <table:table-cell table:number-columns-repeated="16377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time" office:time-value="PT12H49M9.853S" table:style-name="ce2">
            <text:p>49:09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129" table:style-name="ce1">
            <text:p>212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time" office:time-value="PT12H49M11.969S" table:style-name="ce2">
            <text:p>49:12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time" office:time-value="PT12H49M11.985S" table:style-name="ce2">
            <text:p>49:12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228" table:style-name="ce1">
            <text:p>1228</text:p>
          </table:table-cell>
          <table:table-cell table:number-columns-repeated="16377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time" office:time-value="PT12H49M11.977S" table:style-name="ce2">
            <text:p>49:12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280" table:style-name="ce1">
            <text:p>1280</text:p>
          </table:table-cell>
          <table:table-cell table:number-columns-repeated="16377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time" office:time-value="PT12H49M9.862S" table:style-name="ce2">
            <text:p>49:09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160" table:style-name="ce1">
            <text:p>216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time" office:time-value="PT12H49M9.879S" table:style-name="ce2">
            <text:p>49:09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146" table:style-name="ce1">
            <text:p>214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time" office:time-value="PT12H49M12.024S" table:style-name="ce2">
            <text:p>49:12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time" office:time-value="PT12H49M11.862S" table:style-name="ce2">
            <text:p>49:11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time" office:time-value="PT12H49M9.843S" table:style-name="ce2">
            <text:p>49:09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226" table:style-name="ce1">
            <text:p>222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time" office:time-value="PT12H49M12.046S" table:style-name="ce2">
            <text:p>49:12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228" table:style-name="ce1">
            <text:p>1228</text:p>
          </table:table-cell>
          <table:table-cell table:number-columns-repeated="16377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time" office:time-value="PT12H49M12.060S" table:style-name="ce2">
            <text:p>49:12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228" table:style-name="ce1">
            <text:p>1228</text:p>
          </table:table-cell>
          <table:table-cell table:number-columns-repeated="16377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time" office:time-value="PT12H49M12.070S" table:style-name="ce2">
            <text:p>49:12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time" office:time-value="PT12H49M10.958S" table:style-name="ce2">
            <text:p>49:11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202" table:style-name="ce1">
            <text:p>120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time" office:time-value="PT12H49M11.224S" table:style-name="ce2">
            <text:p>49:11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937" table:style-name="ce1">
            <text:p>93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time" office:time-value="PT12H49M9.844S" table:style-name="ce2">
            <text:p>49:09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323" table:style-name="ce1">
            <text:p>2323</text:p>
          </table:table-cell>
          <table:table-cell office:value-type="string" table:style-name="ce1">
            <text:p>Success</text:p>
          </table:table-cell>
          <table:table-cell office:value-type="float" office:value="57186" table:style-name="ce1">
            <text:p>57186</text:p>
          </table:table-cell>
          <table:table-cell table:number-columns-repeated="16377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time" office:time-value="PT12H49M12.162S" table:style-name="ce2">
            <text:p>49:12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out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time" office:time-value="PT12H49M12.164S" table:style-name="ce2">
            <text:p>49:12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out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time" office:time-value="PT12H49M9.855S" table:style-name="ce2">
            <text:p>49:09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350" table:style-name="ce1">
            <text:p>2350</text:p>
          </table:table-cell>
          <table:table-cell office:value-type="string" table:style-name="ce1">
            <text:p>Success</text:p>
          </table:table-cell>
          <table:table-cell office:value-type="float" office:value="57186" table:style-name="ce1">
            <text:p>57186</text:p>
          </table:table-cell>
          <table:table-cell table:number-columns-repeated="16377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time" office:time-value="PT12H49M12.092S" table:style-name="ce2">
            <text:p>49:12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1228" table:style-name="ce1">
            <text:p>1228</text:p>
          </table:table-cell>
          <table:table-cell table:number-columns-repeated="16377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time" office:time-value="PT12H49M12.197S" table:style-name="ce2">
            <text:p>49:12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time" office:time-value="PT12H49M12.204S" table:style-name="ce2">
            <text:p>49:12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time" office:time-value="PT12H49M12.217S" table:style-name="ce2">
            <text:p>49:12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time" office:time-value="PT12H49M12.220S" table:style-name="ce2">
            <text:p>49:12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time" office:time-value="PT12H49M9.880S" table:style-name="ce2">
            <text:p>49:09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362" table:style-name="ce1">
            <text:p>2362</text:p>
          </table:table-cell>
          <table:table-cell office:value-type="string" table:style-name="ce1">
            <text:p>Success</text:p>
          </table:table-cell>
          <table:table-cell office:value-type="float" office:value="57186" table:style-name="ce1">
            <text:p>57186</text:p>
          </table:table-cell>
          <table:table-cell table:number-columns-repeated="16377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time" office:time-value="PT12H49M11.364S" table:style-name="ce2">
            <text:p>49:11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144" table:style-name="ce1">
            <text:p>1144</text:p>
          </table:table-cell>
          <table:table-cell office:value-type="string" table:style-name="ce1">
            <text:p>Success</text:p>
          </table:table-cell>
          <table:table-cell office:value-type="float" office:value="57234" table:style-name="ce1">
            <text:p>57234</text:p>
          </table:table-cell>
          <table:table-cell table:number-columns-repeated="16377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time" office:time-value="PT12H49M12.511S" table:style-name="ce2">
            <text:p>49:12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time" office:time-value="PT12H49M12.026S" table:style-name="ce2">
            <text:p>49:12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812" table:style-name="ce1">
            <text:p>812</text:p>
          </table:table-cell>
          <table:table-cell office:value-type="string" table:style-name="ce1">
            <text:p>Success</text:p>
          </table:table-cell>
          <table:table-cell office:value-type="float" office:value="59303" table:style-name="ce1">
            <text:p>59303</text:p>
          </table:table-cell>
          <table:table-cell table:number-columns-repeated="16377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time" office:time-value="PT12H49M12.840S" table:style-name="ce2">
            <text:p>49:12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454" table:style-name="ce1">
            <text:p>1454</text:p>
          </table:table-cell>
          <table:table-cell table:number-columns-repeated="16377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time" office:time-value="PT12H49M12.857S" table:style-name="ce2">
            <text:p>49:12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06" table:style-name="ce1">
            <text:p>1506</text:p>
          </table:table-cell>
          <table:table-cell table:number-columns-repeated="16377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time" office:time-value="PT12H49M12.873S" table:style-name="ce2">
            <text:p>49:12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506" table:style-name="ce1">
            <text:p>1506</text:p>
          </table:table-cell>
          <table:table-cell table:number-columns-repeated="16377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time" office:time-value="PT12H49M12.898S" table:style-name="ce2">
            <text:p>49:12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506" table:style-name="ce1">
            <text:p>1506</text:p>
          </table:table-cell>
          <table:table-cell table:number-columns-repeated="16377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time" office:time-value="PT12H49M11.886S" table:style-name="ce2">
            <text:p>49:11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136" table:style-name="ce1">
            <text:p>1136</text:p>
          </table:table-cell>
          <table:table-cell office:value-type="string" table:style-name="ce1">
            <text:p>Success</text:p>
          </table:table-cell>
          <table:table-cell office:value-type="float" office:value="63541" table:style-name="ce1">
            <text:p>63541</text:p>
          </table:table-cell>
          <table:table-cell table:number-columns-repeated="16377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time" office:time-value="PT12H49M11.983S" table:style-name="ce2">
            <text:p>49:12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045" table:style-name="ce1">
            <text:p>1045</text:p>
          </table:table-cell>
          <table:table-cell office:value-type="string" table:style-name="ce1">
            <text:p>Success</text:p>
          </table:table-cell>
          <table:table-cell office:value-type="float" office:value="61422" table:style-name="ce1">
            <text:p>61422</text:p>
          </table:table-cell>
          <table:table-cell table:number-columns-repeated="16377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time" office:time-value="PT12H49M13.025S" table:style-name="ce2">
            <text:p>49:13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454" table:style-name="ce1">
            <text:p>1454</text:p>
          </table:table-cell>
          <table:table-cell table:number-columns-repeated="16377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time" office:time-value="PT12H49M13.030S" table:style-name="ce2">
            <text:p>49:13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454" table:style-name="ce1">
            <text:p>1454</text:p>
          </table:table-cell>
          <table:table-cell table:number-columns-repeated="16377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time" office:time-value="PT12H49M13.042S" table:style-name="ce2">
            <text:p>49:13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06" table:style-name="ce1">
            <text:p>1506</text:p>
          </table:table-cell>
          <table:table-cell table:number-columns-repeated="16377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time" office:time-value="PT12H49M13.045S" table:style-name="ce2">
            <text:p>49:13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06" table:style-name="ce1">
            <text:p>1506</text:p>
          </table:table-cell>
          <table:table-cell table:number-columns-repeated="16377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time" office:time-value="PT12H49M13.056S" table:style-name="ce2">
            <text:p>49:13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06" table:style-name="ce1">
            <text:p>1506</text:p>
          </table:table-cell>
          <table:table-cell table:number-columns-repeated="16377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time" office:time-value="PT12H49M13.058S" table:style-name="ce2">
            <text:p>49:13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06" table:style-name="ce1">
            <text:p>1506</text:p>
          </table:table-cell>
          <table:table-cell table:number-columns-repeated="16377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time" office:time-value="PT12H49M13.074S" table:style-name="ce2">
            <text:p>49:13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06" table:style-name="ce1">
            <text:p>1506</text:p>
          </table:table-cell>
          <table:table-cell table:number-columns-repeated="16377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time" office:time-value="PT12H49M13.073S" table:style-name="ce2">
            <text:p>49:13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506" table:style-name="ce1">
            <text:p>1506</text:p>
          </table:table-cell>
          <table:table-cell table:number-columns-repeated="16377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time" office:time-value="PT12H49M4.336S" table:style-name="ce2">
            <text:p>49:04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9213" table:style-name="ce1">
            <text:p>9213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time" office:time-value="PT12H49M6.741S" table:style-name="ce2">
            <text:p>49:06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6845" table:style-name="ce1">
            <text:p>6845</text:p>
          </table:table-cell>
          <table:table-cell office:value-type="string" table:style-name="ce1">
            <text:p>Success</text:p>
          </table:table-cell>
          <table:table-cell office:value-type="float" office:value="27078" table:style-name="ce1">
            <text:p>27078</text:p>
          </table:table-cell>
          <table:table-cell table:number-columns-repeated="16377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time" office:time-value="PT12H49M6.703S" table:style-name="ce2">
            <text:p>49:06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6887" table:style-name="ce1">
            <text:p>6887</text:p>
          </table:table-cell>
          <table:table-cell office:value-type="string" table:style-name="ce1">
            <text:p>Success</text:p>
          </table:table-cell>
          <table:table-cell office:value-type="float" office:value="27077" table:style-name="ce1">
            <text:p>27077</text:p>
          </table:table-cell>
          <table:table-cell table:number-columns-repeated="16377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time" office:time-value="PT12H49M7.997S" table:style-name="ce2">
            <text:p>49:08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603" table:style-name="ce1">
            <text:p>5603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time" office:time-value="PT12H49M10.866S" table:style-name="ce2">
            <text:p>49:10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778" table:style-name="ce1">
            <text:p>2778</text:p>
          </table:table-cell>
          <table:table-cell office:value-type="string" table:style-name="ce1">
            <text:p>Success</text:p>
          </table:table-cell>
          <table:table-cell office:value-type="float" office:value="63591" table:style-name="ce1">
            <text:p>63591</text:p>
          </table:table-cell>
          <table:table-cell table:number-columns-repeated="16377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time" office:time-value="PT12H49M13.646S" table:style-name="ce2">
            <text:p>49:13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time" office:time-value="PT12H49M9.917S" table:style-name="ce2">
            <text:p>49:09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775" table:style-name="ce1">
            <text:p>3775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time" office:time-value="PT12H49M13.601S" table:style-name="ce2">
            <text:p>49:13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time" office:time-value="PT12H49M13.704S" table:style-name="ce2">
            <text:p>49:13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286" table:style-name="ce1">
            <text:p>1286</text:p>
          </table:table-cell>
          <table:table-cell table:number-columns-repeated="16377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time" office:time-value="PT12H49M9.878S" table:style-name="ce2">
            <text:p>49:09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4201" table:style-name="ce1">
            <text:p>4201</text:p>
          </table:table-cell>
          <table:table-cell office:value-type="string" table:style-name="ce1">
            <text:p>Success</text:p>
          </table:table-cell>
          <table:table-cell office:value-type="float" office:value="18644" table:style-name="ce1">
            <text:p>18644</text:p>
          </table:table-cell>
          <table:table-cell table:number-columns-repeated="16377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time" office:time-value="PT12H49M9.892S" table:style-name="ce2">
            <text:p>49:09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225" table:style-name="ce1">
            <text:p>4225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time" office:time-value="PT12H49M8.435S" table:style-name="ce2">
            <text:p>49:08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718" table:style-name="ce1">
            <text:p>5718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time" office:time-value="PT12H49M13.551S" table:style-name="ce2">
            <text:p>49:13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609" table:style-name="ce1">
            <text:p>609</text:p>
          </table:table-cell>
          <table:table-cell office:value-type="string" table:style-name="ce1">
            <text:p>Success</text:p>
          </table:table-cell>
          <table:table-cell office:value-type="float" office:value="65659" table:style-name="ce1">
            <text:p>65659</text:p>
          </table:table-cell>
          <table:table-cell table:number-columns-repeated="16377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time" office:time-value="PT12H49M9.732S" table:style-name="ce2">
            <text:p>49:09.7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4444" table:style-name="ce1">
            <text:p>4444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time" office:time-value="PT12H49M6.586S" table:style-name="ce2">
            <text:p>49:06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7593" table:style-name="ce1">
            <text:p>7593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time" office:time-value="PT12H49M9.742S" table:style-name="ce2">
            <text:p>49:09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440" table:style-name="ce1">
            <text:p>4440</text:p>
          </table:table-cell>
          <table:table-cell office:value-type="string" table:style-name="ce1">
            <text:p>Success</text:p>
          </table:table-cell>
          <table:table-cell office:value-type="float" office:value="18652" table:style-name="ce1">
            <text:p>18652</text:p>
          </table:table-cell>
          <table:table-cell table:number-columns-repeated="16377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time" office:time-value="PT12H49M12.169S" table:style-name="ce2">
            <text:p>49:12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040" table:style-name="ce1">
            <text:p>2040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time" office:time-value="PT12H49M11.168S" table:style-name="ce2">
            <text:p>49:11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043" table:style-name="ce1">
            <text:p>3043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time" office:time-value="PT12H49M11.337S" table:style-name="ce2">
            <text:p>49:11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899" table:style-name="ce1">
            <text:p>2899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time" office:time-value="PT12H49M11.307S" table:style-name="ce2">
            <text:p>49:11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934" table:style-name="ce1">
            <text:p>2934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time" office:time-value="PT12H49M8.435S" table:style-name="ce2">
            <text:p>49:08.4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5819" table:style-name="ce1">
            <text:p>5819</text:p>
          </table:table-cell>
          <table:table-cell office:value-type="string" table:style-name="ce1">
            <text:p>Success</text:p>
          </table:table-cell>
          <table:table-cell office:value-type="float" office:value="43717" table:style-name="ce1">
            <text:p>43717</text:p>
          </table:table-cell>
          <table:table-cell table:number-columns-repeated="16377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time" office:time-value="PT12H49M14.256S" table:style-name="ce2">
            <text:p>49:14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time" office:time-value="PT12H49M10.827S" table:style-name="ce2">
            <text:p>49:10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476" table:style-name="ce1">
            <text:p>3476</text:p>
          </table:table-cell>
          <table:table-cell office:value-type="string" table:style-name="ce1">
            <text:p>Success</text:p>
          </table:table-cell>
          <table:table-cell office:value-type="float" office:value="38755" table:style-name="ce1">
            <text:p>38755</text:p>
          </table:table-cell>
          <table:table-cell table:number-columns-repeated="16377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time" office:time-value="PT12H49M9.851S" table:style-name="ce2">
            <text:p>49:09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4461" table:style-name="ce1">
            <text:p>4461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time" office:time-value="PT12H49M11.145S" table:style-name="ce2">
            <text:p>49:11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171" table:style-name="ce1">
            <text:p>3171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time" office:time-value="PT12H49M9.966S" table:style-name="ce2">
            <text:p>49:10.0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4356" table:style-name="ce1">
            <text:p>4356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time" office:time-value="PT12H49M9.875S" table:style-name="ce2">
            <text:p>49:09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449" table:style-name="ce1">
            <text:p>4449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time" office:time-value="PT12H49M11.324S" table:style-name="ce2">
            <text:p>49:11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003" table:style-name="ce1">
            <text:p>3003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time" office:time-value="PT12H49M10.651S" table:style-name="ce2">
            <text:p>49:10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741" table:style-name="ce1">
            <text:p>3741</text:p>
          </table:table-cell>
          <table:table-cell office:value-type="string" table:style-name="ce1">
            <text:p>Success</text:p>
          </table:table-cell>
          <table:table-cell office:value-type="float" office:value="38755" table:style-name="ce1">
            <text:p>38755</text:p>
          </table:table-cell>
          <table:table-cell table:number-columns-repeated="16377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time" office:time-value="PT12H49M13.694S" table:style-name="ce2">
            <text:p>49:13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251" table:style-name="ce1">
            <text:p>1251</text:p>
          </table:table-cell>
          <table:table-cell office:value-type="string" table:style-name="ce1">
            <text:p>Success</text:p>
          </table:table-cell>
          <table:table-cell office:value-type="float" office:value="67777" table:style-name="ce1">
            <text:p>67777</text:p>
          </table:table-cell>
          <table:table-cell table:number-columns-repeated="16377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time" office:time-value="PT12H49M14.947S" table:style-name="ce2">
            <text:p>49:14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time" office:time-value="PT12H49M14.155S" table:style-name="ce2">
            <text:p>49:14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968" table:style-name="ce1">
            <text:p>968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time" office:time-value="PT12H49M15.126S" table:style-name="ce2">
            <text:p>49:15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286" table:style-name="ce1">
            <text:p>1286</text:p>
          </table:table-cell>
          <table:table-cell table:number-columns-repeated="16377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time" office:time-value="PT12H49M15.106S" table:style-name="ce2">
            <text:p>49:15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out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time" office:time-value="PT12H49M15.167S" table:style-name="ce2">
            <text:p>49:15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time" office:time-value="PT12H49M15.192S" table:style-name="ce2">
            <text:p>49:15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html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time" office:time-value="PT12H49M14.081S" table:style-name="ce2">
            <text:p>49:14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845" table:style-name="ce1">
            <text:p>1845</text:p>
          </table:table-cell>
          <table:table-cell office:value-type="string" table:style-name="ce1">
            <text:p>Success</text:p>
          </table:table-cell>
          <table:table-cell office:value-type="float" office:value="72016" table:style-name="ce1">
            <text:p>72016</text:p>
          </table:table-cell>
          <table:table-cell table:number-columns-repeated="16377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time" office:time-value="PT12H49M14.119S" table:style-name="ce2">
            <text:p>49:14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821" table:style-name="ce1">
            <text:p>1821</text:p>
          </table:table-cell>
          <table:table-cell office:value-type="string" table:style-name="ce1">
            <text:p>Success</text:p>
          </table:table-cell>
          <table:table-cell office:value-type="float" office:value="76253" table:style-name="ce1">
            <text:p>76253</text:p>
          </table:table-cell>
          <table:table-cell table:number-columns-repeated="16377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time" office:time-value="PT12H49M14.184S" table:style-name="ce2">
            <text:p>49:14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846" table:style-name="ce1">
            <text:p>1846</text:p>
          </table:table-cell>
          <table:table-cell office:value-type="string" table:style-name="ce1">
            <text:p>Success</text:p>
          </table:table-cell>
          <table:table-cell office:value-type="float" office:value="76251" table:style-name="ce1">
            <text:p>76251</text:p>
          </table:table-cell>
          <table:table-cell table:number-columns-repeated="16377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time" office:time-value="PT12H49M14.178S" table:style-name="ce2">
            <text:p>49:14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872" table:style-name="ce1">
            <text:p>1872</text:p>
          </table:table-cell>
          <table:table-cell office:value-type="string" table:style-name="ce1">
            <text:p>Success</text:p>
          </table:table-cell>
          <table:table-cell office:value-type="float" office:value="76253" table:style-name="ce1">
            <text:p>76253</text:p>
          </table:table-cell>
          <table:table-cell table:number-columns-repeated="16377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time" office:time-value="PT12H49M16.052S" table:style-name="ce2">
            <text:p>49:16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time" office:time-value="PT12H49M15.930S" table:style-name="ce2">
            <text:p>49:15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time" office:time-value="PT12H49M16.033S" table:style-name="ce2">
            <text:p>49:16.0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time" office:time-value="PT12H49M15.941S" table:style-name="ce2">
            <text:p>49:15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time" office:time-value="PT12H49M16.126S" table:style-name="ce2">
            <text:p>49:16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time" office:time-value="PT12H49M16.120S" table:style-name="ce2">
            <text:p>49:16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out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time" office:time-value="PT12H49M16.123S" table:style-name="ce2">
            <text:p>49:16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out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time" office:time-value="PT12H49M12.206S" table:style-name="ce2">
            <text:p>49:12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960" table:style-name="ce1">
            <text:p>3960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time" office:time-value="PT12H49M16.142S" table:style-name="ce2">
            <text:p>49:16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time" office:time-value="PT12H49M16.147S" table:style-name="ce2">
            <text:p>49:16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time" office:time-value="PT12H49M16.128S" table:style-name="ce2">
            <text:p>49:16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out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time" office:time-value="PT12H49M16.144S" table:style-name="ce2">
            <text:p>49:16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time" office:time-value="PT12H49M16.169S" table:style-name="ce2">
            <text:p>49:16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time" office:time-value="PT12H49M16.171S" table:style-name="ce2">
            <text:p>49:16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html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time" office:time-value="PT12H49M16.172S" table:style-name="ce2">
            <text:p>49:16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time" office:time-value="PT12H49M16.174S" table:style-name="ce2">
            <text:p>49:16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time" office:time-value="PT12H49M16.192S" table:style-name="ce2">
            <text:p>49:16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htm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time" office:time-value="PT12H49M14.328S" table:style-name="ce2">
            <text:p>49:14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972" table:style-name="ce1">
            <text:p>197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time" office:time-value="PT12H49M14.318S" table:style-name="ce2">
            <text:p>49:14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time" office:time-value="PT12H49M16.167S" table:style-name="ce2">
            <text:p>49:16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time" office:time-value="PT12H49M14.313S" table:style-name="ce2">
            <text:p>49:14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141" table:style-name="ce1">
            <text:p>214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time" office:time-value="PT12H49M6.672S" table:style-name="ce2">
            <text:p>49:06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9831" table:style-name="ce1">
            <text:p>9831</text:p>
          </table:table-cell>
          <table:table-cell office:value-type="string" table:style-name="ce1">
            <text:p>Success</text:p>
          </table:table-cell>
          <table:table-cell office:value-type="float" office:value="55759" table:style-name="ce1">
            <text:p>55759</text:p>
          </table:table-cell>
          <table:table-cell table:number-columns-repeated="16377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time" office:time-value="PT12H49M6.770S" table:style-name="ce2">
            <text:p>49:06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9737" table:style-name="ce1">
            <text:p>9737</text:p>
          </table:table-cell>
          <table:table-cell office:value-type="string" table:style-name="ce1">
            <text:p>Success</text:p>
          </table:table-cell>
          <table:table-cell office:value-type="float" office:value="46095" table:style-name="ce1">
            <text:p>46095</text:p>
          </table:table-cell>
          <table:table-cell table:number-columns-repeated="16377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time" office:time-value="PT12H49M2.964S" table:style-name="ce2">
            <text:p>49:03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3547" table:style-name="ce1">
            <text:p>13547</text:p>
          </table:table-cell>
          <table:table-cell office:value-type="string" table:style-name="ce1">
            <text:p>Success</text:p>
          </table:table-cell>
          <table:table-cell office:value-type="float" office:value="55759" table:style-name="ce1">
            <text:p>55759</text:p>
          </table:table-cell>
          <table:table-cell table:number-columns-repeated="16377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time" office:time-value="PT12H49M5.428S" table:style-name="ce2">
            <text:p>49:05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1086" table:style-name="ce1">
            <text:p>11086</text:p>
          </table:table-cell>
          <table:table-cell office:value-type="string" table:style-name="ce1">
            <text:p>Success</text:p>
          </table:table-cell>
          <table:table-cell office:value-type="float" office:value="55759" table:style-name="ce1">
            <text:p>55759</text:p>
          </table:table-cell>
          <table:table-cell table:number-columns-repeated="16377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time" office:time-value="PT12H49M14.242S" table:style-name="ce2">
            <text:p>49:14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275" table:style-name="ce1">
            <text:p>227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time" office:time-value="PT12H49M14.304S" table:style-name="ce2">
            <text:p>49:14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224" table:style-name="ce1">
            <text:p>2224</text:p>
          </table:table-cell>
          <table:table-cell office:value-type="string" table:style-name="ce1">
            <text:p>Success</text:p>
          </table:table-cell>
          <table:table-cell office:value-type="float" office:value="78369" table:style-name="ce1">
            <text:p>78369</text:p>
          </table:table-cell>
          <table:table-cell table:number-columns-repeated="16377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time" office:time-value="PT12H49M5.395S" table:style-name="ce2">
            <text:p>49:05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1136" table:style-name="ce1">
            <text:p>11136</text:p>
          </table:table-cell>
          <table:table-cell office:value-type="string" table:style-name="ce1">
            <text:p>Success</text:p>
          </table:table-cell>
          <table:table-cell office:value-type="float" office:value="55759" table:style-name="ce1">
            <text:p>55759</text:p>
          </table:table-cell>
          <table:table-cell table:number-columns-repeated="16377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time" office:time-value="PT12H49M14.210S" table:style-name="ce2">
            <text:p>49:14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323" table:style-name="ce1">
            <text:p>232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time" office:time-value="PT12H49M2.907S" table:style-name="ce2">
            <text:p>49:02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3627" table:style-name="ce1">
            <text:p>13627</text:p>
          </table:table-cell>
          <table:table-cell office:value-type="string" table:style-name="ce1">
            <text:p>Success</text:p>
          </table:table-cell>
          <table:table-cell office:value-type="float" office:value="55759" table:style-name="ce1">
            <text:p>55759</text:p>
          </table:table-cell>
          <table:table-cell table:number-columns-repeated="16377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time" office:time-value="PT12H49M12.242S" table:style-name="ce2">
            <text:p>49:12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293" table:style-name="ce1">
            <text:p>4293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time" office:time-value="PT12H49M11.415S" table:style-name="ce2">
            <text:p>49:11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5150" table:style-name="ce1">
            <text:p>5150</text:p>
          </table:table-cell>
          <table:table-cell office:value-type="string" table:style-name="ce1">
            <text:p>Success</text:p>
          </table:table-cell>
          <table:table-cell office:value-type="float" office:value="44696" table:style-name="ce1">
            <text:p>44696</text:p>
          </table:table-cell>
          <table:table-cell table:number-columns-repeated="16377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time" office:time-value="PT12H49M5.419S" table:style-name="ce2">
            <text:p>49:05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1154" table:style-name="ce1">
            <text:p>11154</text:p>
          </table:table-cell>
          <table:table-cell office:value-type="string" table:style-name="ce1">
            <text:p>Success</text:p>
          </table:table-cell>
          <table:table-cell office:value-type="float" office:value="55759" table:style-name="ce1">
            <text:p>55759</text:p>
          </table:table-cell>
          <table:table-cell table:number-columns-repeated="16377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time" office:time-value="PT12H49M9.290S" table:style-name="ce2">
            <text:p>49:09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7288" table:style-name="ce1">
            <text:p>7288</text:p>
          </table:table-cell>
          <table:table-cell office:value-type="string" table:style-name="ce1">
            <text:p>Success</text:p>
          </table:table-cell>
          <table:table-cell office:value-type="float" office:value="43717" table:style-name="ce1">
            <text:p>43717</text:p>
          </table:table-cell>
          <table:table-cell table:number-columns-repeated="16377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time" office:time-value="PT12H49M12.525S" table:style-name="ce2">
            <text:p>49:12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4055" table:style-name="ce1">
            <text:p>4055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time" office:time-value="PT12H49M14.325S" table:style-name="ce2">
            <text:p>49:14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261" table:style-name="ce1">
            <text:p>226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time" office:time-value="PT12H49M16.579S" table:style-name="ce2">
            <text:p>49:16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time" office:time-value="PT12H49M16.302S" table:style-name="ce2">
            <text:p>49:16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time" office:time-value="PT12H49M16.534S" table:style-name="ce2">
            <text:p>49:16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time" office:time-value="PT12H49M16.359S" table:style-name="ce2">
            <text:p>49:16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time" office:time-value="PT12H49M16.520S" table:style-name="ce2">
            <text:p>49:16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time" office:time-value="PT12H49M16.315S" table:style-name="ce2">
            <text:p>49:16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39" table:style-name="ce1">
            <text:p>33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time" office:time-value="PT12H49M11.979S" table:style-name="ce2">
            <text:p>49:12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727" table:style-name="ce1">
            <text:p>4727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time" office:time-value="PT12H49M14.181S" table:style-name="ce2">
            <text:p>49:14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528" table:style-name="ce1">
            <text:p>2528</text:p>
          </table:table-cell>
          <table:table-cell office:value-type="string" table:style-name="ce1">
            <text:p>Success</text:p>
          </table:table-cell>
          <table:table-cell office:value-type="float" office:value="18652" table:style-name="ce1">
            <text:p>18652</text:p>
          </table:table-cell>
          <table:table-cell table:number-columns-repeated="16377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time" office:time-value="PT12H49M16.630S" table:style-name="ce2">
            <text:p>49:16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1642" table:style-name="ce1">
            <text:p>1642</text:p>
          </table:table-cell>
          <table:table-cell table:number-columns-repeated="16377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time" office:time-value="PT12H49M9.849S" table:style-name="ce2">
            <text:p>49:09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6915" table:style-name="ce1">
            <text:p>6915</text:p>
          </table:table-cell>
          <table:table-cell office:value-type="string" table:style-name="ce1">
            <text:p>Success</text:p>
          </table:table-cell>
          <table:table-cell office:value-type="float" office:value="18646" table:style-name="ce1">
            <text:p>18646</text:p>
          </table:table-cell>
          <table:table-cell table:number-columns-repeated="16377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time" office:time-value="PT12H49M16.656S" table:style-name="ce2">
            <text:p>49:16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1642" table:style-name="ce1">
            <text:p>1642</text:p>
          </table:table-cell>
          <table:table-cell table:number-columns-repeated="16377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time" office:time-value="PT12H49M16.536S" table:style-name="ce2">
            <text:p>49:16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time" office:time-value="PT12H49M13.588S" table:style-name="ce2">
            <text:p>49:13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202" table:style-name="ce1">
            <text:p>3202</text:p>
          </table:table-cell>
          <table:table-cell office:value-type="string" table:style-name="ce1">
            <text:p>Success</text:p>
          </table:table-cell>
          <table:table-cell office:value-type="float" office:value="57098" table:style-name="ce1">
            <text:p>57098</text:p>
          </table:table-cell>
          <table:table-cell table:number-columns-repeated="16377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time" office:time-value="PT12H49M14.213S" table:style-name="ce2">
            <text:p>49:14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581" table:style-name="ce1">
            <text:p>258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time" office:time-value="PT12H49M6.886S" table:style-name="ce2">
            <text:p>49:06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9910" table:style-name="ce1">
            <text:p>9910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time" office:time-value="PT12H49M9.838S" table:style-name="ce2">
            <text:p>49:09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6961" table:style-name="ce1">
            <text:p>6961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time" office:time-value="PT12H49M14.323S" table:style-name="ce2">
            <text:p>49:14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494" table:style-name="ce1">
            <text:p>249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time" office:time-value="PT12H49M14.237S" table:style-name="ce2">
            <text:p>49:14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582" table:style-name="ce1">
            <text:p>258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time" office:time-value="PT12H49M12.074S" table:style-name="ce2">
            <text:p>49:12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748" table:style-name="ce1">
            <text:p>4748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time" office:time-value="PT12H49M7.584S" table:style-name="ce2">
            <text:p>49:07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9241" table:style-name="ce1">
            <text:p>9241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time" office:time-value="PT12H49M16.649S" table:style-name="ce2">
            <text:p>49:16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1642" table:style-name="ce1">
            <text:p>1642</text:p>
          </table:table-cell>
          <table:table-cell table:number-columns-repeated="16377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time" office:time-value="PT12H49M16.635S" table:style-name="ce2">
            <text:p>49:16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Success</text:p>
          </table:table-cell>
          <table:table-cell office:value-type="float" office:value="1642" table:style-name="ce1">
            <text:p>1642</text:p>
          </table:table-cell>
          <table:table-cell table:number-columns-repeated="16377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time" office:time-value="PT12H49M16.787S" table:style-name="ce2">
            <text:p>49:16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time" office:time-value="PT12H49M16.710S" table:style-name="ce2">
            <text:p>49:16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1694" table:style-name="ce1">
            <text:p>1694</text:p>
          </table:table-cell>
          <table:table-cell table:number-columns-repeated="16377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time" office:time-value="PT12H49M14.274S" table:style-name="ce2">
            <text:p>49:14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2575" table:style-name="ce1">
            <text:p>2575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time" office:time-value="PT12H49M12.071S" table:style-name="ce2">
            <text:p>49:12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779" table:style-name="ce1">
            <text:p>4779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time" office:time-value="PT12H49M16.822S" table:style-name="ce2">
            <text:p>49:16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694" table:style-name="ce1">
            <text:p>1694</text:p>
          </table:table-cell>
          <table:table-cell table:number-columns-repeated="16377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time" office:time-value="PT12H49M16.820S" table:style-name="ce2">
            <text:p>49:16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time" office:time-value="PT12H49M13.592S" table:style-name="ce2">
            <text:p>49:13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283" table:style-name="ce1">
            <text:p>3283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time" office:time-value="PT12H49M16.792S" table:style-name="ce2">
            <text:p>49:16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time" office:time-value="PT12H49M13.097S" table:style-name="ce2">
            <text:p>49:13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3781" table:style-name="ce1">
            <text:p>3781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time" office:time-value="PT12H49M16.850S" table:style-name="ce2">
            <text:p>49:16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694" table:style-name="ce1">
            <text:p>1694</text:p>
          </table:table-cell>
          <table:table-cell table:number-columns-repeated="16377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time" office:time-value="PT12H49M14.163S" table:style-name="ce2">
            <text:p>49:14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721" table:style-name="ce1">
            <text:p>2721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time" office:time-value="PT12H49M16.885S" table:style-name="ce2">
            <text:p>49:16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time" office:time-value="PT12H49M12.013S" table:style-name="ce2">
            <text:p>49:12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4891" table:style-name="ce1">
            <text:p>4891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time" office:time-value="PT12H49M13.090S" table:style-name="ce2">
            <text:p>49:13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3822" table:style-name="ce1">
            <text:p>3822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time" office:time-value="PT12H49M9.856S" table:style-name="ce2">
            <text:p>49:09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7064" table:style-name="ce1">
            <text:p>7064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time" office:time-value="PT12H49M16.840S" table:style-name="ce2">
            <text:p>49:16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1642" table:style-name="ce1">
            <text:p>1642</text:p>
          </table:table-cell>
          <table:table-cell table:number-columns-repeated="16377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time" office:time-value="PT12H49M16.634S" table:style-name="ce2">
            <text:p>49:16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Success</text:p>
          </table:table-cell>
          <table:table-cell office:value-type="float" office:value="1642" table:style-name="ce1">
            <text:p>1642</text:p>
          </table:table-cell>
          <table:table-cell table:number-columns-repeated="16377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time" office:time-value="PT12H49M16.871S" table:style-name="ce2">
            <text:p>49:16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1642" table:style-name="ce1">
            <text:p>1642</text:p>
          </table:table-cell>
          <table:table-cell table:number-columns-repeated="16377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time" office:time-value="PT12H49M16.795S" table:style-name="ce2">
            <text:p>49:16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time" office:time-value="PT12H49M11.357S" table:style-name="ce2">
            <text:p>49:11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5586" table:style-name="ce1">
            <text:p>5586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time" office:time-value="PT12H49M16.877S" table:style-name="ce2">
            <text:p>49:16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time" office:time-value="PT12H49M16.903S" table:style-name="ce2">
            <text:p>49:16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time" office:time-value="PT12H49M13.724S" table:style-name="ce2">
            <text:p>49:13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228" table:style-name="ce1">
            <text:p>3228</text:p>
          </table:table-cell>
          <table:table-cell office:value-type="string" table:style-name="ce1">
            <text:p>Success</text:p>
          </table:table-cell>
          <table:table-cell office:value-type="float" office:value="54346" table:style-name="ce1">
            <text:p>54346</text:p>
          </table:table-cell>
          <table:table-cell table:number-columns-repeated="16377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time" office:time-value="PT12H49M15.155S" table:style-name="ce2">
            <text:p>49:15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802" table:style-name="ce1">
            <text:p>1802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time" office:time-value="PT12H49M14.394S" table:style-name="ce2">
            <text:p>49:14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583" table:style-name="ce1">
            <text:p>2583</text:p>
          </table:table-cell>
          <table:table-cell office:value-type="string" table:style-name="ce1">
            <text:p>Success</text:p>
          </table:table-cell>
          <table:table-cell office:value-type="float" office:value="78369" table:style-name="ce1">
            <text:p>78369</text:p>
          </table:table-cell>
          <table:table-cell table:number-columns-repeated="16377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time" office:time-value="PT12H49M16.921S" table:style-name="ce2">
            <text:p>49:16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time" office:time-value="PT12H49M16.949S" table:style-name="ce2">
            <text:p>49:16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642" table:style-name="ce1">
            <text:p>1642</text:p>
          </table:table-cell>
          <table:table-cell table:number-columns-repeated="16377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time" office:time-value="PT12H49M16.942S" table:style-name="ce2">
            <text:p>49:16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642" table:style-name="ce1">
            <text:p>1642</text:p>
          </table:table-cell>
          <table:table-cell table:number-columns-repeated="16377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time" office:time-value="PT12H49M9.744S" table:style-name="ce2">
            <text:p>49:09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7243" table:style-name="ce1">
            <text:p>7243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time" office:time-value="PT12H49M16.528S" table:style-name="ce2">
            <text:p>49:16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time" office:time-value="PT12H49M16.988S" table:style-name="ce2">
            <text:p>49:17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time" office:time-value="PT12H49M16.797S" table:style-name="ce2">
            <text:p>49:16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time" office:time-value="PT12H49M16.978S" table:style-name="ce2">
            <text:p>49:17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time" office:time-value="PT12H49M16.996S" table:style-name="ce2">
            <text:p>49:17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time" office:time-value="PT12H49M17.195S" table:style-name="ce2">
            <text:p>49:17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456" table:style-name="ce1">
            <text:p>45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time" office:time-value="PT12H49M17.310S" table:style-name="ce2">
            <text:p>49:17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94" table:style-name="ce1">
            <text:p>4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time" office:time-value="PT12H49M16.456S" table:style-name="ce2">
            <text:p>49:16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488" table:style-name="ce1">
            <text:p>1488</text:p>
          </table:table-cell>
          <table:table-cell office:value-type="string" table:style-name="ce1">
            <text:p>Success</text:p>
          </table:table-cell>
          <table:table-cell office:value-type="float" office:value="72013" table:style-name="ce1">
            <text:p>72013</text:p>
          </table:table-cell>
          <table:table-cell table:number-columns-repeated="16377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time" office:time-value="PT12H49M17.653S" table:style-name="ce2">
            <text:p>49:17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time" office:time-value="PT12H49M17.947S" table:style-name="ce2">
            <text:p>49:17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1688" table:style-name="ce1">
            <text:p>1688</text:p>
          </table:table-cell>
          <table:table-cell table:number-columns-repeated="16377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time" office:time-value="PT12H49M16.587S" table:style-name="ce2">
            <text:p>49:16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426" table:style-name="ce1">
            <text:p>1426</text:p>
          </table:table-cell>
          <table:table-cell office:value-type="string" table:style-name="ce1">
            <text:p>Success</text:p>
          </table:table-cell>
          <table:table-cell office:value-type="float" office:value="74131" table:style-name="ce1">
            <text:p>74131</text:p>
          </table:table-cell>
          <table:table-cell table:number-columns-repeated="16377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time" office:time-value="PT12H49M18.007S" table:style-name="ce2">
            <text:p>49:18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740" table:style-name="ce1">
            <text:p>1740</text:p>
          </table:table-cell>
          <table:table-cell table:number-columns-repeated="16377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time" office:time-value="PT12H49M18.015S" table:style-name="ce2">
            <text:p>49:18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688" table:style-name="ce1">
            <text:p>1688</text:p>
          </table:table-cell>
          <table:table-cell table:number-columns-repeated="16377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time" office:time-value="PT12H49M17.806S" table:style-name="ce2">
            <text:p>49:17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time" office:time-value="PT12H49M18.068S" table:style-name="ce2">
            <text:p>49:18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740" table:style-name="ce1">
            <text:p>1740</text:p>
          </table:table-cell>
          <table:table-cell table:number-columns-repeated="16377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time" office:time-value="PT12H49M18.064S" table:style-name="ce2">
            <text:p>49:18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740" table:style-name="ce1">
            <text:p>1740</text:p>
          </table:table-cell>
          <table:table-cell table:number-columns-repeated="16377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time" office:time-value="PT12H49M18.096S" table:style-name="ce2">
            <text:p>49:18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740" table:style-name="ce1">
            <text:p>1740</text:p>
          </table:table-cell>
          <table:table-cell table:number-columns-repeated="16377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time" office:time-value="PT12H49M18.098S" table:style-name="ce2">
            <text:p>49:18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740" table:style-name="ce1">
            <text:p>1740</text:p>
          </table:table-cell>
          <table:table-cell table:number-columns-repeated="16377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time" office:time-value="PT12H49M17.981S" table:style-name="ce2">
            <text:p>49:18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time" office:time-value="PT12H49M18.112S" table:style-name="ce2">
            <text:p>49:18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740" table:style-name="ce1">
            <text:p>1740</text:p>
          </table:table-cell>
          <table:table-cell table:number-columns-repeated="16377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time" office:time-value="PT12H49M16.849S" table:style-name="ce2">
            <text:p>49:16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421" table:style-name="ce1">
            <text:p>1421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time" office:time-value="PT12H49M16.905S" table:style-name="ce2">
            <text:p>49:16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384" table:style-name="ce1">
            <text:p>1384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time" office:time-value="PT12H49M18.291S" table:style-name="ce2">
            <text:p>49:18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286" table:style-name="ce1">
            <text:p>1286</text:p>
          </table:table-cell>
          <table:table-cell table:number-columns-repeated="16377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time" office:time-value="PT12H49M16.980S" table:style-name="ce2">
            <text:p>49:17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840" table:style-name="ce1">
            <text:p>1840</text:p>
          </table:table-cell>
          <table:table-cell office:value-type="string" table:style-name="ce1">
            <text:p>Success</text:p>
          </table:table-cell>
          <table:table-cell office:value-type="float" office:value="82605" table:style-name="ce1">
            <text:p>82605</text:p>
          </table:table-cell>
          <table:table-cell table:number-columns-repeated="16377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time" office:time-value="PT12H49M18.822S" table:style-name="ce2">
            <text:p>49:18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1964" table:style-name="ce1">
            <text:p>1964</text:p>
          </table:table-cell>
          <table:table-cell table:number-columns-repeated="16377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time" office:time-value="PT12H49M16.959S" table:style-name="ce2">
            <text:p>49:17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ccess</text:p>
          </table:table-cell>
          <table:table-cell office:value-type="float" office:value="82759" table:style-name="ce1">
            <text:p>82759</text:p>
          </table:table-cell>
          <table:table-cell table:number-columns-repeated="16377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time" office:time-value="PT12H49M18.882S" table:style-name="ce2">
            <text:p>49:18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016" table:style-name="ce1">
            <text:p>2016</text:p>
          </table:table-cell>
          <table:table-cell table:number-columns-repeated="16377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time" office:time-value="PT12H49M18.887S" table:style-name="ce2">
            <text:p>49:18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332" table:style-name="ce1">
            <text:p>332</text:p>
          </table:table-cell>
          <table:table-cell table:number-columns-repeated="16377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time" office:time-value="PT12H49M18.912S" table:style-name="ce2">
            <text:p>49:18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016" table:style-name="ce1">
            <text:p>2016</text:p>
          </table:table-cell>
          <table:table-cell table:number-columns-repeated="16377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time" office:time-value="PT12H49M18.966S" table:style-name="ce2">
            <text:p>49:19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016" table:style-name="ce1">
            <text:p>2016</text:p>
          </table:table-cell>
          <table:table-cell table:number-columns-repeated="16377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time" office:time-value="PT12H49M16.827S" table:style-name="ce2">
            <text:p>49:16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289" table:style-name="ce1">
            <text:p>2289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time" office:time-value="PT12H49M19.118S" table:style-name="ce2">
            <text:p>49:19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286" table:style-name="ce1">
            <text:p>1286</text:p>
          </table:table-cell>
          <table:table-cell table:number-columns-repeated="16377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time" office:time-value="PT12H49M16.946S" table:style-name="ce2">
            <text:p>49:16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232" table:style-name="ce1">
            <text:p>2232</text:p>
          </table:table-cell>
          <table:table-cell office:value-type="string" table:style-name="ce1">
            <text:p>Success</text:p>
          </table:table-cell>
          <table:table-cell office:value-type="float" office:value="84723" table:style-name="ce1">
            <text:p>84723</text:p>
          </table:table-cell>
          <table:table-cell table:number-columns-repeated="16377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time" office:time-value="PT12H49M19.178S" table:style-name="ce2">
            <text:p>49:19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008" table:style-name="ce1">
            <text:p>2008</text:p>
          </table:table-cell>
          <table:table-cell table:number-columns-repeated="16377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time" office:time-value="PT12H49M16.945S" table:style-name="ce2">
            <text:p>49:16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283" table:style-name="ce1">
            <text:p>2283</text:p>
          </table:table-cell>
          <table:table-cell office:value-type="string" table:style-name="ce1">
            <text:p>Success</text:p>
          </table:table-cell>
          <table:table-cell office:value-type="float" office:value="84881" table:style-name="ce1">
            <text:p>84881</text:p>
          </table:table-cell>
          <table:table-cell table:number-columns-repeated="16377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time" office:time-value="PT12H49M19.220S" table:style-name="ce2">
            <text:p>49:19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060" table:style-name="ce1">
            <text:p>2060</text:p>
          </table:table-cell>
          <table:table-cell table:number-columns-repeated="16377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time" office:time-value="PT12H49M19.228S" table:style-name="ce2">
            <text:p>49:19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332" table:style-name="ce1">
            <text:p>332</text:p>
          </table:table-cell>
          <table:table-cell table:number-columns-repeated="16377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time" office:time-value="PT12H49M19.254S" table:style-name="ce2">
            <text:p>49:19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060" table:style-name="ce1">
            <text:p>2060</text:p>
          </table:table-cell>
          <table:table-cell table:number-columns-repeated="16377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time" office:time-value="PT12H49M16.879S" table:style-name="ce2">
            <text:p>49:16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486" table:style-name="ce1">
            <text:p>2486</text:p>
          </table:table-cell>
          <table:table-cell office:value-type="string" table:style-name="ce1">
            <text:p>Success</text:p>
          </table:table-cell>
          <table:table-cell office:value-type="float" office:value="86841" table:style-name="ce1">
            <text:p>86841</text:p>
          </table:table-cell>
          <table:table-cell table:number-columns-repeated="16377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time" office:time-value="PT12H49M19.309S" table:style-name="ce2">
            <text:p>49:19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2060" table:style-name="ce1">
            <text:p>2060</text:p>
          </table:table-cell>
          <table:table-cell table:number-columns-repeated="16377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time" office:time-value="PT12H49M16.883S" table:style-name="ce2">
            <text:p>49:16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496" table:style-name="ce1">
            <text:p>2496</text:p>
          </table:table-cell>
          <table:table-cell office:value-type="string" table:style-name="ce1">
            <text:p>Success</text:p>
          </table:table-cell>
          <table:table-cell office:value-type="float" office:value="87001" table:style-name="ce1">
            <text:p>87001</text:p>
          </table:table-cell>
          <table:table-cell table:number-columns-repeated="16377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time" office:time-value="PT12H49M19.367S" table:style-name="ce2">
            <text:p>49:19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054" table:style-name="ce1">
            <text:p>2054</text:p>
          </table:table-cell>
          <table:table-cell table:number-columns-repeated="16377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time" office:time-value="PT12H49M19.396S" table:style-name="ce2">
            <text:p>49:19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106" table:style-name="ce1">
            <text:p>2106</text:p>
          </table:table-cell>
          <table:table-cell table:number-columns-repeated="16377"/>
        </table:table-row>
        <table:table-row table:style-name="ro1">
          <table:table-cell office:value-type="float" office:value="1574" table:style-name="ce1">
            <text:p>1574</text:p>
          </table:table-cell>
          <table:table-cell office:value-type="time" office:time-value="PT12H49M19.411S" table:style-name="ce2">
            <text:p>49:19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106" table:style-name="ce1">
            <text:p>2106</text:p>
          </table:table-cell>
          <table:table-cell table:number-columns-repeated="16377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time" office:time-value="PT12H49M19.426S" table:style-name="ce2">
            <text:p>49:19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106" table:style-name="ce1">
            <text:p>2106</text:p>
          </table:table-cell>
          <table:table-cell table:number-columns-repeated="16377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time" office:time-value="PT12H49M16.800S" table:style-name="ce2">
            <text:p>49:16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716" table:style-name="ce1">
            <text:p>2716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time" office:time-value="PT12H49M19.380S" table:style-name="ce2">
            <text:p>49:19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time" office:time-value="PT12H49M19.561S" table:style-name="ce2">
            <text:p>49:19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time" office:time-value="PT12H49M16.818S" table:style-name="ce2">
            <text:p>49:16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848" table:style-name="ce1">
            <text:p>2848</text:p>
          </table:table-cell>
          <table:table-cell office:value-type="string" table:style-name="ce1">
            <text:p>Success</text:p>
          </table:table-cell>
          <table:table-cell office:value-type="float" office:value="88960" table:style-name="ce1">
            <text:p>88960</text:p>
          </table:table-cell>
          <table:table-cell table:number-columns-repeated="16377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time" office:time-value="PT12H49M19.668S" table:style-name="ce2">
            <text:p>49:19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148" table:style-name="ce1">
            <text:p>2148</text:p>
          </table:table-cell>
          <table:table-cell table:number-columns-repeated="16377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time" office:time-value="PT12H49M19.683S" table:style-name="ce2">
            <text:p>49:19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200" table:style-name="ce1">
            <text:p>2200</text:p>
          </table:table-cell>
          <table:table-cell table:number-columns-repeated="16377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time" office:time-value="PT12H49M19.724S" table:style-name="ce2">
            <text:p>49:19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200" table:style-name="ce1">
            <text:p>2200</text:p>
          </table:table-cell>
          <table:table-cell table:number-columns-repeated="16377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time" office:time-value="PT12H49M19.746S" table:style-name="ce2">
            <text:p>49:19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200" table:style-name="ce1">
            <text:p>2200</text:p>
          </table:table-cell>
          <table:table-cell table:number-columns-repeated="16377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time" office:time-value="PT12H49M16.766S" table:style-name="ce2">
            <text:p>49:16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210" table:style-name="ce1">
            <text:p>3210</text:p>
          </table:table-cell>
          <table:table-cell office:value-type="string" table:style-name="ce1">
            <text:p>Success</text:p>
          </table:table-cell>
          <table:table-cell office:value-type="float" office:value="89042" table:style-name="ce1">
            <text:p>89042</text:p>
          </table:table-cell>
          <table:table-cell table:number-columns-repeated="16377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time" office:time-value="PT12H49M12.206S" table:style-name="ce2">
            <text:p>49:12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7909" table:style-name="ce1">
            <text:p>7909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time" office:time-value="PT12H49M20.119S" table:style-name="ce2">
            <text:p>49:20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248" table:style-name="ce1">
            <text:p>2248</text:p>
          </table:table-cell>
          <table:table-cell table:number-columns-repeated="16377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time" office:time-value="PT12H49M19.980S" table:style-name="ce2">
            <text:p>49:20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827" table:style-name="ce1">
            <text:p>82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time" office:time-value="PT12H49M20.810S" table:style-name="ce2">
            <text:p>49:20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out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time" office:time-value="PT12H49M20.854S" table:style-name="ce2">
            <text:p>49:20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time" office:time-value="PT12H49M20.899S" table:style-name="ce2">
            <text:p>49:20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time" office:time-value="PT12H49M6.473S" table:style-name="ce2">
            <text:p>49:06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4944" table:style-name="ce1">
            <text:p>14944</text:p>
          </table:table-cell>
          <table:table-cell office:value-type="string" table:style-name="ce1">
            <text:p>Success</text:p>
          </table:table-cell>
          <table:table-cell office:value-type="float" office:value="55801" table:style-name="ce1">
            <text:p>55801</text:p>
          </table:table-cell>
          <table:table-cell table:number-columns-repeated="16377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time" office:time-value="PT12H49M9.651S" table:style-name="ce2">
            <text:p>49:09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1775" table:style-name="ce1">
            <text:p>11775</text:p>
          </table:table-cell>
          <table:table-cell office:value-type="string" table:style-name="ce1">
            <text:p>Success</text:p>
          </table:table-cell>
          <table:table-cell office:value-type="float" office:value="55801" table:style-name="ce1">
            <text:p>55801</text:p>
          </table:table-cell>
          <table:table-cell table:number-columns-repeated="16377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time" office:time-value="PT12H49M6.492S" table:style-name="ce2">
            <text:p>49:06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4948" table:style-name="ce1">
            <text:p>14948</text:p>
          </table:table-cell>
          <table:table-cell office:value-type="string" table:style-name="ce1">
            <text:p>Success</text:p>
          </table:table-cell>
          <table:table-cell office:value-type="float" office:value="55802" table:style-name="ce1">
            <text:p>55802</text:p>
          </table:table-cell>
          <table:table-cell table:number-columns-repeated="16377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time" office:time-value="PT12H49M6.499S" table:style-name="ce2">
            <text:p>49:06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4957" table:style-name="ce1">
            <text:p>14957</text:p>
          </table:table-cell>
          <table:table-cell office:value-type="string" table:style-name="ce1">
            <text:p>Success</text:p>
          </table:table-cell>
          <table:table-cell office:value-type="float" office:value="55801" table:style-name="ce1">
            <text:p>55801</text:p>
          </table:table-cell>
          <table:table-cell table:number-columns-repeated="16377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time" office:time-value="PT12H49M16.516S" table:style-name="ce2">
            <text:p>49:16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4963" table:style-name="ce1">
            <text:p>4963</text:p>
          </table:table-cell>
          <table:table-cell office:value-type="string" table:style-name="ce1">
            <text:p>Success</text:p>
          </table:table-cell>
          <table:table-cell office:value-type="float" office:value="41018" table:style-name="ce1">
            <text:p>41018</text:p>
          </table:table-cell>
          <table:table-cell table:number-columns-repeated="16377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time" office:time-value="PT12H49M6.787S" table:style-name="ce2">
            <text:p>49:06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4699" table:style-name="ce1">
            <text:p>14699</text:p>
          </table:table-cell>
          <table:table-cell office:value-type="string" table:style-name="ce1">
            <text:p>Success</text:p>
          </table:table-cell>
          <table:table-cell office:value-type="float" office:value="55801" table:style-name="ce1">
            <text:p>55801</text:p>
          </table:table-cell>
          <table:table-cell table:number-columns-repeated="16377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time" office:time-value="PT12H49M16.954S" table:style-name="ce2">
            <text:p>49:17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569" table:style-name="ce1">
            <text:p>4569</text:p>
          </table:table-cell>
          <table:table-cell office:value-type="string" table:style-name="ce1">
            <text:p>Success</text:p>
          </table:table-cell>
          <table:table-cell office:value-type="float" office:value="89123" table:style-name="ce1">
            <text:p>89123</text:p>
          </table:table-cell>
          <table:table-cell table:number-columns-repeated="16377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time" office:time-value="PT12H49M16.868S" table:style-name="ce2">
            <text:p>49:16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657" table:style-name="ce1">
            <text:p>4657</text:p>
          </table:table-cell>
          <table:table-cell office:value-type="string" table:style-name="ce1">
            <text:p>Success</text:p>
          </table:table-cell>
          <table:table-cell office:value-type="float" office:value="89124" table:style-name="ce1">
            <text:p>89124</text:p>
          </table:table-cell>
          <table:table-cell table:number-columns-repeated="16377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time" office:time-value="PT12H49M21.526S" table:style-name="ce2">
            <text:p>49:21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428" table:style-name="ce1">
            <text:p>428</text:p>
          </table:table-cell>
          <table:table-cell table:number-columns-repeated="16377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time" office:time-value="PT12H49M16.506S" table:style-name="ce2">
            <text:p>49:16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048" table:style-name="ce1">
            <text:p>5048</text:p>
          </table:table-cell>
          <table:table-cell office:value-type="string" table:style-name="ce1">
            <text:p>Success</text:p>
          </table:table-cell>
          <table:table-cell office:value-type="float" office:value="41018" table:style-name="ce1">
            <text:p>41018</text:p>
          </table:table-cell>
          <table:table-cell table:number-columns-repeated="16377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time" office:time-value="PT12H49M16.513S" table:style-name="ce2">
            <text:p>49:16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143" table:style-name="ce1">
            <text:p>5143</text:p>
          </table:table-cell>
          <table:table-cell office:value-type="string" table:style-name="ce1">
            <text:p>Success</text:p>
          </table:table-cell>
          <table:table-cell office:value-type="float" office:value="41018" table:style-name="ce1">
            <text:p>41018</text:p>
          </table:table-cell>
          <table:table-cell table:number-columns-repeated="16377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time" office:time-value="PT12H49M18.141S" table:style-name="ce2">
            <text:p>49:18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521" table:style-name="ce1">
            <text:p>3521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time" office:time-value="PT12H49M16.574S" table:style-name="ce2">
            <text:p>49:16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5093" table:style-name="ce1">
            <text:p>5093</text:p>
          </table:table-cell>
          <table:table-cell office:value-type="string" table:style-name="ce1">
            <text:p>Success</text:p>
          </table:table-cell>
          <table:table-cell office:value-type="float" office:value="46862" table:style-name="ce1">
            <text:p>46862</text:p>
          </table:table-cell>
          <table:table-cell table:number-columns-repeated="16377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time" office:time-value="PT12H49M16.598S" table:style-name="ce2">
            <text:p>49:16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5076" table:style-name="ce1">
            <text:p>5076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time" office:time-value="PT12H49M16.535S" table:style-name="ce2">
            <text:p>49:16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157" table:style-name="ce1">
            <text:p>5157</text:p>
          </table:table-cell>
          <table:table-cell office:value-type="string" table:style-name="ce1">
            <text:p>Success</text:p>
          </table:table-cell>
          <table:table-cell office:value-type="float" office:value="41018" table:style-name="ce1">
            <text:p>41018</text:p>
          </table:table-cell>
          <table:table-cell table:number-columns-repeated="16377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time" office:time-value="PT12H49M18.306S" table:style-name="ce2">
            <text:p>49:18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403" table:style-name="ce1">
            <text:p>3403</text:p>
          </table:table-cell>
          <table:table-cell office:value-type="string" table:style-name="ce1">
            <text:p>Success</text:p>
          </table:table-cell>
          <table:table-cell office:value-type="float" office:value="54346" table:style-name="ce1">
            <text:p>54346</text:p>
          </table:table-cell>
          <table:table-cell table:number-columns-repeated="16377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time" office:time-value="PT12H49M18.139S" table:style-name="ce2">
            <text:p>49:18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3607" table:style-name="ce1">
            <text:p>3607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time" office:time-value="PT12H49M18.273S" table:style-name="ce2">
            <text:p>49:18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506" table:style-name="ce1">
            <text:p>3506</text:p>
          </table:table-cell>
          <table:table-cell office:value-type="string" table:style-name="ce1">
            <text:p>Success</text:p>
          </table:table-cell>
          <table:table-cell office:value-type="float" office:value="89172" table:style-name="ce1">
            <text:p>89172</text:p>
          </table:table-cell>
          <table:table-cell table:number-columns-repeated="16377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time" office:time-value="PT12H49M16.532S" table:style-name="ce2">
            <text:p>49:16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5248" table:style-name="ce1">
            <text:p>5248</text:p>
          </table:table-cell>
          <table:table-cell office:value-type="string" table:style-name="ce1">
            <text:p>Success</text:p>
          </table:table-cell>
          <table:table-cell office:value-type="float" office:value="41018" table:style-name="ce1">
            <text:p>41018</text:p>
          </table:table-cell>
          <table:table-cell table:number-columns-repeated="16377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time" office:time-value="PT12H49M16.848S" table:style-name="ce2">
            <text:p>49:16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940" table:style-name="ce1">
            <text:p>4940</text:p>
          </table:table-cell>
          <table:table-cell office:value-type="string" table:style-name="ce1">
            <text:p>Success</text:p>
          </table:table-cell>
          <table:table-cell office:value-type="float" office:value="89126" table:style-name="ce1">
            <text:p>89126</text:p>
          </table:table-cell>
          <table:table-cell table:number-columns-repeated="16377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time" office:time-value="PT12H49M21.781S" table:style-name="ce2">
            <text:p>49:21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time" office:time-value="PT12H49M21.528S" table:style-name="ce2">
            <text:p>49:21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687" table:style-name="ce1">
            <text:p>687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time" office:time-value="PT12H49M22.218S" table:style-name="ce2">
            <text:p>49:22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time" office:time-value="PT12H49M17.183S" table:style-name="ce2">
            <text:p>49:17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096" table:style-name="ce1">
            <text:p>5096</text:p>
          </table:table-cell>
          <table:table-cell office:value-type="string" table:style-name="ce1">
            <text:p>Success</text:p>
          </table:table-cell>
          <table:table-cell office:value-type="float" office:value="89173" table:style-name="ce1">
            <text:p>89173</text:p>
          </table:table-cell>
          <table:table-cell table:number-columns-repeated="16377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time" office:time-value="PT12H49M20.137S" table:style-name="ce2">
            <text:p>49:20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156" table:style-name="ce1">
            <text:p>2156</text:p>
          </table:table-cell>
          <table:table-cell office:value-type="string" table:style-name="ce1">
            <text:p>Success</text:p>
          </table:table-cell>
          <table:table-cell office:value-type="float" office:value="89126" table:style-name="ce1">
            <text:p>89126</text:p>
          </table:table-cell>
          <table:table-cell table:number-columns-repeated="16377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time" office:time-value="PT12H49M17.026S" table:style-name="ce2">
            <text:p>49:17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5273" table:style-name="ce1">
            <text:p>5273</text:p>
          </table:table-cell>
          <table:table-cell office:value-type="string" table:style-name="ce1">
            <text:p>Success</text:p>
          </table:table-cell>
          <table:table-cell office:value-type="float" office:value="89042" table:style-name="ce1">
            <text:p>89042</text:p>
          </table:table-cell>
          <table:table-cell table:number-columns-repeated="16377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time" office:time-value="PT12H49M16.711S" table:style-name="ce2">
            <text:p>49:16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5591" table:style-name="ce1">
            <text:p>5591</text:p>
          </table:table-cell>
          <table:table-cell office:value-type="string" table:style-name="ce1">
            <text:p>Success</text:p>
          </table:table-cell>
          <table:table-cell office:value-type="float" office:value="89042" table:style-name="ce1">
            <text:p>89042</text:p>
          </table:table-cell>
          <table:table-cell table:number-columns-repeated="16377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time" office:time-value="PT12H49M22.282S" table:style-name="ce2">
            <text:p>49:22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time" office:time-value="PT12H49M22.301S" table:style-name="ce2">
            <text:p>49:22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340" table:style-name="ce1">
            <text:p>2340</text:p>
          </table:table-cell>
          <table:table-cell table:number-columns-repeated="16377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time" office:time-value="PT12H49M22.352S" table:style-name="ce2">
            <text:p>49:22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392" table:style-name="ce1">
            <text:p>2392</text:p>
          </table:table-cell>
          <table:table-cell table:number-columns-repeated="16377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time" office:time-value="PT12H49M22.410S" table:style-name="ce2">
            <text:p>49:22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392" table:style-name="ce1">
            <text:p>2392</text:p>
          </table:table-cell>
          <table:table-cell table:number-columns-repeated="16377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time" office:time-value="PT12H49M22.469S" table:style-name="ce2">
            <text:p>49:22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392" table:style-name="ce1">
            <text:p>2392</text:p>
          </table:table-cell>
          <table:table-cell table:number-columns-repeated="16377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time" office:time-value="PT12H49M21.789S" table:style-name="ce2">
            <text:p>49:21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737" table:style-name="ce1">
            <text:p>737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time" office:time-value="PT12H49M22.528S" table:style-name="ce2">
            <text:p>49:22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392" table:style-name="ce1">
            <text:p>392</text:p>
          </table:table-cell>
          <table:table-cell table:number-columns-repeated="16377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time" office:time-value="PT12H49M19.518S" table:style-name="ce2">
            <text:p>49:19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076" table:style-name="ce1">
            <text:p>3076</text:p>
          </table:table-cell>
          <table:table-cell office:value-type="string" table:style-name="ce1">
            <text:p>Success</text:p>
          </table:table-cell>
          <table:table-cell office:value-type="float" office:value="87051" table:style-name="ce1">
            <text:p>87051</text:p>
          </table:table-cell>
          <table:table-cell table:number-columns-repeated="16377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time" office:time-value="PT12H49M22.595S" table:style-name="ce2">
            <text:p>49:22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time" office:time-value="PT12H49M21.680S" table:style-name="ce2">
            <text:p>49:21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time" office:time-value="PT12H49M21.481S" table:style-name="ce2">
            <text:p>49:21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513" table:style-name="ce1">
            <text:p>1513</text:p>
          </table:table-cell>
          <table:table-cell office:value-type="string" table:style-name="ce1">
            <text:p>Success</text:p>
          </table:table-cell>
          <table:table-cell office:value-type="float" office:value="88958" table:style-name="ce1">
            <text:p>88958</text:p>
          </table:table-cell>
          <table:table-cell table:number-columns-repeated="16377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time" office:time-value="PT12H49M22.996S" table:style-name="ce2">
            <text:p>49:23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time" office:time-value="PT12H49M23.222S" table:style-name="ce2">
            <text:p>49:23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time" office:time-value="PT12H49M23.316S" table:style-name="ce2">
            <text:p>49:23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time" office:time-value="PT12H49M21.712S" table:style-name="ce2">
            <text:p>49:21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Success</text:p>
          </table:table-cell>
          <table:table-cell office:value-type="float" office:value="93370" table:style-name="ce1">
            <text:p>93370</text:p>
          </table:table-cell>
          <table:table-cell table:number-columns-repeated="16377"/>
        </table:table-row>
        <table:table-row table:style-name="ro1">
          <table:table-cell office:value-type="float" office:value="1633" table:style-name="ce1">
            <text:p>1633</text:p>
          </table:table-cell>
          <table:table-cell office:value-type="time" office:time-value="PT12H49M23.733S" table:style-name="ce2">
            <text:p>49:23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474" table:style-name="ce1">
            <text:p>474</text:p>
          </table:table-cell>
          <table:table-cell table:number-columns-repeated="16377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time" office:time-value="PT12H49M21.693S" table:style-name="ce2">
            <text:p>49:21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064" table:style-name="ce1">
            <text:p>2064</text:p>
          </table:table-cell>
          <table:table-cell office:value-type="string" table:style-name="ce1">
            <text:p>Success</text:p>
          </table:table-cell>
          <table:table-cell office:value-type="float" office:value="93196" table:style-name="ce1">
            <text:p>93196</text:p>
          </table:table-cell>
          <table:table-cell table:number-columns-repeated="16377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time" office:time-value="PT12H49M23.521S" table:style-name="ce2">
            <text:p>49:23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time" office:time-value="PT12H49M23.759S" table:style-name="ce2">
            <text:p>49:23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time" office:time-value="PT12H49M22.768S" table:style-name="ce2">
            <text:p>49:22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199" table:style-name="ce1">
            <text:p>1199</text:p>
          </table:table-cell>
          <table:table-cell office:value-type="string" table:style-name="ce1">
            <text:p>Success</text:p>
          </table:table-cell>
          <table:table-cell office:value-type="float" office:value="99783" table:style-name="ce1">
            <text:p>99783</text:p>
          </table:table-cell>
          <table:table-cell table:number-columns-repeated="16377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time" office:time-value="PT12H49M23.969S" table:style-name="ce2">
            <text:p>49:24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10" table:style-name="ce1">
            <text:p>310</text:p>
          </table:table-cell>
          <table:table-cell table:number-columns-repeated="16377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time" office:time-value="PT12H49M21.660S" table:style-name="ce2">
            <text:p>49:21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338" table:style-name="ce1">
            <text:p>2338</text:p>
          </table:table-cell>
          <table:table-cell office:value-type="string" table:style-name="ce1">
            <text:p>Success</text:p>
          </table:table-cell>
          <table:table-cell office:value-type="float" office:value="99551" table:style-name="ce1">
            <text:p>99551</text:p>
          </table:table-cell>
          <table:table-cell table:number-columns-repeated="16377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time" office:time-value="PT12H49M21.555S" table:style-name="ce2">
            <text:p>49:21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462" table:style-name="ce1">
            <text:p>2462</text:p>
          </table:table-cell>
          <table:table-cell office:value-type="string" table:style-name="ce1">
            <text:p>Success</text:p>
          </table:table-cell>
          <table:table-cell office:value-type="float" office:value="99551" table:style-name="ce1">
            <text:p>99551</text:p>
          </table:table-cell>
          <table:table-cell table:number-columns-repeated="16377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time" office:time-value="PT12H49M21.669S" table:style-name="ce2">
            <text:p>49:21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376" table:style-name="ce1">
            <text:p>2376</text:p>
          </table:table-cell>
          <table:table-cell office:value-type="string" table:style-name="ce1">
            <text:p>Success</text:p>
          </table:table-cell>
          <table:table-cell office:value-type="float" office:value="99551" table:style-name="ce1">
            <text:p>99551</text:p>
          </table:table-cell>
          <table:table-cell table:number-columns-repeated="16377"/>
        </table:table-row>
        <table:table-row table:style-name="ro1">
          <table:table-cell office:value-type="float" office:value="1642" table:style-name="ce1">
            <text:p>1642</text:p>
          </table:table-cell>
          <table:table-cell office:value-type="time" office:time-value="PT12H49M23.902S" table:style-name="ce2">
            <text:p>49:23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time" office:time-value="PT12H49M24.019S" table:style-name="ce2">
            <text:p>49:24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time" office:time-value="PT12H49M22.304S" table:style-name="ce2">
            <text:p>49:22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861" table:style-name="ce1">
            <text:p>186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time" office:time-value="PT12H49M24.000S" table:style-name="ce2">
            <text:p>49:24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time" office:time-value="PT12H49M24.167S" table:style-name="ce2">
            <text:p>49:24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time" office:time-value="PT12H49M24.178S" table:style-name="ce2">
            <text:p>49:24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time" office:time-value="PT12H49M24.184S" table:style-name="ce2">
            <text:p>49:24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49" table:style-name="ce1">
            <text:p>1649</text:p>
          </table:table-cell>
          <table:table-cell office:value-type="time" office:time-value="PT12H49M24.105S" table:style-name="ce2">
            <text:p>49:24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time" office:time-value="PT12H49M24.048S" table:style-name="ce2">
            <text:p>49:24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time" office:time-value="PT12H49M24.046S" table:style-name="ce2">
            <text:p>49:24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2" table:style-name="ce1">
            <text:p>1652</text:p>
          </table:table-cell>
          <table:table-cell office:value-type="time" office:time-value="PT12H49M24.277S" table:style-name="ce2">
            <text:p>49:24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time" office:time-value="PT12H49M24.233S" table:style-name="ce2">
            <text:p>49:24.2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time" office:time-value="PT12H49M24.169S" table:style-name="ce2">
            <text:p>49:24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time" office:time-value="PT12H49M22.294S" table:style-name="ce2">
            <text:p>49:22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175" table:style-name="ce1">
            <text:p>2175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time" office:time-value="PT12H49M24.471S" table:style-name="ce2">
            <text:p>49:24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488" table:style-name="ce1">
            <text:p>488</text:p>
          </table:table-cell>
          <table:table-cell table:number-columns-repeated="16377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time" office:time-value="PT12H49M24.444S" table:style-name="ce2">
            <text:p>49:24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time" office:time-value="PT12H49M24.323S" table:style-name="ce2">
            <text:p>49:24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time" office:time-value="PT12H49M24.468S" table:style-name="ce2">
            <text:p>49:24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time" office:time-value="PT12H49M24.568S" table:style-name="ce2">
            <text:p>49:24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time" office:time-value="PT12H49M24.614S" table:style-name="ce2">
            <text:p>49:24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time" office:time-value="PT12H49M21.783S" table:style-name="ce2">
            <text:p>49:21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457" table:style-name="ce1">
            <text:p>3457</text:p>
          </table:table-cell>
          <table:table-cell office:value-type="string" table:style-name="ce1">
            <text:p>Success</text:p>
          </table:table-cell>
          <table:table-cell office:value-type="float" office:value="97523" table:style-name="ce1">
            <text:p>97523</text:p>
          </table:table-cell>
          <table:table-cell table:number-columns-repeated="16377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time" office:time-value="PT12H49M25.241S" table:style-name="ce2">
            <text:p>49:25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time" office:time-value="PT12H49M25.325S" table:style-name="ce2">
            <text:p>49:25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time" office:time-value="PT12H49M25.399S" table:style-name="ce2">
            <text:p>49:25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time" office:time-value="PT12H49M21.489S" table:style-name="ce2">
            <text:p>49:21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029" table:style-name="ce1">
            <text:p>4029</text:p>
          </table:table-cell>
          <table:table-cell office:value-type="string" table:style-name="ce1">
            <text:p>Success</text:p>
          </table:table-cell>
          <table:table-cell office:value-type="float" office:value="43279" table:style-name="ce1">
            <text:p>43279</text:p>
          </table:table-cell>
          <table:table-cell table:number-columns-repeated="16377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time" office:time-value="PT12H49M25.483S" table:style-name="ce2">
            <text:p>49:25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time" office:time-value="PT12H49M16.582S" table:style-name="ce2">
            <text:p>49:16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9072" table:style-name="ce1">
            <text:p>9072</text:p>
          </table:table-cell>
          <table:table-cell office:value-type="string" table:style-name="ce1">
            <text:p>Success</text:p>
          </table:table-cell>
          <table:table-cell office:value-type="float" office:value="17523" table:style-name="ce1">
            <text:p>17523</text:p>
          </table:table-cell>
          <table:table-cell table:number-columns-repeated="16377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time" office:time-value="PT12H49M18.073S" table:style-name="ce2">
            <text:p>49:18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7600" table:style-name="ce1">
            <text:p>7600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time" office:time-value="PT12H49M12.943S" table:style-name="ce2">
            <text:p>49:12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2776" table:style-name="ce1">
            <text:p>12776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time" office:time-value="PT12H49M19.578S" table:style-name="ce2">
            <text:p>49:19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6157" table:style-name="ce1">
            <text:p>6157</text:p>
          </table:table-cell>
          <table:table-cell office:value-type="string" table:style-name="ce1">
            <text:p>Success</text:p>
          </table:table-cell>
          <table:table-cell office:value-type="float" office:value="50038" table:style-name="ce1">
            <text:p>50038</text:p>
          </table:table-cell>
          <table:table-cell table:number-columns-repeated="16377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time" office:time-value="PT12H49M12.009S" table:style-name="ce2">
            <text:p>49:12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3729" table:style-name="ce1">
            <text:p>13729</text:p>
          </table:table-cell>
          <table:table-cell office:value-type="string" table:style-name="ce1">
            <text:p>Success</text:p>
          </table:table-cell>
          <table:table-cell office:value-type="float" office:value="47493" table:style-name="ce1">
            <text:p>47493</text:p>
          </table:table-cell>
          <table:table-cell table:number-columns-repeated="16377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time" office:time-value="PT12H49M25.656S" table:style-name="ce2">
            <text:p>49:25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time" office:time-value="PT12H49M16.942S" table:style-name="ce2">
            <text:p>49:16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8813" table:style-name="ce1">
            <text:p>8813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time" office:time-value="PT12H49M25.747S" table:style-name="ce2">
            <text:p>49:25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time" office:time-value="PT12H49M19.439S" table:style-name="ce2">
            <text:p>49:19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6333" table:style-name="ce1">
            <text:p>6333</text:p>
          </table:table-cell>
          <table:table-cell office:value-type="string" table:style-name="ce1">
            <text:p>Success</text:p>
          </table:table-cell>
          <table:table-cell office:value-type="float" office:value="48359" table:style-name="ce1">
            <text:p>48359</text:p>
          </table:table-cell>
          <table:table-cell table:number-columns-repeated="16377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time" office:time-value="PT12H49M22.627S" table:style-name="ce2">
            <text:p>49:22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3151" table:style-name="ce1">
            <text:p>3151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time" office:time-value="PT12H49M13.672S" table:style-name="ce2">
            <text:p>49:13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2108" table:style-name="ce1">
            <text:p>12108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time" office:time-value="PT12H49M16.774S" table:style-name="ce2">
            <text:p>49:16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9006" table:style-name="ce1">
            <text:p>9006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time" office:time-value="PT12H49M25.769S" table:style-name="ce2">
            <text:p>49:25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time" office:time-value="PT12H49M25.738S" table:style-name="ce2">
            <text:p>49:25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386" table:style-name="ce1">
            <text:p>386</text:p>
          </table:table-cell>
          <table:table-cell table:number-columns-repeated="16377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time" office:time-value="PT12H49M11.558S" table:style-name="ce2">
            <text:p>49:11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4234" table:style-name="ce1">
            <text:p>14234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time" office:time-value="PT12H49M25.784S" table:style-name="ce2">
            <text:p>49:25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time" office:time-value="PT12H49M25.782S" table:style-name="ce2">
            <text:p>49:25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440" table:style-name="ce1">
            <text:p>2440</text:p>
          </table:table-cell>
          <table:table-cell table:number-columns-repeated="16377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time" office:time-value="PT12H49M21.419S" table:style-name="ce2">
            <text:p>49:21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4395" table:style-name="ce1">
            <text:p>4395</text:p>
          </table:table-cell>
          <table:table-cell office:value-type="string" table:style-name="ce1">
            <text:p>Success</text:p>
          </table:table-cell>
          <table:table-cell office:value-type="float" office:value="43297" table:style-name="ce1">
            <text:p>43297</text:p>
          </table:table-cell>
          <table:table-cell table:number-columns-repeated="16377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time" office:time-value="PT12H49M21.442S" table:style-name="ce2">
            <text:p>49:21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385" table:style-name="ce1">
            <text:p>4385</text:p>
          </table:table-cell>
          <table:table-cell office:value-type="string" table:style-name="ce1">
            <text:p>Success</text:p>
          </table:table-cell>
          <table:table-cell office:value-type="float" office:value="43299" table:style-name="ce1">
            <text:p>43299</text:p>
          </table:table-cell>
          <table:table-cell table:number-columns-repeated="16377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time" office:time-value="PT12H49M25.740S" table:style-name="ce2">
            <text:p>49:25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440" table:style-name="ce1">
            <text:p>2440</text:p>
          </table:table-cell>
          <table:table-cell table:number-columns-repeated="16377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time" office:time-value="PT12H49M25.756S" table:style-name="ce2">
            <text:p>49:25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2440" table:style-name="ce1">
            <text:p>2440</text:p>
          </table:table-cell>
          <table:table-cell table:number-columns-repeated="16377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time" office:time-value="PT12H49M21.459S" table:style-name="ce2">
            <text:p>49:21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4411" table:style-name="ce1">
            <text:p>4411</text:p>
          </table:table-cell>
          <table:table-cell office:value-type="string" table:style-name="ce1">
            <text:p>Success</text:p>
          </table:table-cell>
          <table:table-cell office:value-type="float" office:value="43297" table:style-name="ce1">
            <text:p>43297</text:p>
          </table:table-cell>
          <table:table-cell table:number-columns-repeated="16377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time" office:time-value="PT12H49M21.428S" table:style-name="ce2">
            <text:p>49:21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457" table:style-name="ce1">
            <text:p>4457</text:p>
          </table:table-cell>
          <table:table-cell office:value-type="string" table:style-name="ce1">
            <text:p>Success</text:p>
          </table:table-cell>
          <table:table-cell office:value-type="float" office:value="43297" table:style-name="ce1">
            <text:p>43297</text:p>
          </table:table-cell>
          <table:table-cell table:number-columns-repeated="16377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time" office:time-value="PT12H49M16.510S" table:style-name="ce2">
            <text:p>49:16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0312" table:style-name="ce1">
            <text:p>10312</text:p>
          </table:table-cell>
          <table:table-cell office:value-type="string" table:style-name="ce1">
            <text:p>Success</text:p>
          </table:table-cell>
          <table:table-cell office:value-type="float" office:value="17804" table:style-name="ce1">
            <text:p>17804</text:p>
          </table:table-cell>
          <table:table-cell table:number-columns-repeated="16377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time" office:time-value="PT12H49M16.566S" table:style-name="ce2">
            <text:p>49:16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0265" table:style-name="ce1">
            <text:p>10265</text:p>
          </table:table-cell>
          <table:table-cell office:value-type="string" table:style-name="ce1">
            <text:p>Success</text:p>
          </table:table-cell>
          <table:table-cell office:value-type="float" office:value="42215" table:style-name="ce1">
            <text:p>42215</text:p>
          </table:table-cell>
          <table:table-cell table:number-columns-repeated="16377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time" office:time-value="PT12H49M16.716S" table:style-name="ce2">
            <text:p>49:16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0263" table:style-name="ce1">
            <text:p>10263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time" office:time-value="PT12H49M16.984S" table:style-name="ce2">
            <text:p>49:17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0023" table:style-name="ce1">
            <text:p>10023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time" office:time-value="PT12H49M24.517S" table:style-name="ce2">
            <text:p>49:24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495" table:style-name="ce1">
            <text:p>2495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time" office:time-value="PT12H49M25.568S" table:style-name="ce2">
            <text:p>49:25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449" table:style-name="ce1">
            <text:p>1449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time" office:time-value="PT12H49M19.375S" table:style-name="ce2">
            <text:p>49:19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7648" table:style-name="ce1">
            <text:p>7648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time" office:time-value="PT12H49M18.995S" table:style-name="ce2">
            <text:p>49:19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8034" table:style-name="ce1">
            <text:p>8034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time" office:time-value="PT12H49M24.380S" table:style-name="ce2">
            <text:p>49:24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650" table:style-name="ce1">
            <text:p>2650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time" office:time-value="PT12H49M24.724S" table:style-name="ce2">
            <text:p>49:24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308" table:style-name="ce1">
            <text:p>2308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time" office:time-value="PT12H49M23.782S" table:style-name="ce2">
            <text:p>49:23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250" table:style-name="ce1">
            <text:p>3250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time" office:time-value="PT12H49M22.511S" table:style-name="ce2">
            <text:p>49:22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4525" table:style-name="ce1">
            <text:p>4525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time" office:time-value="PT12H49M16.933S" table:style-name="ce2">
            <text:p>49:16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0169" table:style-name="ce1">
            <text:p>10169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time" office:time-value="PT12H49M21.551S" table:style-name="ce2">
            <text:p>49:21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5553" table:style-name="ce1">
            <text:p>5553</text:p>
          </table:table-cell>
          <table:table-cell office:value-type="string" table:style-name="ce1">
            <text:p>Success</text:p>
          </table:table-cell>
          <table:table-cell office:value-type="float" office:value="55222" table:style-name="ce1">
            <text:p>55222</text:p>
          </table:table-cell>
          <table:table-cell table:number-columns-repeated="16377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time" office:time-value="PT12H49M21.665S" table:style-name="ce2">
            <text:p>49:21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5439" table:style-name="ce1">
            <text:p>5439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time" office:time-value="PT12H49M25.675S" table:style-name="ce2">
            <text:p>49:25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441" table:style-name="ce1">
            <text:p>1441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time" office:time-value="PT12H49M19.286S" table:style-name="ce2">
            <text:p>49:19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7893" table:style-name="ce1">
            <text:p>7893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time" office:time-value="PT12H49M18.142S" table:style-name="ce2">
            <text:p>49:18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9040" table:style-name="ce1">
            <text:p>9040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time" office:time-value="PT12H49M25.788S" table:style-name="ce2">
            <text:p>49:25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397" table:style-name="ce1">
            <text:p>1397</text:p>
          </table:table-cell>
          <table:table-cell office:value-type="string" table:style-name="ce1">
            <text:p>Success</text:p>
          </table:table-cell>
          <table:table-cell office:value-type="float" office:value="50860" table:style-name="ce1">
            <text:p>50860</text:p>
          </table:table-cell>
          <table:table-cell table:number-columns-repeated="16377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time" office:time-value="PT12H49M24.671S" table:style-name="ce2">
            <text:p>49:24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525" table:style-name="ce1">
            <text:p>2525</text:p>
          </table:table-cell>
          <table:table-cell office:value-type="string" table:style-name="ce1">
            <text:p>Success</text:p>
          </table:table-cell>
          <table:table-cell office:value-type="float" office:value="51792" table:style-name="ce1">
            <text:p>51792</text:p>
          </table:table-cell>
          <table:table-cell table:number-columns-repeated="16377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time" office:time-value="PT12H49M16.914S" table:style-name="ce2">
            <text:p>49:16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0315" table:style-name="ce1">
            <text:p>10315</text:p>
          </table:table-cell>
          <table:table-cell office:value-type="string" table:style-name="ce1">
            <text:p>Success</text:p>
          </table:table-cell>
          <table:table-cell office:value-type="float" office:value="54373" table:style-name="ce1">
            <text:p>54373</text:p>
          </table:table-cell>
          <table:table-cell table:number-columns-repeated="16377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time" office:time-value="PT12H49M19.766S" table:style-name="ce2">
            <text:p>49:19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7471" table:style-name="ce1">
            <text:p>7471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time" office:time-value="PT12H49M27.010S" table:style-name="ce2">
            <text:p>49:27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Success</text:p>
          </table:table-cell>
          <table:table-cell office:value-type="float" office:value="2440" table:style-name="ce1">
            <text:p>2440</text:p>
          </table:table-cell>
          <table:table-cell table:number-columns-repeated="16377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time" office:time-value="PT12H49M16.879S" table:style-name="ce2">
            <text:p>49:16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0362" table:style-name="ce1">
            <text:p>10362</text:p>
          </table:table-cell>
          <table:table-cell office:value-type="string" table:style-name="ce1">
            <text:p>Success</text:p>
          </table:table-cell>
          <table:table-cell office:value-type="float" office:value="54373" table:style-name="ce1">
            <text:p>54373</text:p>
          </table:table-cell>
          <table:table-cell table:number-columns-repeated="16377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time" office:time-value="PT12H49M19.146S" table:style-name="ce2">
            <text:p>49:19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8097" table:style-name="ce1">
            <text:p>8097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time" office:time-value="PT12H49M16.830S" table:style-name="ce2">
            <text:p>49:16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0419" table:style-name="ce1">
            <text:p>10419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time" office:time-value="PT12H49M18.924S" table:style-name="ce2">
            <text:p>49:18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8333" table:style-name="ce1">
            <text:p>8333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time" office:time-value="PT12H49M26.982S" table:style-name="ce2">
            <text:p>49:27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Success</text:p>
          </table:table-cell>
          <table:table-cell office:value-type="float" office:value="2440" table:style-name="ce1">
            <text:p>2440</text:p>
          </table:table-cell>
          <table:table-cell table:number-columns-repeated="16377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time" office:time-value="PT12H49M16.829S" table:style-name="ce2">
            <text:p>49:16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0448" table:style-name="ce1">
            <text:p>10448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time" office:time-value="PT12H49M27.103S" table:style-name="ce2">
            <text:p>49:27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2440" table:style-name="ce1">
            <text:p>2440</text:p>
          </table:table-cell>
          <table:table-cell table:number-columns-repeated="16377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time" office:time-value="PT12H49M25.521S" table:style-name="ce2">
            <text:p>49:25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Success</text:p>
          </table:table-cell>
          <table:table-cell office:value-type="float" office:value="97435" table:style-name="ce1">
            <text:p>97435</text:p>
          </table:table-cell>
          <table:table-cell table:number-columns-repeated="16377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time" office:time-value="PT12H49M27.252S" table:style-name="ce2">
            <text:p>49:27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440" table:style-name="ce1">
            <text:p>2440</text:p>
          </table:table-cell>
          <table:table-cell table:number-columns-repeated="16377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time" office:time-value="PT12H49M27.278S" table:style-name="ce2">
            <text:p>49:27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2440" table:style-name="ce1">
            <text:p>2440</text:p>
          </table:table-cell>
          <table:table-cell table:number-columns-repeated="16377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time" office:time-value="PT12H49M27.311S" table:style-name="ce2">
            <text:p>49:27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time" office:time-value="PT12H49M27.639S" table:style-name="ce2">
            <text:p>49:27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time" office:time-value="PT12H49M27.927S" table:style-name="ce2">
            <text:p>49:27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time" office:time-value="PT12H49M25.870S" table:style-name="ce2">
            <text:p>49:25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392" table:style-name="ce1">
            <text:p>2392</text:p>
          </table:table-cell>
          <table:table-cell office:value-type="string" table:style-name="ce1">
            <text:p>Success</text:p>
          </table:table-cell>
          <table:table-cell office:value-type="float" office:value="101678" table:style-name="ce1">
            <text:p>101678</text:p>
          </table:table-cell>
          <table:table-cell table:number-columns-repeated="16377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time" office:time-value="PT12H49M25.854S" table:style-name="ce2">
            <text:p>49:25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456" table:style-name="ce1">
            <text:p>2456</text:p>
          </table:table-cell>
          <table:table-cell office:value-type="string" table:style-name="ce1">
            <text:p>Success</text:p>
          </table:table-cell>
          <table:table-cell office:value-type="float" office:value="106103" table:style-name="ce1">
            <text:p>106103</text:p>
          </table:table-cell>
          <table:table-cell table:number-columns-repeated="16377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time" office:time-value="PT12H49M25.816S" table:style-name="ce2">
            <text:p>49:25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497" table:style-name="ce1">
            <text:p>2497</text:p>
          </table:table-cell>
          <table:table-cell office:value-type="string" table:style-name="ce1">
            <text:p>Success</text:p>
          </table:table-cell>
          <table:table-cell office:value-type="float" office:value="105917" table:style-name="ce1">
            <text:p>105917</text:p>
          </table:table-cell>
          <table:table-cell table:number-columns-repeated="16377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time" office:time-value="PT12H49M25.795S" table:style-name="ce2">
            <text:p>49:25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585" table:style-name="ce1">
            <text:p>2585</text:p>
          </table:table-cell>
          <table:table-cell office:value-type="string" table:style-name="ce1">
            <text:p>Success</text:p>
          </table:table-cell>
          <table:table-cell office:value-type="float" office:value="106105" table:style-name="ce1">
            <text:p>106105</text:p>
          </table:table-cell>
          <table:table-cell table:number-columns-repeated="16377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time" office:time-value="PT12H49M25.831S" table:style-name="ce2">
            <text:p>49:25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552" table:style-name="ce1">
            <text:p>2552</text:p>
          </table:table-cell>
          <table:table-cell office:value-type="string" table:style-name="ce1">
            <text:p>Success</text:p>
          </table:table-cell>
          <table:table-cell office:value-type="float" office:value="105969" table:style-name="ce1">
            <text:p>105969</text:p>
          </table:table-cell>
          <table:table-cell table:number-columns-repeated="16377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time" office:time-value="PT12H49M28.146S" table:style-name="ce2">
            <text:p>49:28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time" office:time-value="PT12H49M28.384S" table:style-name="ce2">
            <text:p>49:28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520" table:style-name="ce1">
            <text:p>520</text:p>
          </table:table-cell>
          <table:table-cell table:number-columns-repeated="16377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time" office:time-value="PT12H49M25.829S" table:style-name="ce2">
            <text:p>49:25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718" table:style-name="ce1">
            <text:p>2718</text:p>
          </table:table-cell>
          <table:table-cell office:value-type="string" table:style-name="ce1">
            <text:p>Success</text:p>
          </table:table-cell>
          <table:table-cell office:value-type="float" office:value="105931" table:style-name="ce1">
            <text:p>105931</text:p>
          </table:table-cell>
          <table:table-cell table:number-columns-repeated="16377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time" office:time-value="PT12H49M28.315S" table:style-name="ce2">
            <text:p>49:28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time" office:time-value="PT12H49M28.265S" table:style-name="ce2">
            <text:p>49:28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444" table:style-name="ce1">
            <text:p>4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time" office:time-value="PT12H49M27.185S" table:style-name="ce2">
            <text:p>49:27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538" table:style-name="ce1">
            <text:p>1538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time" office:time-value="PT12H49M25.813S" table:style-name="ce2">
            <text:p>49:25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951" table:style-name="ce1">
            <text:p>2951</text:p>
          </table:table-cell>
          <table:table-cell office:value-type="string" table:style-name="ce1">
            <text:p>Success</text:p>
          </table:table-cell>
          <table:table-cell office:value-type="float" office:value="106104" table:style-name="ce1">
            <text:p>106104</text:p>
          </table:table-cell>
          <table:table-cell table:number-columns-repeated="16377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time" office:time-value="PT12H49M25.887S" table:style-name="ce2">
            <text:p>49:25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896" table:style-name="ce1">
            <text:p>2896</text:p>
          </table:table-cell>
          <table:table-cell office:value-type="string" table:style-name="ce1">
            <text:p>Success</text:p>
          </table:table-cell>
          <table:table-cell office:value-type="float" office:value="105966" table:style-name="ce1">
            <text:p>105966</text:p>
          </table:table-cell>
          <table:table-cell table:number-columns-repeated="16377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time" office:time-value="PT12H49M28.578S" table:style-name="ce2">
            <text:p>49:28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time" office:time-value="PT12H49M28.549S" table:style-name="ce2">
            <text:p>49:28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time" office:time-value="PT12H49M27.241S" table:style-name="ce2">
            <text:p>49:27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691" table:style-name="ce1">
            <text:p>1691</text:p>
          </table:table-cell>
          <table:table-cell office:value-type="string" table:style-name="ce1">
            <text:p>Success</text:p>
          </table:table-cell>
          <table:table-cell office:value-type="float" office:value="106103" table:style-name="ce1">
            <text:p>106103</text:p>
          </table:table-cell>
          <table:table-cell table:number-columns-repeated="16377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time" office:time-value="PT12H49M26.824S" table:style-name="ce2">
            <text:p>49:26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133" table:style-name="ce1">
            <text:p>2133</text:p>
          </table:table-cell>
          <table:table-cell office:value-type="string" table:style-name="ce1">
            <text:p>Success</text:p>
          </table:table-cell>
          <table:table-cell office:value-type="float" office:value="108029" table:style-name="ce1">
            <text:p>108029</text:p>
          </table:table-cell>
          <table:table-cell table:number-columns-repeated="16377"/>
        </table:table-row>
        <table:table-row table:style-name="ro1">
          <table:table-cell office:value-type="float" office:value="1744" table:style-name="ce1">
            <text:p>1744</text:p>
          </table:table-cell>
          <table:table-cell office:value-type="time" office:time-value="PT12H49M28.823S" table:style-name="ce2">
            <text:p>49:28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time" office:time-value="PT12H49M28.783S" table:style-name="ce2">
            <text:p>49:28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time" office:time-value="PT12H49M28.712S" table:style-name="ce2">
            <text:p>49:28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time" office:time-value="PT12H49M29.033S" table:style-name="ce2">
            <text:p>49:29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time" office:time-value="PT12H49M28.983S" table:style-name="ce2">
            <text:p>49:29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time" office:time-value="PT12H49M28.923S" table:style-name="ce2">
            <text:p>49:28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time" office:time-value="PT12H49M29.135S" table:style-name="ce2">
            <text:p>49:29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time" office:time-value="PT12H49M29.090S" table:style-name="ce2">
            <text:p>49:29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time" office:time-value="PT12H49M29.291S" table:style-name="ce2">
            <text:p>49:29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time" office:time-value="PT12H49M29.257S" table:style-name="ce2">
            <text:p>49:29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time" office:time-value="PT12H49M29.344S" table:style-name="ce2">
            <text:p>49:29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time" office:time-value="PT12H49M29.444S" table:style-name="ce2">
            <text:p>49:29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time" office:time-value="PT12H49M16.925S" table:style-name="ce2">
            <text:p>49:16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2698" table:style-name="ce1">
            <text:p>12698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time" office:time-value="PT12H49M29.626S" table:style-name="ce2">
            <text:p>49:29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40" table:style-name="ce1">
            <text:p>2440</text:p>
          </table:table-cell>
          <table:table-cell table:number-columns-repeated="16377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time" office:time-value="PT12H49M28.958S" table:style-name="ce2">
            <text:p>49:29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704" table:style-name="ce1">
            <text:p>70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time" office:time-value="PT12H49M29.665S" table:style-name="ce2">
            <text:p>49:29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ou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time" office:time-value="PT12H49M29.685S" table:style-name="ce2">
            <text:p>49:29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time" office:time-value="PT12H49M29.695S" table:style-name="ce2">
            <text:p>49:29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htm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time" office:time-value="PT12H49M28.933S" table:style-name="ce2">
            <text:p>49:28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012" table:style-name="ce1">
            <text:p>1012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time" office:time-value="PT12H49M29.948S" table:style-name="ce2">
            <text:p>49:29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536" table:style-name="ce1">
            <text:p>536</text:p>
          </table:table-cell>
          <table:table-cell table:number-columns-repeated="16377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time" office:time-value="PT12H49M28.764S" table:style-name="ce2">
            <text:p>49:28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231" table:style-name="ce1">
            <text:p>1231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time" office:time-value="PT12H49M29.998S" table:style-name="ce2">
            <text:p>49:30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536" table:style-name="ce1">
            <text:p>536</text:p>
          </table:table-cell>
          <table:table-cell table:number-columns-repeated="16377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time" office:time-value="PT12H49M27.117S" table:style-name="ce2">
            <text:p>49:27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204" table:style-name="ce1">
            <text:p>3204</text:p>
          </table:table-cell>
          <table:table-cell office:value-type="string" table:style-name="ce1">
            <text:p>Success</text:p>
          </table:table-cell>
          <table:table-cell office:value-type="float" office:value="101858" table:style-name="ce1">
            <text:p>101858</text:p>
          </table:table-cell>
          <table:table-cell table:number-columns-repeated="16377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time" office:time-value="PT12H49M30.323S" table:style-name="ce2">
            <text:p>49:30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time" office:time-value="PT12H49M28.383S" table:style-name="ce2">
            <text:p>49:28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time" office:time-value="PT12H49M30.400S" table:style-name="ce2">
            <text:p>49:30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44" table:style-name="ce1">
            <text:p>344</text:p>
          </table:table-cell>
          <table:table-cell table:number-columns-repeated="16377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time" office:time-value="PT12H49M30.353S" table:style-name="ce2">
            <text:p>49:30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time" office:time-value="PT12H49M28.310S" table:style-name="ce2">
            <text:p>49:28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137" table:style-name="ce1">
            <text:p>2137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time" office:time-value="PT12H49M27.106S" table:style-name="ce2">
            <text:p>49:27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375" table:style-name="ce1">
            <text:p>3375</text:p>
          </table:table-cell>
          <table:table-cell office:value-type="string" table:style-name="ce1">
            <text:p>Success</text:p>
          </table:table-cell>
          <table:table-cell office:value-type="float" office:value="101858" table:style-name="ce1">
            <text:p>101858</text:p>
          </table:table-cell>
          <table:table-cell table:number-columns-repeated="16377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time" office:time-value="PT12H49M30.449S" table:style-name="ce2">
            <text:p>49:30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536" table:style-name="ce1">
            <text:p>536</text:p>
          </table:table-cell>
          <table:table-cell table:number-columns-repeated="16377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time" office:time-value="PT12H49M30.446S" table:style-name="ce2">
            <text:p>49:30.4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2388" table:style-name="ce1">
            <text:p>2388</text:p>
          </table:table-cell>
          <table:table-cell table:number-columns-repeated="16377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time" office:time-value="PT12H49M30.481S" table:style-name="ce2">
            <text:p>49:30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time" office:time-value="PT12H49M30.507S" table:style-name="ce2">
            <text:p>49:30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time" office:time-value="PT12H49M30.498S" table:style-name="ce2">
            <text:p>49:30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2440" table:style-name="ce1">
            <text:p>2440</text:p>
          </table:table-cell>
          <table:table-cell table:number-columns-repeated="16377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time" office:time-value="PT12H49M30.527S" table:style-name="ce2">
            <text:p>49:30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388" table:style-name="ce1">
            <text:p>2388</text:p>
          </table:table-cell>
          <table:table-cell table:number-columns-repeated="16377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time" office:time-value="PT12H49M30.585S" table:style-name="ce2">
            <text:p>49:30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440" table:style-name="ce1">
            <text:p>2440</text:p>
          </table:table-cell>
          <table:table-cell table:number-columns-repeated="16377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time" office:time-value="PT12H49M28.726S" table:style-name="ce2">
            <text:p>49:28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270" table:style-name="ce1">
            <text:p>2270</text:p>
          </table:table-cell>
          <table:table-cell office:value-type="string" table:style-name="ce1">
            <text:p>Success</text:p>
          </table:table-cell>
          <table:table-cell office:value-type="float" office:value="95490" table:style-name="ce1">
            <text:p>95490</text:p>
          </table:table-cell>
          <table:table-cell table:number-columns-repeated="16377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time" office:time-value="PT12H49M30.999S" table:style-name="ce2">
            <text:p>49:31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time" office:time-value="PT12H49M27.260S" table:style-name="ce2">
            <text:p>49:27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4424" table:style-name="ce1">
            <text:p>4424</text:p>
          </table:table-cell>
          <table:table-cell office:value-type="string" table:style-name="ce1">
            <text:p>Success</text:p>
          </table:table-cell>
          <table:table-cell office:value-type="float" office:value="101713" table:style-name="ce1">
            <text:p>101713</text:p>
          </table:table-cell>
          <table:table-cell table:number-columns-repeated="16377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time" office:time-value="PT12H49M27.355S" table:style-name="ce2">
            <text:p>49:27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352" table:style-name="ce1">
            <text:p>4352</text:p>
          </table:table-cell>
          <table:table-cell office:value-type="string" table:style-name="ce1">
            <text:p>Success</text:p>
          </table:table-cell>
          <table:table-cell office:value-type="float" office:value="101716" table:style-name="ce1">
            <text:p>101716</text:p>
          </table:table-cell>
          <table:table-cell table:number-columns-repeated="16377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time" office:time-value="PT12H49M27.279S" table:style-name="ce2">
            <text:p>49:27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434" table:style-name="ce1">
            <text:p>4434</text:p>
          </table:table-cell>
          <table:table-cell office:value-type="string" table:style-name="ce1">
            <text:p>Success</text:p>
          </table:table-cell>
          <table:table-cell office:value-type="float" office:value="101858" table:style-name="ce1">
            <text:p>101858</text:p>
          </table:table-cell>
          <table:table-cell table:number-columns-repeated="16377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time" office:time-value="PT12H49M27.341S" table:style-name="ce2">
            <text:p>49:27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392" table:style-name="ce1">
            <text:p>4392</text:p>
          </table:table-cell>
          <table:table-cell office:value-type="string" table:style-name="ce1">
            <text:p>Success</text:p>
          </table:table-cell>
          <table:table-cell office:value-type="float" office:value="101858" table:style-name="ce1">
            <text:p>101858</text:p>
          </table:table-cell>
          <table:table-cell table:number-columns-repeated="16377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time" office:time-value="PT12H49M27.248S" table:style-name="ce2">
            <text:p>49:27.2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494" table:style-name="ce1">
            <text:p>4494</text:p>
          </table:table-cell>
          <table:table-cell office:value-type="string" table:style-name="ce1">
            <text:p>Success</text:p>
          </table:table-cell>
          <table:table-cell office:value-type="float" office:value="101726" table:style-name="ce1">
            <text:p>101726</text:p>
          </table:table-cell>
          <table:table-cell table:number-columns-repeated="16377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time" office:time-value="PT12H49M31.744S" table:style-name="ce2">
            <text:p>49:31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568" table:style-name="ce1">
            <text:p>568</text:p>
          </table:table-cell>
          <table:table-cell table:number-columns-repeated="16377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time" office:time-value="PT12H49M25.785S" table:style-name="ce2">
            <text:p>49:25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6076" table:style-name="ce1">
            <text:p>6076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time" office:time-value="PT12H49M21.813S" table:style-name="ce2">
            <text:p>49:21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0050" table:style-name="ce1">
            <text:p>10050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time" office:time-value="PT12H49M29.662S" table:style-name="ce2">
            <text:p>49:29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211" table:style-name="ce1">
            <text:p>2211</text:p>
          </table:table-cell>
          <table:table-cell office:value-type="string" table:style-name="ce1">
            <text:p>Success</text:p>
          </table:table-cell>
          <table:table-cell office:value-type="float" office:value="101858" table:style-name="ce1">
            <text:p>101858</text:p>
          </table:table-cell>
          <table:table-cell table:number-columns-repeated="16377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time" office:time-value="PT12H49M31.734S" table:style-name="ce2">
            <text:p>49:31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time" office:time-value="PT12H49M31.978S" table:style-name="ce2">
            <text:p>49:32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536" table:style-name="ce1">
            <text:p>536</text:p>
          </table:table-cell>
          <table:table-cell table:number-columns-repeated="16377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time" office:time-value="PT12H49M31.715S" table:style-name="ce2">
            <text:p>49:31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time" office:time-value="PT12H49M32.081S" table:style-name="ce2">
            <text:p>49:32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536" table:style-name="ce1">
            <text:p>536</text:p>
          </table:table-cell>
          <table:table-cell table:number-columns-repeated="16377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time" office:time-value="PT12H49M31.707S" table:style-name="ce2">
            <text:p>49:31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time" office:time-value="PT12H49M32.102S" table:style-name="ce2">
            <text:p>49:32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536" table:style-name="ce1">
            <text:p>536</text:p>
          </table:table-cell>
          <table:table-cell table:number-columns-repeated="16377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time" office:time-value="PT12H49M31.687S" table:style-name="ce2">
            <text:p>49:31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516" table:style-name="ce1">
            <text:p>516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time" office:time-value="PT12H49M32.205S" table:style-name="ce2">
            <text:p>49:32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536" table:style-name="ce1">
            <text:p>536</text:p>
          </table:table-cell>
          <table:table-cell table:number-columns-repeated="16377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time" office:time-value="PT12H49M31.861S" table:style-name="ce2">
            <text:p>49:31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time" office:time-value="PT12H49M31.874S" table:style-name="ce2">
            <text:p>49:31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572" table:style-name="ce1">
            <text:p>572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time" office:time-value="PT12H49M32.448S" table:style-name="ce2">
            <text:p>49:32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time" office:time-value="PT12H49M32.450S" table:style-name="ce2">
            <text:p>49:32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536" table:style-name="ce1">
            <text:p>536</text:p>
          </table:table-cell>
          <table:table-cell table:number-columns-repeated="16377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time" office:time-value="PT12H49M32.465S" table:style-name="ce2">
            <text:p>49:32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time" office:time-value="PT12H49M32.473S" table:style-name="ce2">
            <text:p>49:32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time" office:time-value="PT12H49M25.782S" table:style-name="ce2">
            <text:p>49:25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7189" table:style-name="ce1">
            <text:p>7189</text:p>
          </table:table-cell>
          <table:table-cell office:value-type="string" table:style-name="ce1">
            <text:p>Success</text:p>
          </table:table-cell>
          <table:table-cell office:value-type="float" office:value="16675" table:style-name="ce1">
            <text:p>16675</text:p>
          </table:table-cell>
          <table:table-cell table:number-columns-repeated="16377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time" office:time-value="PT12H49M23.986S" table:style-name="ce2">
            <text:p>49:24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8995" table:style-name="ce1">
            <text:p>8995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time" office:time-value="PT12H49M27.230S" table:style-name="ce2">
            <text:p>49:27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5759" table:style-name="ce1">
            <text:p>5759</text:p>
          </table:table-cell>
          <table:table-cell office:value-type="string" table:style-name="ce1">
            <text:p>Success</text:p>
          </table:table-cell>
          <table:table-cell office:value-type="float" office:value="18652" table:style-name="ce1">
            <text:p>18652</text:p>
          </table:table-cell>
          <table:table-cell table:number-columns-repeated="16377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time" office:time-value="PT12H49M25.775S" table:style-name="ce2">
            <text:p>49:25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7219" table:style-name="ce1">
            <text:p>7219</text:p>
          </table:table-cell>
          <table:table-cell office:value-type="string" table:style-name="ce1">
            <text:p>Success</text:p>
          </table:table-cell>
          <table:table-cell office:value-type="float" office:value="54373" table:style-name="ce1">
            <text:p>54373</text:p>
          </table:table-cell>
          <table:table-cell table:number-columns-repeated="16377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time" office:time-value="PT12H49M32.973S" table:style-name="ce2">
            <text:p>49:33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time" office:time-value="PT12H49M22.337S" table:style-name="ce2">
            <text:p>49:22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0686" table:style-name="ce1">
            <text:p>10686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time" office:time-value="PT12H49M27.242S" table:style-name="ce2">
            <text:p>49:27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5782" table:style-name="ce1">
            <text:p>5782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time" office:time-value="PT12H49M33.000S" table:style-name="ce2">
            <text:p>49:33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out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time" office:time-value="PT12H49M33.035S" table:style-name="ce2">
            <text:p>49:33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time" office:time-value="PT12H49M33.045S" table:style-name="ce2">
            <text:p>49:33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html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time" office:time-value="PT12H49M27.258S" table:style-name="ce2">
            <text:p>49:27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815" table:style-name="ce1">
            <text:p>5815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time" office:time-value="PT12H49M28.410S" table:style-name="ce2">
            <text:p>49:28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677" table:style-name="ce1">
            <text:p>4677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time" office:time-value="PT12H49M33.075S" table:style-name="ce2">
            <text:p>49:33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time" office:time-value="PT12H49M33.126S" table:style-name="ce2">
            <text:p>49:33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time" office:time-value="PT12H49M27.105S" table:style-name="ce2">
            <text:p>49:27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6042" table:style-name="ce1">
            <text:p>6042</text:p>
          </table:table-cell>
          <table:table-cell office:value-type="string" table:style-name="ce1">
            <text:p>Success</text:p>
          </table:table-cell>
          <table:table-cell office:value-type="float" office:value="20296" table:style-name="ce1">
            <text:p>20296</text:p>
          </table:table-cell>
          <table:table-cell table:number-columns-repeated="16377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time" office:time-value="PT12H49M29.187S" table:style-name="ce2">
            <text:p>49:29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978" table:style-name="ce1">
            <text:p>3978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time" office:time-value="PT12H49M33.147S" table:style-name="ce2">
            <text:p>49:33.1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time" office:time-value="PT12H49M27.184S" table:style-name="ce2">
            <text:p>49:27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6062" table:style-name="ce1">
            <text:p>6062</text:p>
          </table:table-cell>
          <table:table-cell office:value-type="string" table:style-name="ce1">
            <text:p>Success</text:p>
          </table:table-cell>
          <table:table-cell office:value-type="float" office:value="54373" table:style-name="ce1">
            <text:p>54373</text:p>
          </table:table-cell>
          <table:table-cell table:number-columns-repeated="16377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time" office:time-value="PT12H49M26.833S" table:style-name="ce2">
            <text:p>49:26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6415" table:style-name="ce1">
            <text:p>6415</text:p>
          </table:table-cell>
          <table:table-cell office:value-type="string" table:style-name="ce1">
            <text:p>Success</text:p>
          </table:table-cell>
          <table:table-cell office:value-type="float" office:value="52979" table:style-name="ce1">
            <text:p>52979</text:p>
          </table:table-cell>
          <table:table-cell table:number-columns-repeated="16377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time" office:time-value="PT12H49M22.559S" table:style-name="ce2">
            <text:p>49:22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0701" table:style-name="ce1">
            <text:p>10701</text:p>
          </table:table-cell>
          <table:table-cell office:value-type="string" table:style-name="ce1">
            <text:p>Success</text:p>
          </table:table-cell>
          <table:table-cell office:value-type="float" office:value="50039" table:style-name="ce1">
            <text:p>50039</text:p>
          </table:table-cell>
          <table:table-cell table:number-columns-repeated="16377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time" office:time-value="PT12H49M23.756S" table:style-name="ce2">
            <text:p>49:23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9506" table:style-name="ce1">
            <text:p>9506</text:p>
          </table:table-cell>
          <table:table-cell office:value-type="string" table:style-name="ce1">
            <text:p>Success</text:p>
          </table:table-cell>
          <table:table-cell office:value-type="float" office:value="55222" table:style-name="ce1">
            <text:p>55222</text:p>
          </table:table-cell>
          <table:table-cell table:number-columns-repeated="16377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time" office:time-value="PT12H49M27.032S" table:style-name="ce2">
            <text:p>49:27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6237" table:style-name="ce1">
            <text:p>6237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time" office:time-value="PT12H49M24.481S" table:style-name="ce2">
            <text:p>49:24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8807" table:style-name="ce1">
            <text:p>8807</text:p>
          </table:table-cell>
          <table:table-cell office:value-type="string" table:style-name="ce1">
            <text:p>Success</text:p>
          </table:table-cell>
          <table:table-cell office:value-type="float" office:value="50038" table:style-name="ce1">
            <text:p>50038</text:p>
          </table:table-cell>
          <table:table-cell table:number-columns-repeated="16377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time" office:time-value="PT12H49M32.102S" table:style-name="ce2">
            <text:p>49:32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186" table:style-name="ce1">
            <text:p>1186</text:p>
          </table:table-cell>
          <table:table-cell office:value-type="string" table:style-name="ce1">
            <text:p>Success</text:p>
          </table:table-cell>
          <table:table-cell office:value-type="float" office:value="50039" table:style-name="ce1">
            <text:p>50039</text:p>
          </table:table-cell>
          <table:table-cell table:number-columns-repeated="16377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time" office:time-value="PT12H49M21.749S" table:style-name="ce2">
            <text:p>49:21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1545" table:style-name="ce1">
            <text:p>11545</text:p>
          </table:table-cell>
          <table:table-cell office:value-type="string" table:style-name="ce1">
            <text:p>Success</text:p>
          </table:table-cell>
          <table:table-cell office:value-type="float" office:value="54373" table:style-name="ce1">
            <text:p>54373</text:p>
          </table:table-cell>
          <table:table-cell table:number-columns-repeated="16377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time" office:time-value="PT12H49M22.256S" table:style-name="ce2">
            <text:p>49:22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1040" table:style-name="ce1">
            <text:p>11040</text:p>
          </table:table-cell>
          <table:table-cell office:value-type="string" table:style-name="ce1">
            <text:p>Success</text:p>
          </table:table-cell>
          <table:table-cell office:value-type="float" office:value="50039" table:style-name="ce1">
            <text:p>50039</text:p>
          </table:table-cell>
          <table:table-cell table:number-columns-repeated="16377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time" office:time-value="PT12H49M33.235S" table:style-name="ce2">
            <text:p>49:33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out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time" office:time-value="PT12H49M33.165S" table:style-name="ce2">
            <text:p>49:33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time" office:time-value="PT12H49M25.721S" table:style-name="ce2">
            <text:p>49:25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7622" table:style-name="ce1">
            <text:p>7622</text:p>
          </table:table-cell>
          <table:table-cell office:value-type="string" table:style-name="ce1">
            <text:p>Success</text:p>
          </table:table-cell>
          <table:table-cell office:value-type="float" office:value="52657" table:style-name="ce1">
            <text:p>52657</text:p>
          </table:table-cell>
          <table:table-cell table:number-columns-repeated="16377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time" office:time-value="PT12H49M30.415S" table:style-name="ce2">
            <text:p>49:30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2929" table:style-name="ce1">
            <text:p>2929</text:p>
          </table:table-cell>
          <table:table-cell office:value-type="string" table:style-name="ce1">
            <text:p>Success</text:p>
          </table:table-cell>
          <table:table-cell office:value-type="float" office:value="43717" table:style-name="ce1">
            <text:p>43717</text:p>
          </table:table-cell>
          <table:table-cell table:number-columns-repeated="16377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time" office:time-value="PT12H49M29.576S" table:style-name="ce2">
            <text:p>49:29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3769" table:style-name="ce1">
            <text:p>3769</text:p>
          </table:table-cell>
          <table:table-cell office:value-type="string" table:style-name="ce1">
            <text:p>Success</text:p>
          </table:table-cell>
          <table:table-cell office:value-type="float" office:value="23058" table:style-name="ce1">
            <text:p>23058</text:p>
          </table:table-cell>
          <table:table-cell table:number-columns-repeated="16377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time" office:time-value="PT12H49M33.290S" table:style-name="ce2">
            <text:p>49:33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386" table:style-name="ce1">
            <text:p>386</text:p>
          </table:table-cell>
          <table:table-cell table:number-columns-repeated="16377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time" office:time-value="PT12H49M33.262S" table:style-name="ce2">
            <text:p>49:33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340" table:style-name="ce1">
            <text:p>340</text:p>
          </table:table-cell>
          <table:table-cell table:number-columns-repeated="16377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time" office:time-value="PT12H49M33.296S" table:style-name="ce2">
            <text:p>49:33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Success</text:p>
          </table:table-cell>
          <table:table-cell office:value-type="float" office:value="386" table:style-name="ce1">
            <text:p>386</text:p>
          </table:table-cell>
          <table:table-cell table:number-columns-repeated="16377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time" office:time-value="PT12H49M33.290S" table:style-name="ce2">
            <text:p>49:33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time" office:time-value="PT12H49M16.988S" table:style-name="ce2">
            <text:p>49:17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6549" table:style-name="ce1">
            <text:p>16549</text:p>
          </table:table-cell>
          <table:table-cell office:value-type="string" table:style-name="ce1">
            <text:p>Success</text:p>
          </table:table-cell>
          <table:table-cell office:value-type="float" office:value="46629" table:style-name="ce1">
            <text:p>46629</text:p>
          </table:table-cell>
          <table:table-cell table:number-columns-repeated="16377"/>
        </table:table-row>
        <table:table-row table:style-name="ro1">
          <table:table-cell office:value-type="float" office:value="1841" table:style-name="ce1">
            <text:p>1841</text:p>
          </table:table-cell>
          <table:table-cell office:value-type="time" office:time-value="PT12H49M33.345S" table:style-name="ce2">
            <text:p>49:33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294" table:style-name="ce1">
            <text:p>294</text:p>
          </table:table-cell>
          <table:table-cell table:number-columns-repeated="16377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time" office:time-value="PT12H49M32.463S" table:style-name="ce2">
            <text:p>49:32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095" table:style-name="ce1">
            <text:p>1095</text:p>
          </table:table-cell>
          <table:table-cell office:value-type="string" table:style-name="ce1">
            <text:p>Success</text:p>
          </table:table-cell>
          <table:table-cell office:value-type="float" office:value="50039" table:style-name="ce1">
            <text:p>50039</text:p>
          </table:table-cell>
          <table:table-cell table:number-columns-repeated="16377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time" office:time-value="PT12H49M32.220S" table:style-name="ce2">
            <text:p>49:32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342" table:style-name="ce1">
            <text:p>1342</text:p>
          </table:table-cell>
          <table:table-cell office:value-type="string" table:style-name="ce1">
            <text:p>Success</text:p>
          </table:table-cell>
          <table:table-cell office:value-type="float" office:value="43716" table:style-name="ce1">
            <text:p>43716</text:p>
          </table:table-cell>
          <table:table-cell table:number-columns-repeated="16377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time" office:time-value="PT12H49M27.038S" table:style-name="ce2">
            <text:p>49:27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6549" table:style-name="ce1">
            <text:p>6549</text:p>
          </table:table-cell>
          <table:table-cell office:value-type="string" table:style-name="ce1">
            <text:p>Success</text:p>
          </table:table-cell>
          <table:table-cell office:value-type="float" office:value="54373" table:style-name="ce1">
            <text:p>54373</text:p>
          </table:table-cell>
          <table:table-cell table:number-columns-repeated="16377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time" office:time-value="PT12H49M27.026S" table:style-name="ce2">
            <text:p>49:27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6563" table:style-name="ce1">
            <text:p>6563</text:p>
          </table:table-cell>
          <table:table-cell office:value-type="string" table:style-name="ce1">
            <text:p>Success</text:p>
          </table:table-cell>
          <table:table-cell office:value-type="float" office:value="54373" table:style-name="ce1">
            <text:p>54373</text:p>
          </table:table-cell>
          <table:table-cell table:number-columns-repeated="16377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time" office:time-value="PT12H49M27.035S" table:style-name="ce2">
            <text:p>49:27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6554" table:style-name="ce1">
            <text:p>6554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time" office:time-value="PT12H49M27.238S" table:style-name="ce2">
            <text:p>49:27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6354" table:style-name="ce1">
            <text:p>6354</text:p>
          </table:table-cell>
          <table:table-cell office:value-type="string" table:style-name="ce1">
            <text:p>Success</text:p>
          </table:table-cell>
          <table:table-cell office:value-type="float" office:value="54373" table:style-name="ce1">
            <text:p>54373</text:p>
          </table:table-cell>
          <table:table-cell table:number-columns-repeated="16377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time" office:time-value="PT12H49M33.088S" table:style-name="ce2">
            <text:p>49:33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time" office:time-value="PT12H49M33.561S" table:style-name="ce2">
            <text:p>49:33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time" office:time-value="PT12H49M27.017S" table:style-name="ce2">
            <text:p>49:27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6623" table:style-name="ce1">
            <text:p>6623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time" office:time-value="PT12H49M33.565S" table:style-name="ce2">
            <text:p>49:33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386" table:style-name="ce1">
            <text:p>386</text:p>
          </table:table-cell>
          <table:table-cell table:number-columns-repeated="16377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time" office:time-value="PT12H49M33.540S" table:style-name="ce2">
            <text:p>49:33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2532" table:style-name="ce1">
            <text:p>2532</text:p>
          </table:table-cell>
          <table:table-cell table:number-columns-repeated="16377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time" office:time-value="PT12H49M33.249S" table:style-name="ce2">
            <text:p>49:33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448" table:style-name="ce1">
            <text:p>1448</text:p>
          </table:table-cell>
          <table:table-cell office:value-type="string" table:style-name="ce1">
            <text:p>Success</text:p>
          </table:table-cell>
          <table:table-cell office:value-type="float" office:value="93244" table:style-name="ce1">
            <text:p>93244</text:p>
          </table:table-cell>
          <table:table-cell table:number-columns-repeated="16377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time" office:time-value="PT12H49M32.991S" table:style-name="ce2">
            <text:p>49:33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723" table:style-name="ce1">
            <text:p>1723</text:p>
          </table:table-cell>
          <table:table-cell office:value-type="string" table:style-name="ce1">
            <text:p>Success</text:p>
          </table:table-cell>
          <table:table-cell office:value-type="float" office:value="95491" table:style-name="ce1">
            <text:p>95491</text:p>
          </table:table-cell>
          <table:table-cell table:number-columns-repeated="16377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time" office:time-value="PT12H49M34.701S" table:style-name="ce2">
            <text:p>49:34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time" office:time-value="PT12H49M33.337S" table:style-name="ce2">
            <text:p>49:33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403" table:style-name="ce1">
            <text:p>1403</text:p>
          </table:table-cell>
          <table:table-cell office:value-type="string" table:style-name="ce1">
            <text:p>Success</text:p>
          </table:table-cell>
          <table:table-cell office:value-type="float" office:value="93283" table:style-name="ce1">
            <text:p>93283</text:p>
          </table:table-cell>
          <table:table-cell table:number-columns-repeated="16377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time" office:time-value="PT12H49M33.025S" table:style-name="ce2">
            <text:p>49:33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715" table:style-name="ce1">
            <text:p>1715</text:p>
          </table:table-cell>
          <table:table-cell office:value-type="string" table:style-name="ce1">
            <text:p>Success</text:p>
          </table:table-cell>
          <table:table-cell office:value-type="float" office:value="95315" table:style-name="ce1">
            <text:p>95315</text:p>
          </table:table-cell>
          <table:table-cell table:number-columns-repeated="16377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time" office:time-value="PT12H49M34.733S" table:style-name="ce2">
            <text:p>49:34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time" office:time-value="PT12H49M34.741S" table:style-name="ce2">
            <text:p>49:34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time" office:time-value="PT12H49M34.757S" table:style-name="ce2">
            <text:p>49:34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480" table:style-name="ce1">
            <text:p>2480</text:p>
          </table:table-cell>
          <table:table-cell table:number-columns-repeated="16377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time" office:time-value="PT12H49M33.271S" table:style-name="ce2">
            <text:p>49:33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538" table:style-name="ce1">
            <text:p>1538</text:p>
          </table:table-cell>
          <table:table-cell office:value-type="string" table:style-name="ce1">
            <text:p>Success</text:p>
          </table:table-cell>
          <table:table-cell office:value-type="float" office:value="93369" table:style-name="ce1">
            <text:p>93369</text:p>
          </table:table-cell>
          <table:table-cell table:number-columns-repeated="16377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time" office:time-value="PT12H49M34.809S" table:style-name="ce2">
            <text:p>49:34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time" office:time-value="PT12H49M34.784S" table:style-name="ce2">
            <text:p>49:34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532" table:style-name="ce1">
            <text:p>2532</text:p>
          </table:table-cell>
          <table:table-cell table:number-columns-repeated="16377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time" office:time-value="PT12H49M34.766S" table:style-name="ce2">
            <text:p>49:34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time" office:time-value="PT12H49M34.835S" table:style-name="ce2">
            <text:p>49:34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time" office:time-value="PT12H49M34.840S" table:style-name="ce2">
            <text:p>49:34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80" table:style-name="ce1">
            <text:p>2480</text:p>
          </table:table-cell>
          <table:table-cell table:number-columns-repeated="16377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time" office:time-value="PT12H49M33.682S" table:style-name="ce2">
            <text:p>49:33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195" table:style-name="ce1">
            <text:p>1195</text:p>
          </table:table-cell>
          <table:table-cell office:value-type="string" table:style-name="ce1">
            <text:p>Success</text:p>
          </table:table-cell>
          <table:table-cell office:value-type="float" office:value="95358" table:style-name="ce1">
            <text:p>95358</text:p>
          </table:table-cell>
          <table:table-cell table:number-columns-repeated="16377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time" office:time-value="PT12H49M34.868S" table:style-name="ce2">
            <text:p>49:34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0" table:style-name="ce1">
            <text:p>2480</text:p>
          </table:table-cell>
          <table:table-cell table:number-columns-repeated="16377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time" office:time-value="PT12H49M34.887S" table:style-name="ce2">
            <text:p>49:34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532" table:style-name="ce1">
            <text:p>2532</text:p>
          </table:table-cell>
          <table:table-cell table:number-columns-repeated="16377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time" office:time-value="PT12H49M34.873S" table:style-name="ce2">
            <text:p>49:34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532" table:style-name="ce1">
            <text:p>2532</text:p>
          </table:table-cell>
          <table:table-cell table:number-columns-repeated="16377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time" office:time-value="PT12H49M33.641S" table:style-name="ce2">
            <text:p>49:33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454" table:style-name="ce1">
            <text:p>1454</text:p>
          </table:table-cell>
          <table:table-cell office:value-type="string" table:style-name="ce1">
            <text:p>Success</text:p>
          </table:table-cell>
          <table:table-cell office:value-type="float" office:value="95491" table:style-name="ce1">
            <text:p>95491</text:p>
          </table:table-cell>
          <table:table-cell table:number-columns-repeated="16377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time" office:time-value="PT12H49M35.098S" table:style-name="ce2">
            <text:p>49:35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time" office:time-value="PT12H49M35.113S" table:style-name="ce2">
            <text:p>49:35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time" office:time-value="PT12H49M35.126S" table:style-name="ce2">
            <text:p>49:35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0" table:style-name="ce1">
            <text:p>2480</text:p>
          </table:table-cell>
          <table:table-cell table:number-columns-repeated="16377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time" office:time-value="PT12H49M35.144S" table:style-name="ce2">
            <text:p>49:35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532" table:style-name="ce1">
            <text:p>2532</text:p>
          </table:table-cell>
          <table:table-cell table:number-columns-repeated="16377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time" office:time-value="PT12H49M34.878S" table:style-name="ce2">
            <text:p>49:34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586" table:style-name="ce1">
            <text:p>586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time" office:time-value="PT12H49M35.467S" table:style-name="ce2">
            <text:p>49:35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536" table:style-name="ce1">
            <text:p>536</text:p>
          </table:table-cell>
          <table:table-cell table:number-columns-repeated="16377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time" office:time-value="PT12H49M34.743S" table:style-name="ce2">
            <text:p>49:34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846" table:style-name="ce1">
            <text:p>84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time" office:time-value="PT12H49M34.716S" table:style-name="ce2">
            <text:p>49:34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874" table:style-name="ce1">
            <text:p>87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time" office:time-value="PT12H49M35.592S" table:style-name="ce2">
            <text:p>49:35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ou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time" office:time-value="PT12H49M35.591S" table:style-name="ce2">
            <text:p>49:35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out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time" office:time-value="PT12H49M35.623S" table:style-name="ce2">
            <text:p>49:35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time" office:time-value="PT12H49M35.621S" table:style-name="ce2">
            <text:p>49:35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time" office:time-value="PT12H49M35.640S" table:style-name="ce2">
            <text:p>49:35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html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time" office:time-value="PT12H49M35.639S" table:style-name="ce2">
            <text:p>49:35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html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time" office:time-value="PT12H49M27.015S" table:style-name="ce2">
            <text:p>49:27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9050" table:style-name="ce1">
            <text:p>9050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time" office:time-value="PT12H49M33.593S" table:style-name="ce2">
            <text:p>49:33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482" table:style-name="ce1">
            <text:p>2482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time" office:time-value="PT12H49M27.034S" table:style-name="ce2">
            <text:p>49:27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9066" table:style-name="ce1">
            <text:p>9066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time" office:time-value="PT12H49M29.507S" table:style-name="ce2">
            <text:p>49:29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6595" table:style-name="ce1">
            <text:p>6595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time" office:time-value="PT12H49M31.865S" table:style-name="ce2">
            <text:p>49:31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267" table:style-name="ce1">
            <text:p>4267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time" office:time-value="PT12H49M30.627S" table:style-name="ce2">
            <text:p>49:30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515" table:style-name="ce1">
            <text:p>5515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time" office:time-value="PT12H49M32.117S" table:style-name="ce2">
            <text:p>49:32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4122" table:style-name="ce1">
            <text:p>4122</text:p>
          </table:table-cell>
          <table:table-cell office:value-type="string" table:style-name="ce1">
            <text:p>Success</text:p>
          </table:table-cell>
          <table:table-cell office:value-type="float" office:value="43717" table:style-name="ce1">
            <text:p>43717</text:p>
          </table:table-cell>
          <table:table-cell table:number-columns-repeated="16377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time" office:time-value="PT12H49M33.547S" table:style-name="ce2">
            <text:p>49:33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2698" table:style-name="ce1">
            <text:p>2698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time" office:time-value="PT12H49M27.180S" table:style-name="ce2">
            <text:p>49:27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9068" table:style-name="ce1">
            <text:p>9068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time" office:time-value="PT12H49M29.391S" table:style-name="ce2">
            <text:p>49:29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6861" table:style-name="ce1">
            <text:p>6861</text:p>
          </table:table-cell>
          <table:table-cell office:value-type="string" table:style-name="ce1">
            <text:p>Success</text:p>
          </table:table-cell>
          <table:table-cell office:value-type="float" office:value="23057" table:style-name="ce1">
            <text:p>23057</text:p>
          </table:table-cell>
          <table:table-cell table:number-columns-repeated="16377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time" office:time-value="PT12H49M33.440S" table:style-name="ce2">
            <text:p>49:33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2814" table:style-name="ce1">
            <text:p>2814</text:p>
          </table:table-cell>
          <table:table-cell office:value-type="string" table:style-name="ce1">
            <text:p>Success</text:p>
          </table:table-cell>
          <table:table-cell office:value-type="float" office:value="50863" table:style-name="ce1">
            <text:p>50863</text:p>
          </table:table-cell>
          <table:table-cell table:number-columns-repeated="16377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time" office:time-value="PT12H49M33.482S" table:style-name="ce2">
            <text:p>49:33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2775" table:style-name="ce1">
            <text:p>2775</text:p>
          </table:table-cell>
          <table:table-cell office:value-type="string" table:style-name="ce1">
            <text:p>Success</text:p>
          </table:table-cell>
          <table:table-cell office:value-type="float" office:value="50863" table:style-name="ce1">
            <text:p>50863</text:p>
          </table:table-cell>
          <table:table-cell table:number-columns-repeated="16377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time" office:time-value="PT12H49M36.242S" table:style-name="ce2">
            <text:p>49:36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386" table:style-name="ce1">
            <text:p>386</text:p>
          </table:table-cell>
          <table:table-cell table:number-columns-repeated="16377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time" office:time-value="PT12H49M33.660S" table:style-name="ce2">
            <text:p>49:33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2628" table:style-name="ce1">
            <text:p>2628</text:p>
          </table:table-cell>
          <table:table-cell office:value-type="string" table:style-name="ce1">
            <text:p>Success</text:p>
          </table:table-cell>
          <table:table-cell office:value-type="float" office:value="44538" table:style-name="ce1">
            <text:p>44538</text:p>
          </table:table-cell>
          <table:table-cell table:number-columns-repeated="16377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time" office:time-value="PT12H49M33.596S" table:style-name="ce2">
            <text:p>49:33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801" table:style-name="ce1">
            <text:p>2801</text:p>
          </table:table-cell>
          <table:table-cell office:value-type="string" table:style-name="ce1">
            <text:p>Success</text:p>
          </table:table-cell>
          <table:table-cell office:value-type="float" office:value="91248" table:style-name="ce1">
            <text:p>91248</text:p>
          </table:table-cell>
          <table:table-cell table:number-columns-repeated="16377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time" office:time-value="PT12H49M33.590S" table:style-name="ce2">
            <text:p>49:33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807" table:style-name="ce1">
            <text:p>2807</text:p>
          </table:table-cell>
          <table:table-cell office:value-type="string" table:style-name="ce1">
            <text:p>Success</text:p>
          </table:table-cell>
          <table:table-cell office:value-type="float" office:value="91246" table:style-name="ce1">
            <text:p>91246</text:p>
          </table:table-cell>
          <table:table-cell table:number-columns-repeated="16377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time" office:time-value="PT12H49M36.398S" table:style-name="ce2">
            <text:p>49:36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time" office:time-value="PT12H49M36.398S" table:style-name="ce2">
            <text:p>49:36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time" office:time-value="PT12H49M36.143S" table:style-name="ce2">
            <text:p>49:36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time" office:time-value="PT12H49M36.435S" table:style-name="ce2">
            <text:p>49:36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time" office:time-value="PT12H49M36.453S" table:style-name="ce2">
            <text:p>49:36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716" table:style-name="ce1">
            <text:p>1716</text:p>
          </table:table-cell>
          <table:table-cell table:number-columns-repeated="16377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time" office:time-value="PT12H49M36.289S" table:style-name="ce2">
            <text:p>49:36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time" office:time-value="PT12H49M36.448S" table:style-name="ce2">
            <text:p>49:36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time" office:time-value="PT12H49M36.462S" table:style-name="ce2">
            <text:p>49:36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664" table:style-name="ce1">
            <text:p>2664</text:p>
          </table:table-cell>
          <table:table-cell table:number-columns-repeated="16377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time" office:time-value="PT12H49M36.504S" table:style-name="ce2">
            <text:p>49:36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664" table:style-name="ce1">
            <text:p>2664</text:p>
          </table:table-cell>
          <table:table-cell table:number-columns-repeated="16377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time" office:time-value="PT12H49M36.511S" table:style-name="ce2">
            <text:p>49:36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716" table:style-name="ce1">
            <text:p>2716</text:p>
          </table:table-cell>
          <table:table-cell table:number-columns-repeated="16377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time" office:time-value="PT12H49M36.535S" table:style-name="ce2">
            <text:p>49:36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716" table:style-name="ce1">
            <text:p>2716</text:p>
          </table:table-cell>
          <table:table-cell table:number-columns-repeated="16377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time" office:time-value="PT12H49M36.247S" table:style-name="ce2">
            <text:p>49:36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428" table:style-name="ce1">
            <text:p>428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time" office:time-value="PT12H49M36.256S" table:style-name="ce2">
            <text:p>49:36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461" table:style-name="ce1">
            <text:p>461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time" office:time-value="PT12H49M36.104S" table:style-name="ce2">
            <text:p>49:36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781" table:style-name="ce1">
            <text:p>781</text:p>
          </table:table-cell>
          <table:table-cell office:value-type="string" table:style-name="ce1">
            <text:p>Success</text:p>
          </table:table-cell>
          <table:table-cell office:value-type="float" office:value="91246" table:style-name="ce1">
            <text:p>91246</text:p>
          </table:table-cell>
          <table:table-cell table:number-columns-repeated="16377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time" office:time-value="PT12H49M36.250S" table:style-name="ce2">
            <text:p>49:36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43" table:style-name="ce1">
            <text:p>64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time" office:time-value="PT12H49M36.894S" table:style-name="ce2">
            <text:p>49:36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time" office:time-value="PT12H49M36.133S" table:style-name="ce2">
            <text:p>49:36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time" office:time-value="PT12H49M36.260S" table:style-name="ce2">
            <text:p>49:36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651" table:style-name="ce1">
            <text:p>651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time" office:time-value="PT12H49M36.887S" table:style-name="ce2">
            <text:p>49:36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time" office:time-value="PT12H49M33.263S" table:style-name="ce2">
            <text:p>49:33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677" table:style-name="ce1">
            <text:p>3677</text:p>
          </table:table-cell>
          <table:table-cell office:value-type="string" table:style-name="ce1">
            <text:p>Success</text:p>
          </table:table-cell>
          <table:table-cell office:value-type="float" office:value="20296" table:style-name="ce1">
            <text:p>20296</text:p>
          </table:table-cell>
          <table:table-cell table:number-columns-repeated="16377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time" office:time-value="PT12H49M36.067S" table:style-name="ce2">
            <text:p>49:36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873" table:style-name="ce1">
            <text:p>873</text:p>
          </table:table-cell>
          <table:table-cell office:value-type="string" table:style-name="ce1">
            <text:p>Success</text:p>
          </table:table-cell>
          <table:table-cell office:value-type="float" office:value="91246" table:style-name="ce1">
            <text:p>91246</text:p>
          </table:table-cell>
          <table:table-cell table:number-columns-repeated="16377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time" office:time-value="PT12H49M36.908S" table:style-name="ce2">
            <text:p>49:36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out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time" office:time-value="PT12H49M36.077S" table:style-name="ce2">
            <text:p>49:36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870" table:style-name="ce1">
            <text:p>870</text:p>
          </table:table-cell>
          <table:table-cell office:value-type="string" table:style-name="ce1">
            <text:p>Success</text:p>
          </table:table-cell>
          <table:table-cell office:value-type="float" office:value="91246" table:style-name="ce1">
            <text:p>91246</text:p>
          </table:table-cell>
          <table:table-cell table:number-columns-repeated="16377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time" office:time-value="PT12H49M36.941S" table:style-name="ce2">
            <text:p>49:36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time" office:time-value="PT12H49M36.940S" table:style-name="ce2">
            <text:p>49:36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time" office:time-value="PT12H49M36.938S" table:style-name="ce2">
            <text:p>49:36.9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time" office:time-value="PT12H49M31.761S" table:style-name="ce2">
            <text:p>49:31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5203" table:style-name="ce1">
            <text:p>5203</text:p>
          </table:table-cell>
          <table:table-cell office:value-type="string" table:style-name="ce1">
            <text:p>Success</text:p>
          </table:table-cell>
          <table:table-cell office:value-type="float" office:value="48051" table:style-name="ce1">
            <text:p>48051</text:p>
          </table:table-cell>
          <table:table-cell table:number-columns-repeated="16377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time" office:time-value="PT12H49M36.960S" table:style-name="ce2">
            <text:p>49:37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time" office:time-value="PT12H49M36.960S" table:style-name="ce2">
            <text:p>49:37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time" office:time-value="PT12H49M36.960S" table:style-name="ce2">
            <text:p>49:37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756" table:style-name="ce1">
            <text:p>2756</text:p>
          </table:table-cell>
          <table:table-cell table:number-columns-repeated="16377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time" office:time-value="PT12H49M36.981S" table:style-name="ce2">
            <text:p>49:37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756" table:style-name="ce1">
            <text:p>2756</text:p>
          </table:table-cell>
          <table:table-cell table:number-columns-repeated="16377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time" office:time-value="PT12H49M37.010S" table:style-name="ce2">
            <text:p>49:37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808" table:style-name="ce1">
            <text:p>2808</text:p>
          </table:table-cell>
          <table:table-cell table:number-columns-repeated="16377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time" office:time-value="PT12H49M36.994S" table:style-name="ce2">
            <text:p>49:37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808" table:style-name="ce1">
            <text:p>2808</text:p>
          </table:table-cell>
          <table:table-cell table:number-columns-repeated="16377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time" office:time-value="PT12H49M36.678S" table:style-name="ce2">
            <text:p>49:36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639" table:style-name="ce1">
            <text:p>639</text:p>
          </table:table-cell>
          <table:table-cell office:value-type="string" table:style-name="ce1">
            <text:p>Success</text:p>
          </table:table-cell>
          <table:table-cell office:value-type="float" office:value="82807" table:style-name="ce1">
            <text:p>82807</text:p>
          </table:table-cell>
          <table:table-cell table:number-columns-repeated="16377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time" office:time-value="PT12H49M37.319S" table:style-name="ce2">
            <text:p>49:37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time" office:time-value="PT12H49M36.948S" table:style-name="ce2">
            <text:p>49:36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time" office:time-value="PT12H49M36.940S" table:style-name="ce2">
            <text:p>49:36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434" table:style-name="ce1">
            <text:p>43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time" office:time-value="PT12H49M33.588S" table:style-name="ce2">
            <text:p>49:33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3805" table:style-name="ce1">
            <text:p>3805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time" office:time-value="PT12H49M37.352S" table:style-name="ce2">
            <text:p>49:37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out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time" office:time-value="PT12H49M37.376S" table:style-name="ce2">
            <text:p>49:37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ou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time" office:time-value="PT12H49M37.396S" table:style-name="ce2">
            <text:p>49:37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time" office:time-value="PT12H49M37.404S" table:style-name="ce2">
            <text:p>49:37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html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time" office:time-value="PT12H49M33.588S" table:style-name="ce2">
            <text:p>49:33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933" table:style-name="ce1">
            <text:p>3933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time" office:time-value="PT12H49M35.158S" table:style-name="ce2">
            <text:p>49:35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2636" table:style-name="ce1">
            <text:p>2636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time" office:time-value="PT12H49M27.032S" table:style-name="ce2">
            <text:p>49:27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0764" table:style-name="ce1">
            <text:p>10764</text:p>
          </table:table-cell>
          <table:table-cell office:value-type="string" table:style-name="ce1">
            <text:p>Success</text:p>
          </table:table-cell>
          <table:table-cell office:value-type="float" office:value="54373" table:style-name="ce1">
            <text:p>54373</text:p>
          </table:table-cell>
          <table:table-cell table:number-columns-repeated="16377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time" office:time-value="PT12H49M33.247S" table:style-name="ce2">
            <text:p>49:33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548" table:style-name="ce1">
            <text:p>4548</text:p>
          </table:table-cell>
          <table:table-cell office:value-type="string" table:style-name="ce1">
            <text:p>Success</text:p>
          </table:table-cell>
          <table:table-cell office:value-type="float" office:value="18652" table:style-name="ce1">
            <text:p>18652</text:p>
          </table:table-cell>
          <table:table-cell table:number-columns-repeated="16377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time" office:time-value="PT12H49M33.346S" table:style-name="ce2">
            <text:p>49:33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456" table:style-name="ce1">
            <text:p>4456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time" office:time-value="PT12H49M33.025S" table:style-name="ce2">
            <text:p>49:33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793" table:style-name="ce1">
            <text:p>4793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time" office:time-value="PT12H49M33.417S" table:style-name="ce2">
            <text:p>49:33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4415" table:style-name="ce1">
            <text:p>4415</text:p>
          </table:table-cell>
          <table:table-cell office:value-type="string" table:style-name="ce1">
            <text:p>Success</text:p>
          </table:table-cell>
          <table:table-cell office:value-type="float" office:value="50860" table:style-name="ce1">
            <text:p>50860</text:p>
          </table:table-cell>
          <table:table-cell table:number-columns-repeated="16377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time" office:time-value="PT12H49M28.422S" table:style-name="ce2">
            <text:p>49:28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9457" table:style-name="ce1">
            <text:p>9457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time" office:time-value="PT12H49M36.547S" table:style-name="ce2">
            <text:p>49:36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337" table:style-name="ce1">
            <text:p>1337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time" office:time-value="PT12H49M31.993S" table:style-name="ce2">
            <text:p>49:32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5901" table:style-name="ce1">
            <text:p>5901</text:p>
          </table:table-cell>
          <table:table-cell office:value-type="string" table:style-name="ce1">
            <text:p>Success</text:p>
          </table:table-cell>
          <table:table-cell office:value-type="float" office:value="50039" table:style-name="ce1">
            <text:p>50039</text:p>
          </table:table-cell>
          <table:table-cell table:number-columns-repeated="16377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time" office:time-value="PT12H49M32.982S" table:style-name="ce2">
            <text:p>49:33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4914" table:style-name="ce1">
            <text:p>4914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time" office:time-value="PT12H49M37.896S" table:style-name="ce2">
            <text:p>49:37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time" office:time-value="PT12H49M36.574S" table:style-name="ce2">
            <text:p>49:36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345" table:style-name="ce1">
            <text:p>1345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time" office:time-value="PT12H49M34.838S" table:style-name="ce2">
            <text:p>49:34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3100" table:style-name="ce1">
            <text:p>3100</text:p>
          </table:table-cell>
          <table:table-cell office:value-type="string" table:style-name="ce1">
            <text:p>Success</text:p>
          </table:table-cell>
          <table:table-cell office:value-type="float" office:value="42035" table:style-name="ce1">
            <text:p>42035</text:p>
          </table:table-cell>
          <table:table-cell table:number-columns-repeated="16377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time" office:time-value="PT12H49M33.294S" table:style-name="ce2">
            <text:p>49:33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4678" table:style-name="ce1">
            <text:p>4678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time" office:time-value="PT12H49M30.485S" table:style-name="ce2">
            <text:p>49:30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7494" table:style-name="ce1">
            <text:p>7494</text:p>
          </table:table-cell>
          <table:table-cell office:value-type="string" table:style-name="ce1">
            <text:p>Success</text:p>
          </table:table-cell>
          <table:table-cell office:value-type="float" office:value="50039" table:style-name="ce1">
            <text:p>50039</text:p>
          </table:table-cell>
          <table:table-cell table:number-columns-repeated="16377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time" office:time-value="PT12H49M37.982S" table:style-name="ce2">
            <text:p>49:38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386" table:style-name="ce1">
            <text:p>386</text:p>
          </table:table-cell>
          <table:table-cell table:number-columns-repeated="16377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time" office:time-value="PT12H49M36.719S" table:style-name="ce2">
            <text:p>49:36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505" table:style-name="ce1">
            <text:p>1505</text:p>
          </table:table-cell>
          <table:table-cell office:value-type="string" table:style-name="ce1">
            <text:p>Success</text:p>
          </table:table-cell>
          <table:table-cell office:value-type="float" office:value="76393" table:style-name="ce1">
            <text:p>76393</text:p>
          </table:table-cell>
          <table:table-cell table:number-columns-repeated="16377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time" office:time-value="PT12H49M36.495S" table:style-name="ce2">
            <text:p>49:36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741" table:style-name="ce1">
            <text:p>1741</text:p>
          </table:table-cell>
          <table:table-cell office:value-type="string" table:style-name="ce1">
            <text:p>Success</text:p>
          </table:table-cell>
          <table:table-cell office:value-type="float" office:value="76368" table:style-name="ce1">
            <text:p>76368</text:p>
          </table:table-cell>
          <table:table-cell table:number-columns-repeated="16377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time" office:time-value="PT12H49M38.229S" table:style-name="ce2">
            <text:p>49:38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time" office:time-value="PT12H49M38.240S" table:style-name="ce2">
            <text:p>49:38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time" office:time-value="PT12H49M37.798S" table:style-name="ce2">
            <text:p>49:37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545" table:style-name="ce1">
            <text:p>545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time" office:time-value="PT12H49M38.346S" table:style-name="ce2">
            <text:p>49:38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964" table:style-name="ce1">
            <text:p>1964</text:p>
          </table:table-cell>
          <table:table-cell table:number-columns-repeated="16377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time" office:time-value="PT12H49M37.395S" table:style-name="ce2">
            <text:p>49:37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009" table:style-name="ce1">
            <text:p>1009</text:p>
          </table:table-cell>
          <table:table-cell office:value-type="string" table:style-name="ce1">
            <text:p>Success</text:p>
          </table:table-cell>
          <table:table-cell office:value-type="float" office:value="78369" table:style-name="ce1">
            <text:p>78369</text:p>
          </table:table-cell>
          <table:table-cell table:number-columns-repeated="16377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time" office:time-value="PT12H49M36.913S" table:style-name="ce2">
            <text:p>49:36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492" table:style-name="ce1">
            <text:p>1492</text:p>
          </table:table-cell>
          <table:table-cell office:value-type="string" table:style-name="ce1">
            <text:p>Success</text:p>
          </table:table-cell>
          <table:table-cell office:value-type="float" office:value="76391" table:style-name="ce1">
            <text:p>76391</text:p>
          </table:table-cell>
          <table:table-cell table:number-columns-repeated="16377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time" office:time-value="PT12H49M38.410S" table:style-name="ce2">
            <text:p>49:38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496" table:style-name="ce1">
            <text:p>496</text:p>
          </table:table-cell>
          <table:table-cell table:number-columns-repeated="16377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time" office:time-value="PT12H49M37.524S" table:style-name="ce2">
            <text:p>49:37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Success</text:p>
          </table:table-cell>
          <table:table-cell office:value-type="float" office:value="78513" table:style-name="ce1">
            <text:p>78513</text:p>
          </table:table-cell>
          <table:table-cell table:number-columns-repeated="16377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time" office:time-value="PT12H49M37.801S" table:style-name="ce2">
            <text:p>49:37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743" table:style-name="ce1">
            <text:p>743</text:p>
          </table:table-cell>
          <table:table-cell office:value-type="string" table:style-name="ce1">
            <text:p>Success</text:p>
          </table:table-cell>
          <table:table-cell office:value-type="float" office:value="80488" table:style-name="ce1">
            <text:p>80488</text:p>
          </table:table-cell>
          <table:table-cell table:number-columns-repeated="16377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time" office:time-value="PT12H49M37.940S" table:style-name="ce2">
            <text:p>49:37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697" table:style-name="ce1">
            <text:p>697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time" office:time-value="PT12H49M37.921S" table:style-name="ce2">
            <text:p>49:37.9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721" table:style-name="ce1">
            <text:p>721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time" office:time-value="PT12H49M38.639S" table:style-name="ce2">
            <text:p>49:38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964" table:style-name="ce1">
            <text:p>1964</text:p>
          </table:table-cell>
          <table:table-cell table:number-columns-repeated="16377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time" office:time-value="PT12H49M38.644S" table:style-name="ce2">
            <text:p>49:38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time" office:time-value="PT12H49M37.899S" table:style-name="ce2">
            <text:p>49:37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855" table:style-name="ce1">
            <text:p>85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time" office:time-value="PT12H49M37.886S" table:style-name="ce2">
            <text:p>49:37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869" table:style-name="ce1">
            <text:p>869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time" office:time-value="PT12H49M38.757S" table:style-name="ce2">
            <text:p>49:38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time" office:time-value="PT12H49M38.769S" table:style-name="ce2">
            <text:p>49:38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time" office:time-value="PT12H49M38.757S" table:style-name="ce2">
            <text:p>49:38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964" table:style-name="ce1">
            <text:p>1964</text:p>
          </table:table-cell>
          <table:table-cell table:number-columns-repeated="16377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time" office:time-value="PT12H49M38.795S" table:style-name="ce2">
            <text:p>49:38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time" office:time-value="PT12H49M37.822S" table:style-name="ce2">
            <text:p>49:37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066" table:style-name="ce1">
            <text:p>106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time" office:time-value="PT12H49M37.834S" table:style-name="ce2">
            <text:p>49:37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070" table:style-name="ce1">
            <text:p>1070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time" office:time-value="PT12H49M38.890S" table:style-name="ce2">
            <text:p>49:38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ou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time" office:time-value="PT12H49M38.910S" table:style-name="ce2">
            <text:p>49:38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time" office:time-value="PT12H49M38.918S" table:style-name="ce2">
            <text:p>49:38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time" office:time-value="PT12H49M38.546S" table:style-name="ce2">
            <text:p>49:38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675" table:style-name="ce1">
            <text:p>67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time" office:time-value="PT12H49M38.526S" table:style-name="ce2">
            <text:p>49:38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696" table:style-name="ce1">
            <text:p>69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time" office:time-value="PT12H49M39.224S" table:style-name="ce2">
            <text:p>49:39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time" office:time-value="PT12H49M39.223S" table:style-name="ce2">
            <text:p>49:39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out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time" office:time-value="PT12H49M39.238S" table:style-name="ce2">
            <text:p>49:39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time" office:time-value="PT12H49M39.247S" table:style-name="ce2">
            <text:p>49:39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time" office:time-value="PT12H49M37.805S" table:style-name="ce2">
            <text:p>49:37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448" table:style-name="ce1">
            <text:p>1448</text:p>
          </table:table-cell>
          <table:table-cell office:value-type="string" table:style-name="ce1">
            <text:p>Success</text:p>
          </table:table-cell>
          <table:table-cell office:value-type="float" office:value="72145" table:style-name="ce1">
            <text:p>72145</text:p>
          </table:table-cell>
          <table:table-cell table:number-columns-repeated="16377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time" office:time-value="PT12H49M39.246S" table:style-name="ce2">
            <text:p>49:39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time" office:time-value="PT12H49M39.255S" table:style-name="ce2">
            <text:p>49:39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time" office:time-value="PT12H49M39.254S" table:style-name="ce2">
            <text:p>49:39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time" office:time-value="PT12H49M39.269S" table:style-name="ce2">
            <text:p>49:39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time" office:time-value="PT12H49M39.279S" table:style-name="ce2">
            <text:p>49:39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848" table:style-name="ce1">
            <text:p>2848</text:p>
          </table:table-cell>
          <table:table-cell table:number-columns-repeated="16377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time" office:time-value="PT12H49M39.294S" table:style-name="ce2">
            <text:p>49:39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900" table:style-name="ce1">
            <text:p>2900</text:p>
          </table:table-cell>
          <table:table-cell table:number-columns-repeated="16377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time" office:time-value="PT12H49M38.408S" table:style-name="ce2">
            <text:p>49:38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963" table:style-name="ce1">
            <text:p>96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time" office:time-value="PT12H49M39.373S" table:style-name="ce2">
            <text:p>49:39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time" office:time-value="PT12H49M39.384S" table:style-name="ce2">
            <text:p>49:39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time" office:time-value="PT12H49M39.392S" table:style-name="ce2">
            <text:p>49:39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time" office:time-value="PT12H49M37.975S" table:style-name="ce2">
            <text:p>49:38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583" table:style-name="ce1">
            <text:p>1583</text:p>
          </table:table-cell>
          <table:table-cell office:value-type="string" table:style-name="ce1">
            <text:p>Success</text:p>
          </table:table-cell>
          <table:table-cell office:value-type="float" office:value="67778" table:style-name="ce1">
            <text:p>67778</text:p>
          </table:table-cell>
          <table:table-cell table:number-columns-repeated="16377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time" office:time-value="PT12H49M39.561S" table:style-name="ce2">
            <text:p>49:39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time" office:time-value="PT12H49M37.798S" table:style-name="ce2">
            <text:p>49:37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079" table:style-name="ce1">
            <text:p>2079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time" office:time-value="PT12H49M32.996S" table:style-name="ce2">
            <text:p>49:33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6893" table:style-name="ce1">
            <text:p>6893</text:p>
          </table:table-cell>
          <table:table-cell office:value-type="string" table:style-name="ce1">
            <text:p>Success</text:p>
          </table:table-cell>
          <table:table-cell office:value-type="float" office:value="18646" table:style-name="ce1">
            <text:p>18646</text:p>
          </table:table-cell>
          <table:table-cell table:number-columns-repeated="16377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time" office:time-value="PT12H49M30.023S" table:style-name="ce2">
            <text:p>49:30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9900" table:style-name="ce1">
            <text:p>9900</text:p>
          </table:table-cell>
          <table:table-cell office:value-type="string" table:style-name="ce1">
            <text:p>Success</text:p>
          </table:table-cell>
          <table:table-cell office:value-type="float" office:value="50039" table:style-name="ce1">
            <text:p>50039</text:p>
          </table:table-cell>
          <table:table-cell table:number-columns-repeated="16377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time" office:time-value="PT12H49M33.632S" table:style-name="ce2">
            <text:p>49:33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6292" table:style-name="ce1">
            <text:p>6292</text:p>
          </table:table-cell>
          <table:table-cell office:value-type="string" table:style-name="ce1">
            <text:p>Success</text:p>
          </table:table-cell>
          <table:table-cell office:value-type="float" office:value="50863" table:style-name="ce1">
            <text:p>50863</text:p>
          </table:table-cell>
          <table:table-cell table:number-columns-repeated="16377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time" office:time-value="PT12H49M30.585S" table:style-name="ce2">
            <text:p>49:30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9341" table:style-name="ce1">
            <text:p>9341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time" office:time-value="PT12H49M27.196S" table:style-name="ce2">
            <text:p>49:27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2731" table:style-name="ce1">
            <text:p>12731</text:p>
          </table:table-cell>
          <table:table-cell office:value-type="string" table:style-name="ce1">
            <text:p>Success</text:p>
          </table:table-cell>
          <table:table-cell office:value-type="float" office:value="42954" table:style-name="ce1">
            <text:p>42954</text:p>
          </table:table-cell>
          <table:table-cell table:number-columns-repeated="16377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time" office:time-value="PT12H49M33.344S" table:style-name="ce2">
            <text:p>49:33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6590" table:style-name="ce1">
            <text:p>6590</text:p>
          </table:table-cell>
          <table:table-cell office:value-type="string" table:style-name="ce1">
            <text:p>Success</text:p>
          </table:table-cell>
          <table:table-cell office:value-type="float" office:value="16964" table:style-name="ce1">
            <text:p>16964</text:p>
          </table:table-cell>
          <table:table-cell table:number-columns-repeated="16377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time" office:time-value="PT12H49M37.880S" table:style-name="ce2">
            <text:p>49:37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056" table:style-name="ce1">
            <text:p>2056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time" office:time-value="PT12H49M39.876S" table:style-name="ce2">
            <text:p>49:39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out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time" office:time-value="PT12H49M36.103S" table:style-name="ce2">
            <text:p>49:36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860" table:style-name="ce1">
            <text:p>3860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time" office:time-value="PT12H49M39.947S" table:style-name="ce2">
            <text:p>49:39.9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time" office:time-value="PT12H49M29.984S" table:style-name="ce2">
            <text:p>49:30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9982" table:style-name="ce1">
            <text:p>9982</text:p>
          </table:table-cell>
          <table:table-cell office:value-type="string" table:style-name="ce1">
            <text:p>Success</text:p>
          </table:table-cell>
          <table:table-cell office:value-type="float" office:value="50039" table:style-name="ce1">
            <text:p>50039</text:p>
          </table:table-cell>
          <table:table-cell table:number-columns-repeated="16377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time" office:time-value="PT12H49M36.253S" table:style-name="ce2">
            <text:p>49:36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716" table:style-name="ce1">
            <text:p>3716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time" office:time-value="PT12H49M34.904S" table:style-name="ce2">
            <text:p>49:34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067" table:style-name="ce1">
            <text:p>5067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time" office:time-value="PT12H49M34.917S" table:style-name="ce2">
            <text:p>49:34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056" table:style-name="ce1">
            <text:p>5056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time" office:time-value="PT12H49M36.966S" table:style-name="ce2">
            <text:p>49:37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008" table:style-name="ce1">
            <text:p>3008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time" office:time-value="PT12H49M39.966S" table:style-name="ce2">
            <text:p>49:40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htm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time" office:time-value="PT12H49M39.968S" table:style-name="ce2">
            <text:p>49:40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time" office:time-value="PT12H49M33.455S" table:style-name="ce2">
            <text:p>49:33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6540" table:style-name="ce1">
            <text:p>6540</text:p>
          </table:table-cell>
          <table:table-cell office:value-type="string" table:style-name="ce1">
            <text:p>Success</text:p>
          </table:table-cell>
          <table:table-cell office:value-type="float" office:value="49135" table:style-name="ce1">
            <text:p>49135</text:p>
          </table:table-cell>
          <table:table-cell table:number-columns-repeated="16377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time" office:time-value="PT12H49M37.917S" table:style-name="ce2">
            <text:p>49:37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2092" table:style-name="ce1">
            <text:p>2092</text:p>
          </table:table-cell>
          <table:table-cell office:value-type="string" table:style-name="ce1">
            <text:p>Success</text:p>
          </table:table-cell>
          <table:table-cell office:value-type="float" office:value="50863" table:style-name="ce1">
            <text:p>50863</text:p>
          </table:table-cell>
          <table:table-cell table:number-columns-repeated="16377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time" office:time-value="PT12H49M39.925S" table:style-name="ce2">
            <text:p>49:39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432" table:style-name="ce1">
            <text:p>432</text:p>
          </table:table-cell>
          <table:table-cell table:number-columns-repeated="16377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time" office:time-value="PT12H49M39.927S" table:style-name="ce2">
            <text:p>49:39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time" office:time-value="PT12H49M40.010S" table:style-name="ce2">
            <text:p>49:40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time" office:time-value="PT12H49M39.998S" table:style-name="ce2">
            <text:p>49:40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time" office:time-value="PT12H49M39.880S" table:style-name="ce2">
            <text:p>49:39.9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Success</text:p>
          </table:table-cell>
          <table:table-cell office:value-type="float" office:value="65660" table:style-name="ce1">
            <text:p>65660</text:p>
          </table:table-cell>
          <table:table-cell table:number-columns-repeated="16377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time" office:time-value="PT12H49M38.906S" table:style-name="ce2">
            <text:p>49:38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492" table:style-name="ce1">
            <text:p>1492</text:p>
          </table:table-cell>
          <table:table-cell office:value-type="string" table:style-name="ce1">
            <text:p>Success</text:p>
          </table:table-cell>
          <table:table-cell office:value-type="float" office:value="65781" table:style-name="ce1">
            <text:p>65781</text:p>
          </table:table-cell>
          <table:table-cell table:number-columns-repeated="16377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time" office:time-value="PT12H49M40.401S" table:style-name="ce2">
            <text:p>49:40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time" office:time-value="PT12H49M39.974S" table:style-name="ce2">
            <text:p>49:40.0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time" office:time-value="PT12H49M40.439S" table:style-name="ce2">
            <text:p>49:40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time" office:time-value="PT12H49M39.975S" table:style-name="ce2">
            <text:p>49:40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571" table:style-name="ce1">
            <text:p>57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time" office:time-value="PT12H49M39.973S" table:style-name="ce2">
            <text:p>49:40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576" table:style-name="ce1">
            <text:p>576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time" office:time-value="PT12H49M40.551S" table:style-name="ce2">
            <text:p>49:40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964" table:style-name="ce1">
            <text:p>1964</text:p>
          </table:table-cell>
          <table:table-cell table:number-columns-repeated="16377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time" office:time-value="PT12H49M39.937S" table:style-name="ce2">
            <text:p>49:39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639" table:style-name="ce1">
            <text:p>63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time" office:time-value="PT12H49M40.552S" table:style-name="ce2">
            <text:p>49:40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out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time" office:time-value="PT12H49M39.929S" table:style-name="ce2">
            <text:p>49:39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659" table:style-name="ce1">
            <text:p>659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time" office:time-value="PT12H49M40.590S" table:style-name="ce2">
            <text:p>49:40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1964" table:style-name="ce1">
            <text:p>1964</text:p>
          </table:table-cell>
          <table:table-cell table:number-columns-repeated="16377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time" office:time-value="PT12H49M40.580S" table:style-name="ce2">
            <text:p>49:40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out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time" office:time-value="PT12H49M40.380S" table:style-name="ce2">
            <text:p>49:40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747" table:style-name="ce1">
            <text:p>74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time" office:time-value="PT12H49M39.894S" table:style-name="ce2">
            <text:p>49:39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247" table:style-name="ce1">
            <text:p>1247</text:p>
          </table:table-cell>
          <table:table-cell office:value-type="string" table:style-name="ce1">
            <text:p>Success</text:p>
          </table:table-cell>
          <table:table-cell office:value-type="float" office:value="65660" table:style-name="ce1">
            <text:p>65660</text:p>
          </table:table-cell>
          <table:table-cell table:number-columns-repeated="16377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time" office:time-value="PT12H49M41.130S" table:style-name="ce2">
            <text:p>49:41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time" office:time-value="PT12H49M39.935S" table:style-name="ce2">
            <text:p>49:39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218" table:style-name="ce1">
            <text:p>1218</text:p>
          </table:table-cell>
          <table:table-cell office:value-type="string" table:style-name="ce1">
            <text:p>Success</text:p>
          </table:table-cell>
          <table:table-cell office:value-type="float" office:value="65660" table:style-name="ce1">
            <text:p>65660</text:p>
          </table:table-cell>
          <table:table-cell table:number-columns-repeated="16377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time" office:time-value="PT12H49M41.148S" table:style-name="ce2">
            <text:p>49:41.1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time" office:time-value="PT12H49M41.164S" table:style-name="ce2">
            <text:p>49:41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htm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time" office:time-value="PT12H49M39.971S" table:style-name="ce2">
            <text:p>49:40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223" table:style-name="ce1">
            <text:p>1223</text:p>
          </table:table-cell>
          <table:table-cell office:value-type="string" table:style-name="ce1">
            <text:p>Success</text:p>
          </table:table-cell>
          <table:table-cell office:value-type="float" office:value="65782" table:style-name="ce1">
            <text:p>65782</text:p>
          </table:table-cell>
          <table:table-cell table:number-columns-repeated="16377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time" office:time-value="PT12H49M39.964S" table:style-name="ce2">
            <text:p>49:40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240" table:style-name="ce1">
            <text:p>1240</text:p>
          </table:table-cell>
          <table:table-cell office:value-type="string" table:style-name="ce1">
            <text:p>Success</text:p>
          </table:table-cell>
          <table:table-cell office:value-type="float" office:value="63658" table:style-name="ce1">
            <text:p>63658</text:p>
          </table:table-cell>
          <table:table-cell table:number-columns-repeated="16377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time" office:time-value="PT12H49M41.206S" table:style-name="ce2">
            <text:p>49:41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time" office:time-value="PT12H49M41.195S" table:style-name="ce2">
            <text:p>49:41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time" office:time-value="PT12H49M41.220S" table:style-name="ce2">
            <text:p>49:41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time" office:time-value="PT12H49M41.224S" table:style-name="ce2">
            <text:p>49:41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time" office:time-value="PT12H49M41.236S" table:style-name="ce2">
            <text:p>49:41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892" table:style-name="ce1">
            <text:p>2892</text:p>
          </table:table-cell>
          <table:table-cell table:number-columns-repeated="16377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time" office:time-value="PT12H49M41.255S" table:style-name="ce2">
            <text:p>49:41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892" table:style-name="ce1">
            <text:p>2892</text:p>
          </table:table-cell>
          <table:table-cell table:number-columns-repeated="16377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time" office:time-value="PT12H49M41.258S" table:style-name="ce2">
            <text:p>49:41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944" table:style-name="ce1">
            <text:p>2944</text:p>
          </table:table-cell>
          <table:table-cell table:number-columns-repeated="16377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time" office:time-value="PT12H49M41.274S" table:style-name="ce2">
            <text:p>49:41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944" table:style-name="ce1">
            <text:p>2944</text:p>
          </table:table-cell>
          <table:table-cell table:number-columns-repeated="16377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time" office:time-value="PT12H49M41.143S" table:style-name="ce2">
            <text:p>49:41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69" table:style-name="ce1">
            <text:p>36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time" office:time-value="PT12H49M41.155S" table:style-name="ce2">
            <text:p>49:41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time" office:time-value="PT12H49M41.514S" table:style-name="ce2">
            <text:p>49:41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out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time" office:time-value="PT12H49M41.530S" table:style-name="ce2">
            <text:p>49:41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out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time" office:time-value="PT12H49M41.562S" table:style-name="ce2">
            <text:p>49:41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time" office:time-value="PT12H49M41.571S" table:style-name="ce2">
            <text:p>49:41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time" office:time-value="PT12H49M41.569S" table:style-name="ce2">
            <text:p>49:41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time" office:time-value="PT12H49M41.577S" table:style-name="ce2">
            <text:p>49:41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time" office:time-value="PT12H49M40.288S" table:style-name="ce2">
            <text:p>49:40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294" table:style-name="ce1">
            <text:p>1294</text:p>
          </table:table-cell>
          <table:table-cell office:value-type="string" table:style-name="ce1">
            <text:p>Success</text:p>
          </table:table-cell>
          <table:table-cell office:value-type="float" office:value="65782" table:style-name="ce1">
            <text:p>65782</text:p>
          </table:table-cell>
          <table:table-cell table:number-columns-repeated="16377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time" office:time-value="PT12H49M41.584S" table:style-name="ce2">
            <text:p>49:41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496" table:style-name="ce1">
            <text:p>496</text:p>
          </table:table-cell>
          <table:table-cell table:number-columns-repeated="16377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time" office:time-value="PT12H49M40.298S" table:style-name="ce2">
            <text:p>49:40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311" table:style-name="ce1">
            <text:p>1311</text:p>
          </table:table-cell>
          <table:table-cell office:value-type="string" table:style-name="ce1">
            <text:p>Success</text:p>
          </table:table-cell>
          <table:table-cell office:value-type="float" office:value="65709" table:style-name="ce1">
            <text:p>65709</text:p>
          </table:table-cell>
          <table:table-cell table:number-columns-repeated="16377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time" office:time-value="PT12H49M41.610S" table:style-name="ce2">
            <text:p>49:41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time" office:time-value="PT12H49M40.155S" table:style-name="ce2">
            <text:p>49:40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688" table:style-name="ce1">
            <text:p>1688</text:p>
          </table:table-cell>
          <table:table-cell office:value-type="string" table:style-name="ce1">
            <text:p>Success</text:p>
          </table:table-cell>
          <table:table-cell office:value-type="float" office:value="61535" table:style-name="ce1">
            <text:p>61535</text:p>
          </table:table-cell>
          <table:table-cell table:number-columns-repeated="16377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time" office:time-value="PT12H49M41.845S" table:style-name="ce2">
            <text:p>49:41.8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496" table:style-name="ce1">
            <text:p>496</text:p>
          </table:table-cell>
          <table:table-cell table:number-columns-repeated="16377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time" office:time-value="PT12H49M31.036S" table:style-name="ce2">
            <text:p>49:31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0901" table:style-name="ce1">
            <text:p>10901</text:p>
          </table:table-cell>
          <table:table-cell office:value-type="string" table:style-name="ce1">
            <text:p>Success</text:p>
          </table:table-cell>
          <table:table-cell office:value-type="float" office:value="51659" table:style-name="ce1">
            <text:p>51659</text:p>
          </table:table-cell>
          <table:table-cell table:number-columns-repeated="16377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time" office:time-value="PT12H49M35.483S" table:style-name="ce2">
            <text:p>49:35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6768" table:style-name="ce1">
            <text:p>6768</text:p>
          </table:table-cell>
          <table:table-cell office:value-type="string" table:style-name="ce1">
            <text:p>Success</text:p>
          </table:table-cell>
          <table:table-cell office:value-type="float" office:value="43717" table:style-name="ce1">
            <text:p>43717</text:p>
          </table:table-cell>
          <table:table-cell table:number-columns-repeated="16377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time" office:time-value="PT12H49M36.285S" table:style-name="ce2">
            <text:p>49:36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6028" table:style-name="ce1">
            <text:p>6028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time" office:time-value="PT12H49M37.031S" table:style-name="ce2">
            <text:p>49:37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291" table:style-name="ce1">
            <text:p>5291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time" office:time-value="PT12H49M41.313S" table:style-name="ce2">
            <text:p>49:41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1017" table:style-name="ce1">
            <text:p>1017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time" office:time-value="PT12H49M37.031S" table:style-name="ce2">
            <text:p>49:37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300" table:style-name="ce1">
            <text:p>5300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time" office:time-value="PT12H49M38.797S" table:style-name="ce2">
            <text:p>49:38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540" table:style-name="ce1">
            <text:p>3540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time" office:time-value="PT12H49M42.254S" table:style-name="ce2">
            <text:p>49:42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386" table:style-name="ce1">
            <text:p>386</text:p>
          </table:table-cell>
          <table:table-cell table:number-columns-repeated="16377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time" office:time-value="PT12H49M38.394S" table:style-name="ce2">
            <text:p>49:38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948" table:style-name="ce1">
            <text:p>3948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time" office:time-value="PT12H49M36.478S" table:style-name="ce2">
            <text:p>49:36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5887" table:style-name="ce1">
            <text:p>5887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time" office:time-value="PT12H49M42.316S" table:style-name="ce2">
            <text:p>49:42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579" table:style-name="ce1">
            <text:p>579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time" office:time-value="PT12H49M42.332S" table:style-name="ce2">
            <text:p>49:42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time" office:time-value="PT12H49M43.009S" table:style-name="ce2">
            <text:p>49:43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time" office:time-value="PT12H49M42.334S" table:style-name="ce2">
            <text:p>49:42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689" table:style-name="ce1">
            <text:p>689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time" office:time-value="PT12H49M43.026S" table:style-name="ce2">
            <text:p>49:43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964" table:style-name="ce1">
            <text:p>1964</text:p>
          </table:table-cell>
          <table:table-cell table:number-columns-repeated="16377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time" office:time-value="PT12H49M42.326S" table:style-name="ce2">
            <text:p>49:42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810" table:style-name="ce1">
            <text:p>810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time" office:time-value="PT12H49M43.138S" table:style-name="ce2">
            <text:p>49:43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964" table:style-name="ce1">
            <text:p>1964</text:p>
          </table:table-cell>
          <table:table-cell table:number-columns-repeated="16377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time" office:time-value="PT12H49M42.340S" table:style-name="ce2">
            <text:p>49:42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289" table:style-name="ce1">
            <text:p>1289</text:p>
          </table:table-cell>
          <table:table-cell office:value-type="string" table:style-name="ce1">
            <text:p>Success</text:p>
          </table:table-cell>
          <table:table-cell office:value-type="float" office:value="59413" table:style-name="ce1">
            <text:p>59413</text:p>
          </table:table-cell>
          <table:table-cell table:number-columns-repeated="16377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time" office:time-value="PT12H49M43.631S" table:style-name="ce2">
            <text:p>49:43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616" table:style-name="ce1">
            <text:p>616</text:p>
          </table:table-cell>
          <table:table-cell table:number-columns-repeated="16377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time" office:time-value="PT12H49M42.897S" table:style-name="ce2">
            <text:p>49:42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763" table:style-name="ce1">
            <text:p>763</text:p>
          </table:table-cell>
          <table:table-cell office:value-type="string" table:style-name="ce1">
            <text:p>Success</text:p>
          </table:table-cell>
          <table:table-cell office:value-type="float" office:value="59464" table:style-name="ce1">
            <text:p>59464</text:p>
          </table:table-cell>
          <table:table-cell table:number-columns-repeated="16377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time" office:time-value="PT12H49M43.663S" table:style-name="ce2">
            <text:p>49:43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time" office:time-value="PT12H49M37.332S" table:style-name="ce2">
            <text:p>49:37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474" table:style-name="ce1">
            <text:p>6474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time" office:time-value="PT12H49M42.368S" table:style-name="ce2">
            <text:p>49:42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478" table:style-name="ce1">
            <text:p>1478</text:p>
          </table:table-cell>
          <table:table-cell office:value-type="string" table:style-name="ce1">
            <text:p>Success</text:p>
          </table:table-cell>
          <table:table-cell office:value-type="float" office:value="59413" table:style-name="ce1">
            <text:p>59413</text:p>
          </table:table-cell>
          <table:table-cell table:number-columns-repeated="16377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time" office:time-value="PT12H49M43.848S" table:style-name="ce2">
            <text:p>49:43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664" table:style-name="ce1">
            <text:p>664</text:p>
          </table:table-cell>
          <table:table-cell table:number-columns-repeated="16377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time" office:time-value="PT12H49M42.345S" table:style-name="ce2">
            <text:p>49:42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571" table:style-name="ce1">
            <text:p>1571</text:p>
          </table:table-cell>
          <table:table-cell office:value-type="string" table:style-name="ce1">
            <text:p>Success</text:p>
          </table:table-cell>
          <table:table-cell office:value-type="float" office:value="59413" table:style-name="ce1">
            <text:p>59413</text:p>
          </table:table-cell>
          <table:table-cell table:number-columns-repeated="16377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time" office:time-value="PT12H49M43.920S" table:style-name="ce2">
            <text:p>49:43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664" table:style-name="ce1">
            <text:p>664</text:p>
          </table:table-cell>
          <table:table-cell table:number-columns-repeated="16377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time" office:time-value="PT12H49M38.655S" table:style-name="ce2">
            <text:p>49:38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5898" table:style-name="ce1">
            <text:p>5898</text:p>
          </table:table-cell>
          <table:table-cell office:value-type="string" table:style-name="ce1">
            <text:p>Success</text:p>
          </table:table-cell>
          <table:table-cell office:value-type="float" office:value="47173" table:style-name="ce1">
            <text:p>47173</text:p>
          </table:table-cell>
          <table:table-cell table:number-columns-repeated="16377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time" office:time-value="PT12H49M41.940S" table:style-name="ce2">
            <text:p>49:41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634" table:style-name="ce1">
            <text:p>2634</text:p>
          </table:table-cell>
          <table:table-cell office:value-type="string" table:style-name="ce1">
            <text:p>Success</text:p>
          </table:table-cell>
          <table:table-cell office:value-type="float" office:value="15827" table:style-name="ce1">
            <text:p>15827</text:p>
          </table:table-cell>
          <table:table-cell table:number-columns-repeated="16377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time" office:time-value="PT12H49M43.660S" table:style-name="ce2">
            <text:p>49:43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966" table:style-name="ce1">
            <text:p>966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time" office:time-value="PT12H49M39.930S" table:style-name="ce2">
            <text:p>49:39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704" table:style-name="ce1">
            <text:p>4704</text:p>
          </table:table-cell>
          <table:table-cell office:value-type="string" table:style-name="ce1">
            <text:p>Success</text:p>
          </table:table-cell>
          <table:table-cell office:value-type="float" office:value="52979" table:style-name="ce1">
            <text:p>52979</text:p>
          </table:table-cell>
          <table:table-cell table:number-columns-repeated="16377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time" office:time-value="PT12H49M42.341S" table:style-name="ce2">
            <text:p>49:42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2293" table:style-name="ce1">
            <text:p>2293</text:p>
          </table:table-cell>
          <table:table-cell office:value-type="string" table:style-name="ce1">
            <text:p>Success</text:p>
          </table:table-cell>
          <table:table-cell office:value-type="float" office:value="44541" table:style-name="ce1">
            <text:p>44541</text:p>
          </table:table-cell>
          <table:table-cell table:number-columns-repeated="16377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time" office:time-value="PT12H49M44.576S" table:style-name="ce2">
            <text:p>49:44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time" office:time-value="PT12H49M38.427S" table:style-name="ce2">
            <text:p>49:38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252" table:style-name="ce1">
            <text:p>6252</text:p>
          </table:table-cell>
          <table:table-cell office:value-type="string" table:style-name="ce1">
            <text:p>Success</text:p>
          </table:table-cell>
          <table:table-cell office:value-type="float" office:value="51664" table:style-name="ce1">
            <text:p>51664</text:p>
          </table:table-cell>
          <table:table-cell table:number-columns-repeated="16377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time" office:time-value="PT12H49M40.414S" table:style-name="ce2">
            <text:p>49:40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4266" table:style-name="ce1">
            <text:p>4266</text:p>
          </table:table-cell>
          <table:table-cell office:value-type="string" table:style-name="ce1">
            <text:p>Success</text:p>
          </table:table-cell>
          <table:table-cell office:value-type="float" office:value="51659" table:style-name="ce1">
            <text:p>51659</text:p>
          </table:table-cell>
          <table:table-cell table:number-columns-repeated="16377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time" office:time-value="PT12H49M38.278S" table:style-name="ce2">
            <text:p>49:38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404" table:style-name="ce1">
            <text:p>6404</text:p>
          </table:table-cell>
          <table:table-cell office:value-type="string" table:style-name="ce1">
            <text:p>Success</text:p>
          </table:table-cell>
          <table:table-cell office:value-type="float" office:value="45337" table:style-name="ce1">
            <text:p>45337</text:p>
          </table:table-cell>
          <table:table-cell table:number-columns-repeated="16377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time" office:time-value="PT12H49M39.998S" table:style-name="ce2">
            <text:p>49:40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4687" table:style-name="ce1">
            <text:p>4687</text:p>
          </table:table-cell>
          <table:table-cell office:value-type="string" table:style-name="ce1">
            <text:p>Success</text:p>
          </table:table-cell>
          <table:table-cell office:value-type="float" office:value="50863" table:style-name="ce1">
            <text:p>50863</text:p>
          </table:table-cell>
          <table:table-cell table:number-columns-repeated="16377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time" office:time-value="PT12H49M40.456S" table:style-name="ce2">
            <text:p>49:40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237" table:style-name="ce1">
            <text:p>4237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time" office:time-value="PT12H49M44.672S" table:style-name="ce2">
            <text:p>49:44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time" office:time-value="PT12H49M44.695S" table:style-name="ce2">
            <text:p>49:44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time" office:time-value="PT12H49M40.691S" table:style-name="ce2">
            <text:p>49:40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030" table:style-name="ce1">
            <text:p>4030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time" office:time-value="PT12H49M44.721S" table:style-name="ce2">
            <text:p>49:44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time" office:time-value="PT12H49M38.270S" table:style-name="ce2">
            <text:p>49:38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467" table:style-name="ce1">
            <text:p>6467</text:p>
          </table:table-cell>
          <table:table-cell office:value-type="string" table:style-name="ce1">
            <text:p>Success</text:p>
          </table:table-cell>
          <table:table-cell office:value-type="float" office:value="51664" table:style-name="ce1">
            <text:p>51664</text:p>
          </table:table-cell>
          <table:table-cell table:number-columns-repeated="16377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time" office:time-value="PT12H49M38.013S" table:style-name="ce2">
            <text:p>49:38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6752" table:style-name="ce1">
            <text:p>6752</text:p>
          </table:table-cell>
          <table:table-cell office:value-type="string" table:style-name="ce1">
            <text:p>Success</text:p>
          </table:table-cell>
          <table:table-cell office:value-type="float" office:value="50863" table:style-name="ce1">
            <text:p>50863</text:p>
          </table:table-cell>
          <table:table-cell table:number-columns-repeated="16377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time" office:time-value="PT12H49M38.659S" table:style-name="ce2">
            <text:p>49:38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131" table:style-name="ce1">
            <text:p>6131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time" office:time-value="PT12H49M44.637S" table:style-name="ce2">
            <text:p>49:44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time" office:time-value="PT12H49M44.766S" table:style-name="ce2">
            <text:p>49:44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time" office:time-value="PT12H49M44.686S" table:style-name="ce2">
            <text:p>49:44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407" table:style-name="ce1">
            <text:p>407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time" office:time-value="PT12H49M41.623S" table:style-name="ce2">
            <text:p>49:41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3477" table:style-name="ce1">
            <text:p>3477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time" office:time-value="PT12H49M40.576S" table:style-name="ce2">
            <text:p>49:40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554" table:style-name="ce1">
            <text:p>4554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time" office:time-value="PT12H49M41.861S" table:style-name="ce2">
            <text:p>49:41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3301" table:style-name="ce1">
            <text:p>3301</text:p>
          </table:table-cell>
          <table:table-cell office:value-type="string" table:style-name="ce1">
            <text:p>Success</text:p>
          </table:table-cell>
          <table:table-cell office:value-type="float" office:value="51664" table:style-name="ce1">
            <text:p>51664</text:p>
          </table:table-cell>
          <table:table-cell table:number-columns-repeated="16377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time" office:time-value="PT12H49M41.279S" table:style-name="ce2">
            <text:p>49:41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3906" table:style-name="ce1">
            <text:p>3906</text:p>
          </table:table-cell>
          <table:table-cell office:value-type="string" table:style-name="ce1">
            <text:p>Success</text:p>
          </table:table-cell>
          <table:table-cell office:value-type="float" office:value="48357" table:style-name="ce1">
            <text:p>48357</text:p>
          </table:table-cell>
          <table:table-cell table:number-columns-repeated="16377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time" office:time-value="PT12H49M40.037S" table:style-name="ce2">
            <text:p>49:40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5165" table:style-name="ce1">
            <text:p>5165</text:p>
          </table:table-cell>
          <table:table-cell office:value-type="string" table:style-name="ce1">
            <text:p>Success</text:p>
          </table:table-cell>
          <table:table-cell office:value-type="float" office:value="50863" table:style-name="ce1">
            <text:p>50863</text:p>
          </table:table-cell>
          <table:table-cell table:number-columns-repeated="16377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time" office:time-value="PT12H49M39.309S" table:style-name="ce2">
            <text:p>49:39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900" table:style-name="ce1">
            <text:p>5900</text:p>
          </table:table-cell>
          <table:table-cell office:value-type="string" table:style-name="ce1">
            <text:p>Success</text:p>
          </table:table-cell>
          <table:table-cell office:value-type="float" office:value="48358" table:style-name="ce1">
            <text:p>48358</text:p>
          </table:table-cell>
          <table:table-cell table:number-columns-repeated="16377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time" office:time-value="PT12H49M41.599S" table:style-name="ce2">
            <text:p>49:41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3671" table:style-name="ce1">
            <text:p>3671</text:p>
          </table:table-cell>
          <table:table-cell office:value-type="string" table:style-name="ce1">
            <text:p>Success</text:p>
          </table:table-cell>
          <table:table-cell office:value-type="float" office:value="51664" table:style-name="ce1">
            <text:p>51664</text:p>
          </table:table-cell>
          <table:table-cell table:number-columns-repeated="16377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time" office:time-value="PT12H49M43.678S" table:style-name="ce2">
            <text:p>49:43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604" table:style-name="ce1">
            <text:p>1604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time" office:time-value="PT12H49M43.044S" table:style-name="ce2">
            <text:p>49:43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2241" table:style-name="ce1">
            <text:p>2241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time" office:time-value="PT12H49M43.937S" table:style-name="ce2">
            <text:p>49:43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365" table:style-name="ce1">
            <text:p>1365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time" office:time-value="PT12H49M44.555S" table:style-name="ce2">
            <text:p>49:44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888" table:style-name="ce1">
            <text:p>888</text:p>
          </table:table-cell>
          <table:table-cell office:value-type="string" table:style-name="ce1">
            <text:p>Success</text:p>
          </table:table-cell>
          <table:table-cell office:value-type="float" office:value="59469" table:style-name="ce1">
            <text:p>59469</text:p>
          </table:table-cell>
          <table:table-cell table:number-columns-repeated="16377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time" office:time-value="PT12H49M45.445S" table:style-name="ce2">
            <text:p>49:45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time" office:time-value="PT12H49M45.186S" table:style-name="ce2">
            <text:p>49:45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time" office:time-value="PT12H49M45.570S" table:style-name="ce2">
            <text:p>49:45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time" office:time-value="PT12H49M44.636S" table:style-name="ce2">
            <text:p>49:44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006" table:style-name="ce1">
            <text:p>1006</text:p>
          </table:table-cell>
          <table:table-cell office:value-type="string" table:style-name="ce1">
            <text:p>Success</text:p>
          </table:table-cell>
          <table:table-cell office:value-type="float" office:value="59352" table:style-name="ce1">
            <text:p>59352</text:p>
          </table:table-cell>
          <table:table-cell table:number-columns-repeated="16377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time" office:time-value="PT12H49M45.643S" table:style-name="ce2">
            <text:p>49:45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time" office:time-value="PT12H49M45.736S" table:style-name="ce2">
            <text:p>49:45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time" office:time-value="PT12H49M45.782S" table:style-name="ce2">
            <text:p>49:45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2984" table:style-name="ce1">
            <text:p>2984</text:p>
          </table:table-cell>
          <table:table-cell table:number-columns-repeated="16377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time" office:time-value="PT12H49M45.848S" table:style-name="ce2">
            <text:p>49:45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3036" table:style-name="ce1">
            <text:p>3036</text:p>
          </table:table-cell>
          <table:table-cell table:number-columns-repeated="16377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time" office:time-value="PT12H49M45.005S" table:style-name="ce2">
            <text:p>49:45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124" table:style-name="ce1">
            <text:p>1124</text:p>
          </table:table-cell>
          <table:table-cell office:value-type="string" table:style-name="ce1">
            <text:p>Success</text:p>
          </table:table-cell>
          <table:table-cell office:value-type="float" office:value="59413" table:style-name="ce1">
            <text:p>59413</text:p>
          </table:table-cell>
          <table:table-cell table:number-columns-repeated="16377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time" office:time-value="PT12H49M44.791S" table:style-name="ce2">
            <text:p>49:44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342" table:style-name="ce1">
            <text:p>1342</text:p>
          </table:table-cell>
          <table:table-cell office:value-type="string" table:style-name="ce1">
            <text:p>Success</text:p>
          </table:table-cell>
          <table:table-cell office:value-type="float" office:value="59415" table:style-name="ce1">
            <text:p>59415</text:p>
          </table:table-cell>
          <table:table-cell table:number-columns-repeated="16377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time" office:time-value="PT12H49M44.833S" table:style-name="ce2">
            <text:p>49:44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306" table:style-name="ce1">
            <text:p>1306</text:p>
          </table:table-cell>
          <table:table-cell office:value-type="string" table:style-name="ce1">
            <text:p>Success</text:p>
          </table:table-cell>
          <table:table-cell office:value-type="float" office:value="59462" table:style-name="ce1">
            <text:p>59462</text:p>
          </table:table-cell>
          <table:table-cell table:number-columns-repeated="16377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time" office:time-value="PT12H49M46.140S" table:style-name="ce2">
            <text:p>49:46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time" office:time-value="PT12H49M46.132S" table:style-name="ce2">
            <text:p>49:46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372" table:style-name="ce1">
            <text:p>372</text:p>
          </table:table-cell>
          <table:table-cell table:number-columns-repeated="16377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time" office:time-value="PT12H49M46.135S" table:style-name="ce2">
            <text:p>49:46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time" office:time-value="PT12H49M44.721S" table:style-name="ce2">
            <text:p>49:44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453" table:style-name="ce1">
            <text:p>1453</text:p>
          </table:table-cell>
          <table:table-cell office:value-type="string" table:style-name="ce1">
            <text:p>Success</text:p>
          </table:table-cell>
          <table:table-cell office:value-type="float" office:value="59413" table:style-name="ce1">
            <text:p>59413</text:p>
          </table:table-cell>
          <table:table-cell table:number-columns-repeated="16377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time" office:time-value="PT12H49M46.179S" table:style-name="ce2">
            <text:p>49:46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time" office:time-value="PT12H49M44.694S" table:style-name="ce2">
            <text:p>49:44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517" table:style-name="ce1">
            <text:p>1517</text:p>
          </table:table-cell>
          <table:table-cell office:value-type="string" table:style-name="ce1">
            <text:p>Success</text:p>
          </table:table-cell>
          <table:table-cell office:value-type="float" office:value="59413" table:style-name="ce1">
            <text:p>59413</text:p>
          </table:table-cell>
          <table:table-cell table:number-columns-repeated="16377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time" office:time-value="PT12H49M45.131S" table:style-name="ce2">
            <text:p>49:45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113" table:style-name="ce1">
            <text:p>1113</text:p>
          </table:table-cell>
          <table:table-cell office:value-type="string" table:style-name="ce1">
            <text:p>Success</text:p>
          </table:table-cell>
          <table:table-cell office:value-type="float" office:value="59413" table:style-name="ce1">
            <text:p>59413</text:p>
          </table:table-cell>
          <table:table-cell table:number-columns-repeated="16377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time" office:time-value="PT12H49M46.212S" table:style-name="ce2">
            <text:p>49:46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time" office:time-value="PT12H49M45.203S" table:style-name="ce2">
            <text:p>49:45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061" table:style-name="ce1">
            <text:p>1061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time" office:time-value="PT12H49M46.245S" table:style-name="ce2">
            <text:p>49:46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time" office:time-value="PT12H49M45.096S" table:style-name="ce2">
            <text:p>49:45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176" table:style-name="ce1">
            <text:p>1176</text:p>
          </table:table-cell>
          <table:table-cell office:value-type="string" table:style-name="ce1">
            <text:p>Success</text:p>
          </table:table-cell>
          <table:table-cell office:value-type="float" office:value="59396" table:style-name="ce1">
            <text:p>59396</text:p>
          </table:table-cell>
          <table:table-cell table:number-columns-repeated="16377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time" office:time-value="PT12H49M46.272S" table:style-name="ce2">
            <text:p>49:46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618" table:style-name="ce1">
            <text:p>618</text:p>
          </table:table-cell>
          <table:table-cell table:number-columns-repeated="16377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time" office:time-value="PT12H49M45.210S" table:style-name="ce2">
            <text:p>49:45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294" table:style-name="ce1">
            <text:p>1294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time" office:time-value="PT12H49M46.506S" table:style-name="ce2">
            <text:p>49:46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024" table:style-name="ce1">
            <text:p>2024</text:p>
          </table:table-cell>
          <table:table-cell table:number-columns-repeated="16377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time" office:time-value="PT12H49M45.288S" table:style-name="ce2">
            <text:p>49:45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248" table:style-name="ce1">
            <text:p>1248</text:p>
          </table:table-cell>
          <table:table-cell office:value-type="string" table:style-name="ce1">
            <text:p>Success</text:p>
          </table:table-cell>
          <table:table-cell office:value-type="float" office:value="57292" table:style-name="ce1">
            <text:p>57292</text:p>
          </table:table-cell>
          <table:table-cell table:number-columns-repeated="16377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time" office:time-value="PT12H49M46.537S" table:style-name="ce2">
            <text:p>49:46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808" table:style-name="ce1">
            <text:p>808</text:p>
          </table:table-cell>
          <table:table-cell table:number-columns-repeated="16377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time" office:time-value="PT12H49M46.265S" table:style-name="ce2">
            <text:p>49:46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661" table:style-name="ce1">
            <text:p>661</text:p>
          </table:table-cell>
          <table:table-cell office:value-type="string" table:style-name="ce1">
            <text:p>Success</text:p>
          </table:table-cell>
          <table:table-cell office:value-type="float" office:value="59356" table:style-name="ce1">
            <text:p>59356</text:p>
          </table:table-cell>
          <table:table-cell table:number-columns-repeated="16377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time" office:time-value="PT12H49M46.927S" table:style-name="ce2">
            <text:p>49:46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496" table:style-name="ce1">
            <text:p>496</text:p>
          </table:table-cell>
          <table:table-cell table:number-columns-repeated="16377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time" office:time-value="PT12H49M45.303S" table:style-name="ce2">
            <text:p>49:45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347" table:style-name="ce1">
            <text:p>2347</text:p>
          </table:table-cell>
          <table:table-cell office:value-type="string" table:style-name="ce1">
            <text:p>Success</text:p>
          </table:table-cell>
          <table:table-cell office:value-type="float" office:value="20304" table:style-name="ce1">
            <text:p>20304</text:p>
          </table:table-cell>
          <table:table-cell table:number-columns-repeated="16377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time" office:time-value="PT12H49M45.504S" table:style-name="ce2">
            <text:p>49:45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162" table:style-name="ce1">
            <text:p>2162</text:p>
          </table:table-cell>
          <table:table-cell office:value-type="string" table:style-name="ce1">
            <text:p>Success</text:p>
          </table:table-cell>
          <table:table-cell office:value-type="float" office:value="48051" table:style-name="ce1">
            <text:p>48051</text:p>
          </table:table-cell>
          <table:table-cell table:number-columns-repeated="16377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time" office:time-value="PT12H49M43.152S" table:style-name="ce2">
            <text:p>49:43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527" table:style-name="ce1">
            <text:p>4527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time" office:time-value="PT12H49M47.652S" table:style-name="ce2">
            <text:p>49:47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time" office:time-value="PT12H49M47.688S" table:style-name="ce2">
            <text:p>49:47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out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time" office:time-value="PT12H49M46.525S" table:style-name="ce2">
            <text:p>49:46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203" table:style-name="ce1">
            <text:p>1203</text:p>
          </table:table-cell>
          <table:table-cell office:value-type="string" table:style-name="ce1">
            <text:p>Success</text:p>
          </table:table-cell>
          <table:table-cell office:value-type="float" office:value="54346" table:style-name="ce1">
            <text:p>54346</text:p>
          </table:table-cell>
          <table:table-cell table:number-columns-repeated="16377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time" office:time-value="PT12H49M44.627S" table:style-name="ce2">
            <text:p>49:44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186" table:style-name="ce1">
            <text:p>3186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time" office:time-value="PT12H49M46.247S" table:style-name="ce2">
            <text:p>49:46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577" table:style-name="ce1">
            <text:p>1577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time" office:time-value="PT12H49M43.871S" table:style-name="ce2">
            <text:p>49:43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956" table:style-name="ce1">
            <text:p>3956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time" office:time-value="PT12H49M47.816S" table:style-name="ce2">
            <text:p>49:47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time" office:time-value="PT12H49M44.685S" table:style-name="ce2">
            <text:p>49:44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173" table:style-name="ce1">
            <text:p>3173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time" office:time-value="PT12H49M47.860S" table:style-name="ce2">
            <text:p>49:47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time" office:time-value="PT12H49M43.027S" table:style-name="ce2">
            <text:p>49:43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861" table:style-name="ce1">
            <text:p>4861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time" office:time-value="PT12H49M47.841S" table:style-name="ce2">
            <text:p>49:47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out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time" office:time-value="PT12H49M47.882S" table:style-name="ce2">
            <text:p>49:47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time" office:time-value="PT12H49M47.902S" table:style-name="ce2">
            <text:p>49:47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time" office:time-value="PT12H49M47.932S" table:style-name="ce2">
            <text:p>49:47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html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time" office:time-value="PT12H49M46.173S" table:style-name="ce2">
            <text:p>49:46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846" table:style-name="ce1">
            <text:p>1846</text:p>
          </table:table-cell>
          <table:table-cell office:value-type="string" table:style-name="ce1">
            <text:p>Success</text:p>
          </table:table-cell>
          <table:table-cell office:value-type="float" office:value="51664" table:style-name="ce1">
            <text:p>51664</text:p>
          </table:table-cell>
          <table:table-cell table:number-columns-repeated="16377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time" office:time-value="PT12H49M46.178S" table:style-name="ce2">
            <text:p>49:46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843" table:style-name="ce1">
            <text:p>1843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time" office:time-value="PT12H49M46.269S" table:style-name="ce2">
            <text:p>49:46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760" table:style-name="ce1">
            <text:p>1760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time" office:time-value="PT12H49M45.915S" table:style-name="ce2">
            <text:p>49:45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2150" table:style-name="ce1">
            <text:p>2150</text:p>
          </table:table-cell>
          <table:table-cell office:value-type="string" table:style-name="ce1">
            <text:p>Success</text:p>
          </table:table-cell>
          <table:table-cell office:value-type="float" office:value="42035" table:style-name="ce1">
            <text:p>42035</text:p>
          </table:table-cell>
          <table:table-cell table:number-columns-repeated="16377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time" office:time-value="PT12H49M45.624S" table:style-name="ce2">
            <text:p>49:45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2469" table:style-name="ce1">
            <text:p>2469</text:p>
          </table:table-cell>
          <table:table-cell office:value-type="string" table:style-name="ce1">
            <text:p>Success</text:p>
          </table:table-cell>
          <table:table-cell office:value-type="float" office:value="54347" table:style-name="ce1">
            <text:p>54347</text:p>
          </table:table-cell>
          <table:table-cell table:number-columns-repeated="16377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time" office:time-value="PT12H49M47.681S" table:style-name="ce2">
            <text:p>49:47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605" table:style-name="ce1">
            <text:p>605</text:p>
          </table:table-cell>
          <table:table-cell office:value-type="string" table:style-name="ce1">
            <text:p>Success</text:p>
          </table:table-cell>
          <table:table-cell office:value-type="float" office:value="57290" table:style-name="ce1">
            <text:p>57290</text:p>
          </table:table-cell>
          <table:table-cell table:number-columns-repeated="16377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time" office:time-value="PT12H49M47.730S" table:style-name="ce2">
            <text:p>49:47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77" table:style-name="ce1">
            <text:p>577</text:p>
          </table:table-cell>
          <table:table-cell office:value-type="string" table:style-name="ce1">
            <text:p>Success</text:p>
          </table:table-cell>
          <table:table-cell office:value-type="float" office:value="57290" table:style-name="ce1">
            <text:p>57290</text:p>
          </table:table-cell>
          <table:table-cell table:number-columns-repeated="16377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time" office:time-value="PT12H49M48.287S" table:style-name="ce2">
            <text:p>49:48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000" table:style-name="ce1">
            <text:p>1000</text:p>
          </table:table-cell>
          <table:table-cell table:number-columns-repeated="16377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time" office:time-value="PT12H49M48.309S" table:style-name="ce2">
            <text:p>49:48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000" table:style-name="ce1">
            <text:p>1000</text:p>
          </table:table-cell>
          <table:table-cell table:number-columns-repeated="16377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time" office:time-value="PT12H49M47.889S" table:style-name="ce2">
            <text:p>49:47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Success</text:p>
          </table:table-cell>
          <table:table-cell office:value-type="float" office:value="53048" table:style-name="ce1">
            <text:p>53048</text:p>
          </table:table-cell>
          <table:table-cell table:number-columns-repeated="16377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time" office:time-value="PT12H49M48.373S" table:style-name="ce2">
            <text:p>49:48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000" table:style-name="ce1">
            <text:p>1000</text:p>
          </table:table-cell>
          <table:table-cell table:number-columns-repeated="16377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time" office:time-value="PT12H49M48.067S" table:style-name="ce2">
            <text:p>49:48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451" table:style-name="ce1">
            <text:p>451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time" office:time-value="PT12H49M48.521S" table:style-name="ce2">
            <text:p>49:48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518" table:style-name="ce1">
            <text:p>2518</text:p>
          </table:table-cell>
          <table:table-cell table:number-columns-repeated="16377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time" office:time-value="PT12H49M43.809S" table:style-name="ce2">
            <text:p>49:43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341" table:style-name="ce1">
            <text:p>5341</text:p>
          </table:table-cell>
          <table:table-cell office:value-type="string" table:style-name="ce1">
            <text:p>Success</text:p>
          </table:table-cell>
          <table:table-cell office:value-type="float" office:value="17523" table:style-name="ce1">
            <text:p>17523</text:p>
          </table:table-cell>
          <table:table-cell table:number-columns-repeated="16377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time" office:time-value="PT12H49M49.151S" table:style-name="ce2">
            <text:p>49:49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time" office:time-value="PT12H49M45.163S" table:style-name="ce2">
            <text:p>49:45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039" table:style-name="ce1">
            <text:p>4039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time" office:time-value="PT12H49M45.102S" table:style-name="ce2">
            <text:p>49:45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104" table:style-name="ce1">
            <text:p>4104</text:p>
          </table:table-cell>
          <table:table-cell office:value-type="string" table:style-name="ce1">
            <text:p>Success</text:p>
          </table:table-cell>
          <table:table-cell office:value-type="float" office:value="17523" table:style-name="ce1">
            <text:p>17523</text:p>
          </table:table-cell>
          <table:table-cell table:number-columns-repeated="16377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time" office:time-value="PT12H49M49.180S" table:style-name="ce2">
            <text:p>49:49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ou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time" office:time-value="PT12H49M44.681S" table:style-name="ce2">
            <text:p>49:44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530" table:style-name="ce1">
            <text:p>4530</text:p>
          </table:table-cell>
          <table:table-cell office:value-type="string" table:style-name="ce1">
            <text:p>Success</text:p>
          </table:table-cell>
          <table:table-cell office:value-type="float" office:value="17515" table:style-name="ce1">
            <text:p>17515</text:p>
          </table:table-cell>
          <table:table-cell table:number-columns-repeated="16377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time" office:time-value="PT12H49M49.203S" table:style-name="ce2">
            <text:p>49:49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time" office:time-value="PT12H49M44.683S" table:style-name="ce2">
            <text:p>49:44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4535" table:style-name="ce1">
            <text:p>4535</text:p>
          </table:table-cell>
          <table:table-cell office:value-type="string" table:style-name="ce1">
            <text:p>Success</text:p>
          </table:table-cell>
          <table:table-cell office:value-type="float" office:value="17515" table:style-name="ce1">
            <text:p>17515</text:p>
          </table:table-cell>
          <table:table-cell table:number-columns-repeated="16377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time" office:time-value="PT12H49M49.208S" table:style-name="ce2">
            <text:p>49:49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time" office:time-value="PT12H49M49.224S" table:style-name="ce2">
            <text:p>49:49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time" office:time-value="PT12H49M45.273S" table:style-name="ce2">
            <text:p>49:45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990" table:style-name="ce1">
            <text:p>3990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201" table:style-name="ce1">
            <text:p>2201</text:p>
          </table:table-cell>
          <table:table-cell office:value-type="time" office:time-value="PT12H49M49.221S" table:style-name="ce2">
            <text:p>49:49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02" table:style-name="ce1">
            <text:p>2202</text:p>
          </table:table-cell>
          <table:table-cell office:value-type="time" office:time-value="PT12H49M44.738S" table:style-name="ce2">
            <text:p>49:44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536" table:style-name="ce1">
            <text:p>4536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203" table:style-name="ce1">
            <text:p>2203</text:p>
          </table:table-cell>
          <table:table-cell office:value-type="time" office:time-value="PT12H49M49.207S" table:style-name="ce2">
            <text:p>49:49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04" table:style-name="ce1">
            <text:p>2204</text:p>
          </table:table-cell>
          <table:table-cell office:value-type="time" office:time-value="PT12H49M49.212S" table:style-name="ce2">
            <text:p>49:49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05" table:style-name="ce1">
            <text:p>2205</text:p>
          </table:table-cell>
          <table:table-cell office:value-type="time" office:time-value="PT12H49M45.286S" table:style-name="ce2">
            <text:p>49:45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004" table:style-name="ce1">
            <text:p>4004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206" table:style-name="ce1">
            <text:p>2206</text:p>
          </table:table-cell>
          <table:table-cell office:value-type="time" office:time-value="PT12H49M49.217S" table:style-name="ce2">
            <text:p>49:49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out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07" table:style-name="ce1">
            <text:p>2207</text:p>
          </table:table-cell>
          <table:table-cell office:value-type="time" office:time-value="PT12H49M49.281S" table:style-name="ce2">
            <text:p>49:49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08" table:style-name="ce1">
            <text:p>2208</text:p>
          </table:table-cell>
          <table:table-cell office:value-type="time" office:time-value="PT12H49M47.829S" table:style-name="ce2">
            <text:p>49:47.8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476" table:style-name="ce1">
            <text:p>1476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09" table:style-name="ce1">
            <text:p>2209</text:p>
          </table:table-cell>
          <table:table-cell office:value-type="time" office:time-value="PT12H49M47.826S" table:style-name="ce2">
            <text:p>49:47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480" table:style-name="ce1">
            <text:p>1480</text:p>
          </table:table-cell>
          <table:table-cell office:value-type="string" table:style-name="ce1">
            <text:p>Success</text:p>
          </table:table-cell>
          <table:table-cell office:value-type="float" office:value="20304" table:style-name="ce1">
            <text:p>20304</text:p>
          </table:table-cell>
          <table:table-cell table:number-columns-repeated="16377"/>
        </table:table-row>
        <table:table-row table:style-name="ro1">
          <table:table-cell office:value-type="float" office:value="2210" table:style-name="ce1">
            <text:p>2210</text:p>
          </table:table-cell>
          <table:table-cell office:value-type="time" office:time-value="PT12H49M48.024S" table:style-name="ce2">
            <text:p>49:48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293" table:style-name="ce1">
            <text:p>1293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11" table:style-name="ce1">
            <text:p>2211</text:p>
          </table:table-cell>
          <table:table-cell office:value-type="time" office:time-value="PT12H49M49.293S" table:style-name="ce2">
            <text:p>49:49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2" table:style-name="ce1">
            <text:p>2212</text:p>
          </table:table-cell>
          <table:table-cell office:value-type="time" office:time-value="PT12H49M47.669S" table:style-name="ce2">
            <text:p>49:47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660" table:style-name="ce1">
            <text:p>1660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13" table:style-name="ce1">
            <text:p>2213</text:p>
          </table:table-cell>
          <table:table-cell office:value-type="time" office:time-value="PT12H49M49.319S" table:style-name="ce2">
            <text:p>49:49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html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14" table:style-name="ce1">
            <text:p>2214</text:p>
          </table:table-cell>
          <table:table-cell office:value-type="time" office:time-value="PT12H49M49.306S" table:style-name="ce2">
            <text:p>49:49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5" table:style-name="ce1">
            <text:p>2215</text:p>
          </table:table-cell>
          <table:table-cell office:value-type="time" office:time-value="PT12H49M46.195S" table:style-name="ce2">
            <text:p>49:46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148" table:style-name="ce1">
            <text:p>3148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2216" table:style-name="ce1">
            <text:p>2216</text:p>
          </table:table-cell>
          <table:table-cell office:value-type="time" office:time-value="PT12H49M49.306S" table:style-name="ce2">
            <text:p>49:49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7" table:style-name="ce1">
            <text:p>2217</text:p>
          </table:table-cell>
          <table:table-cell office:value-type="time" office:time-value="PT12H49M49.264S" table:style-name="ce2">
            <text:p>49:49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8" table:style-name="ce1">
            <text:p>2218</text:p>
          </table:table-cell>
          <table:table-cell office:value-type="time" office:time-value="PT12H49M49.276S" table:style-name="ce2">
            <text:p>49:49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time" office:time-value="PT12H49M49.318S" table:style-name="ce2">
            <text:p>49:49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20" table:style-name="ce1">
            <text:p>2220</text:p>
          </table:table-cell>
          <table:table-cell office:value-type="time" office:time-value="PT12H49M48.031S" table:style-name="ce2">
            <text:p>49:48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320" table:style-name="ce1">
            <text:p>1320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21" table:style-name="ce1">
            <text:p>2221</text:p>
          </table:table-cell>
          <table:table-cell office:value-type="time" office:time-value="PT12H49M49.292S" table:style-name="ce2">
            <text:p>49:49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time" office:time-value="PT12H49M46.553S" table:style-name="ce2">
            <text:p>49:46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807" table:style-name="ce1">
            <text:p>2807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2223" table:style-name="ce1">
            <text:p>2223</text:p>
          </table:table-cell>
          <table:table-cell office:value-type="time" office:time-value="PT12H49M49.277S" table:style-name="ce2">
            <text:p>49:49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out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4" table:style-name="ce1">
            <text:p>2224</text:p>
          </table:table-cell>
          <table:table-cell office:value-type="time" office:time-value="PT12H49M49.351S" table:style-name="ce2">
            <text:p>49:49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ou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5" table:style-name="ce1">
            <text:p>2225</text:p>
          </table:table-cell>
          <table:table-cell office:value-type="time" office:time-value="PT12H49M49.267S" table:style-name="ce2">
            <text:p>49:49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out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6" table:style-name="ce1">
            <text:p>2226</text:p>
          </table:table-cell>
          <table:table-cell office:value-type="time" office:time-value="PT12H49M49.344S" table:style-name="ce2">
            <text:p>49:49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out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7" table:style-name="ce1">
            <text:p>2227</text:p>
          </table:table-cell>
          <table:table-cell office:value-type="time" office:time-value="PT12H49M49.349S" table:style-name="ce2">
            <text:p>49:49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8" table:style-name="ce1">
            <text:p>2228</text:p>
          </table:table-cell>
          <table:table-cell office:value-type="time" office:time-value="PT12H49M49.352S" table:style-name="ce2">
            <text:p>49:49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9" table:style-name="ce1">
            <text:p>2229</text:p>
          </table:table-cell>
          <table:table-cell office:value-type="time" office:time-value="PT12H49M49.368S" table:style-name="ce2">
            <text:p>49:49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0" table:style-name="ce1">
            <text:p>2230</text:p>
          </table:table-cell>
          <table:table-cell office:value-type="time" office:time-value="PT12H49M49.354S" table:style-name="ce2">
            <text:p>49:49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out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1" table:style-name="ce1">
            <text:p>2231</text:p>
          </table:table-cell>
          <table:table-cell office:value-type="time" office:time-value="PT12H49M49.351S" table:style-name="ce2">
            <text:p>49:49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ou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2" table:style-name="ce1">
            <text:p>2232</text:p>
          </table:table-cell>
          <table:table-cell office:value-type="time" office:time-value="PT12H49M49.379S" table:style-name="ce2">
            <text:p>49:49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33" table:style-name="ce1">
            <text:p>2233</text:p>
          </table:table-cell>
          <table:table-cell office:value-type="time" office:time-value="PT12H49M49.375S" table:style-name="ce2">
            <text:p>49:49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time" office:time-value="PT12H49M49.377S" table:style-name="ce2">
            <text:p>49:49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5" table:style-name="ce1">
            <text:p>2235</text:p>
          </table:table-cell>
          <table:table-cell office:value-type="time" office:time-value="PT12H49M49.384S" table:style-name="ce2">
            <text:p>49:49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36" table:style-name="ce1">
            <text:p>2236</text:p>
          </table:table-cell>
          <table:table-cell office:value-type="time" office:time-value="PT12H49M49.382S" table:style-name="ce2">
            <text:p>49:49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7" table:style-name="ce1">
            <text:p>2237</text:p>
          </table:table-cell>
          <table:table-cell office:value-type="time" office:time-value="PT12H49M49.382S" table:style-name="ce2">
            <text:p>49:49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8" table:style-name="ce1">
            <text:p>2238</text:p>
          </table:table-cell>
          <table:table-cell office:value-type="time" office:time-value="PT12H49M49.391S" table:style-name="ce2">
            <text:p>49:49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39" table:style-name="ce1">
            <text:p>2239</text:p>
          </table:table-cell>
          <table:table-cell office:value-type="time" office:time-value="PT12H49M49.394S" table:style-name="ce2">
            <text:p>49:49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40" table:style-name="ce1">
            <text:p>2240</text:p>
          </table:table-cell>
          <table:table-cell office:value-type="time" office:time-value="PT12H49M49.394S" table:style-name="ce2">
            <text:p>49:49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41" table:style-name="ce1">
            <text:p>2241</text:p>
          </table:table-cell>
          <table:table-cell office:value-type="time" office:time-value="PT12H49M49.301S" table:style-name="ce2">
            <text:p>49:49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2" table:style-name="ce1">
            <text:p>2242</text:p>
          </table:table-cell>
          <table:table-cell office:value-type="time" office:time-value="PT12H49M49.352S" table:style-name="ce2">
            <text:p>49:49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43" table:style-name="ce1">
            <text:p>2243</text:p>
          </table:table-cell>
          <table:table-cell office:value-type="time" office:time-value="PT12H49M49.407S" table:style-name="ce2">
            <text:p>49:49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44" table:style-name="ce1">
            <text:p>2244</text:p>
          </table:table-cell>
          <table:table-cell office:value-type="time" office:time-value="PT12H49M49.330S" table:style-name="ce2">
            <text:p>49:49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45" table:style-name="ce1">
            <text:p>2245</text:p>
          </table:table-cell>
          <table:table-cell office:value-type="time" office:time-value="PT12H49M48.384S" table:style-name="ce2">
            <text:p>49:48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040" table:style-name="ce1">
            <text:p>1040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2246" table:style-name="ce1">
            <text:p>2246</text:p>
          </table:table-cell>
          <table:table-cell office:value-type="time" office:time-value="PT12H49M48.324S" table:style-name="ce2">
            <text:p>49:48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103" table:style-name="ce1">
            <text:p>1103</text:p>
          </table:table-cell>
          <table:table-cell office:value-type="string" table:style-name="ce1">
            <text:p>Success</text:p>
          </table:table-cell>
          <table:table-cell office:value-type="float" office:value="55222" table:style-name="ce1">
            <text:p>55222</text:p>
          </table:table-cell>
          <table:table-cell table:number-columns-repeated="16377"/>
        </table:table-row>
        <table:table-row table:style-name="ro1">
          <table:table-cell office:value-type="float" office:value="2247" table:style-name="ce1">
            <text:p>2247</text:p>
          </table:table-cell>
          <table:table-cell office:value-type="time" office:time-value="PT12H49M49.415S" table:style-name="ce2">
            <text:p>49:49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out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8" table:style-name="ce1">
            <text:p>2248</text:p>
          </table:table-cell>
          <table:table-cell office:value-type="time" office:time-value="PT12H49M48.309S" table:style-name="ce2">
            <text:p>49:48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138" table:style-name="ce1">
            <text:p>1138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2249" table:style-name="ce1">
            <text:p>2249</text:p>
          </table:table-cell>
          <table:table-cell office:value-type="time" office:time-value="PT12H49M48.536S" table:style-name="ce2">
            <text:p>49:48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912" table:style-name="ce1">
            <text:p>912</text:p>
          </table:table-cell>
          <table:table-cell office:value-type="string" table:style-name="ce1">
            <text:p>Success</text:p>
          </table:table-cell>
          <table:table-cell office:value-type="float" office:value="47173" table:style-name="ce1">
            <text:p>47173</text:p>
          </table:table-cell>
          <table:table-cell table:number-columns-repeated="16377"/>
        </table:table-row>
        <table:table-row table:style-name="ro1">
          <table:table-cell office:value-type="float" office:value="2250" table:style-name="ce1">
            <text:p>2250</text:p>
          </table:table-cell>
          <table:table-cell office:value-type="time" office:time-value="PT12H49M49.423S" table:style-name="ce2">
            <text:p>49:49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out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1" table:style-name="ce1">
            <text:p>2251</text:p>
          </table:table-cell>
          <table:table-cell office:value-type="time" office:time-value="PT12H49M46.298S" table:style-name="ce2">
            <text:p>49:46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3158" table:style-name="ce1">
            <text:p>3158</text:p>
          </table:table-cell>
          <table:table-cell office:value-type="string" table:style-name="ce1">
            <text:p>Success</text:p>
          </table:table-cell>
          <table:table-cell office:value-type="float" office:value="51664" table:style-name="ce1">
            <text:p>51664</text:p>
          </table:table-cell>
          <table:table-cell table:number-columns-repeated="16377"/>
        </table:table-row>
        <table:table-row table:style-name="ro1">
          <table:table-cell office:value-type="float" office:value="2252" table:style-name="ce1">
            <text:p>2252</text:p>
          </table:table-cell>
          <table:table-cell office:value-type="time" office:time-value="PT12H49M48.094S" table:style-name="ce2">
            <text:p>49:48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479" table:style-name="ce1">
            <text:p>1479</text:p>
          </table:table-cell>
          <table:table-cell office:value-type="string" table:style-name="ce1">
            <text:p>Success</text:p>
          </table:table-cell>
          <table:table-cell office:value-type="float" office:value="53048" table:style-name="ce1">
            <text:p>53048</text:p>
          </table:table-cell>
          <table:table-cell table:number-columns-repeated="16377"/>
        </table:table-row>
        <table:table-row table:style-name="ro1">
          <table:table-cell office:value-type="float" office:value="2253" table:style-name="ce1">
            <text:p>2253</text:p>
          </table:table-cell>
          <table:table-cell office:value-type="time" office:time-value="PT12H49M49.576S" table:style-name="ce2">
            <text:p>49:49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142" table:style-name="ce1">
            <text:p>1142</text:p>
          </table:table-cell>
          <table:table-cell table:number-columns-repeated="16377"/>
        </table:table-row>
        <table:table-row table:style-name="ro1">
          <table:table-cell office:value-type="float" office:value="2254" table:style-name="ce1">
            <text:p>2254</text:p>
          </table:table-cell>
          <table:table-cell office:value-type="time" office:time-value="PT12H49M49.449S" table:style-name="ce2">
            <text:p>49:49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Success</text:p>
          </table:table-cell>
          <table:table-cell office:value-type="float" office:value="25461" table:style-name="ce1">
            <text:p>25461</text:p>
          </table:table-cell>
          <table:table-cell table:number-columns-repeated="16377"/>
        </table:table-row>
        <table:table-row table:style-name="ro1">
          <table:table-cell office:value-type="float" office:value="2255" table:style-name="ce1">
            <text:p>2255</text:p>
          </table:table-cell>
          <table:table-cell office:value-type="time" office:time-value="PT12H49M49.662S" table:style-name="ce2">
            <text:p>49:49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190" table:style-name="ce1">
            <text:p>1190</text:p>
          </table:table-cell>
          <table:table-cell table:number-columns-repeated="16377"/>
        </table:table-row>
        <table:table-row table:style-name="ro1">
          <table:table-cell office:value-type="float" office:value="2256" table:style-name="ce1">
            <text:p>2256</text:p>
          </table:table-cell>
          <table:table-cell office:value-type="time" office:time-value="PT12H49M48.020S" table:style-name="ce2">
            <text:p>49:48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697" table:style-name="ce1">
            <text:p>1697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257" table:style-name="ce1">
            <text:p>2257</text:p>
          </table:table-cell>
          <table:table-cell office:value-type="time" office:time-value="PT12H49M49.720S" table:style-name="ce2">
            <text:p>49:49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58" table:style-name="ce1">
            <text:p>2258</text:p>
          </table:table-cell>
          <table:table-cell office:value-type="time" office:time-value="PT12H49M49.745S" table:style-name="ce2">
            <text:p>49:49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9" table:style-name="ce1">
            <text:p>2259</text:p>
          </table:table-cell>
          <table:table-cell office:value-type="time" office:time-value="PT12H49M49.755S" table:style-name="ce2">
            <text:p>49:49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0" table:style-name="ce1">
            <text:p>2260</text:p>
          </table:table-cell>
          <table:table-cell office:value-type="time" office:time-value="PT12H49M49.598S" table:style-name="ce2">
            <text:p>49:49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Success</text:p>
          </table:table-cell>
          <table:table-cell office:value-type="float" office:value="55225" table:style-name="ce1">
            <text:p>55225</text:p>
          </table:table-cell>
          <table:table-cell table:number-columns-repeated="16377"/>
        </table:table-row>
        <table:table-row table:style-name="ro1">
          <table:table-cell office:value-type="float" office:value="2261" table:style-name="ce1">
            <text:p>2261</text:p>
          </table:table-cell>
          <table:table-cell office:value-type="time" office:time-value="PT12H49M49.781S" table:style-name="ce2">
            <text:p>49:49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62" table:style-name="ce1">
            <text:p>2262</text:p>
          </table:table-cell>
          <table:table-cell office:value-type="time" office:time-value="PT12H49M46.171S" table:style-name="ce2">
            <text:p>49:46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3637" table:style-name="ce1">
            <text:p>3637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2263" table:style-name="ce1">
            <text:p>2263</text:p>
          </table:table-cell>
          <table:table-cell office:value-type="time" office:time-value="PT12H49M49.701S" table:style-name="ce2">
            <text:p>49:49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uccess</text:p>
          </table:table-cell>
          <table:table-cell office:value-type="float" office:value="48051" table:style-name="ce1">
            <text:p>48051</text:p>
          </table:table-cell>
          <table:table-cell table:number-columns-repeated="16377"/>
        </table:table-row>
        <table:table-row table:style-name="ro1">
          <table:table-cell office:value-type="float" office:value="2264" table:style-name="ce1">
            <text:p>2264</text:p>
          </table:table-cell>
          <table:table-cell office:value-type="time" office:time-value="PT12H49M49.361S" table:style-name="ce2">
            <text:p>49:49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65" table:style-name="ce1">
            <text:p>2265</text:p>
          </table:table-cell>
          <table:table-cell office:value-type="time" office:time-value="PT12H49M49.785S" table:style-name="ce2">
            <text:p>49:49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66" table:style-name="ce1">
            <text:p>2266</text:p>
          </table:table-cell>
          <table:table-cell office:value-type="time" office:time-value="PT12H49M49.809S" table:style-name="ce2">
            <text:p>49:49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267" table:style-name="ce1">
            <text:p>2267</text:p>
          </table:table-cell>
          <table:table-cell office:value-type="time" office:time-value="PT12H49M49.975S" table:style-name="ce2">
            <text:p>49:50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68" table:style-name="ce1">
            <text:p>2268</text:p>
          </table:table-cell>
          <table:table-cell office:value-type="time" office:time-value="PT12H49M49.885S" table:style-name="ce2">
            <text:p>49:49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20304" table:style-name="ce1">
            <text:p>20304</text:p>
          </table:table-cell>
          <table:table-cell table:number-columns-repeated="16377"/>
        </table:table-row>
        <table:table-row table:style-name="ro1">
          <table:table-cell office:value-type="float" office:value="2269" table:style-name="ce1">
            <text:p>2269</text:p>
          </table:table-cell>
          <table:table-cell office:value-type="time" office:time-value="PT12H49M49.345S" table:style-name="ce2">
            <text:p>49:49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654" table:style-name="ce1">
            <text:p>654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70" table:style-name="ce1">
            <text:p>2270</text:p>
          </table:table-cell>
          <table:table-cell office:value-type="time" office:time-value="PT12H49M49.956S" table:style-name="ce2">
            <text:p>49:50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71" table:style-name="ce1">
            <text:p>2271</text:p>
          </table:table-cell>
          <table:table-cell office:value-type="time" office:time-value="PT12H49M49.997S" table:style-name="ce2">
            <text:p>49:50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2" table:style-name="ce1">
            <text:p>2272</text:p>
          </table:table-cell>
          <table:table-cell office:value-type="time" office:time-value="PT12H49M49.997S" table:style-name="ce2">
            <text:p>49:50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73" table:style-name="ce1">
            <text:p>2273</text:p>
          </table:table-cell>
          <table:table-cell office:value-type="time" office:time-value="PT12H49M50.009S" table:style-name="ce2">
            <text:p>49:50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4" table:style-name="ce1">
            <text:p>2274</text:p>
          </table:table-cell>
          <table:table-cell office:value-type="time" office:time-value="PT12H49M50.002S" table:style-name="ce2">
            <text:p>49:50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5" table:style-name="ce1">
            <text:p>2275</text:p>
          </table:table-cell>
          <table:table-cell office:value-type="time" office:time-value="PT12H49M49.974S" table:style-name="ce2">
            <text:p>49:50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76" table:style-name="ce1">
            <text:p>2276</text:p>
          </table:table-cell>
          <table:table-cell office:value-type="time" office:time-value="PT12H49M49.427S" table:style-name="ce2">
            <text:p>49:49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596" table:style-name="ce1">
            <text:p>596</text:p>
          </table:table-cell>
          <table:table-cell office:value-type="string" table:style-name="ce1">
            <text:p>Success</text:p>
          </table:table-cell>
          <table:table-cell office:value-type="float" office:value="20296" table:style-name="ce1">
            <text:p>20296</text:p>
          </table:table-cell>
          <table:table-cell table:number-columns-repeated="16377"/>
        </table:table-row>
        <table:table-row table:style-name="ro1">
          <table:table-cell office:value-type="float" office:value="2277" table:style-name="ce1">
            <text:p>2277</text:p>
          </table:table-cell>
          <table:table-cell office:value-type="time" office:time-value="PT12H49M50.001S" table:style-name="ce2">
            <text:p>49:50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78" table:style-name="ce1">
            <text:p>2278</text:p>
          </table:table-cell>
          <table:table-cell office:value-type="time" office:time-value="PT12H49M50.014S" table:style-name="ce2">
            <text:p>49:50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9" table:style-name="ce1">
            <text:p>2279</text:p>
          </table:table-cell>
          <table:table-cell office:value-type="time" office:time-value="PT12H49M50.016S" table:style-name="ce2">
            <text:p>49:50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htm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80" table:style-name="ce1">
            <text:p>2280</text:p>
          </table:table-cell>
          <table:table-cell office:value-type="time" office:time-value="PT12H49M50.031S" table:style-name="ce2">
            <text:p>49:50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1" table:style-name="ce1">
            <text:p>2281</text:p>
          </table:table-cell>
          <table:table-cell office:value-type="time" office:time-value="PT12H49M50.024S" table:style-name="ce2">
            <text:p>49:50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2" table:style-name="ce1">
            <text:p>2282</text:p>
          </table:table-cell>
          <table:table-cell office:value-type="time" office:time-value="PT12H49M50.021S" table:style-name="ce2">
            <text:p>49:50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ou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3" table:style-name="ce1">
            <text:p>2283</text:p>
          </table:table-cell>
          <table:table-cell office:value-type="time" office:time-value="PT12H49M50.044S" table:style-name="ce2">
            <text:p>49:50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out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4" table:style-name="ce1">
            <text:p>2284</text:p>
          </table:table-cell>
          <table:table-cell office:value-type="time" office:time-value="PT12H49M46.940S" table:style-name="ce2">
            <text:p>49:46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3138" table:style-name="ce1">
            <text:p>3138</text:p>
          </table:table-cell>
          <table:table-cell office:value-type="string" table:style-name="ce1">
            <text:p>Success</text:p>
          </table:table-cell>
          <table:table-cell office:value-type="float" office:value="45342" table:style-name="ce1">
            <text:p>45342</text:p>
          </table:table-cell>
          <table:table-cell table:number-columns-repeated="16377"/>
        </table:table-row>
        <table:table-row table:style-name="ro1">
          <table:table-cell office:value-type="float" office:value="2285" table:style-name="ce1">
            <text:p>2285</text:p>
          </table:table-cell>
          <table:table-cell office:value-type="time" office:time-value="PT12H49M49.427S" table:style-name="ce2">
            <text:p>49:49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664" table:style-name="ce1">
            <text:p>664</text:p>
          </table:table-cell>
          <table:table-cell office:value-type="string" table:style-name="ce1">
            <text:p>Success</text:p>
          </table:table-cell>
          <table:table-cell office:value-type="float" office:value="20296" table:style-name="ce1">
            <text:p>20296</text:p>
          </table:table-cell>
          <table:table-cell table:number-columns-repeated="16377"/>
        </table:table-row>
        <table:table-row table:style-name="ro1">
          <table:table-cell office:value-type="float" office:value="2286" table:style-name="ce1">
            <text:p>2286</text:p>
          </table:table-cell>
          <table:table-cell office:value-type="time" office:time-value="PT12H49M50.093S" table:style-name="ce2">
            <text:p>49:50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7" table:style-name="ce1">
            <text:p>2287</text:p>
          </table:table-cell>
          <table:table-cell office:value-type="time" office:time-value="PT12H49M49.457S" table:style-name="ce2">
            <text:p>49:49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Success</text:p>
          </table:table-cell>
          <table:table-cell office:value-type="float" office:value="17523" table:style-name="ce1">
            <text:p>17523</text:p>
          </table:table-cell>
          <table:table-cell table:number-columns-repeated="16377"/>
        </table:table-row>
        <table:table-row table:style-name="ro1">
          <table:table-cell office:value-type="float" office:value="2288" table:style-name="ce1">
            <text:p>2288</text:p>
          </table:table-cell>
          <table:table-cell office:value-type="time" office:time-value="PT12H49M50.109S" table:style-name="ce2">
            <text:p>49:50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9" table:style-name="ce1">
            <text:p>2289</text:p>
          </table:table-cell>
          <table:table-cell office:value-type="time" office:time-value="PT12H49M50.108S" table:style-name="ce2">
            <text:p>49:50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0" table:style-name="ce1">
            <text:p>2290</text:p>
          </table:table-cell>
          <table:table-cell office:value-type="time" office:time-value="PT12H49M50.123S" table:style-name="ce2">
            <text:p>49:50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ou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1" table:style-name="ce1">
            <text:p>2291</text:p>
          </table:table-cell>
          <table:table-cell office:value-type="time" office:time-value="PT12H49M50.134S" table:style-name="ce2">
            <text:p>49:50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2" table:style-name="ce1">
            <text:p>2292</text:p>
          </table:table-cell>
          <table:table-cell office:value-type="time" office:time-value="PT12H49M49.449S" table:style-name="ce2">
            <text:p>49:49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691" table:style-name="ce1">
            <text:p>691</text:p>
          </table:table-cell>
          <table:table-cell office:value-type="string" table:style-name="ce1">
            <text:p>Success</text:p>
          </table:table-cell>
          <table:table-cell office:value-type="float" office:value="20304" table:style-name="ce1">
            <text:p>20304</text:p>
          </table:table-cell>
          <table:table-cell table:number-columns-repeated="16377"/>
        </table:table-row>
        <table:table-row table:style-name="ro1">
          <table:table-cell office:value-type="float" office:value="2293" table:style-name="ce1">
            <text:p>2293</text:p>
          </table:table-cell>
          <table:table-cell office:value-type="time" office:time-value="PT12H49M50.142S" table:style-name="ce2">
            <text:p>49:50.1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94" table:style-name="ce1">
            <text:p>2294</text:p>
          </table:table-cell>
          <table:table-cell office:value-type="time" office:time-value="PT12H49M50.142S" table:style-name="ce2">
            <text:p>49:50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95" table:style-name="ce1">
            <text:p>2295</text:p>
          </table:table-cell>
          <table:table-cell office:value-type="time" office:time-value="PT12H49M50.156S" table:style-name="ce2">
            <text:p>49:50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6" table:style-name="ce1">
            <text:p>2296</text:p>
          </table:table-cell>
          <table:table-cell office:value-type="time" office:time-value="PT12H49M50.080S" table:style-name="ce2">
            <text:p>49:50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297" table:style-name="ce1">
            <text:p>2297</text:p>
          </table:table-cell>
          <table:table-cell office:value-type="time" office:time-value="PT12H49M50.183S" table:style-name="ce2">
            <text:p>49:50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98" table:style-name="ce1">
            <text:p>2298</text:p>
          </table:table-cell>
          <table:table-cell office:value-type="time" office:time-value="PT12H49M50.197S" table:style-name="ce2">
            <text:p>49:50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9" table:style-name="ce1">
            <text:p>2299</text:p>
          </table:table-cell>
          <table:table-cell office:value-type="time" office:time-value="PT12H49M50.206S" table:style-name="ce2">
            <text:p>49:50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time" office:time-value="PT12H49M50.211S" table:style-name="ce2">
            <text:p>49:50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number-rows-repeated="1046275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12-03-30T12:54:53Z</dc:date>
  </office:meta>
</office:document-meta>
</file>